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6000000D7F51AA8C9B8B4A8F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882in"/>
    </style:style>
    <style:style style:name="Table1.B" style:family="table-column">
      <style:table-column-properties style:column-width="1.3778in"/>
    </style:style>
    <style:style style:name="Table1.C" style:family="table-column">
      <style:table-column-properties style:column-width="4.759in"/>
    </style:style>
    <style:style style:name="Table1.A1" style:family="table-cell">
      <style:table-cell-properties style:vertical-align="middle" fo:padding="0.0194in" fo:border="none"/>
    </style:style>
    <style:style style:name="P1" style:family="paragraph" style:parent-style-name="Standard">
      <style:text-properties officeooo:rsid="000382bd" officeooo:paragraph-rsid="000382bd"/>
    </style:style>
    <style:style style:name="P2" style:family="paragraph" style:parent-style-name="Standard">
      <style:text-properties officeooo:rsid="000664a7" officeooo:paragraph-rsid="000664a7"/>
    </style:style>
    <style:style style:name="P3" style:family="paragraph" style:parent-style-name="Standard">
      <style:text-properties officeooo:rsid="00070ddd" officeooo:paragraph-rsid="00070ddd"/>
    </style:style>
    <style:style style:name="P4" style:family="paragraph" style:parent-style-name="Standard">
      <style:text-properties officeooo:rsid="0008cdcc" officeooo:paragraph-rsid="0008cdcc"/>
    </style:style>
    <style:style style:name="P5" style:family="paragraph" style:parent-style-name="Standard">
      <style:text-properties officeooo:rsid="000ce28e" officeooo:paragraph-rsid="000ce28e"/>
    </style:style>
    <style:style style:name="P6" style:family="paragraph" style:parent-style-name="Standard">
      <style:text-properties officeooo:rsid="000dadeb" officeooo:paragraph-rsid="000dadeb"/>
    </style:style>
    <style:style style:name="P7" style:family="paragraph" style:parent-style-name="Standard">
      <style:text-properties officeooo:rsid="00101956" officeooo:paragraph-rsid="00101956"/>
    </style:style>
    <style:style style:name="P8" style:family="paragraph" style:parent-style-name="Standard">
      <style:text-properties officeooo:rsid="0010aff9" officeooo:paragraph-rsid="0010aff9"/>
    </style:style>
    <style:style style:name="P9" style:family="paragraph" style:parent-style-name="Standard">
      <style:text-properties officeooo:rsid="0010f4bd" officeooo:paragraph-rsid="0010f4bd"/>
    </style:style>
    <style:style style:name="P10" style:family="paragraph" style:parent-style-name="Standard">
      <style:text-properties officeooo:rsid="0013955d" officeooo:paragraph-rsid="0013955d"/>
    </style:style>
    <style:style style:name="P11" style:family="paragraph" style:parent-style-name="Standard">
      <style:text-properties officeooo:rsid="0015578a" officeooo:paragraph-rsid="0015578a"/>
    </style:style>
    <style:style style:name="P12" style:family="paragraph" style:parent-style-name="Standard">
      <style:text-properties officeooo:rsid="00172d85" officeooo:paragraph-rsid="00172d85"/>
    </style:style>
    <style:style style:name="P13" style:family="paragraph" style:parent-style-name="Standard">
      <style:text-properties officeooo:rsid="0017ff89" officeooo:paragraph-rsid="0017ff89"/>
    </style:style>
    <style:style style:name="P14" style:family="paragraph" style:parent-style-name="Standard">
      <style:text-properties officeooo:rsid="00181a08" officeooo:paragraph-rsid="00181a08"/>
    </style:style>
    <style:style style:name="P15" style:family="paragraph" style:parent-style-name="Standard">
      <style:text-properties officeooo:rsid="00199bf8" officeooo:paragraph-rsid="00199bf8"/>
    </style:style>
    <style:style style:name="P16" style:family="paragraph" style:parent-style-name="Standard">
      <style:text-properties officeooo:rsid="001add00" officeooo:paragraph-rsid="001add00"/>
    </style:style>
    <style:style style:name="P17" style:family="paragraph" style:parent-style-name="Standard">
      <style:text-properties officeooo:rsid="001c80ee" officeooo:paragraph-rsid="001c80ee"/>
    </style:style>
    <style:style style:name="P18" style:family="paragraph" style:parent-style-name="Standard">
      <style:text-properties officeooo:rsid="001fe2d7" officeooo:paragraph-rsid="001fe2d7"/>
    </style:style>
    <style:style style:name="P19" style:family="paragraph" style:parent-style-name="Standard">
      <style:text-properties officeooo:rsid="00219164" officeooo:paragraph-rsid="00219164"/>
    </style:style>
    <style:style style:name="P20" style:family="paragraph" style:parent-style-name="Standard">
      <style:text-properties officeooo:rsid="00317fc5" officeooo:paragraph-rsid="00317fc5"/>
    </style:style>
    <style:style style:name="P21" style:family="paragraph" style:parent-style-name="Standard">
      <style:text-properties officeooo:rsid="002330c2" officeooo:paragraph-rsid="002330c2"/>
    </style:style>
    <style:style style:name="P22" style:family="paragraph" style:parent-style-name="Standard">
      <style:text-properties officeooo:rsid="00250615" officeooo:paragraph-rsid="00250615"/>
    </style:style>
    <style:style style:name="P23" style:family="paragraph" style:parent-style-name="Standard">
      <style:text-properties officeooo:rsid="0026aa23" officeooo:paragraph-rsid="0026aa23"/>
    </style:style>
    <style:style style:name="P24" style:family="paragraph" style:parent-style-name="Standard">
      <style:text-properties officeooo:rsid="00287367" officeooo:paragraph-rsid="00287367"/>
    </style:style>
    <style:style style:name="P25" style:family="paragraph" style:parent-style-name="Standard">
      <style:text-properties officeooo:rsid="00293ee8" officeooo:paragraph-rsid="00293ee8"/>
    </style:style>
    <style:style style:name="P26" style:family="paragraph" style:parent-style-name="Standard">
      <style:text-properties officeooo:rsid="0029f012" officeooo:paragraph-rsid="0029f012"/>
    </style:style>
    <style:style style:name="P27" style:family="paragraph" style:parent-style-name="Standard">
      <style:text-properties officeooo:rsid="002bda95" officeooo:paragraph-rsid="002bda95"/>
    </style:style>
    <style:style style:name="P28" style:family="paragraph" style:parent-style-name="Standard">
      <style:text-properties officeooo:rsid="002dec0c" officeooo:paragraph-rsid="002dec0c"/>
    </style:style>
    <style:style style:name="P29" style:family="paragraph" style:parent-style-name="Standard">
      <style:text-properties officeooo:rsid="003024d3" officeooo:paragraph-rsid="003024d3"/>
    </style:style>
    <style:style style:name="P30" style:family="paragraph" style:parent-style-name="Standard">
      <style:text-properties officeooo:paragraph-rsid="00337b9f"/>
    </style:style>
    <style:style style:name="P31" style:family="paragraph" style:parent-style-name="Standard">
      <style:text-properties officeooo:paragraph-rsid="003a4062"/>
    </style:style>
    <style:style style:name="P32" style:family="paragraph" style:parent-style-name="Standard">
      <style:text-properties officeooo:paragraph-rsid="00387eaa"/>
    </style:style>
    <style:style style:name="P33" style:family="paragraph" style:parent-style-name="Standard">
      <style:text-properties officeooo:paragraph-rsid="0038bd15"/>
    </style:style>
    <style:style style:name="P34" style:family="paragraph" style:parent-style-name="Standard">
      <style:text-properties officeooo:paragraph-rsid="003b1439"/>
    </style:style>
    <style:style style:name="P35" style:family="paragraph" style:parent-style-name="Standard">
      <style:text-properties officeooo:paragraph-rsid="0041327b"/>
    </style:style>
    <style:style style:name="P36" style:family="paragraph" style:parent-style-name="Standard">
      <style:text-properties officeooo:paragraph-rsid="004266d8"/>
    </style:style>
    <style:style style:name="P37" style:family="paragraph" style:parent-style-name="Standard">
      <style:text-properties officeooo:paragraph-rsid="0048070d"/>
    </style:style>
    <style:style style:name="P38" style:family="paragraph" style:parent-style-name="Standard">
      <style:text-properties officeooo:paragraph-rsid="004c7247"/>
    </style:style>
    <style:style style:name="P39" style:family="paragraph" style:parent-style-name="Standard">
      <style:text-properties officeooo:paragraph-rsid="004e3eba"/>
    </style:style>
    <style:style style:name="P40" style:family="paragraph" style:parent-style-name="Standard">
      <style:text-properties officeooo:paragraph-rsid="004f283b"/>
    </style:style>
    <style:style style:name="P41" style:family="paragraph" style:parent-style-name="Standard">
      <style:text-properties officeooo:paragraph-rsid="0050d64e"/>
    </style:style>
    <style:style style:name="P42" style:family="paragraph" style:parent-style-name="Standard">
      <style:text-properties officeooo:paragraph-rsid="00521321"/>
    </style:style>
    <style:style style:name="P43" style:family="paragraph" style:parent-style-name="Standard">
      <style:text-properties officeooo:paragraph-rsid="0052b50e"/>
    </style:style>
    <style:style style:name="P44" style:family="paragraph" style:parent-style-name="Standard">
      <style:text-properties officeooo:paragraph-rsid="0054cb99"/>
    </style:style>
    <style:style style:name="P45" style:family="paragraph" style:parent-style-name="Standard">
      <style:text-properties officeooo:paragraph-rsid="00594fdd"/>
    </style:style>
    <style:style style:name="P46" style:family="paragraph" style:parent-style-name="Standard">
      <style:text-properties officeooo:paragraph-rsid="005b048f"/>
    </style:style>
    <style:style style:name="P47" style:family="paragraph" style:parent-style-name="Standard">
      <style:text-properties officeooo:paragraph-rsid="005d9e3d"/>
    </style:style>
    <style:style style:name="P48" style:family="paragraph" style:parent-style-name="Standard">
      <style:text-properties officeooo:paragraph-rsid="00634bfd"/>
    </style:style>
    <style:style style:name="P49" style:family="paragraph" style:parent-style-name="Standard">
      <style:text-properties officeooo:paragraph-rsid="00653c28"/>
    </style:style>
    <style:style style:name="P50" style:family="paragraph" style:parent-style-name="Standard">
      <style:text-properties officeooo:paragraph-rsid="0067b515"/>
    </style:style>
    <style:style style:name="P51" style:family="paragraph" style:parent-style-name="Standard">
      <style:text-properties officeooo:paragraph-rsid="0069cde3"/>
    </style:style>
    <style:style style:name="P52" style:family="paragraph" style:parent-style-name="Standard">
      <style:text-properties officeooo:paragraph-rsid="006bb0ef"/>
    </style:style>
    <style:style style:name="P53" style:family="paragraph" style:parent-style-name="Standard">
      <style:text-properties officeooo:paragraph-rsid="006d089f"/>
    </style:style>
    <style:style style:name="P54" style:family="paragraph" style:parent-style-name="Standard">
      <style:text-properties officeooo:paragraph-rsid="006db405"/>
    </style:style>
    <style:style style:name="P55" style:family="paragraph" style:parent-style-name="Standard">
      <style:text-properties officeooo:paragraph-rsid="00706eef"/>
    </style:style>
    <style:style style:name="P56" style:family="paragraph" style:parent-style-name="Standard">
      <style:text-properties officeooo:paragraph-rsid="0071fae1"/>
    </style:style>
    <style:style style:name="P57" style:family="paragraph" style:parent-style-name="Standard">
      <style:text-properties officeooo:paragraph-rsid="0074f57c"/>
    </style:style>
    <style:style style:name="P58" style:family="paragraph" style:parent-style-name="Standard">
      <style:text-properties officeooo:paragraph-rsid="00788e27"/>
    </style:style>
    <style:style style:name="P59" style:family="paragraph" style:parent-style-name="Standard">
      <style:text-properties officeooo:paragraph-rsid="007aed72"/>
    </style:style>
    <style:style style:name="P60" style:family="paragraph" style:parent-style-name="Standard">
      <style:text-properties officeooo:paragraph-rsid="007b6581"/>
    </style:style>
    <style:style style:name="P61" style:family="paragraph" style:parent-style-name="Standard">
      <style:text-properties officeooo:paragraph-rsid="007c402b"/>
    </style:style>
    <style:style style:name="P62" style:family="paragraph" style:parent-style-name="Standard">
      <style:text-properties officeooo:paragraph-rsid="007d25cd"/>
    </style:style>
    <style:style style:name="P63" style:family="paragraph" style:parent-style-name="Standard">
      <style:text-properties officeooo:paragraph-rsid="007e7475"/>
    </style:style>
    <style:style style:name="P64" style:family="paragraph" style:parent-style-name="Standard">
      <style:text-properties officeooo:paragraph-rsid="007f700e"/>
    </style:style>
    <style:style style:name="P65" style:family="paragraph" style:parent-style-name="Standard">
      <style:text-properties officeooo:paragraph-rsid="0082d992"/>
    </style:style>
    <style:style style:name="P66" style:family="paragraph" style:parent-style-name="Standard">
      <style:text-properties officeooo:paragraph-rsid="0084421a"/>
    </style:style>
    <style:style style:name="P67" style:family="paragraph" style:parent-style-name="Standard">
      <style:text-properties officeooo:paragraph-rsid="0085ed5c"/>
    </style:style>
    <style:style style:name="P68" style:family="paragraph" style:parent-style-name="Standard">
      <style:text-properties officeooo:paragraph-rsid="008725ec"/>
    </style:style>
    <style:style style:name="P69" style:family="paragraph" style:parent-style-name="Standard">
      <style:text-properties officeooo:paragraph-rsid="00882a11"/>
    </style:style>
    <style:style style:name="P70" style:family="paragraph" style:parent-style-name="Standard">
      <style:text-properties officeooo:paragraph-rsid="0089b990"/>
    </style:style>
    <style:style style:name="P71" style:family="paragraph" style:parent-style-name="Standard">
      <style:text-properties officeooo:paragraph-rsid="008d6fa3"/>
    </style:style>
    <style:style style:name="P72" style:family="paragraph" style:parent-style-name="Standard">
      <style:text-properties officeooo:paragraph-rsid="008f3ae5"/>
    </style:style>
    <style:style style:name="P73" style:family="paragraph" style:parent-style-name="Standard">
      <style:text-properties officeooo:paragraph-rsid="0093bbec"/>
    </style:style>
    <style:style style:name="P74" style:family="paragraph" style:parent-style-name="Standard">
      <style:text-properties officeooo:paragraph-rsid="00a8b009"/>
    </style:style>
    <style:style style:name="P75" style:family="paragraph" style:parent-style-name="Standard">
      <style:text-properties officeooo:paragraph-rsid="00963161"/>
    </style:style>
    <style:style style:name="P76" style:family="paragraph" style:parent-style-name="Standard">
      <style:text-properties officeooo:rsid="00aeb14d" officeooo:paragraph-rsid="00b0b67c"/>
    </style:style>
    <style:style style:name="P77" style:family="paragraph" style:parent-style-name="Standard">
      <style:text-properties officeooo:paragraph-rsid="0109f6c8"/>
    </style:style>
    <style:style style:name="P78" style:family="paragraph" style:parent-style-name="Preformatted_20_Text">
      <style:paragraph-properties fo:margin-top="0in" fo:margin-bottom="0.1965in" style:contextual-spacing="false"/>
      <style:text-properties officeooo:paragraph-rsid="010a2466"/>
    </style:style>
    <style:style style:name="P79" style:family="paragraph" style:parent-style-name="Preformatted_20_Text">
      <style:paragraph-properties fo:margin-top="0in" fo:margin-bottom="0.1965in" style:contextual-spacing="false"/>
    </style:style>
    <style:style style:name="P80" style:family="paragraph" style:parent-style-name="Standard">
      <style:text-properties officeooo:paragraph-rsid="010d838e"/>
    </style:style>
    <style:style style:name="P81" style:family="paragraph" style:parent-style-name="Standard">
      <style:text-properties officeooo:paragraph-rsid="00d39828"/>
    </style:style>
    <style:style style:name="P82" style:family="paragraph" style:parent-style-name="Standard">
      <style:text-properties officeooo:paragraph-rsid="00d4fa85"/>
    </style:style>
    <style:style style:name="P83" style:family="paragraph" style:parent-style-name="Standard">
      <style:text-properties officeooo:paragraph-rsid="00d59b7b"/>
    </style:style>
    <style:style style:name="P84" style:family="paragraph" style:parent-style-name="Standard">
      <style:text-properties officeooo:paragraph-rsid="00d74f14"/>
    </style:style>
    <style:style style:name="P85" style:family="paragraph" style:parent-style-name="Standard">
      <style:text-properties officeooo:paragraph-rsid="00d903f8"/>
    </style:style>
    <style:style style:name="P86" style:family="paragraph" style:parent-style-name="Standard">
      <style:text-properties officeooo:paragraph-rsid="00da8c83"/>
    </style:style>
    <style:style style:name="P87" style:family="paragraph" style:parent-style-name="Standard">
      <style:text-properties officeooo:paragraph-rsid="00dae0ef"/>
    </style:style>
    <style:style style:name="P88" style:family="paragraph" style:parent-style-name="Standard">
      <style:text-properties officeooo:paragraph-rsid="00db59ac"/>
    </style:style>
    <style:style style:name="P89" style:family="paragraph" style:parent-style-name="Standard">
      <style:text-properties officeooo:paragraph-rsid="00de11fc"/>
    </style:style>
    <style:style style:name="P90" style:family="paragraph" style:parent-style-name="Standard">
      <style:text-properties officeooo:paragraph-rsid="00e03240"/>
    </style:style>
    <style:style style:name="P91" style:family="paragraph" style:parent-style-name="Standard">
      <style:text-properties officeooo:paragraph-rsid="00e03ea7"/>
    </style:style>
    <style:style style:name="P92" style:family="paragraph" style:parent-style-name="Standard">
      <style:text-properties officeooo:paragraph-rsid="00e1da5d"/>
    </style:style>
    <style:style style:name="P93" style:family="paragraph" style:parent-style-name="Standard">
      <style:text-properties officeooo:paragraph-rsid="00e353d3"/>
    </style:style>
    <style:style style:name="P94" style:family="paragraph" style:parent-style-name="Standard">
      <style:text-properties officeooo:paragraph-rsid="00e584ab"/>
    </style:style>
    <style:style style:name="P95" style:family="paragraph" style:parent-style-name="Standard">
      <style:text-properties officeooo:paragraph-rsid="00e748f6"/>
    </style:style>
    <style:style style:name="P96" style:family="paragraph" style:parent-style-name="Standard">
      <style:text-properties officeooo:paragraph-rsid="00e7b15a"/>
    </style:style>
    <style:style style:name="P97" style:family="paragraph" style:parent-style-name="Standard">
      <style:text-properties officeooo:paragraph-rsid="00ec0c45"/>
    </style:style>
    <style:style style:name="P98" style:family="paragraph" style:parent-style-name="Standard">
      <style:text-properties officeooo:paragraph-rsid="00ec79b2"/>
    </style:style>
    <style:style style:name="P99" style:family="paragraph" style:parent-style-name="Standard">
      <style:text-properties officeooo:paragraph-rsid="00ecaca7"/>
    </style:style>
    <style:style style:name="P100" style:family="paragraph" style:parent-style-name="Standard">
      <style:text-properties officeooo:paragraph-rsid="00f04f0e"/>
    </style:style>
    <style:style style:name="P101" style:family="paragraph" style:parent-style-name="Standard">
      <style:text-properties officeooo:paragraph-rsid="00f25477"/>
    </style:style>
    <style:style style:name="P102" style:family="paragraph" style:parent-style-name="Standard">
      <style:text-properties officeooo:paragraph-rsid="00f45378"/>
    </style:style>
    <style:style style:name="P103" style:family="paragraph" style:parent-style-name="Standard">
      <style:text-properties officeooo:paragraph-rsid="00f5bb25"/>
    </style:style>
    <style:style style:name="P104" style:family="paragraph" style:parent-style-name="Standard">
      <style:text-properties officeooo:paragraph-rsid="00f9c21b"/>
    </style:style>
    <style:style style:name="P105" style:family="paragraph" style:parent-style-name="Standard">
      <style:text-properties officeooo:paragraph-rsid="00fa6cba"/>
    </style:style>
    <style:style style:name="P106" style:family="paragraph" style:parent-style-name="Standard">
      <style:text-properties officeooo:paragraph-rsid="00fa8e9e"/>
    </style:style>
    <style:style style:name="P107" style:family="paragraph" style:parent-style-name="Standard">
      <style:text-properties officeooo:paragraph-rsid="00fe95d3"/>
    </style:style>
    <style:style style:name="P108" style:family="paragraph" style:parent-style-name="Standard">
      <style:text-properties officeooo:paragraph-rsid="0100bb4f"/>
    </style:style>
    <style:style style:name="P109" style:family="paragraph" style:parent-style-name="Standard">
      <style:text-properties officeooo:paragraph-rsid="0101ba4b"/>
    </style:style>
    <style:style style:name="P110" style:family="paragraph" style:parent-style-name="Standard">
      <style:text-properties officeooo:paragraph-rsid="0101dd8e"/>
    </style:style>
    <style:style style:name="P111" style:family="paragraph" style:parent-style-name="Standard">
      <style:text-properties officeooo:paragraph-rsid="0103a1c9"/>
    </style:style>
    <style:style style:name="P112" style:family="paragraph" style:parent-style-name="Standard">
      <style:text-properties officeooo:paragraph-rsid="0104c150"/>
    </style:style>
    <style:style style:name="P113" style:family="paragraph" style:parent-style-name="Standard">
      <style:text-properties officeooo:paragraph-rsid="010637a7"/>
    </style:style>
    <style:style style:name="P114" style:family="paragraph" style:parent-style-name="Standard">
      <style:text-properties officeooo:paragraph-rsid="0107632c"/>
    </style:style>
    <style:style style:name="P115" style:family="paragraph" style:parent-style-name="Standard">
      <style:text-properties officeooo:paragraph-rsid="01089f11"/>
    </style:style>
    <style:style style:name="P116" style:family="paragraph" style:parent-style-name="Standard">
      <style:text-properties officeooo:paragraph-rsid="0108ee48"/>
    </style:style>
    <style:style style:name="P117" style:family="paragraph" style:parent-style-name="Standard">
      <style:text-properties officeooo:rsid="010ea221" officeooo:paragraph-rsid="010ea221"/>
    </style:style>
    <style:style style:name="P118" style:family="paragraph" style:parent-style-name="Standard">
      <style:text-properties officeooo:rsid="010f971d" officeooo:paragraph-rsid="010f971d"/>
    </style:style>
    <style:style style:name="P119" style:family="paragraph" style:parent-style-name="Standard">
      <style:text-properties officeooo:paragraph-rsid="0110d2b6"/>
    </style:style>
    <style:style style:name="P120" style:family="paragraph" style:parent-style-name="Standard">
      <style:text-properties officeooo:paragraph-rsid="011399f3"/>
    </style:style>
    <style:style style:name="P121" style:family="paragraph" style:parent-style-name="Standard">
      <style:text-properties officeooo:rsid="0114698a" officeooo:paragraph-rsid="0114698a"/>
    </style:style>
    <style:style style:name="P122" style:family="paragraph" style:parent-style-name="Standard">
      <style:text-properties officeooo:rsid="0182ab76" officeooo:paragraph-rsid="0182ab76"/>
    </style:style>
    <style:style style:name="P123" style:family="paragraph" style:parent-style-name="Text_20_body">
      <style:text-properties officeooo:paragraph-rsid="0127232d"/>
    </style:style>
    <style:style style:name="P124" style:family="paragraph" style:parent-style-name="Text_20_body">
      <style:text-properties officeooo:paragraph-rsid="0127dbf8"/>
    </style:style>
    <style:style style:name="P125" style:family="paragraph" style:parent-style-name="Standard">
      <style:text-properties style:font-name="Liberation Serif" officeooo:rsid="0182ab76" officeooo:paragraph-rsid="0182ab76"/>
    </style:style>
    <style:style style:name="P126" style:family="paragraph" style:parent-style-name="Standard">
      <style:text-properties style:font-name="Liberation Serif" officeooo:rsid="01a1fefb" officeooo:paragraph-rsid="01a1fefb"/>
    </style:style>
    <style:style style:name="P127" style:family="paragraph" style:parent-style-name="Standard">
      <style:text-properties style:font-name="Liberation Serif" officeooo:rsid="01a1fefb" officeooo:paragraph-rsid="01ade327"/>
    </style:style>
    <style:style style:name="P128" style:family="paragraph" style:parent-style-name="Standard">
      <style:text-properties style:font-name="Liberation Serif" officeooo:rsid="01a1fefb" officeooo:paragraph-rsid="01bb00d3"/>
    </style:style>
    <style:style style:name="P129" style:family="paragraph" style:parent-style-name="Standard">
      <style:text-properties style:font-name="Liberation Serif" officeooo:rsid="01a3ed20" officeooo:paragraph-rsid="01a3ed20"/>
    </style:style>
    <style:style style:name="P130" style:family="paragraph" style:parent-style-name="Standard">
      <style:text-properties style:font-name="Liberation Serif" officeooo:rsid="01a5953a" officeooo:paragraph-rsid="01a5953a"/>
    </style:style>
    <style:style style:name="P131" style:family="paragraph" style:parent-style-name="Standard">
      <style:text-properties style:font-name="Liberation Serif" officeooo:rsid="01a871b7" officeooo:paragraph-rsid="01a871b7"/>
    </style:style>
    <style:style style:name="P132" style:family="paragraph" style:parent-style-name="Standard">
      <style:text-properties style:font-name="Liberation Serif" officeooo:rsid="01aaa44a" officeooo:paragraph-rsid="01aaa44a"/>
    </style:style>
    <style:style style:name="P133" style:family="paragraph" style:parent-style-name="Preformatted_20_Text">
      <style:text-properties officeooo:paragraph-rsid="011e083a"/>
    </style:style>
    <style:style style:name="P134" style:family="paragraph" style:parent-style-name="Standard">
      <style:text-properties officeooo:paragraph-rsid="011e083a"/>
    </style:style>
    <style:style style:name="P135" style:family="paragraph" style:parent-style-name="Preformatted_20_Text">
      <style:text-properties officeooo:paragraph-rsid="017c60ca"/>
    </style:style>
    <style:style style:name="P136" style:family="paragraph" style:parent-style-name="Standard">
      <style:text-properties officeooo:paragraph-rsid="017c60ca"/>
    </style:style>
    <style:style style:name="P137" style:family="paragraph" style:parent-style-name="Standard">
      <style:text-properties officeooo:paragraph-rsid="0115d978"/>
    </style:style>
    <style:style style:name="P138" style:family="paragraph" style:parent-style-name="Standard">
      <style:text-properties officeooo:paragraph-rsid="0118be53"/>
    </style:style>
    <style:style style:name="P139" style:family="paragraph" style:parent-style-name="Standard">
      <style:text-properties officeooo:paragraph-rsid="0118e3e7"/>
    </style:style>
    <style:style style:name="P140" style:family="paragraph" style:parent-style-name="Standard">
      <style:text-properties officeooo:paragraph-rsid="0119299a"/>
    </style:style>
    <style:style style:name="P141" style:family="paragraph" style:parent-style-name="Standard">
      <style:text-properties officeooo:paragraph-rsid="0119fc1e"/>
    </style:style>
    <style:style style:name="P142" style:family="paragraph" style:parent-style-name="Standard">
      <style:text-properties officeooo:paragraph-rsid="011b0f0e"/>
    </style:style>
    <style:style style:name="P143" style:family="paragraph" style:parent-style-name="Standard">
      <style:text-properties officeooo:paragraph-rsid="011cb2c2"/>
    </style:style>
    <style:style style:name="P144" style:family="paragraph" style:parent-style-name="Standard">
      <style:text-properties officeooo:paragraph-rsid="0121dead"/>
    </style:style>
    <style:style style:name="P145" style:family="paragraph" style:parent-style-name="Standard">
      <style:text-properties officeooo:paragraph-rsid="0123f5b3"/>
    </style:style>
    <style:style style:name="P146" style:family="paragraph" style:parent-style-name="Standard">
      <style:text-properties officeooo:paragraph-rsid="012553d5"/>
    </style:style>
    <style:style style:name="P147" style:family="paragraph" style:parent-style-name="Standard">
      <style:text-properties officeooo:paragraph-rsid="0129faec"/>
    </style:style>
    <style:style style:name="P148" style:family="paragraph" style:parent-style-name="Standard">
      <loext:graphic-properties draw:fill="none"/>
      <style:paragraph-properties fo:background-color="transparent"/>
      <style:text-properties officeooo:paragraph-rsid="012c909b"/>
    </style:style>
    <style:style style:name="P149" style:family="paragraph" style:parent-style-name="Standard">
      <loext:graphic-properties draw:fill="none"/>
      <style:paragraph-properties fo:background-color="transparent"/>
      <style:text-properties officeooo:paragraph-rsid="01304464"/>
    </style:style>
    <style:style style:name="P150" style:family="paragraph" style:parent-style-name="Standard">
      <loext:graphic-properties draw:fill="none"/>
      <style:paragraph-properties fo:background-color="transparent"/>
      <style:text-properties officeooo:paragraph-rsid="0132c289"/>
    </style:style>
    <style:style style:name="P151" style:family="paragraph" style:parent-style-name="Standard">
      <style:text-properties officeooo:paragraph-rsid="01331ae5"/>
    </style:style>
    <style:style style:name="P152" style:family="paragraph" style:parent-style-name="Standard">
      <style:text-properties officeooo:paragraph-rsid="0134201d"/>
    </style:style>
    <style:style style:name="P153" style:family="paragraph" style:parent-style-name="Standard">
      <style:text-properties officeooo:paragraph-rsid="01405f03"/>
    </style:style>
    <style:style style:name="P154" style:family="paragraph" style:parent-style-name="Standard">
      <style:text-properties officeooo:paragraph-rsid="0142a34b"/>
    </style:style>
    <style:style style:name="P155" style:family="paragraph" style:parent-style-name="Standard">
      <style:text-properties officeooo:paragraph-rsid="01432ed2"/>
    </style:style>
    <style:style style:name="P156" style:family="paragraph" style:parent-style-name="Standard">
      <style:text-properties officeooo:paragraph-rsid="01436b0f"/>
    </style:style>
    <style:style style:name="P157" style:family="paragraph" style:parent-style-name="Standard">
      <style:text-properties officeooo:paragraph-rsid="01442938"/>
    </style:style>
    <style:style style:name="P158" style:family="paragraph" style:parent-style-name="Standard">
      <style:text-properties officeooo:paragraph-rsid="0146cc05"/>
    </style:style>
    <style:style style:name="P159" style:family="paragraph" style:parent-style-name="Standard">
      <style:text-properties officeooo:paragraph-rsid="01473b10"/>
    </style:style>
    <style:style style:name="P160" style:family="paragraph" style:parent-style-name="Standard">
      <style:text-properties officeooo:paragraph-rsid="01488882"/>
    </style:style>
    <style:style style:name="P161" style:family="paragraph" style:parent-style-name="Standard">
      <style:text-properties officeooo:paragraph-rsid="014d6506"/>
    </style:style>
    <style:style style:name="P162" style:family="paragraph" style:parent-style-name="Standard">
      <style:text-properties officeooo:paragraph-rsid="0152524b"/>
    </style:style>
    <style:style style:name="P163" style:family="paragraph" style:parent-style-name="Standard">
      <style:text-properties officeooo:paragraph-rsid="0155b865"/>
    </style:style>
    <style:style style:name="P164" style:family="paragraph" style:parent-style-name="Standard">
      <style:text-properties officeooo:paragraph-rsid="015a26fd"/>
    </style:style>
    <style:style style:name="P165" style:family="paragraph" style:parent-style-name="Standard">
      <style:text-properties officeooo:paragraph-rsid="015df067"/>
    </style:style>
    <style:style style:name="P166" style:family="paragraph" style:parent-style-name="Standard">
      <style:text-properties officeooo:paragraph-rsid="01605dcc"/>
    </style:style>
    <style:style style:name="P167" style:family="paragraph" style:parent-style-name="Standard">
      <style:text-properties officeooo:paragraph-rsid="016986ad"/>
    </style:style>
    <style:style style:name="P168" style:family="paragraph" style:parent-style-name="Standard">
      <style:text-properties officeooo:paragraph-rsid="017601c4"/>
    </style:style>
    <style:style style:name="P169" style:family="paragraph" style:parent-style-name="Standard">
      <style:text-properties officeooo:paragraph-rsid="0177d003"/>
    </style:style>
    <style:style style:name="P170" style:family="paragraph" style:parent-style-name="Standard">
      <style:text-properties officeooo:paragraph-rsid="017eeb65"/>
    </style:style>
    <style:style style:name="P171" style:family="paragraph" style:parent-style-name="Standard">
      <style:text-properties officeooo:paragraph-rsid="0188bfb3"/>
    </style:style>
    <style:style style:name="P172" style:family="paragraph" style:parent-style-name="Standard">
      <style:text-properties officeooo:rsid="018aa537" officeooo:paragraph-rsid="018aa537"/>
    </style:style>
    <style:style style:name="P173" style:family="paragraph" style:parent-style-name="Standard">
      <style:text-properties officeooo:rsid="018c1c5c" officeooo:paragraph-rsid="018c1c5c"/>
    </style:style>
    <style:style style:name="P174" style:family="paragraph" style:parent-style-name="Standard">
      <style:text-properties officeooo:rsid="018dcf7e" officeooo:paragraph-rsid="018dcf7e"/>
    </style:style>
    <style:style style:name="P175" style:family="paragraph" style:parent-style-name="Standard">
      <style:paragraph-properties fo:margin-left="0.4925in" fo:margin-right="0in" fo:text-indent="0in" style:auto-text-indent="false"/>
      <style:text-properties officeooo:rsid="018dcf7e" officeooo:paragraph-rsid="018dcf7e"/>
    </style:style>
    <style:style style:name="P176" style:family="paragraph" style:parent-style-name="Standard">
      <style:text-properties officeooo:rsid="018f48ba" officeooo:paragraph-rsid="018f48ba"/>
    </style:style>
    <style:style style:name="P177" style:family="paragraph" style:parent-style-name="Standard">
      <style:text-properties officeooo:rsid="0190e4d1" officeooo:paragraph-rsid="0190e4d1"/>
    </style:style>
    <style:style style:name="P178" style:family="paragraph" style:parent-style-name="Standard">
      <style:paragraph-properties fo:margin-left="0.4925in" fo:margin-right="0in" fo:text-indent="0in" style:auto-text-indent="false"/>
    </style:style>
    <style:style style:name="P179" style:family="paragraph" style:parent-style-name="Text_20_body">
      <style:paragraph-properties fo:margin-left="0.4925in" fo:margin-right="0in" fo:text-indent="0in" style:auto-text-indent="false"/>
    </style:style>
    <style:style style:name="P180" style:family="paragraph" style:parent-style-name="Standard">
      <style:text-properties officeooo:rsid="01977606" officeooo:paragraph-rsid="01977606"/>
    </style:style>
    <style:style style:name="P181" style:family="paragraph" style:parent-style-name="Standard">
      <style:text-properties officeooo:rsid="0197dc77" officeooo:paragraph-rsid="0197dc77"/>
    </style:style>
    <style:style style:name="P182" style:family="paragraph" style:parent-style-name="Standard">
      <style:text-properties officeooo:rsid="019862ec" officeooo:paragraph-rsid="019862ec"/>
    </style:style>
    <style:style style:name="P183" style:family="paragraph" style:parent-style-name="Standard">
      <style:text-properties officeooo:rsid="019a321c" officeooo:paragraph-rsid="019a321c"/>
    </style:style>
    <style:style style:name="P184" style:family="paragraph" style:parent-style-name="Standard">
      <style:text-properties officeooo:rsid="019cc01d" officeooo:paragraph-rsid="019cc01d"/>
    </style:style>
    <style:style style:name="P185" style:family="paragraph" style:parent-style-name="Standard">
      <style:text-properties officeooo:rsid="019d58ba" officeooo:paragraph-rsid="019d58ba"/>
    </style:style>
    <style:style style:name="P186" style:family="paragraph" style:parent-style-name="Text_20_body">
      <style:text-properties fo:font-style="italic" officeooo:rsid="019a321c" officeooo:paragraph-rsid="019a321c" style:font-style-asian="italic" style:font-style-complex="italic"/>
    </style:style>
    <style:style style:name="P187" style:family="paragraph" style:parent-style-name="Standard">
      <style:text-properties officeooo:rsid="01acaadc" officeooo:paragraph-rsid="01acaadc"/>
    </style:style>
    <style:style style:name="P188" style:family="paragraph" style:parent-style-name="Standard">
      <style:text-properties officeooo:rsid="01bc3054" officeooo:paragraph-rsid="01bc3054"/>
    </style:style>
    <style:style style:name="P189" style:family="paragraph" style:parent-style-name="Text_20_body">
      <style:text-properties officeooo:rsid="01ae688e" officeooo:paragraph-rsid="01ae688e"/>
    </style:style>
    <style:style style:name="P190" style:family="paragraph" style:parent-style-name="Text_20_body">
      <style:text-properties officeooo:rsid="01af9e90" officeooo:paragraph-rsid="01af9e90"/>
    </style:style>
    <style:style style:name="P191" style:family="paragraph" style:parent-style-name="Text_20_body">
      <style:text-properties officeooo:rsid="01b6abbe" officeooo:paragraph-rsid="01b871fc"/>
    </style:style>
    <style:style style:name="P192" style:family="paragraph" style:parent-style-name="Standard">
      <style:text-properties officeooo:rsid="01f3d144" officeooo:paragraph-rsid="01f3d144"/>
    </style:style>
    <style:style style:name="P193" style:family="paragraph" style:parent-style-name="Standard">
      <style:text-properties officeooo:rsid="01cfdb5a" officeooo:paragraph-rsid="01cfdb5a"/>
    </style:style>
    <style:style style:name="P194" style:family="paragraph" style:parent-style-name="Standard">
      <style:text-properties officeooo:rsid="0208deaa" officeooo:paragraph-rsid="0208deaa"/>
    </style:style>
    <style:style style:name="P195" style:family="paragraph" style:parent-style-name="Standard">
      <style:text-properties officeooo:rsid="020e7f1c" officeooo:paragraph-rsid="020e7f1c"/>
    </style:style>
    <style:style style:name="P196" style:family="paragraph" style:parent-style-name="Standard">
      <style:text-properties officeooo:rsid="020ec5c7" officeooo:paragraph-rsid="020ec5c7"/>
    </style:style>
    <style:style style:name="P197" style:family="paragraph" style:parent-style-name="Standard">
      <style:text-properties officeooo:rsid="020fe525" officeooo:paragraph-rsid="020fe525"/>
    </style:style>
    <style:style style:name="P198" style:family="paragraph" style:parent-style-name="Standard">
      <style:text-properties officeooo:rsid="0210fb2e" officeooo:paragraph-rsid="0210fb2e"/>
    </style:style>
    <style:style style:name="P199" style:family="paragraph" style:parent-style-name="Standard">
      <style:text-properties officeooo:rsid="0211d344" officeooo:paragraph-rsid="0211d344"/>
    </style:style>
    <style:style style:name="P200" style:family="paragraph" style:parent-style-name="Standard">
      <style:text-properties officeooo:rsid="02131b51" officeooo:paragraph-rsid="02131b51"/>
    </style:style>
    <style:style style:name="P201" style:family="paragraph" style:parent-style-name="Standard">
      <style:text-properties officeooo:rsid="021c87b0" officeooo:paragraph-rsid="021c87b0"/>
    </style:style>
    <style:style style:name="P202" style:family="paragraph" style:parent-style-name="Text_20_body">
      <style:text-properties officeooo:rsid="021b6b6f" officeooo:paragraph-rsid="021b6b6f"/>
    </style:style>
    <style:style style:name="P203" style:family="paragraph" style:parent-style-name="Standard">
      <style:text-properties style:text-underline-style="solid" style:text-underline-width="auto" style:text-underline-color="font-color" fo:font-weight="bold" officeooo:rsid="02564293" officeooo:paragraph-rsid="02564293" style:font-weight-asian="bold" style:font-weight-complex="bold"/>
    </style:style>
    <style:style style:name="P204" style:family="paragraph" style:parent-style-name="Standard">
      <style:text-properties style:text-underline-style="solid" style:text-underline-width="auto" style:text-underline-color="font-color" fo:font-weight="bold" officeooo:rsid="02d263cd" officeooo:paragraph-rsid="02d263cd" style:font-weight-asian="bold" style:font-weight-complex="bold"/>
    </style:style>
    <style:style style:name="P205" style:family="paragraph" style:parent-style-name="Standard">
      <style:paragraph-properties fo:text-align="center" style:justify-single-word="false"/>
      <style:text-properties style:text-underline-style="solid" style:text-underline-width="auto" style:text-underline-color="font-color" fo:font-weight="bold" officeooo:rsid="02d263cd" officeooo:paragraph-rsid="02d263cd" style:font-weight-asian="bold" style:font-weight-complex="bold"/>
    </style:style>
    <style:style style:name="P206" style:family="paragraph" style:parent-style-name="Standard">
      <style:text-properties style:text-underline-style="solid" style:text-underline-width="auto" style:text-underline-color="font-color" fo:font-weight="bold" officeooo:rsid="02d44581" officeooo:paragraph-rsid="02d44581" style:font-weight-asian="bold" style:font-weight-complex="bold"/>
    </style:style>
    <style:style style:name="P207" style:family="paragraph" style:parent-style-name="Standard">
      <style:text-properties style:text-underline-style="solid" style:text-underline-width="auto" style:text-underline-color="font-color" fo:font-weight="bold" officeooo:rsid="02dc1a79" officeooo:paragraph-rsid="02dc1a79" style:font-weight-asian="bold" style:font-weight-complex="bold"/>
    </style:style>
    <style:style style:name="P208" style:family="paragraph" style:parent-style-name="Standard">
      <style:text-properties style:text-underline-style="solid" style:text-underline-width="auto" style:text-underline-color="font-color" fo:font-weight="bold" officeooo:rsid="02e09f75" officeooo:paragraph-rsid="02e09f75" style:font-weight-asian="bold" style:font-weight-complex="bold"/>
    </style:style>
    <style:style style:name="P209" style:family="paragraph" style:parent-style-name="Standard">
      <style:text-properties style:text-underline-style="solid" style:text-underline-width="auto" style:text-underline-color="font-color" fo:font-weight="bold" style:font-weight-asian="bold" style:font-weight-complex="bold"/>
    </style:style>
    <style:style style:name="P210" style:family="paragraph" style:parent-style-name="Standard">
      <style:text-properties style:text-underline-style="solid" style:text-underline-width="auto" style:text-underline-color="font-color" fo:font-weight="bold" officeooo:paragraph-rsid="02e8ae8e" style:font-weight-asian="bold" style:font-weight-complex="bold"/>
    </style:style>
    <style:style style:name="P211" style:family="paragraph" style:parent-style-name="Standard">
      <style:text-properties style:text-underline-style="solid" style:text-underline-width="auto" style:text-underline-color="font-color" fo:font-weight="bold" officeooo:rsid="02e9e3b3" officeooo:paragraph-rsid="02e9e3b3" style:font-weight-asian="bold" style:font-weight-complex="bold"/>
    </style:style>
    <style:style style:name="P212" style:family="paragraph" style:parent-style-name="Standard">
      <style:text-properties style:text-underline-style="solid" style:text-underline-width="auto" style:text-underline-color="font-color" fo:font-weight="bold" officeooo:rsid="02e969b7" officeooo:paragraph-rsid="02e969b7" style:font-weight-asian="bold" style:font-weight-complex="bold"/>
    </style:style>
    <style:style style:name="P213" style:family="paragraph" style:parent-style-name="Standard">
      <style:text-properties officeooo:rsid="022952d5" officeooo:paragraph-rsid="022952d5"/>
    </style:style>
    <style:style style:name="P214" style:family="paragraph" style:parent-style-name="Standard">
      <style:text-properties officeooo:rsid="0233b5b1" officeooo:paragraph-rsid="0233b5b1"/>
    </style:style>
    <style:style style:name="P215" style:family="paragraph" style:parent-style-name="Standard">
      <style:text-properties officeooo:rsid="023c2008" officeooo:paragraph-rsid="023c2008"/>
    </style:style>
    <style:style style:name="P216" style:family="paragraph" style:parent-style-name="Standard">
      <style:text-properties officeooo:rsid="023d9ba2" officeooo:paragraph-rsid="023d9ba2"/>
    </style:style>
    <style:style style:name="P217" style:family="paragraph" style:parent-style-name="Standard">
      <style:text-properties officeooo:rsid="024f7d96" officeooo:paragraph-rsid="024f7d96"/>
    </style:style>
    <style:style style:name="P218" style:family="paragraph" style:parent-style-name="Standard">
      <style:text-properties officeooo:rsid="02512e8e" officeooo:paragraph-rsid="02512e8e"/>
    </style:style>
    <style:style style:name="P219" style:family="paragraph" style:parent-style-name="Standard">
      <style:text-properties officeooo:rsid="0252e7a3" officeooo:paragraph-rsid="0252e7a3"/>
    </style:style>
    <style:style style:name="P220" style:family="paragraph" style:parent-style-name="Standard">
      <style:text-properties officeooo:rsid="0254f147" officeooo:paragraph-rsid="0254f147"/>
    </style:style>
    <style:style style:name="P221" style:family="paragraph" style:parent-style-name="Standard">
      <style:text-properties officeooo:rsid="02564293" officeooo:paragraph-rsid="02564293"/>
    </style:style>
    <style:style style:name="P222" style:family="paragraph" style:parent-style-name="Standard">
      <style:text-properties fo:color="#c9211e" loext:opacity="100%" fo:font-weight="bold" officeooo:rsid="02564293" officeooo:paragraph-rsid="02564293" style:font-weight-asian="bold" style:font-weight-complex="bold"/>
    </style:style>
    <style:style style:name="P223" style:family="paragraph" style:parent-style-name="Standard">
      <style:text-properties officeooo:rsid="02568f63" officeooo:paragraph-rsid="02568f63"/>
    </style:style>
    <style:style style:name="P224" style:family="paragraph" style:parent-style-name="Standard">
      <style:text-properties officeooo:rsid="02570355" officeooo:paragraph-rsid="02570355"/>
    </style:style>
    <style:style style:name="P225" style:family="paragraph" style:parent-style-name="Standard">
      <style:text-properties officeooo:rsid="0261e61b" officeooo:paragraph-rsid="0261e61b"/>
    </style:style>
    <style:style style:name="P226" style:family="paragraph" style:parent-style-name="Standard">
      <style:text-properties officeooo:rsid="02636672" officeooo:paragraph-rsid="02636672"/>
    </style:style>
    <style:style style:name="P227" style:family="paragraph" style:parent-style-name="Standard">
      <style:text-properties officeooo:rsid="0264bfc1" officeooo:paragraph-rsid="0264bfc1"/>
    </style:style>
    <style:style style:name="P228" style:family="paragraph" style:parent-style-name="Standard">
      <style:text-properties officeooo:rsid="02655742" officeooo:paragraph-rsid="02655742"/>
    </style:style>
    <style:style style:name="P229" style:family="paragraph" style:parent-style-name="Standard">
      <style:text-properties officeooo:rsid="02680b41" officeooo:paragraph-rsid="02680b41"/>
    </style:style>
    <style:style style:name="P230" style:family="paragraph" style:parent-style-name="Standard">
      <style:text-properties officeooo:rsid="0268e2ea" officeooo:paragraph-rsid="0268e2ea"/>
    </style:style>
    <style:style style:name="P231" style:family="paragraph" style:parent-style-name="Standard">
      <style:text-properties officeooo:rsid="0269f3fb" officeooo:paragraph-rsid="0269f3fb"/>
    </style:style>
    <style:style style:name="P232" style:family="paragraph" style:parent-style-name="Standard">
      <style:text-properties officeooo:rsid="026ce938" officeooo:paragraph-rsid="026ce938"/>
    </style:style>
    <style:style style:name="P233" style:family="paragraph" style:parent-style-name="Standard">
      <style:text-properties officeooo:rsid="028a65cf" officeooo:paragraph-rsid="028a65cf"/>
    </style:style>
    <style:style style:name="P234" style:family="paragraph" style:parent-style-name="Standard">
      <style:text-properties officeooo:paragraph-rsid="0272f66e"/>
    </style:style>
    <style:style style:name="P235" style:family="paragraph" style:parent-style-name="Standard">
      <style:text-properties officeooo:rsid="02735576" officeooo:paragraph-rsid="02735576"/>
    </style:style>
    <style:style style:name="P236" style:family="paragraph" style:parent-style-name="Standard">
      <style:text-properties officeooo:rsid="0275b8bb" officeooo:paragraph-rsid="0275b8bb"/>
    </style:style>
    <style:style style:name="P237" style:family="paragraph" style:parent-style-name="Standard">
      <style:text-properties officeooo:rsid="027813fd" officeooo:paragraph-rsid="027813fd"/>
    </style:style>
    <style:style style:name="P238" style:family="paragraph" style:parent-style-name="Standard">
      <style:text-properties officeooo:rsid="0283fdc4" officeooo:paragraph-rsid="0283fdc4"/>
    </style:style>
    <style:style style:name="P239" style:family="paragraph" style:parent-style-name="Standard">
      <style:text-properties officeooo:rsid="02871a42" officeooo:paragraph-rsid="02871a42"/>
    </style:style>
    <style:style style:name="P240" style:family="paragraph" style:parent-style-name="Standard">
      <style:text-properties officeooo:rsid="0287f82f" officeooo:paragraph-rsid="0287f82f"/>
    </style:style>
    <style:style style:name="P241" style:family="paragraph" style:parent-style-name="Standard">
      <style:text-properties officeooo:rsid="028895bb" officeooo:paragraph-rsid="028895bb"/>
    </style:style>
    <style:style style:name="P242" style:family="paragraph" style:parent-style-name="Standard">
      <style:text-properties officeooo:rsid="028f640f" officeooo:paragraph-rsid="028f640f"/>
    </style:style>
    <style:style style:name="P243" style:family="paragraph" style:parent-style-name="Standard">
      <style:text-properties officeooo:rsid="02921c5b" officeooo:paragraph-rsid="02921c5b"/>
    </style:style>
    <style:style style:name="P244" style:family="paragraph" style:parent-style-name="Standard">
      <style:text-properties officeooo:rsid="0299626e" officeooo:paragraph-rsid="0299626e"/>
    </style:style>
    <style:style style:name="P245" style:family="paragraph" style:parent-style-name="Standard">
      <style:text-properties officeooo:rsid="029f5e8f" officeooo:paragraph-rsid="029f5e8f"/>
    </style:style>
    <style:style style:name="P246" style:family="paragraph" style:parent-style-name="Text_20_body">
      <style:text-properties officeooo:rsid="02a11a26" officeooo:paragraph-rsid="029bdd4b"/>
    </style:style>
    <style:style style:name="P247" style:family="paragraph" style:parent-style-name="Standard">
      <style:text-properties officeooo:rsid="02a1bb9b" officeooo:paragraph-rsid="02a1bb9b"/>
    </style:style>
    <style:style style:name="P248" style:family="paragraph" style:parent-style-name="Standard">
      <style:text-properties officeooo:rsid="02a33f5b" officeooo:paragraph-rsid="02a33f5b"/>
    </style:style>
    <style:style style:name="P249" style:family="paragraph" style:parent-style-name="Standard">
      <style:text-properties officeooo:rsid="02a4c743" officeooo:paragraph-rsid="02a4c743"/>
    </style:style>
    <style:style style:name="P250" style:family="paragraph" style:parent-style-name="Standard">
      <style:text-properties officeooo:rsid="02a85590" officeooo:paragraph-rsid="02a85590"/>
    </style:style>
    <style:style style:name="P251" style:family="paragraph" style:parent-style-name="Standard">
      <style:text-properties officeooo:rsid="02aa50f6" officeooo:paragraph-rsid="02aa50f6"/>
    </style:style>
    <style:style style:name="P252" style:family="paragraph" style:parent-style-name="Standard">
      <style:text-properties officeooo:rsid="02ab9ca3" officeooo:paragraph-rsid="02ab9ca3"/>
    </style:style>
    <style:style style:name="P253" style:family="paragraph" style:parent-style-name="Standard">
      <style:text-properties officeooo:rsid="02ac8edb" officeooo:paragraph-rsid="02ac8edb"/>
    </style:style>
    <style:style style:name="P254" style:family="paragraph" style:parent-style-name="Standard">
      <style:text-properties officeooo:rsid="02ae2c6f" officeooo:paragraph-rsid="02ae2c6f"/>
    </style:style>
    <style:style style:name="P255" style:family="paragraph" style:parent-style-name="Standard">
      <style:text-properties officeooo:rsid="02aefdb9" officeooo:paragraph-rsid="02aefdb9"/>
    </style:style>
    <style:style style:name="P256" style:family="paragraph" style:parent-style-name="Standard">
      <style:text-properties officeooo:rsid="02b0bd4b" officeooo:paragraph-rsid="02b0bd4b"/>
    </style:style>
    <style:style style:name="P257" style:family="paragraph" style:parent-style-name="Standard">
      <style:text-properties officeooo:rsid="02b3dccd" officeooo:paragraph-rsid="02b3dccd"/>
    </style:style>
    <style:style style:name="P258" style:family="paragraph" style:parent-style-name="Standard">
      <style:text-properties officeooo:rsid="02b51e06" officeooo:paragraph-rsid="02b51e06"/>
    </style:style>
    <style:style style:name="P259" style:family="paragraph" style:parent-style-name="Standard">
      <style:text-properties officeooo:rsid="02b5f3b7" officeooo:paragraph-rsid="02b5f3b7"/>
    </style:style>
    <style:style style:name="P260" style:family="paragraph" style:parent-style-name="Standard">
      <style:text-properties officeooo:rsid="02b6d447" officeooo:paragraph-rsid="02b6d447"/>
    </style:style>
    <style:style style:name="P261" style:family="paragraph" style:parent-style-name="Standard">
      <style:text-properties officeooo:rsid="02d0685c" officeooo:paragraph-rsid="02d0685c"/>
    </style:style>
    <style:style style:name="P262" style:family="paragraph" style:parent-style-name="Standard">
      <style:text-properties officeooo:rsid="02d44581" officeooo:paragraph-rsid="02d44581"/>
    </style:style>
    <style:style style:name="P263" style:family="paragraph" style:parent-style-name="Standard">
      <style:paragraph-properties fo:margin-left="0.4925in" fo:margin-right="0in" fo:text-indent="0in" style:auto-text-indent="false"/>
      <style:text-properties officeooo:rsid="02d8eed6" officeooo:paragraph-rsid="02d8eed6"/>
    </style:style>
    <style:style style:name="P264" style:family="paragraph" style:parent-style-name="Standard">
      <style:text-properties officeooo:rsid="02dbae9a" officeooo:paragraph-rsid="02dbae9a"/>
    </style:style>
    <style:style style:name="P265" style:family="paragraph" style:parent-style-name="Standard">
      <style:paragraph-properties fo:margin-left="0.4925in" fo:margin-right="0in" fo:text-indent="0in" style:auto-text-indent="false"/>
      <style:text-properties officeooo:rsid="02dbae9a" officeooo:paragraph-rsid="02dbae9a"/>
    </style:style>
    <style:style style:name="P266" style:family="paragraph" style:parent-style-name="Standard">
      <style:text-properties style:text-underline-style="none" fo:font-weight="normal" officeooo:rsid="02de16f4" officeooo:paragraph-rsid="02de16f4" style:font-weight-asian="normal" style:font-weight-complex="normal"/>
    </style:style>
    <style:style style:name="P267" style:family="paragraph" style:parent-style-name="Text_20_body">
      <style:paragraph-properties fo:margin-left="0.4925in" fo:margin-right="0in" fo:text-indent="0in" style:auto-text-indent="false"/>
      <style:text-properties style:text-underline-style="none" fo:font-weight="normal" officeooo:rsid="02de16f4" officeooo:paragraph-rsid="02de16f4" style:font-weight-asian="normal" style:font-weight-complex="normal"/>
    </style:style>
    <style:style style:name="P268" style:family="paragraph" style:parent-style-name="Standard">
      <style:text-properties style:text-underline-style="none" fo:font-weight="normal" officeooo:rsid="02dc1a79" officeooo:paragraph-rsid="02dc1a79" style:font-weight-asian="normal" style:font-weight-complex="normal"/>
    </style:style>
    <style:style style:name="P269" style:family="paragraph" style:parent-style-name="Standard">
      <style:text-properties style:text-underline-style="none" fo:font-weight="normal" officeooo:rsid="02e09f75" officeooo:paragraph-rsid="02e09f75" style:font-weight-asian="normal" style:font-weight-complex="normal"/>
    </style:style>
    <style:style style:name="P270" style:family="paragraph" style:parent-style-name="Standard">
      <style:paragraph-properties fo:margin-left="0in" fo:margin-right="0in" fo:text-indent="0in" style:auto-text-indent="false"/>
      <style:text-properties style:text-underline-style="none" fo:font-weight="normal" officeooo:rsid="02e09f75" officeooo:paragraph-rsid="02e969b7" style:font-weight-asian="normal" style:font-weight-complex="normal"/>
    </style:style>
    <style:style style:name="P271" style:family="paragraph" style:parent-style-name="Standard">
      <style:paragraph-properties fo:margin-left="0in" fo:margin-right="0in" fo:text-indent="0in" style:auto-text-indent="false"/>
      <style:text-properties style:text-underline-style="none" fo:font-weight="normal" officeooo:rsid="02e09f75" officeooo:paragraph-rsid="02e9e3b3" style:font-weight-asian="normal" style:font-weight-complex="normal"/>
    </style:style>
    <style:style style:name="P272" style:family="paragraph" style:parent-style-name="Standard">
      <style:text-properties officeooo:rsid="02dc1a79" officeooo:paragraph-rsid="02dc1a79" fo:background-color="#ffff00"/>
    </style:style>
    <style:style style:name="P273" style:family="paragraph" style:parent-style-name="Standard">
      <style:text-properties officeooo:rsid="02e53508" officeooo:paragraph-rsid="02e53508"/>
    </style:style>
    <style:style style:name="P274" style:family="paragraph" style:parent-style-name="Standard">
      <style:text-properties officeooo:paragraph-rsid="02e8ae8e"/>
    </style:style>
    <style:style style:name="P275" style:family="paragraph" style:parent-style-name="Standard">
      <style:paragraph-properties fo:margin-left="0in" fo:margin-right="0in" fo:text-indent="0in" style:auto-text-indent="false"/>
      <style:text-properties officeooo:paragraph-rsid="02e8ae8e"/>
    </style:style>
    <style:style style:name="P276" style:family="paragraph" style:parent-style-name="Standard">
      <style:text-properties officeooo:paragraph-rsid="02e969b7"/>
    </style:style>
    <style:style style:name="P277" style:family="paragraph" style:parent-style-name="Standard">
      <style:text-properties officeooo:paragraph-rsid="02e9e3b3"/>
    </style:style>
    <style:style style:name="P278" style:family="paragraph" style:parent-style-name="Text_20_body">
      <style:text-properties officeooo:rsid="02bae741" officeooo:paragraph-rsid="02bae741"/>
    </style:style>
    <style:style style:name="P279" style:family="paragraph" style:parent-style-name="Text_20_body">
      <style:paragraph-properties fo:margin-left="0.4925in" fo:margin-right="0in" fo:text-indent="0in" style:auto-text-indent="false"/>
      <style:text-properties officeooo:rsid="02d263cd" officeooo:paragraph-rsid="02d263cd"/>
    </style:style>
    <style:style style:name="P280" style:family="paragraph" style:parent-style-name="Standard">
      <style:text-properties officeooo:paragraph-rsid="02ee1dd8"/>
    </style:style>
    <style:style style:name="P281" style:family="paragraph" style:parent-style-name="Standard">
      <style:text-properties officeooo:rsid="02ef5905" officeooo:paragraph-rsid="02ef5905"/>
    </style:style>
    <style:style style:name="P282" style:family="paragraph" style:parent-style-name="Standard">
      <style:text-properties officeooo:rsid="02f38d71" officeooo:paragraph-rsid="02f38d71"/>
    </style:style>
    <style:style style:name="P283" style:family="paragraph" style:parent-style-name="Standard">
      <style:text-properties officeooo:rsid="02f7d5b4" officeooo:paragraph-rsid="02f7d5b4"/>
    </style:style>
    <style:style style:name="P284" style:family="paragraph" style:parent-style-name="Standard">
      <style:text-properties officeooo:rsid="02f87311" officeooo:paragraph-rsid="02f87311"/>
    </style:style>
    <style:style style:name="P285" style:family="paragraph" style:parent-style-name="Standard">
      <style:text-properties officeooo:rsid="02f8918e" officeooo:paragraph-rsid="02f8918e"/>
    </style:style>
    <style:style style:name="P286" style:family="paragraph" style:parent-style-name="Heading_20_2">
      <style:paragraph-properties fo:text-align="center" style:justify-single-word="false"/>
    </style:style>
    <style:style style:name="P287" style:family="paragraph" style:parent-style-name="Heading_20_2">
      <style:paragraph-properties fo:text-align="center" style:justify-single-word="false"/>
      <style:text-properties officeooo:paragraph-rsid="00a960cb"/>
    </style:style>
    <style:style style:name="P288" style:family="paragraph" style:parent-style-name="Heading_20_2">
      <style:paragraph-properties fo:text-align="center" style:justify-single-word="false"/>
      <style:text-properties officeooo:paragraph-rsid="01ade327"/>
    </style:style>
    <style:style style:name="P289" style:family="paragraph" style:parent-style-name="Heading_20_2">
      <style:paragraph-properties fo:text-align="center" style:justify-single-word="false"/>
      <style:text-properties officeooo:paragraph-rsid="01bb00d3"/>
    </style:style>
    <style:style style:name="P290" style:family="paragraph" style:parent-style-name="Heading_20_2">
      <style:paragraph-properties fo:text-align="center" style:justify-single-word="false"/>
      <style:text-properties officeooo:paragraph-rsid="01d15c63"/>
    </style:style>
    <style:style style:name="P291" style:family="paragraph" style:parent-style-name="Heading_20_2">
      <style:paragraph-properties fo:text-align="center" style:justify-single-word="false"/>
      <style:text-properties officeooo:rsid="0182ab76" officeooo:paragraph-rsid="0182ab76"/>
    </style:style>
    <style:style style:name="P292" style:family="paragraph" style:parent-style-name="Heading_20_2">
      <style:paragraph-properties fo:text-align="center" style:justify-single-word="false"/>
      <style:text-properties officeooo:rsid="01f3d144" officeooo:paragraph-rsid="02057d22"/>
    </style:style>
    <style:style style:name="P293" style:family="paragraph" style:parent-style-name="Heading_20_2">
      <style:paragraph-properties fo:text-align="center" style:justify-single-word="false"/>
      <style:text-properties officeooo:rsid="01f3d144" officeooo:paragraph-rsid="02155501"/>
    </style:style>
    <style:style style:name="P294" style:family="paragraph" style:parent-style-name="Heading_20_2">
      <style:paragraph-properties fo:text-align="center" style:justify-single-word="false"/>
      <style:text-properties officeooo:rsid="01f3d144" officeooo:paragraph-rsid="0225f983"/>
    </style:style>
    <style:style style:name="P295" style:family="paragraph" style:parent-style-name="Heading_20_2">
      <style:paragraph-properties fo:text-align="center" style:justify-single-word="false"/>
      <style:text-properties officeooo:rsid="01f3d144" officeooo:paragraph-rsid="0270b85c"/>
    </style:style>
    <style:style style:name="P296" style:family="paragraph" style:parent-style-name="Heading_20_2">
      <style:paragraph-properties fo:text-align="center" style:justify-single-word="false"/>
      <style:text-properties officeooo:rsid="01f3d144" officeooo:paragraph-rsid="0277d0c6"/>
    </style:style>
    <style:style style:name="P297" style:family="paragraph" style:parent-style-name="Heading_20_2">
      <style:paragraph-properties fo:margin-top="0in" fo:margin-bottom="0.1965in" style:contextual-spacing="false" fo:text-align="center" style:justify-single-word="false"/>
      <style:text-properties officeooo:rsid="01f3d144" officeooo:paragraph-rsid="028c349b"/>
    </style:style>
    <style:style style:name="P298" style:family="paragraph" style:parent-style-name="Heading_20_2">
      <style:paragraph-properties fo:margin-top="0in" fo:margin-bottom="0.1965in" style:contextual-spacing="false" fo:text-align="center" style:justify-single-word="false"/>
      <style:text-properties officeooo:rsid="01f3d144" officeooo:paragraph-rsid="02a1bb9b"/>
    </style:style>
    <style:style style:name="P299" style:family="paragraph" style:parent-style-name="Heading_20_2">
      <style:paragraph-properties fo:margin-top="0in" fo:margin-bottom="0.1965in" style:contextual-spacing="false" fo:text-align="center" style:justify-single-word="false"/>
      <style:text-properties officeooo:rsid="01f3d144" officeooo:paragraph-rsid="02a85590"/>
    </style:style>
    <style:style style:name="P300" style:family="paragraph" style:parent-style-name="Heading_20_2">
      <style:paragraph-properties fo:margin-top="0in" fo:margin-bottom="0.1965in" style:contextual-spacing="false" fo:text-align="center" style:justify-single-word="false"/>
      <style:text-properties officeooo:rsid="01f3d144" officeooo:paragraph-rsid="02b7f41d"/>
    </style:style>
    <style:style style:name="P301" style:family="paragraph" style:parent-style-name="Heading_20_2">
      <style:paragraph-properties fo:margin-top="0in" fo:margin-bottom="0.1965in" style:contextual-spacing="false" fo:text-align="center" style:justify-single-word="false"/>
      <style:text-properties officeooo:rsid="01f3d144" officeooo:paragraph-rsid="02caae36"/>
    </style:style>
    <style:style style:name="P302" style:family="paragraph" style:parent-style-name="Heading_20_2">
      <style:paragraph-properties fo:margin-top="0in" fo:margin-bottom="0.1965in" style:contextual-spacing="false" fo:text-align="center" style:justify-single-word="false"/>
      <style:text-properties officeooo:rsid="01f3d144" officeooo:paragraph-rsid="02e53508"/>
    </style:style>
    <style:style style:name="P303" style:family="paragraph" style:parent-style-name="Heading_20_2">
      <style:paragraph-properties fo:margin-top="0in" fo:margin-bottom="0.1965in" style:contextual-spacing="false" fo:text-align="center" style:justify-single-word="false"/>
      <style:text-properties officeooo:rsid="01f3d144" officeooo:paragraph-rsid="02eb5490"/>
    </style:style>
    <style:style style:name="P304" style:family="paragraph" style:parent-style-name="Heading_20_2">
      <style:paragraph-properties fo:margin-top="0in" fo:margin-bottom="0.1965in" style:contextual-spacing="false" fo:text-align="center" style:justify-single-word="false"/>
      <style:text-properties officeooo:rsid="01f3d144" officeooo:paragraph-rsid="02fd90e5"/>
    </style:style>
    <style:style style:name="P305" style:family="paragraph" style:parent-style-name="Heading_20_2">
      <style:paragraph-properties fo:margin-top="0in" fo:margin-bottom="0.1965in" style:contextual-spacing="false" fo:text-align="start" style:justify-single-word="false"/>
      <style:text-properties officeooo:rsid="01f3d144" officeooo:paragraph-rsid="02fd90e5"/>
    </style:style>
    <style:style style:name="P306" style:family="paragraph" style:parent-style-name="Heading_20_3">
      <style:text-properties style:text-underline-style="solid" style:text-underline-width="auto" style:text-underline-color="font-color"/>
    </style:style>
    <style:style style:name="P307" style:family="paragraph" style:parent-style-name="Heading_20_3">
      <style:text-properties officeooo:paragraph-rsid="00ab00a4"/>
    </style:style>
    <style:style style:name="P308" style:family="paragraph" style:parent-style-name="Heading_20_4">
      <style:text-properties officeooo:paragraph-rsid="00ab00a4"/>
    </style:style>
    <style:style style:name="P309" style:family="paragraph" style:parent-style-name="Heading_20_4">
      <style:text-properties officeooo:paragraph-rsid="0127dbf8"/>
    </style:style>
    <style:style style:name="P310" style:family="paragraph" style:parent-style-name="Heading_20_4">
      <style:text-properties officeooo:paragraph-rsid="0127232d"/>
    </style:style>
    <style:style style:name="P311" style:family="paragraph" style:parent-style-name="Heading_20_4">
      <style:text-properties style:font-name="Liberation Serif" officeooo:rsid="018549ec" officeooo:paragraph-rsid="018549ec"/>
    </style:style>
    <style:style style:name="P312" style:family="paragraph" style:parent-style-name="Heading_20_4">
      <style:text-properties style:font-name="Liberation Serif"/>
    </style:style>
    <style:style style:name="P313" style:family="paragraph" style:parent-style-name="Heading_20_4">
      <style:text-properties style:font-name="Liberation Serif" officeooo:rsid="01aaa44a" officeooo:paragraph-rsid="01ade327"/>
    </style:style>
    <style:style style:name="P314" style:family="paragraph" style:parent-style-name="Heading_20_4">
      <style:text-properties style:font-name="Liberation Serif" officeooo:rsid="01aaa44a" officeooo:paragraph-rsid="01bb00d3"/>
    </style:style>
    <style:style style:name="P315" style:family="paragraph" style:parent-style-name="Heading_20_4">
      <style:text-properties officeooo:rsid="01d1a6c4" officeooo:paragraph-rsid="01d1a6c4"/>
    </style:style>
    <style:style style:name="P316" style:family="paragraph" style:parent-style-name="Heading_20_4">
      <style:text-properties officeooo:rsid="0206f152" officeooo:paragraph-rsid="0206f152"/>
    </style:style>
    <style:style style:name="P317" style:family="paragraph" style:parent-style-name="Heading_20_4">
      <style:text-properties officeooo:paragraph-rsid="0270b85c"/>
    </style:style>
    <style:style style:name="P318" style:family="paragraph" style:parent-style-name="Heading_20_4">
      <style:text-properties officeooo:rsid="0279e9d3" officeooo:paragraph-rsid="0279e9d3"/>
    </style:style>
    <style:style style:name="P319" style:family="paragraph" style:parent-style-name="Heading_20_4">
      <style:text-properties officeooo:paragraph-rsid="028895bb"/>
    </style:style>
    <style:style style:name="P320" style:family="paragraph" style:parent-style-name="Heading_20_4">
      <style:text-properties officeooo:rsid="02a1bb9b" officeooo:paragraph-rsid="02a1bb9b"/>
    </style:style>
    <style:style style:name="P321" style:family="paragraph" style:parent-style-name="Heading_20_4">
      <style:text-properties officeooo:rsid="02a1bb9b" officeooo:paragraph-rsid="02a85590"/>
    </style:style>
    <style:style style:name="P322" style:family="paragraph" style:parent-style-name="Heading_20_4">
      <style:text-properties officeooo:rsid="02a1bb9b" officeooo:paragraph-rsid="02b7f41d"/>
    </style:style>
    <style:style style:name="P323" style:family="paragraph" style:parent-style-name="Heading_20_4">
      <style:text-properties officeooo:rsid="02a1bb9b" officeooo:paragraph-rsid="02caae36"/>
    </style:style>
    <style:style style:name="P324" style:family="paragraph" style:parent-style-name="Heading_20_4">
      <style:text-properties officeooo:rsid="02a1bb9b" officeooo:paragraph-rsid="02e53508"/>
    </style:style>
    <style:style style:name="P325" style:family="paragraph" style:parent-style-name="Heading_20_4">
      <style:text-properties officeooo:rsid="02a1bb9b" officeooo:paragraph-rsid="02fd90e5"/>
    </style:style>
    <style:style style:name="P326" style:family="paragraph" style:parent-style-name="Heading_20_4">
      <style:text-properties officeooo:paragraph-rsid="02a1bb9b"/>
    </style:style>
    <style:style style:name="P327" style:family="paragraph" style:parent-style-name="Heading_20_4">
      <style:text-properties officeooo:paragraph-rsid="02fd90e5"/>
    </style:style>
    <style:style style:name="P328" style:family="paragraph" style:parent-style-name="Preformatted_20_Text" style:list-style-name="L135">
      <style:text-properties officeooo:paragraph-rsid="00ab6c94"/>
    </style:style>
    <style:style style:name="P329" style:family="paragraph" style:parent-style-name="Preformatted_20_Text" style:list-style-name="L146">
      <style:text-properties officeooo:paragraph-rsid="0109f6c8"/>
    </style:style>
    <style:style style:name="P330" style:family="paragraph" style:parent-style-name="Preformatted_20_Text" style:list-style-name="L146">
      <style:text-properties officeooo:paragraph-rsid="010a2466"/>
    </style:style>
    <style:style style:name="P331" style:family="paragraph" style:parent-style-name="Preformatted_20_Text" style:list-style-name="L147">
      <style:text-properties officeooo:paragraph-rsid="010d838e"/>
    </style:style>
    <style:style style:name="P332" style:family="paragraph" style:parent-style-name="Preformatted_20_Text" style:list-style-name="L261">
      <style:text-properties officeooo:rsid="028a65cf" officeooo:paragraph-rsid="028a65cf"/>
    </style:style>
    <style:style style:name="P333" style:family="paragraph" style:parent-style-name="Standard" style:list-style-name="L1">
      <style:text-properties officeooo:rsid="00aeb14d" officeooo:paragraph-rsid="00b1c73f"/>
    </style:style>
    <style:style style:name="P334" style:family="paragraph" style:parent-style-name="Standard" style:list-style-name="L1">
      <style:text-properties officeooo:rsid="00aeb14d" officeooo:paragraph-rsid="00df855f"/>
    </style:style>
    <style:style style:name="P335" style:family="paragraph" style:parent-style-name="Standard" style:list-style-name="L1">
      <style:text-properties officeooo:rsid="00aeb14d" officeooo:paragraph-rsid="00e943b7"/>
    </style:style>
    <style:style style:name="P336" style:family="paragraph" style:parent-style-name="Standard" style:list-style-name="L1">
      <style:text-properties officeooo:rsid="00aeb14d" officeooo:paragraph-rsid="0111b178"/>
    </style:style>
    <style:style style:name="P337" style:family="paragraph" style:parent-style-name="Standard" style:list-style-name="L1">
      <style:text-properties officeooo:rsid="00aeb14d" officeooo:paragraph-rsid="014c45e9"/>
    </style:style>
    <style:style style:name="P338" style:family="paragraph" style:parent-style-name="Standard" style:list-style-name="L1">
      <style:text-properties officeooo:rsid="00aeb14d" officeooo:paragraph-rsid="0151204e"/>
    </style:style>
    <style:style style:name="P339" style:family="paragraph" style:parent-style-name="Standard" style:list-style-name="L1">
      <style:text-properties officeooo:rsid="00aeb14d" officeooo:paragraph-rsid="0155b865"/>
    </style:style>
    <style:style style:name="P340" style:family="paragraph" style:parent-style-name="Standard" style:list-style-name="L1">
      <style:text-properties officeooo:rsid="00aeb14d" officeooo:paragraph-rsid="01756e4d"/>
    </style:style>
    <style:style style:name="P341" style:family="paragraph" style:parent-style-name="Standard" style:list-style-name="L1">
      <style:text-properties officeooo:rsid="00aeb14d" officeooo:paragraph-rsid="0181567a"/>
    </style:style>
    <style:style style:name="P342" style:family="paragraph" style:parent-style-name="Standard" style:list-style-name="L1">
      <style:text-properties officeooo:rsid="00aeb14d" officeooo:paragraph-rsid="019eb903"/>
    </style:style>
    <style:style style:name="P343" style:family="paragraph" style:parent-style-name="Standard" style:list-style-name="L1">
      <style:text-properties officeooo:rsid="00aeb14d" officeooo:paragraph-rsid="022ea462"/>
    </style:style>
    <style:style style:name="P344" style:family="paragraph" style:parent-style-name="Standard" style:list-style-name="L1">
      <style:text-properties officeooo:rsid="00aeb14d" officeooo:paragraph-rsid="0195bdb7"/>
    </style:style>
    <style:style style:name="P345" style:family="paragraph" style:parent-style-name="Standard" style:list-style-name="L1">
      <style:text-properties officeooo:rsid="00aeb14d" officeooo:paragraph-rsid="024e0ddf"/>
    </style:style>
    <style:style style:name="P346" style:family="paragraph" style:parent-style-name="Standard" style:list-style-name="L1">
      <style:text-properties officeooo:rsid="023a933b" officeooo:paragraph-rsid="023a933b"/>
    </style:style>
    <style:style style:name="P347" style:family="paragraph" style:parent-style-name="Standard" style:list-style-name="L232">
      <style:text-properties officeooo:rsid="023a933b" officeooo:paragraph-rsid="023a933b"/>
    </style:style>
    <style:style style:name="P348" style:family="paragraph" style:parent-style-name="Standard" style:list-style-name="L2">
      <style:text-properties officeooo:rsid="0009013d" officeooo:paragraph-rsid="000382bd"/>
    </style:style>
    <style:style style:name="P349" style:family="paragraph" style:parent-style-name="Standard" style:list-style-name="L3">
      <style:text-properties officeooo:rsid="0009013d" officeooo:paragraph-rsid="000382bd"/>
    </style:style>
    <style:style style:name="P350" style:family="paragraph" style:parent-style-name="Standard" style:list-style-name="L4">
      <style:text-properties officeooo:rsid="0009013d" officeooo:paragraph-rsid="000382bd"/>
    </style:style>
    <style:style style:name="P351" style:family="paragraph" style:parent-style-name="Standard" style:list-style-name="L6">
      <style:text-properties officeooo:rsid="0009013d" officeooo:paragraph-rsid="000382bd"/>
    </style:style>
    <style:style style:name="P352" style:family="paragraph" style:parent-style-name="Standard" style:list-style-name="L5">
      <style:text-properties officeooo:paragraph-rsid="000382bd"/>
    </style:style>
    <style:style style:name="P353" style:family="paragraph" style:parent-style-name="Standard" style:list-style-name="L7">
      <style:text-properties officeooo:rsid="000664a7" officeooo:paragraph-rsid="000382bd"/>
    </style:style>
    <style:style style:name="P354" style:family="paragraph" style:parent-style-name="Standard" style:list-style-name="L8">
      <style:text-properties officeooo:rsid="000664a7" officeooo:paragraph-rsid="000382bd"/>
    </style:style>
    <style:style style:name="P355" style:family="paragraph" style:parent-style-name="Standard" style:list-style-name="L9">
      <style:text-properties officeooo:rsid="000664a7" officeooo:paragraph-rsid="000664a7"/>
    </style:style>
    <style:style style:name="P356" style:family="paragraph" style:parent-style-name="Standard" style:list-style-name="L10">
      <style:text-properties officeooo:rsid="000664a7" officeooo:paragraph-rsid="000664a7"/>
    </style:style>
    <style:style style:name="P357" style:family="paragraph" style:parent-style-name="Standard" style:list-style-name="L11">
      <style:text-properties officeooo:rsid="00070ddd" officeooo:paragraph-rsid="00070ddd"/>
    </style:style>
    <style:style style:name="P358" style:family="paragraph" style:parent-style-name="Standard" style:list-style-name="L12">
      <style:text-properties officeooo:rsid="0008cdcc" officeooo:paragraph-rsid="0008cdcc"/>
    </style:style>
    <style:style style:name="P359" style:family="paragraph" style:parent-style-name="Standard" style:list-style-name="L13">
      <style:text-properties officeooo:rsid="000ce28e" officeooo:paragraph-rsid="000ce28e"/>
    </style:style>
    <style:style style:name="P360" style:family="paragraph" style:parent-style-name="Standard" style:list-style-name="L14">
      <style:text-properties officeooo:rsid="000ce28e" officeooo:paragraph-rsid="000ce28e"/>
    </style:style>
    <style:style style:name="P361" style:family="paragraph" style:parent-style-name="Standard" style:list-style-name="L15">
      <style:text-properties officeooo:rsid="000ce28e" officeooo:paragraph-rsid="000ce28e"/>
    </style:style>
    <style:style style:name="P362" style:family="paragraph" style:parent-style-name="Standard" style:list-style-name="L16">
      <style:text-properties officeooo:rsid="000ce28e" officeooo:paragraph-rsid="000ce28e"/>
    </style:style>
    <style:style style:name="P363" style:family="paragraph" style:parent-style-name="Standard" style:list-style-name="L17">
      <style:text-properties officeooo:rsid="000dadeb" officeooo:paragraph-rsid="000dadeb"/>
    </style:style>
    <style:style style:name="P364" style:family="paragraph" style:parent-style-name="Standard" style:list-style-name="L18">
      <style:text-properties officeooo:paragraph-rsid="00101956"/>
    </style:style>
    <style:style style:name="P365" style:family="paragraph" style:parent-style-name="Standard" style:list-style-name="L19">
      <style:text-properties officeooo:rsid="0010aff9" officeooo:paragraph-rsid="0010aff9"/>
    </style:style>
    <style:style style:name="P366" style:family="paragraph" style:parent-style-name="Standard" style:list-style-name="L20">
      <style:text-properties officeooo:paragraph-rsid="0010aff9"/>
    </style:style>
    <style:style style:name="P367" style:family="paragraph" style:parent-style-name="Standard" style:list-style-name="L21">
      <style:text-properties officeooo:paragraph-rsid="00b656a3"/>
    </style:style>
    <style:style style:name="P368" style:family="paragraph" style:parent-style-name="Standard" style:list-style-name="L21">
      <style:text-properties officeooo:paragraph-rsid="0010f4bd"/>
    </style:style>
    <style:style style:name="P369" style:family="paragraph" style:parent-style-name="Standard" style:list-style-name="L21">
      <style:text-properties style:font-name="Liberation Mono" officeooo:rsid="0010f4bd" officeooo:paragraph-rsid="00b656a3"/>
    </style:style>
    <style:style style:name="P370" style:family="paragraph" style:parent-style-name="Standard" style:list-style-name="L25">
      <style:text-properties style:font-name="Liberation Mono" officeooo:rsid="0017ff89" officeooo:paragraph-rsid="0017ff89"/>
    </style:style>
    <style:style style:name="P371" style:family="paragraph" style:parent-style-name="Standard" style:list-style-name="L39">
      <style:text-properties style:font-name="Liberation Mono" officeooo:rsid="0029f012" officeooo:paragraph-rsid="0029f012"/>
    </style:style>
    <style:style style:name="P372" style:family="paragraph" style:parent-style-name="Standard" style:list-style-name="L22">
      <style:text-properties officeooo:paragraph-rsid="0013955d"/>
    </style:style>
    <style:style style:name="P373" style:family="paragraph" style:parent-style-name="Standard" style:list-style-name="L23">
      <style:text-properties officeooo:rsid="0015578a" officeooo:paragraph-rsid="0015578a"/>
    </style:style>
    <style:style style:name="P374" style:family="paragraph" style:parent-style-name="Standard" style:list-style-name="L24">
      <style:text-properties officeooo:rsid="00172d85" officeooo:paragraph-rsid="00172d85"/>
    </style:style>
    <style:style style:name="P375" style:family="paragraph" style:parent-style-name="Standard" style:list-style-name="L26">
      <style:text-properties officeooo:paragraph-rsid="00181a08"/>
    </style:style>
    <style:style style:name="P376" style:family="paragraph" style:parent-style-name="Standard" style:list-style-name="L27">
      <style:text-properties officeooo:rsid="00199bf8" officeooo:paragraph-rsid="00199bf8"/>
    </style:style>
    <style:style style:name="P377" style:family="paragraph" style:parent-style-name="Standard" style:list-style-name="L28">
      <style:text-properties officeooo:rsid="001add00" officeooo:paragraph-rsid="001add00"/>
    </style:style>
    <style:style style:name="P378" style:family="paragraph" style:parent-style-name="Standard" style:list-style-name="L29">
      <style:text-properties officeooo:rsid="001add00" officeooo:paragraph-rsid="001add00"/>
    </style:style>
    <style:style style:name="P379" style:family="paragraph" style:parent-style-name="Standard" style:list-style-name="L30">
      <style:text-properties officeooo:rsid="001c80ee" officeooo:paragraph-rsid="001ced44"/>
    </style:style>
    <style:style style:name="P380" style:family="paragraph" style:parent-style-name="Standard" style:list-style-name="L31">
      <style:text-properties officeooo:rsid="001c80ee" officeooo:paragraph-rsid="001ced44"/>
    </style:style>
    <style:style style:name="P381" style:family="paragraph" style:parent-style-name="Standard" style:list-style-name="L32">
      <style:text-properties officeooo:rsid="001fe2d7" officeooo:paragraph-rsid="001fe2d7"/>
    </style:style>
    <style:style style:name="P382" style:family="paragraph" style:parent-style-name="Standard" style:list-style-name="L33">
      <style:text-properties officeooo:rsid="00219164" officeooo:paragraph-rsid="00219164"/>
    </style:style>
    <style:style style:name="P383" style:family="paragraph" style:parent-style-name="Standard" style:list-style-name="L34">
      <style:text-properties officeooo:rsid="002330c2" officeooo:paragraph-rsid="002330c2"/>
    </style:style>
    <style:style style:name="P384" style:family="paragraph" style:parent-style-name="Standard" style:list-style-name="L35">
      <style:text-properties officeooo:rsid="00250615" officeooo:paragraph-rsid="00250615"/>
    </style:style>
    <style:style style:name="P385" style:family="paragraph" style:parent-style-name="Standard" style:list-style-name="L36">
      <style:text-properties officeooo:rsid="0026aa23" officeooo:paragraph-rsid="0026aa23"/>
    </style:style>
    <style:style style:name="P386" style:family="paragraph" style:parent-style-name="Standard" style:list-style-name="L37">
      <style:text-properties officeooo:rsid="00287367" officeooo:paragraph-rsid="00287367"/>
    </style:style>
    <style:style style:name="P387" style:family="paragraph" style:parent-style-name="Standard" style:list-style-name="L38">
      <style:text-properties officeooo:rsid="00293ee8" officeooo:paragraph-rsid="00293ee8"/>
    </style:style>
    <style:style style:name="P388" style:family="paragraph" style:parent-style-name="Standard" style:list-style-name="L40">
      <style:text-properties officeooo:rsid="002bda95" officeooo:paragraph-rsid="002bda95"/>
    </style:style>
    <style:style style:name="P389" style:family="paragraph" style:parent-style-name="Standard" style:list-style-name="L41">
      <style:text-properties officeooo:rsid="002dec0c" officeooo:paragraph-rsid="002dec0c"/>
    </style:style>
    <style:style style:name="P390" style:family="paragraph" style:parent-style-name="Standard" style:list-style-name="L42">
      <style:text-properties officeooo:rsid="003024d3" officeooo:paragraph-rsid="00317fc5"/>
    </style:style>
    <style:style style:name="P391" style:family="paragraph" style:parent-style-name="Standard" style:list-style-name="L43"/>
    <style:style style:name="P392" style:family="paragraph" style:parent-style-name="Standard" style:list-style-name="L44">
      <style:text-properties officeooo:paragraph-rsid="0031bf69"/>
    </style:style>
    <style:style style:name="P393" style:family="paragraph" style:parent-style-name="Standard" style:list-style-name="L45">
      <style:text-properties officeooo:paragraph-rsid="00337b9f"/>
    </style:style>
    <style:style style:name="P394" style:family="paragraph" style:parent-style-name="Standard" style:list-style-name="L46">
      <style:text-properties officeooo:paragraph-rsid="00387eaa"/>
    </style:style>
    <style:style style:name="P395" style:family="paragraph" style:parent-style-name="Standard" style:list-style-name="L47">
      <style:text-properties officeooo:paragraph-rsid="00387eaa"/>
    </style:style>
    <style:style style:name="P396" style:family="paragraph" style:parent-style-name="Standard" style:list-style-name="L48">
      <style:text-properties officeooo:paragraph-rsid="0038bd15"/>
    </style:style>
    <style:style style:name="P397" style:family="paragraph" style:parent-style-name="Standard" style:list-style-name="L49">
      <style:text-properties officeooo:paragraph-rsid="003a4062"/>
    </style:style>
    <style:style style:name="P398" style:family="paragraph" style:parent-style-name="Standard" style:list-style-name="L49">
      <style:text-properties officeooo:paragraph-rsid="00aeb14d"/>
    </style:style>
    <style:style style:name="P399" style:family="paragraph" style:parent-style-name="Standard" style:list-style-name="L50">
      <style:text-properties officeooo:paragraph-rsid="003b1439"/>
    </style:style>
    <style:style style:name="P400" style:family="paragraph" style:parent-style-name="Standard" style:list-style-name="L51">
      <style:text-properties officeooo:paragraph-rsid="0041327b"/>
    </style:style>
    <style:style style:name="P401" style:family="paragraph" style:parent-style-name="Standard" style:list-style-name="L52">
      <style:text-properties officeooo:paragraph-rsid="004266d8"/>
    </style:style>
    <style:style style:name="P402" style:family="paragraph" style:parent-style-name="Standard" style:list-style-name="L53">
      <style:text-properties officeooo:paragraph-rsid="004d42ab"/>
    </style:style>
    <style:style style:name="P403" style:family="paragraph" style:parent-style-name="Standard" style:list-style-name="L54">
      <style:text-properties officeooo:paragraph-rsid="004c7247"/>
    </style:style>
    <style:style style:name="P404" style:family="paragraph" style:parent-style-name="Standard" style:list-style-name="L55">
      <style:text-properties officeooo:paragraph-rsid="004e3eba"/>
    </style:style>
    <style:style style:name="P405" style:family="paragraph" style:parent-style-name="Standard" style:list-style-name="L56">
      <style:text-properties officeooo:paragraph-rsid="004f283b"/>
    </style:style>
    <style:style style:name="P406" style:family="paragraph" style:parent-style-name="Standard" style:list-style-name="L57">
      <style:text-properties officeooo:paragraph-rsid="0050d64e"/>
    </style:style>
    <style:style style:name="P407" style:family="paragraph" style:parent-style-name="Standard" style:list-style-name="L58">
      <style:text-properties officeooo:paragraph-rsid="00521321"/>
    </style:style>
    <style:style style:name="P408" style:family="paragraph" style:parent-style-name="Standard" style:list-style-name="L59">
      <style:text-properties officeooo:paragraph-rsid="0052b50e"/>
    </style:style>
    <style:style style:name="P409" style:family="paragraph" style:parent-style-name="Standard" style:list-style-name="L60">
      <style:text-properties officeooo:paragraph-rsid="0054cb99"/>
    </style:style>
    <style:style style:name="P410" style:family="paragraph" style:parent-style-name="Standard" style:list-style-name="L60">
      <style:text-properties officeooo:paragraph-rsid="00569bab"/>
    </style:style>
    <style:style style:name="P411" style:family="paragraph" style:parent-style-name="Standard" style:list-style-name="L61">
      <style:text-properties officeooo:paragraph-rsid="00594fdd"/>
    </style:style>
    <style:style style:name="P412" style:family="paragraph" style:parent-style-name="Standard" style:list-style-name="L62">
      <style:text-properties officeooo:paragraph-rsid="005b048f"/>
    </style:style>
    <style:style style:name="P413" style:family="paragraph" style:parent-style-name="Standard" style:list-style-name="L63">
      <style:text-properties officeooo:paragraph-rsid="005d9e3d"/>
    </style:style>
    <style:style style:name="P414" style:family="paragraph" style:parent-style-name="Standard" style:list-style-name="L64">
      <style:text-properties officeooo:paragraph-rsid="00634bfd"/>
    </style:style>
    <style:style style:name="P415" style:family="paragraph" style:parent-style-name="Standard" style:list-style-name="L65">
      <style:text-properties officeooo:paragraph-rsid="00653c28"/>
    </style:style>
    <style:style style:name="P416" style:family="paragraph" style:parent-style-name="Standard" style:list-style-name="L66">
      <style:text-properties officeooo:paragraph-rsid="00653c28"/>
    </style:style>
    <style:style style:name="P417" style:family="paragraph" style:parent-style-name="Standard" style:list-style-name="L67">
      <style:text-properties officeooo:paragraph-rsid="00653c28"/>
    </style:style>
    <style:style style:name="P418" style:family="paragraph" style:parent-style-name="Standard" style:list-style-name="L68">
      <style:text-properties officeooo:paragraph-rsid="0067b515"/>
    </style:style>
    <style:style style:name="P419" style:family="paragraph" style:parent-style-name="Standard" style:list-style-name="L69">
      <style:text-properties officeooo:paragraph-rsid="0069cde3"/>
    </style:style>
    <style:style style:name="P420" style:family="paragraph" style:parent-style-name="Standard" style:list-style-name="L70">
      <style:text-properties officeooo:paragraph-rsid="006bb0ef"/>
    </style:style>
    <style:style style:name="P421" style:family="paragraph" style:parent-style-name="Standard" style:list-style-name="L71">
      <style:text-properties officeooo:paragraph-rsid="006d089f"/>
    </style:style>
    <style:style style:name="P422" style:family="paragraph" style:parent-style-name="Standard" style:list-style-name="L72">
      <style:text-properties officeooo:paragraph-rsid="006db405"/>
    </style:style>
    <style:style style:name="P423" style:family="paragraph" style:parent-style-name="Standard" style:list-style-name="L73">
      <style:text-properties officeooo:paragraph-rsid="00706eef"/>
    </style:style>
    <style:style style:name="P424" style:family="paragraph" style:parent-style-name="Standard" style:list-style-name="L74">
      <style:text-properties officeooo:paragraph-rsid="0071fae1"/>
    </style:style>
    <style:style style:name="P425" style:family="paragraph" style:parent-style-name="Standard" style:list-style-name="L75">
      <style:text-properties officeooo:paragraph-rsid="0074f57c"/>
    </style:style>
    <style:style style:name="P426" style:family="paragraph" style:parent-style-name="Standard" style:list-style-name="L76">
      <style:text-properties officeooo:paragraph-rsid="00788e27"/>
    </style:style>
    <style:style style:name="P427" style:family="paragraph" style:parent-style-name="Standard" style:list-style-name="L77">
      <style:text-properties officeooo:paragraph-rsid="00788e27"/>
    </style:style>
    <style:style style:name="P428" style:family="paragraph" style:parent-style-name="Standard" style:list-style-name="L78">
      <style:text-properties officeooo:paragraph-rsid="007aed72"/>
    </style:style>
    <style:style style:name="P429" style:family="paragraph" style:parent-style-name="Standard" style:list-style-name="L79">
      <style:text-properties officeooo:paragraph-rsid="007b6581"/>
    </style:style>
    <style:style style:name="P430" style:family="paragraph" style:parent-style-name="Standard" style:list-style-name="L80">
      <style:text-properties officeooo:paragraph-rsid="007b6581"/>
    </style:style>
    <style:style style:name="P431" style:family="paragraph" style:parent-style-name="Standard" style:list-style-name="L81">
      <style:text-properties officeooo:paragraph-rsid="007c402b"/>
    </style:style>
    <style:style style:name="P432" style:family="paragraph" style:parent-style-name="Standard" style:list-style-name="L82">
      <style:text-properties officeooo:paragraph-rsid="007d25cd"/>
    </style:style>
    <style:style style:name="P433" style:family="paragraph" style:parent-style-name="Standard" style:list-style-name="L83">
      <style:text-properties officeooo:paragraph-rsid="007e7475"/>
    </style:style>
    <style:style style:name="P434" style:family="paragraph" style:parent-style-name="Standard" style:list-style-name="L84">
      <style:text-properties officeooo:paragraph-rsid="00ab858a"/>
    </style:style>
    <style:style style:name="P435" style:family="paragraph" style:parent-style-name="Standard" style:list-style-name="L85">
      <style:text-properties officeooo:paragraph-rsid="0084421a"/>
    </style:style>
    <style:style style:name="P436" style:family="paragraph" style:parent-style-name="Standard" style:list-style-name="L86">
      <style:text-properties officeooo:paragraph-rsid="008725ec"/>
    </style:style>
    <style:style style:name="P437" style:family="paragraph" style:parent-style-name="Standard" style:list-style-name="L87">
      <style:text-properties officeooo:paragraph-rsid="008725ec"/>
    </style:style>
    <style:style style:name="P438" style:family="paragraph" style:parent-style-name="Standard" style:list-style-name="L88">
      <style:text-properties officeooo:paragraph-rsid="0085ed5c"/>
    </style:style>
    <style:style style:name="P439" style:family="paragraph" style:parent-style-name="Standard" style:list-style-name="L89">
      <style:text-properties officeooo:paragraph-rsid="0085ed5c"/>
    </style:style>
    <style:style style:name="P440" style:family="paragraph" style:parent-style-name="Standard" style:list-style-name="L90">
      <style:text-properties officeooo:paragraph-rsid="00882a11"/>
    </style:style>
    <style:style style:name="P441" style:family="paragraph" style:parent-style-name="Standard" style:list-style-name="L91">
      <style:text-properties officeooo:paragraph-rsid="0089b990"/>
    </style:style>
    <style:style style:name="P442" style:family="paragraph" style:parent-style-name="Standard" style:list-style-name="L92">
      <style:text-properties officeooo:paragraph-rsid="008b7bfa"/>
    </style:style>
    <style:style style:name="P443" style:family="paragraph" style:parent-style-name="Standard" style:list-style-name="L93">
      <style:text-properties officeooo:paragraph-rsid="008d6fa3"/>
    </style:style>
    <style:style style:name="P444" style:family="paragraph" style:parent-style-name="Standard" style:list-style-name="L94">
      <style:text-properties officeooo:paragraph-rsid="008f3ae5"/>
    </style:style>
    <style:style style:name="P445" style:family="paragraph" style:parent-style-name="Standard" style:list-style-name="L95">
      <style:text-properties officeooo:paragraph-rsid="008f3ae5"/>
    </style:style>
    <style:style style:name="P446" style:family="paragraph" style:parent-style-name="Standard" style:list-style-name="L96">
      <style:text-properties officeooo:paragraph-rsid="0093bbec"/>
    </style:style>
    <style:style style:name="P447" style:family="paragraph" style:parent-style-name="Standard" style:list-style-name="L97">
      <style:text-properties officeooo:paragraph-rsid="009fc644"/>
    </style:style>
    <style:style style:name="P448" style:family="paragraph" style:parent-style-name="Standard" style:list-style-name="L97">
      <style:text-properties officeooo:paragraph-rsid="00a18ce7"/>
    </style:style>
    <style:style style:name="P449" style:family="paragraph" style:parent-style-name="Standard" style:list-style-name="L97">
      <style:text-properties officeooo:paragraph-rsid="00a3be94"/>
    </style:style>
    <style:style style:name="P450" style:family="paragraph" style:parent-style-name="Standard" style:list-style-name="L97">
      <style:text-properties officeooo:paragraph-rsid="00a6779c"/>
    </style:style>
    <style:style style:name="P451" style:family="paragraph" style:parent-style-name="Standard" style:list-style-name="L97">
      <style:text-properties officeooo:paragraph-rsid="00a41a04"/>
    </style:style>
    <style:style style:name="P452" style:family="paragraph" style:parent-style-name="Standard" style:list-style-name="L97">
      <style:text-properties officeooo:paragraph-rsid="00a79672"/>
    </style:style>
    <style:style style:name="P453" style:family="paragraph" style:parent-style-name="Standard" style:list-style-name="L97">
      <style:text-properties officeooo:paragraph-rsid="00a434f4"/>
    </style:style>
    <style:style style:name="P454" style:family="paragraph" style:parent-style-name="Standard" style:list-style-name="L97">
      <style:text-properties officeooo:paragraph-rsid="00a48e07"/>
    </style:style>
    <style:style style:name="P455" style:family="paragraph" style:parent-style-name="Standard" style:list-style-name="L98">
      <style:text-properties officeooo:paragraph-rsid="00d4fa85"/>
    </style:style>
    <style:style style:name="P456" style:family="paragraph" style:parent-style-name="Standard" style:list-style-name="L99">
      <style:text-properties officeooo:paragraph-rsid="00d59b7b"/>
    </style:style>
    <style:style style:name="P457" style:family="paragraph" style:parent-style-name="Standard" style:list-style-name="L100">
      <style:text-properties officeooo:paragraph-rsid="00d74f14"/>
    </style:style>
    <style:style style:name="P458" style:family="paragraph" style:parent-style-name="Standard" style:list-style-name="L101">
      <style:text-properties officeooo:paragraph-rsid="00da8c83"/>
    </style:style>
    <style:style style:name="P459" style:family="paragraph" style:parent-style-name="Standard" style:list-style-name="L101" style:master-page-name="">
      <loext:graphic-properties draw:fill="none"/>
      <style:paragraph-properties fo:margin-left="0in" fo:margin-right="0in" fo:text-indent="0in" style:auto-text-indent="false" style:page-number="auto" fo:background-color="transparent"/>
      <style:text-properties officeooo:paragraph-rsid="00da8c83"/>
    </style:style>
    <style:style style:name="P460" style:family="paragraph" style:parent-style-name="Standard" style:list-style-name="L101">
      <style:text-properties officeooo:paragraph-rsid="00d903f8"/>
    </style:style>
    <style:style style:name="P461" style:family="paragraph" style:parent-style-name="Standard" style:list-style-name="L102">
      <style:text-properties officeooo:paragraph-rsid="00dae0ef"/>
    </style:style>
    <style:style style:name="P462" style:family="paragraph" style:parent-style-name="Standard" style:list-style-name="L103">
      <style:text-properties officeooo:paragraph-rsid="00dd0897"/>
    </style:style>
    <style:style style:name="P463" style:family="paragraph" style:parent-style-name="Standard" style:list-style-name="L104">
      <style:text-properties officeooo:paragraph-rsid="00e03240"/>
    </style:style>
    <style:style style:name="P464" style:family="paragraph" style:parent-style-name="Standard" style:list-style-name="L105">
      <style:text-properties officeooo:paragraph-rsid="00e03ea7"/>
    </style:style>
    <style:style style:name="P465" style:family="paragraph" style:parent-style-name="Standard" style:list-style-name="L106">
      <style:text-properties officeooo:paragraph-rsid="00e1da5d"/>
    </style:style>
    <style:style style:name="P466" style:family="paragraph" style:parent-style-name="Standard" style:list-style-name="L107">
      <style:text-properties officeooo:paragraph-rsid="00e353d3"/>
    </style:style>
    <style:style style:name="P467" style:family="paragraph" style:parent-style-name="Standard" style:list-style-name="L108">
      <style:text-properties officeooo:paragraph-rsid="00e353d3"/>
    </style:style>
    <style:style style:name="P468" style:family="paragraph" style:parent-style-name="Standard" style:list-style-name="L109">
      <style:text-properties officeooo:paragraph-rsid="00e584ab"/>
    </style:style>
    <style:style style:name="P469" style:family="paragraph" style:parent-style-name="Standard" style:list-style-name="L110">
      <style:text-properties officeooo:paragraph-rsid="00e748f6"/>
    </style:style>
    <style:style style:name="P470" style:family="paragraph" style:parent-style-name="Standard" style:list-style-name="L111">
      <style:text-properties officeooo:paragraph-rsid="00e7b15a"/>
    </style:style>
    <style:style style:name="P471" style:family="paragraph" style:parent-style-name="Standard" style:list-style-name="L112">
      <style:text-properties officeooo:paragraph-rsid="00ec79b2"/>
    </style:style>
    <style:style style:name="P472" style:family="paragraph" style:parent-style-name="Standard" style:list-style-name="L113">
      <style:text-properties officeooo:paragraph-rsid="00ecaca7"/>
    </style:style>
    <style:style style:name="P473" style:family="paragraph" style:parent-style-name="Standard" style:list-style-name="L114">
      <style:text-properties officeooo:paragraph-rsid="00ecaca7"/>
    </style:style>
    <style:style style:name="P474" style:family="paragraph" style:parent-style-name="Standard" style:list-style-name="L115">
      <style:text-properties officeooo:paragraph-rsid="00f04f0e"/>
    </style:style>
    <style:style style:name="P475" style:family="paragraph" style:parent-style-name="Standard" style:list-style-name="L116">
      <style:text-properties officeooo:paragraph-rsid="00f04f0e"/>
    </style:style>
    <style:style style:name="P476" style:family="paragraph" style:parent-style-name="Standard" style:list-style-name="L117">
      <style:text-properties officeooo:paragraph-rsid="00f25477"/>
    </style:style>
    <style:style style:name="P477" style:family="paragraph" style:parent-style-name="Standard" style:list-style-name="L118">
      <style:text-properties officeooo:paragraph-rsid="00f25477"/>
    </style:style>
    <style:style style:name="P478" style:family="paragraph" style:parent-style-name="Standard" style:list-style-name="L119">
      <style:text-properties officeooo:paragraph-rsid="00f4b399"/>
    </style:style>
    <style:style style:name="P479" style:family="paragraph" style:parent-style-name="Standard" style:list-style-name="L120">
      <style:text-properties officeooo:paragraph-rsid="00f4b399"/>
    </style:style>
    <style:style style:name="P480" style:family="paragraph" style:parent-style-name="Standard" style:list-style-name="L121">
      <style:text-properties officeooo:paragraph-rsid="00f4b399"/>
    </style:style>
    <style:style style:name="P481" style:family="paragraph" style:parent-style-name="Standard" style:list-style-name="L122">
      <style:text-properties officeooo:paragraph-rsid="00f5bb25"/>
    </style:style>
    <style:style style:name="P482" style:family="paragraph" style:parent-style-name="Standard" style:list-style-name="L123">
      <style:text-properties officeooo:paragraph-rsid="00f6efb9"/>
    </style:style>
    <style:style style:name="P483" style:family="paragraph" style:parent-style-name="Standard" style:list-style-name="L124">
      <style:text-properties officeooo:paragraph-rsid="00f9c21b"/>
    </style:style>
    <style:style style:name="P484" style:family="paragraph" style:parent-style-name="Standard" style:list-style-name="L125">
      <style:text-properties officeooo:paragraph-rsid="00fa6cba"/>
    </style:style>
    <style:style style:name="P485" style:family="paragraph" style:parent-style-name="Standard" style:list-style-name="L126">
      <style:text-properties officeooo:paragraph-rsid="00fc8aa2"/>
    </style:style>
    <style:style style:name="P486" style:family="paragraph" style:parent-style-name="Standard" style:list-style-name="L127">
      <style:text-properties officeooo:paragraph-rsid="00fd68c1"/>
    </style:style>
    <style:style style:name="P487" style:family="paragraph" style:parent-style-name="Standard" style:list-style-name="L128">
      <style:text-properties officeooo:paragraph-rsid="00fe7698"/>
    </style:style>
    <style:style style:name="P488" style:family="paragraph" style:parent-style-name="Standard" style:list-style-name="L129">
      <style:text-properties officeooo:paragraph-rsid="00fe7698"/>
    </style:style>
    <style:style style:name="P489" style:family="paragraph" style:parent-style-name="Standard" style:list-style-name="L130">
      <style:text-properties officeooo:paragraph-rsid="00fe7698"/>
    </style:style>
    <style:style style:name="P490" style:family="paragraph" style:parent-style-name="Standard" style:list-style-name="L131">
      <style:text-properties officeooo:paragraph-rsid="00fe7698"/>
    </style:style>
    <style:style style:name="P491" style:family="paragraph" style:parent-style-name="Standard" style:list-style-name="L132">
      <style:text-properties officeooo:paragraph-rsid="00fe95d3"/>
    </style:style>
    <style:style style:name="P492" style:family="paragraph" style:parent-style-name="Standard" style:list-style-name="L133">
      <style:text-properties officeooo:paragraph-rsid="00ff4576"/>
    </style:style>
    <style:style style:name="P493" style:family="paragraph" style:parent-style-name="Standard" style:list-style-name="L134"/>
    <style:style style:name="P494" style:family="paragraph" style:parent-style-name="Standard" style:list-style-name="L135">
      <style:text-properties officeooo:paragraph-rsid="00a8f952"/>
    </style:style>
    <style:style style:name="P495" style:family="paragraph" style:parent-style-name="Standard" style:list-style-name="L135">
      <style:text-properties officeooo:paragraph-rsid="00ab00a4"/>
    </style:style>
    <style:style style:name="P496" style:family="paragraph" style:parent-style-name="Standard" style:list-style-name="L136">
      <style:text-properties officeooo:paragraph-rsid="0100bb4f"/>
    </style:style>
    <style:style style:name="P497" style:family="paragraph" style:parent-style-name="Standard" style:list-style-name="L137">
      <style:text-properties officeooo:paragraph-rsid="0100bb4f"/>
    </style:style>
    <style:style style:name="P498" style:family="paragraph" style:parent-style-name="Standard" style:list-style-name="L138">
      <style:text-properties officeooo:paragraph-rsid="0101ba4b"/>
    </style:style>
    <style:style style:name="P499" style:family="paragraph" style:parent-style-name="Standard" style:list-style-name="L139">
      <style:text-properties officeooo:paragraph-rsid="0101ba4b"/>
    </style:style>
    <style:style style:name="P500" style:family="paragraph" style:parent-style-name="Standard" style:list-style-name="L140">
      <style:text-properties officeooo:paragraph-rsid="0101dd8e"/>
    </style:style>
    <style:style style:name="P501" style:family="paragraph" style:parent-style-name="Standard" style:list-style-name="L141">
      <style:text-properties officeooo:paragraph-rsid="0103a1c9"/>
    </style:style>
    <style:style style:name="P502" style:family="paragraph" style:parent-style-name="Standard" style:list-style-name="L142">
      <style:text-properties officeooo:paragraph-rsid="0104c150"/>
    </style:style>
    <style:style style:name="P503" style:family="paragraph" style:parent-style-name="Standard" style:list-style-name="L143">
      <style:text-properties officeooo:paragraph-rsid="0107632c"/>
    </style:style>
    <style:style style:name="P504" style:family="paragraph" style:parent-style-name="Standard" style:list-style-name="L144">
      <style:text-properties officeooo:paragraph-rsid="01089f11"/>
    </style:style>
    <style:style style:name="P505" style:family="paragraph" style:parent-style-name="Standard" style:list-style-name="L145">
      <style:text-properties officeooo:paragraph-rsid="0108ee48"/>
    </style:style>
    <style:style style:name="P506" style:family="paragraph" style:parent-style-name="Standard" style:list-style-name="L145">
      <style:text-properties officeooo:paragraph-rsid="01098e2e"/>
    </style:style>
    <style:style style:name="P507" style:family="paragraph" style:parent-style-name="Standard" style:list-style-name="L146" style:master-page-name="">
      <loext:graphic-properties draw:fill="none"/>
      <style:paragraph-properties fo:margin-left="0in" fo:margin-right="0in" fo:text-indent="0in" style:auto-text-indent="false" style:page-number="auto" fo:background-color="transparent"/>
      <style:text-properties officeooo:paragraph-rsid="010a2466"/>
    </style:style>
    <style:style style:name="P508" style:family="paragraph" style:parent-style-name="Standard" style:list-style-name="L148">
      <style:text-properties officeooo:paragraph-rsid="0115d978"/>
    </style:style>
    <style:style style:name="P509" style:family="paragraph" style:parent-style-name="Standard" style:list-style-name="L149">
      <style:text-properties officeooo:paragraph-rsid="0118be53"/>
    </style:style>
    <style:style style:name="P510" style:family="paragraph" style:parent-style-name="Standard" style:list-style-name="L150">
      <style:text-properties officeooo:paragraph-rsid="0118e3e7"/>
    </style:style>
    <style:style style:name="P511" style:family="paragraph" style:parent-style-name="Standard" style:list-style-name="L151">
      <style:text-properties officeooo:paragraph-rsid="0118e3e7"/>
    </style:style>
    <style:style style:name="P512" style:family="paragraph" style:parent-style-name="Standard" style:list-style-name="L152">
      <style:text-properties officeooo:paragraph-rsid="0119299a"/>
    </style:style>
    <style:style style:name="P513" style:family="paragraph" style:parent-style-name="Standard" style:list-style-name="L153">
      <style:text-properties officeooo:paragraph-rsid="0119fc1e"/>
    </style:style>
    <style:style style:name="P514" style:family="paragraph" style:parent-style-name="Standard" style:list-style-name="L154">
      <style:text-properties officeooo:paragraph-rsid="011cb2c2"/>
    </style:style>
    <style:style style:name="P515" style:family="paragraph" style:parent-style-name="Standard" style:list-style-name="L155">
      <style:text-properties officeooo:paragraph-rsid="011cb2c2"/>
    </style:style>
    <style:style style:name="P516" style:family="paragraph" style:parent-style-name="Standard" style:list-style-name="L155">
      <style:text-properties officeooo:paragraph-rsid="011e083a"/>
    </style:style>
    <style:style style:name="P517" style:family="paragraph" style:parent-style-name="Standard" style:list-style-name="L156">
      <style:text-properties officeooo:paragraph-rsid="011e083a"/>
    </style:style>
    <style:style style:name="P518" style:family="paragraph" style:parent-style-name="Standard" style:list-style-name="L157">
      <style:text-properties officeooo:paragraph-rsid="012553d5"/>
    </style:style>
    <style:style style:name="P519" style:family="paragraph" style:parent-style-name="Standard" style:list-style-name="L159">
      <style:text-properties officeooo:paragraph-rsid="012901ab"/>
    </style:style>
    <style:style style:name="P520" style:family="paragraph" style:parent-style-name="Standard" style:list-style-name="L159">
      <style:text-properties officeooo:paragraph-rsid="0129faec"/>
    </style:style>
    <style:style style:name="P521" style:family="paragraph" style:parent-style-name="Standard" style:list-style-name="L159" style:master-page-name="">
      <loext:graphic-properties draw:fill="none"/>
      <style:paragraph-properties fo:margin-left="0in" fo:margin-right="0in" fo:text-indent="0in" style:auto-text-indent="false" style:page-number="auto" fo:background-color="transparent"/>
      <style:text-properties officeooo:paragraph-rsid="0129faec"/>
    </style:style>
    <style:style style:name="P522" style:family="paragraph" style:parent-style-name="Standard" style:list-style-name="L159">
      <loext:graphic-properties draw:fill="none"/>
      <style:paragraph-properties fo:margin-left="0in" fo:margin-right="0in" fo:text-indent="0in" style:auto-text-indent="false" fo:background-color="transparent"/>
      <style:text-properties officeooo:paragraph-rsid="012b7102"/>
    </style:style>
    <style:style style:name="P523" style:family="paragraph" style:parent-style-name="Standard" style:list-style-name="L159">
      <loext:graphic-properties draw:fill="none"/>
      <style:paragraph-properties fo:background-color="transparent"/>
      <style:text-properties officeooo:paragraph-rsid="012b7102"/>
    </style:style>
    <style:style style:name="P524" style:family="paragraph" style:parent-style-name="Standard" style:list-style-name="L160">
      <loext:graphic-properties draw:fill="none"/>
      <style:paragraph-properties fo:background-color="transparent"/>
      <style:text-properties officeooo:paragraph-rsid="012c909b"/>
    </style:style>
    <style:style style:name="P525" style:family="paragraph" style:parent-style-name="Standard" style:list-style-name="L161">
      <loext:graphic-properties draw:fill="none"/>
      <style:paragraph-properties fo:background-color="transparent"/>
      <style:text-properties officeooo:paragraph-rsid="01311681"/>
    </style:style>
    <style:style style:name="P526" style:family="paragraph" style:parent-style-name="Standard" style:list-style-name="L162">
      <loext:graphic-properties draw:fill="none"/>
      <style:paragraph-properties fo:background-color="transparent"/>
      <style:text-properties officeooo:paragraph-rsid="0132c289"/>
    </style:style>
    <style:style style:name="P527" style:family="paragraph" style:parent-style-name="Standard" style:list-style-name="L163">
      <style:text-properties officeooo:paragraph-rsid="0134201d"/>
    </style:style>
    <style:style style:name="P528" style:family="paragraph" style:parent-style-name="Standard" style:list-style-name="L164">
      <style:text-properties officeooo:paragraph-rsid="0134cb93"/>
    </style:style>
    <style:style style:name="P529" style:family="paragraph" style:parent-style-name="Standard" style:list-style-name="L164">
      <style:text-properties officeooo:paragraph-rsid="01356fe7"/>
    </style:style>
    <style:style style:name="P530" style:family="paragraph" style:parent-style-name="Standard" style:list-style-name="L165">
      <style:text-properties officeooo:paragraph-rsid="01389f45"/>
    </style:style>
    <style:style style:name="P531" style:family="paragraph" style:parent-style-name="Standard" style:list-style-name="L166">
      <style:text-properties officeooo:paragraph-rsid="013b18d7"/>
    </style:style>
    <style:style style:name="P532" style:family="paragraph" style:parent-style-name="Standard" style:list-style-name="L167">
      <style:text-properties officeooo:paragraph-rsid="013ee914"/>
    </style:style>
    <style:style style:name="P533" style:family="paragraph" style:parent-style-name="Standard" style:list-style-name="L168">
      <style:text-properties officeooo:paragraph-rsid="01405f03"/>
    </style:style>
    <style:style style:name="P534" style:family="paragraph" style:parent-style-name="Standard" style:list-style-name="L169">
      <style:text-properties officeooo:paragraph-rsid="0142a34b"/>
    </style:style>
    <style:style style:name="P535" style:family="paragraph" style:parent-style-name="Standard" style:list-style-name="L170">
      <style:text-properties officeooo:paragraph-rsid="01432ed2"/>
    </style:style>
    <style:style style:name="P536" style:family="paragraph" style:parent-style-name="Standard" style:list-style-name="L171">
      <style:text-properties officeooo:paragraph-rsid="01442938"/>
    </style:style>
    <style:style style:name="P537" style:family="paragraph" style:parent-style-name="Standard" style:list-style-name="L172">
      <style:text-properties officeooo:paragraph-rsid="01442938"/>
    </style:style>
    <style:style style:name="P538" style:family="paragraph" style:parent-style-name="Standard" style:list-style-name="L173">
      <style:text-properties officeooo:paragraph-rsid="01473b10"/>
    </style:style>
    <style:style style:name="P539" style:family="paragraph" style:parent-style-name="Standard" style:list-style-name="L174">
      <style:text-properties officeooo:paragraph-rsid="015df067"/>
    </style:style>
    <style:style style:name="P540" style:family="paragraph" style:parent-style-name="Standard" style:list-style-name="L175">
      <style:text-properties officeooo:paragraph-rsid="01605dcc"/>
    </style:style>
    <style:style style:name="P541" style:family="paragraph" style:parent-style-name="Standard" style:list-style-name="L176">
      <style:text-properties officeooo:paragraph-rsid="017601c4"/>
    </style:style>
    <style:style style:name="P542" style:family="paragraph" style:parent-style-name="Standard" style:list-style-name="L177">
      <style:text-properties officeooo:paragraph-rsid="017c60ca"/>
    </style:style>
    <style:style style:name="P543" style:family="paragraph" style:parent-style-name="Standard" style:list-style-name="L178">
      <style:text-properties officeooo:paragraph-rsid="017c60ca"/>
    </style:style>
    <style:style style:name="P544" style:family="paragraph" style:parent-style-name="Standard" style:list-style-name="L179">
      <style:text-properties officeooo:paragraph-rsid="017eeb65"/>
    </style:style>
    <style:style style:name="P545" style:family="paragraph" style:parent-style-name="Standard" style:list-style-name="L180"/>
    <style:style style:name="P546" style:family="paragraph" style:parent-style-name="Standard" style:list-style-name="L180">
      <style:text-properties officeooo:paragraph-rsid="00b1c73f"/>
    </style:style>
    <style:style style:name="P547" style:family="paragraph" style:parent-style-name="Standard" style:list-style-name="L180">
      <style:text-properties officeooo:paragraph-rsid="00b3ab26"/>
    </style:style>
    <style:style style:name="P548" style:family="paragraph" style:parent-style-name="Standard" style:list-style-name="L180">
      <style:text-properties officeooo:paragraph-rsid="00bacb6e"/>
    </style:style>
    <style:style style:name="P549" style:family="paragraph" style:parent-style-name="Standard" style:list-style-name="L180">
      <style:text-properties officeooo:paragraph-rsid="00b7c5bf"/>
    </style:style>
    <style:style style:name="P550" style:family="paragraph" style:parent-style-name="Standard" style:list-style-name="L180">
      <style:text-properties officeooo:paragraph-rsid="00b9600b"/>
    </style:style>
    <style:style style:name="P551" style:family="paragraph" style:parent-style-name="Standard" style:list-style-name="L180">
      <style:text-properties officeooo:paragraph-rsid="00bd5ba5"/>
    </style:style>
    <style:style style:name="P552" style:family="paragraph" style:parent-style-name="Standard" style:list-style-name="L180">
      <style:text-properties officeooo:paragraph-rsid="00bfe151"/>
    </style:style>
    <style:style style:name="P553" style:family="paragraph" style:parent-style-name="Standard" style:list-style-name="L180">
      <style:text-properties officeooo:paragraph-rsid="00be8b1b"/>
    </style:style>
    <style:style style:name="P554" style:family="paragraph" style:parent-style-name="Standard" style:list-style-name="L180">
      <style:text-properties officeooo:paragraph-rsid="00c16215"/>
    </style:style>
    <style:style style:name="P555" style:family="paragraph" style:parent-style-name="Standard" style:list-style-name="L180">
      <style:text-properties officeooo:paragraph-rsid="00c301db"/>
    </style:style>
    <style:style style:name="P556" style:family="paragraph" style:parent-style-name="Standard" style:list-style-name="L180">
      <style:text-properties officeooo:paragraph-rsid="00ca044a"/>
    </style:style>
    <style:style style:name="P557" style:family="paragraph" style:parent-style-name="Standard" style:list-style-name="L180">
      <style:text-properties officeooo:paragraph-rsid="0193c274"/>
    </style:style>
    <style:style style:name="P558" style:family="paragraph" style:parent-style-name="Standard" style:list-style-name="L180">
      <style:text-properties officeooo:paragraph-rsid="00c488dc"/>
    </style:style>
    <style:style style:name="P559" style:family="paragraph" style:parent-style-name="Standard" style:list-style-name="L180">
      <style:text-properties officeooo:paragraph-rsid="00c63026"/>
    </style:style>
    <style:style style:name="P560" style:family="paragraph" style:parent-style-name="Standard" style:list-style-name="L180">
      <style:text-properties officeooo:paragraph-rsid="00c795c2"/>
    </style:style>
    <style:style style:name="P561" style:family="paragraph" style:parent-style-name="Standard" style:list-style-name="L180">
      <style:text-properties officeooo:paragraph-rsid="00c822d7"/>
    </style:style>
    <style:style style:name="P562" style:family="paragraph" style:parent-style-name="Standard" style:list-style-name="L180">
      <style:text-properties officeooo:paragraph-rsid="00c7bdaa"/>
    </style:style>
    <style:style style:name="P563" style:family="paragraph" style:parent-style-name="Standard" style:list-style-name="L180">
      <style:text-properties officeooo:paragraph-rsid="00c84620"/>
    </style:style>
    <style:style style:name="P564" style:family="paragraph" style:parent-style-name="Standard" style:list-style-name="L182"/>
    <style:style style:name="P565" style:family="paragraph" style:parent-style-name="Standard" style:list-style-name="L182">
      <style:text-properties officeooo:paragraph-rsid="00cb6542"/>
    </style:style>
    <style:style style:name="P566" style:family="paragraph" style:parent-style-name="Standard" style:list-style-name="L185"/>
    <style:style style:name="P567" style:family="paragraph" style:parent-style-name="Standard" style:list-style-name="L185">
      <style:text-properties officeooo:paragraph-rsid="00ccedd9"/>
    </style:style>
    <style:style style:name="P568" style:family="paragraph" style:parent-style-name="Standard" style:list-style-name="L185">
      <style:text-properties officeooo:paragraph-rsid="00ce5b12"/>
    </style:style>
    <style:style style:name="P569" style:family="paragraph" style:parent-style-name="Standard" style:list-style-name="L185">
      <style:text-properties officeooo:paragraph-rsid="00d00e7d"/>
    </style:style>
    <style:style style:name="P570" style:family="paragraph" style:parent-style-name="Standard" style:list-style-name="L185">
      <style:text-properties officeooo:paragraph-rsid="00d1bac1"/>
    </style:style>
    <style:style style:name="P571" style:family="paragraph" style:parent-style-name="Standard" style:list-style-name="L187"/>
    <style:style style:name="P572" style:family="paragraph" style:parent-style-name="Standard" style:list-style-name="L187">
      <style:text-properties officeooo:paragraph-rsid="0181567a"/>
    </style:style>
    <style:style style:name="P573" style:family="paragraph" style:parent-style-name="Standard" style:list-style-name="L187">
      <style:text-properties officeooo:rsid="0182ab76" officeooo:paragraph-rsid="0182ab76"/>
    </style:style>
    <style:style style:name="P574" style:family="paragraph" style:parent-style-name="Standard" style:list-style-name="L188">
      <style:text-properties officeooo:rsid="0188bfb3" officeooo:paragraph-rsid="0188bfb3"/>
    </style:style>
    <style:style style:name="P575" style:family="paragraph" style:parent-style-name="Standard" style:list-style-name="L189">
      <style:text-properties officeooo:rsid="018c1c5c" officeooo:paragraph-rsid="018c1c5c"/>
    </style:style>
    <style:style style:name="P576" style:family="paragraph" style:parent-style-name="Standard" style:list-style-name="L190">
      <style:text-properties officeooo:rsid="018f48ba" officeooo:paragraph-rsid="018f48ba"/>
    </style:style>
    <style:style style:name="P577" style:family="paragraph" style:parent-style-name="Standard" style:list-style-name="L191">
      <style:text-properties officeooo:rsid="0190e4d1" officeooo:paragraph-rsid="0190e4d1"/>
    </style:style>
    <style:style style:name="P578" style:family="paragraph" style:parent-style-name="Standard" style:list-style-name="L192">
      <style:text-properties officeooo:rsid="01977606" officeooo:paragraph-rsid="01977606"/>
    </style:style>
    <style:style style:name="P579" style:family="paragraph" style:parent-style-name="Standard" style:list-style-name="L193">
      <style:text-properties officeooo:rsid="0197dc77" officeooo:paragraph-rsid="0197dc77"/>
    </style:style>
    <style:style style:name="P580" style:family="paragraph" style:parent-style-name="Standard" style:list-style-name="L194">
      <style:text-properties officeooo:rsid="019862ec" officeooo:paragraph-rsid="019862ec"/>
    </style:style>
    <style:style style:name="P581" style:family="paragraph" style:parent-style-name="Standard" style:list-style-name="L195">
      <style:text-properties officeooo:rsid="019862ec" officeooo:paragraph-rsid="019862ec"/>
    </style:style>
    <style:style style:name="P582" style:family="paragraph" style:parent-style-name="Standard" style:list-style-name="L196">
      <style:text-properties officeooo:rsid="019a321c" officeooo:paragraph-rsid="019a321c"/>
    </style:style>
    <style:style style:name="P583" style:family="paragraph" style:parent-style-name="Standard" style:list-style-name="L197">
      <style:text-properties officeooo:rsid="019cc01d" officeooo:paragraph-rsid="019cc01d"/>
    </style:style>
    <style:style style:name="P584" style:family="paragraph" style:parent-style-name="Standard" style:list-style-name="L198">
      <style:text-properties officeooo:rsid="019cc01d" officeooo:paragraph-rsid="019cc01d"/>
    </style:style>
    <style:style style:name="P585" style:family="paragraph" style:parent-style-name="Standard" style:list-style-name="L199">
      <style:text-properties officeooo:rsid="019d58ba" officeooo:paragraph-rsid="019d58ba"/>
    </style:style>
    <style:style style:name="P586" style:family="paragraph" style:parent-style-name="Standard" style:list-style-name="L200">
      <style:text-properties style:font-name="Liberation Serif" officeooo:rsid="019422d9" officeooo:paragraph-rsid="019422d9"/>
    </style:style>
    <style:style style:name="P587" style:family="paragraph" style:parent-style-name="Standard" style:list-style-name="L200">
      <style:text-properties style:font-name="Liberation Serif" officeooo:rsid="0182ab76" officeooo:paragraph-rsid="0182ab76"/>
    </style:style>
    <style:style style:name="P588" style:family="paragraph" style:parent-style-name="Standard" style:list-style-name="L200">
      <style:text-properties style:font-name="Liberation Serif" officeooo:rsid="01a010d6" officeooo:paragraph-rsid="01a010d6"/>
    </style:style>
    <style:style style:name="P589" style:family="paragraph" style:parent-style-name="Standard" style:list-style-name="L200">
      <style:text-properties style:font-name="Liberation Serif" officeooo:rsid="01f48307" officeooo:paragraph-rsid="01f48307"/>
    </style:style>
    <style:style style:name="P590" style:family="paragraph" style:parent-style-name="Standard" style:list-style-name="L201">
      <style:text-properties style:font-name="Liberation Serif" officeooo:rsid="01a5953a" officeooo:paragraph-rsid="01a5953a"/>
    </style:style>
    <style:style style:name="P591" style:family="paragraph" style:parent-style-name="Standard" style:list-style-name="L202">
      <style:text-properties style:font-name="Liberation Serif" officeooo:rsid="01a871b7" officeooo:paragraph-rsid="01a871b7"/>
    </style:style>
    <style:style style:name="P592" style:family="paragraph" style:parent-style-name="Standard" style:list-style-name="L203">
      <style:text-properties style:font-name="Liberation Serif" officeooo:rsid="01aaa44a" officeooo:paragraph-rsid="01aaa44a"/>
    </style:style>
    <style:style style:name="P593" style:family="paragraph" style:parent-style-name="Standard" style:list-style-name="L206">
      <style:text-properties officeooo:rsid="01bc3054" officeooo:paragraph-rsid="01bc3054"/>
    </style:style>
    <style:style style:name="P594" style:family="paragraph" style:parent-style-name="Standard" style:list-style-name="L207">
      <style:text-properties officeooo:rsid="01bd0008" officeooo:paragraph-rsid="01bd0008"/>
    </style:style>
    <style:style style:name="P595" style:family="paragraph" style:parent-style-name="Standard" style:list-style-name="L207">
      <style:text-properties officeooo:rsid="01c29368" officeooo:paragraph-rsid="01c29368"/>
    </style:style>
    <style:style style:name="P596" style:family="paragraph" style:parent-style-name="Standard" style:list-style-name="L207">
      <style:text-properties officeooo:rsid="01bdf7a7" officeooo:paragraph-rsid="01bdf7a7"/>
    </style:style>
    <style:style style:name="P597" style:family="paragraph" style:parent-style-name="Standard" style:list-style-name="L207">
      <style:text-properties officeooo:rsid="01bfa1b0" officeooo:paragraph-rsid="01bfa1b0"/>
    </style:style>
    <style:style style:name="P598" style:family="paragraph" style:parent-style-name="Standard" style:list-style-name="L207">
      <style:text-properties officeooo:rsid="01c3e97d" officeooo:paragraph-rsid="01c3e97d"/>
    </style:style>
    <style:style style:name="P599" style:family="paragraph" style:parent-style-name="Standard" style:list-style-name="L208">
      <style:text-properties officeooo:rsid="01c4b81d" officeooo:paragraph-rsid="01c4b81d"/>
    </style:style>
    <style:style style:name="P600" style:family="paragraph" style:parent-style-name="Standard" style:list-style-name="L209">
      <style:text-properties officeooo:rsid="01c4b81d" officeooo:paragraph-rsid="01c4b81d"/>
    </style:style>
    <style:style style:name="P601" style:family="paragraph" style:parent-style-name="Standard" style:list-style-name="L209">
      <style:text-properties officeooo:rsid="01c64d96" officeooo:paragraph-rsid="01c64d96"/>
    </style:style>
    <style:style style:name="P602" style:family="paragraph" style:parent-style-name="Standard" style:list-style-name="L209">
      <style:text-properties officeooo:rsid="01c78df8" officeooo:paragraph-rsid="01c78df8"/>
    </style:style>
    <style:style style:name="P603" style:family="paragraph" style:parent-style-name="Standard" style:list-style-name="L209">
      <style:text-properties officeooo:rsid="01ce2ccc" officeooo:paragraph-rsid="01ce2ccc"/>
    </style:style>
    <style:style style:name="P604" style:family="paragraph" style:parent-style-name="Standard" style:list-style-name="L210">
      <style:text-properties officeooo:rsid="01cb63d3" officeooo:paragraph-rsid="01cb63d3"/>
    </style:style>
    <style:style style:name="P605" style:family="paragraph" style:parent-style-name="Standard" style:list-style-name="L211">
      <style:text-properties officeooo:rsid="01cf02bd" officeooo:paragraph-rsid="01cf02bd"/>
    </style:style>
    <style:style style:name="P606" style:family="paragraph" style:parent-style-name="Standard" style:list-style-name="L212">
      <style:text-properties officeooo:rsid="01cfdb5a" officeooo:paragraph-rsid="01cfdb5a"/>
    </style:style>
    <style:style style:name="P607" style:family="paragraph" style:parent-style-name="Standard" style:list-style-name="L212">
      <style:text-properties officeooo:rsid="01f5eb85" officeooo:paragraph-rsid="01f5eb85"/>
    </style:style>
    <style:style style:name="P608" style:family="paragraph" style:parent-style-name="Standard" style:list-style-name="L212">
      <style:text-properties officeooo:rsid="01f8f40b" officeooo:paragraph-rsid="01f8f40b"/>
    </style:style>
    <style:style style:name="P609" style:family="paragraph" style:parent-style-name="Standard" style:list-style-name="L212">
      <style:text-properties officeooo:rsid="01f966fa" officeooo:paragraph-rsid="01f966fa"/>
    </style:style>
    <style:style style:name="P610" style:family="paragraph" style:parent-style-name="Standard" style:list-style-name="L212">
      <style:text-properties officeooo:rsid="01fa5fac" officeooo:paragraph-rsid="01fa5fac"/>
    </style:style>
    <style:style style:name="P611" style:family="paragraph" style:parent-style-name="Standard" style:list-style-name="L212">
      <style:text-properties officeooo:rsid="01fb7ef5" officeooo:paragraph-rsid="01fb7ef5"/>
    </style:style>
    <style:style style:name="P612" style:family="paragraph" style:parent-style-name="Standard" style:list-style-name="L212">
      <style:text-properties officeooo:rsid="01fdf9df" officeooo:paragraph-rsid="01fdf9df"/>
    </style:style>
    <style:style style:name="P613" style:family="paragraph" style:parent-style-name="Standard" style:list-style-name="L212">
      <style:text-properties officeooo:rsid="01ff25f7" officeooo:paragraph-rsid="01ff25f7"/>
    </style:style>
    <style:style style:name="P614" style:family="paragraph" style:parent-style-name="Standard" style:list-style-name="L212">
      <style:text-properties officeooo:rsid="01fee9d6" officeooo:paragraph-rsid="01fee9d6"/>
    </style:style>
    <style:style style:name="P615" style:family="paragraph" style:parent-style-name="Standard" style:list-style-name="L212">
      <style:text-properties officeooo:rsid="01fd01e8" officeooo:paragraph-rsid="01fd01e8"/>
    </style:style>
    <style:style style:name="P616" style:family="paragraph" style:parent-style-name="Standard" style:list-style-name="L212">
      <style:text-properties officeooo:rsid="02019719" officeooo:paragraph-rsid="02019719"/>
    </style:style>
    <style:style style:name="P617" style:family="paragraph" style:parent-style-name="Standard" style:list-style-name="L212">
      <style:text-properties officeooo:rsid="020387ec" officeooo:paragraph-rsid="020387ec"/>
    </style:style>
    <style:style style:name="P618" style:family="paragraph" style:parent-style-name="Standard" style:list-style-name="L212">
      <style:text-properties officeooo:rsid="020471a4" officeooo:paragraph-rsid="020471a4"/>
    </style:style>
    <style:style style:name="P619" style:family="paragraph" style:parent-style-name="Standard" style:list-style-name="L213">
      <style:text-properties officeooo:rsid="01d1e26e" officeooo:paragraph-rsid="01d1e26e"/>
    </style:style>
    <style:style style:name="P620" style:family="paragraph" style:parent-style-name="Standard" style:list-style-name="L213">
      <style:text-properties officeooo:rsid="01d369be" officeooo:paragraph-rsid="01d369be"/>
    </style:style>
    <style:style style:name="P621" style:family="paragraph" style:parent-style-name="Standard" style:list-style-name="L213">
      <style:text-properties officeooo:rsid="01d567fa" officeooo:paragraph-rsid="01d567fa"/>
    </style:style>
    <style:style style:name="P622" style:family="paragraph" style:parent-style-name="Standard" style:list-style-name="L213">
      <style:text-properties officeooo:rsid="01d6644c" officeooo:paragraph-rsid="01d6644c"/>
    </style:style>
    <style:style style:name="P623" style:family="paragraph" style:parent-style-name="Standard" style:list-style-name="L213">
      <style:text-properties officeooo:rsid="01db9787" officeooo:paragraph-rsid="01dca21c"/>
    </style:style>
    <style:style style:name="P624" style:family="paragraph" style:parent-style-name="Standard" style:list-style-name="L213">
      <style:text-properties officeooo:rsid="01da6fc9" officeooo:paragraph-rsid="01e7b1b2"/>
    </style:style>
    <style:style style:name="P625" style:family="paragraph" style:parent-style-name="Standard" style:list-style-name="L213">
      <style:text-properties officeooo:rsid="01dca21c" officeooo:paragraph-rsid="01e7b1b2"/>
    </style:style>
    <style:style style:name="P626" style:family="paragraph" style:parent-style-name="Standard" style:list-style-name="L213">
      <style:text-properties officeooo:rsid="01e023da" officeooo:paragraph-rsid="01e7b1b2"/>
    </style:style>
    <style:style style:name="P627" style:family="paragraph" style:parent-style-name="Standard" style:list-style-name="L213">
      <style:text-properties officeooo:rsid="01e085f2" officeooo:paragraph-rsid="01e7b1b2"/>
    </style:style>
    <style:style style:name="P628" style:family="paragraph" style:parent-style-name="Standard" style:list-style-name="L213">
      <style:text-properties officeooo:rsid="01eae22e" officeooo:paragraph-rsid="01eae22e"/>
    </style:style>
    <style:style style:name="P629" style:family="paragraph" style:parent-style-name="Standard" style:list-style-name="L213">
      <style:text-properties officeooo:rsid="01ec5058" officeooo:paragraph-rsid="01ec5058"/>
    </style:style>
    <style:style style:name="P630" style:family="paragraph" style:parent-style-name="Standard" style:list-style-name="L213">
      <style:text-properties officeooo:rsid="01e24e79" officeooo:paragraph-rsid="01e7b1b2"/>
    </style:style>
    <style:style style:name="P631" style:family="paragraph" style:parent-style-name="Standard" style:list-style-name="L213">
      <style:text-properties officeooo:rsid="01e28a92" officeooo:paragraph-rsid="01e7b1b2"/>
    </style:style>
    <style:style style:name="P632" style:family="paragraph" style:parent-style-name="Standard" style:list-style-name="L214">
      <style:text-properties officeooo:rsid="01e40f62" officeooo:paragraph-rsid="01e40f62"/>
    </style:style>
    <style:style style:name="P633" style:family="paragraph" style:parent-style-name="Standard" style:list-style-name="L215">
      <style:text-properties officeooo:rsid="01d88aaf" officeooo:paragraph-rsid="01d88aaf"/>
    </style:style>
    <style:style style:name="P634" style:family="paragraph" style:parent-style-name="Standard" style:list-style-name="L215">
      <style:text-properties officeooo:rsid="01edbaa8" officeooo:paragraph-rsid="01edbaa8"/>
    </style:style>
    <style:style style:name="P635" style:family="paragraph" style:parent-style-name="Standard" style:list-style-name="L215">
      <style:text-properties officeooo:rsid="01e63d1c" officeooo:paragraph-rsid="01e63d1c"/>
    </style:style>
    <style:style style:name="P636" style:family="paragraph" style:parent-style-name="Standard" style:list-style-name="L215">
      <style:text-properties officeooo:rsid="01ef0abf" officeooo:paragraph-rsid="01ef0abf"/>
    </style:style>
    <style:style style:name="P637" style:family="paragraph" style:parent-style-name="Standard" style:list-style-name="L215">
      <style:text-properties officeooo:rsid="01ef74ff" officeooo:paragraph-rsid="01ef74ff"/>
    </style:style>
    <style:style style:name="P638" style:family="paragraph" style:parent-style-name="Standard" style:list-style-name="L215">
      <style:text-properties officeooo:rsid="01ef972a" officeooo:paragraph-rsid="01ef972a"/>
    </style:style>
    <style:style style:name="P639" style:family="paragraph" style:parent-style-name="Standard" style:list-style-name="L215">
      <style:text-properties officeooo:rsid="01f050f3" officeooo:paragraph-rsid="01f050f3"/>
    </style:style>
    <style:style style:name="P640" style:family="paragraph" style:parent-style-name="Standard" style:list-style-name="L215">
      <style:text-properties officeooo:rsid="01f2245f" officeooo:paragraph-rsid="01f2245f"/>
    </style:style>
    <style:style style:name="P641" style:family="paragraph" style:parent-style-name="Standard" style:list-style-name="L215">
      <style:text-properties officeooo:rsid="01f3d144" officeooo:paragraph-rsid="01f3d144"/>
    </style:style>
    <style:style style:name="P642" style:family="paragraph" style:parent-style-name="Standard" style:list-style-name="L216">
      <style:text-properties officeooo:rsid="020ad2aa" officeooo:paragraph-rsid="020ad2aa"/>
    </style:style>
    <style:style style:name="P643" style:family="paragraph" style:parent-style-name="Standard" style:list-style-name="L217">
      <style:text-properties officeooo:rsid="020e7f1c" officeooo:paragraph-rsid="020e7f1c"/>
    </style:style>
    <style:style style:name="P644" style:family="paragraph" style:parent-style-name="Standard" style:list-style-name="L218">
      <style:text-properties officeooo:rsid="020e7f1c" officeooo:paragraph-rsid="020e7f1c"/>
    </style:style>
    <style:style style:name="P645" style:family="paragraph" style:parent-style-name="Standard" style:list-style-name="L219">
      <style:text-properties officeooo:rsid="020ec5c7" officeooo:paragraph-rsid="020ec5c7"/>
    </style:style>
    <style:style style:name="P646" style:family="paragraph" style:parent-style-name="Standard" style:list-style-name="L220">
      <style:text-properties officeooo:rsid="020ec5c7" officeooo:paragraph-rsid="020ec5c7"/>
    </style:style>
    <style:style style:name="P647" style:family="paragraph" style:parent-style-name="Standard" style:list-style-name="L221">
      <style:text-properties officeooo:rsid="020ec5c7" officeooo:paragraph-rsid="020ec5c7"/>
    </style:style>
    <style:style style:name="P648" style:family="paragraph" style:parent-style-name="Standard" style:list-style-name="L222">
      <style:text-properties officeooo:rsid="020fe525" officeooo:paragraph-rsid="020fe525"/>
    </style:style>
    <style:style style:name="P649" style:family="paragraph" style:parent-style-name="Standard" style:list-style-name="L223">
      <style:text-properties officeooo:rsid="020fe525" officeooo:paragraph-rsid="020fe525"/>
    </style:style>
    <style:style style:name="P650" style:family="paragraph" style:parent-style-name="Standard" style:list-style-name="L224">
      <style:text-properties officeooo:rsid="0210fb2e" officeooo:paragraph-rsid="0210fb2e"/>
    </style:style>
    <style:style style:name="P651" style:family="paragraph" style:parent-style-name="Standard" style:list-style-name="L225">
      <style:text-properties officeooo:rsid="0211d344" officeooo:paragraph-rsid="0211d344"/>
    </style:style>
    <style:style style:name="P652" style:family="paragraph" style:parent-style-name="Standard" style:list-style-name="L226">
      <style:text-properties officeooo:rsid="02131b51" officeooo:paragraph-rsid="02131b51"/>
    </style:style>
    <style:style style:name="P653" style:family="paragraph" style:parent-style-name="Standard" style:list-style-name="L227">
      <style:text-properties officeooo:rsid="0208deaa" officeooo:paragraph-rsid="0208deaa"/>
    </style:style>
    <style:style style:name="P654" style:family="paragraph" style:parent-style-name="Standard" style:list-style-name="L228"/>
    <style:style style:name="P655" style:family="paragraph" style:parent-style-name="Standard" style:list-style-name="L229">
      <style:text-properties officeooo:rsid="021c87b0" officeooo:paragraph-rsid="021c87b0"/>
    </style:style>
    <style:style style:name="P656" style:family="paragraph" style:parent-style-name="Standard" style:list-style-name="L230"/>
    <style:style style:name="P657" style:family="paragraph" style:parent-style-name="Standard" style:list-style-name="L230">
      <style:text-properties officeooo:paragraph-rsid="021eabab"/>
    </style:style>
    <style:style style:name="P658" style:family="paragraph" style:parent-style-name="Standard" style:list-style-name="L230">
      <style:text-properties officeooo:rsid="02231d3f" officeooo:paragraph-rsid="02231d3f"/>
    </style:style>
    <style:style style:name="P659" style:family="paragraph" style:parent-style-name="Standard" style:list-style-name="L230">
      <style:text-properties officeooo:rsid="02241c7b" officeooo:paragraph-rsid="02241c7b"/>
    </style:style>
    <style:style style:name="P660" style:family="paragraph" style:parent-style-name="Standard" style:list-style-name="L231"/>
    <style:style style:name="P661" style:family="paragraph" style:parent-style-name="Standard" style:list-style-name="L231">
      <style:text-properties officeooo:rsid="022832b9" officeooo:paragraph-rsid="022832b9"/>
    </style:style>
    <style:style style:name="P662" style:family="paragraph" style:parent-style-name="Standard" style:list-style-name="L232">
      <style:text-properties officeooo:rsid="022ca915" officeooo:paragraph-rsid="022ca915"/>
    </style:style>
    <style:style style:name="P663" style:family="paragraph" style:parent-style-name="Standard" style:list-style-name="L232">
      <style:text-properties officeooo:rsid="0239e291" officeooo:paragraph-rsid="0239e291"/>
    </style:style>
    <style:style style:name="P664" style:family="paragraph" style:parent-style-name="Standard" style:list-style-name="L232">
      <style:text-properties officeooo:rsid="0230792d" officeooo:paragraph-rsid="0230792d"/>
    </style:style>
    <style:style style:name="P665" style:family="paragraph" style:parent-style-name="Standard" style:list-style-name="L232">
      <style:text-properties officeooo:rsid="0230792d" officeooo:paragraph-rsid="023a933b"/>
    </style:style>
    <style:style style:name="P666" style:family="paragraph" style:parent-style-name="Standard" style:list-style-name="L232">
      <style:text-properties officeooo:rsid="023adc83" officeooo:paragraph-rsid="023adc83"/>
    </style:style>
    <style:style style:name="P667" style:family="paragraph" style:parent-style-name="Standard" style:list-style-name="L233">
      <style:text-properties officeooo:rsid="0233b5b1" officeooo:paragraph-rsid="0233b5b1"/>
    </style:style>
    <style:style style:name="P668" style:family="paragraph" style:parent-style-name="Standard" style:list-style-name="L234">
      <style:text-properties officeooo:rsid="0233b5b1" officeooo:paragraph-rsid="0233b5b1"/>
    </style:style>
    <style:style style:name="P669" style:family="paragraph" style:parent-style-name="Standard" style:list-style-name="L234">
      <style:text-properties officeooo:rsid="0235163d" officeooo:paragraph-rsid="0235163d"/>
    </style:style>
    <style:style style:name="P670" style:family="paragraph" style:parent-style-name="Standard" style:list-style-name="L234">
      <style:text-properties officeooo:rsid="02369488" officeooo:paragraph-rsid="02369488"/>
    </style:style>
    <style:style style:name="P671" style:family="paragraph" style:parent-style-name="Standard" style:list-style-name="L235">
      <style:text-properties officeooo:rsid="023c2008" officeooo:paragraph-rsid="023c2008"/>
    </style:style>
    <style:style style:name="P672" style:family="paragraph" style:parent-style-name="Standard" style:list-style-name="L236">
      <style:text-properties officeooo:rsid="023d9ba2" officeooo:paragraph-rsid="023d9ba2"/>
    </style:style>
    <style:style style:name="P673" style:family="paragraph" style:parent-style-name="Standard" style:list-style-name="L236">
      <style:text-properties officeooo:rsid="023efbb1" officeooo:paragraph-rsid="023efbb1"/>
    </style:style>
    <style:style style:name="P674" style:family="paragraph" style:parent-style-name="Standard" style:list-style-name="L236">
      <style:text-properties officeooo:rsid="0241832f" officeooo:paragraph-rsid="0241832f"/>
    </style:style>
    <style:style style:name="P675" style:family="paragraph" style:parent-style-name="Standard" style:list-style-name="L236">
      <style:text-properties officeooo:rsid="02432bfe" officeooo:paragraph-rsid="02432bfe"/>
    </style:style>
    <style:style style:name="P676" style:family="paragraph" style:parent-style-name="Standard" style:list-style-name="L236">
      <style:text-properties officeooo:rsid="02494a70" officeooo:paragraph-rsid="02494a70"/>
    </style:style>
    <style:style style:name="P677" style:family="paragraph" style:parent-style-name="Standard" style:list-style-name="L236">
      <style:text-properties officeooo:rsid="02457e26" officeooo:paragraph-rsid="02457e26"/>
    </style:style>
    <style:style style:name="P678" style:family="paragraph" style:parent-style-name="Standard" style:list-style-name="L236">
      <style:text-properties style:text-underline-style="solid" style:text-underline-width="auto" style:text-underline-color="font-color" officeooo:rsid="0246ddf3" officeooo:paragraph-rsid="0246ddf3"/>
    </style:style>
    <style:style style:name="P679" style:family="paragraph" style:parent-style-name="Standard" style:list-style-name="L236">
      <style:text-properties officeooo:rsid="0246ddf3" officeooo:paragraph-rsid="0246ddf3"/>
    </style:style>
    <style:style style:name="P680" style:family="paragraph" style:parent-style-name="Standard" style:list-style-name="L236">
      <style:text-properties officeooo:rsid="02486cb3" officeooo:paragraph-rsid="02486cb3"/>
    </style:style>
    <style:style style:name="P681" style:family="paragraph" style:parent-style-name="Standard" style:list-style-name="L236">
      <style:text-properties officeooo:rsid="024b3c12" officeooo:paragraph-rsid="024b3c12"/>
    </style:style>
    <style:style style:name="P682" style:family="paragraph" style:parent-style-name="Standard" style:list-style-name="L236">
      <style:text-properties officeooo:rsid="024ceef4" officeooo:paragraph-rsid="024ceef4"/>
    </style:style>
    <style:style style:name="P683" style:family="paragraph" style:parent-style-name="Standard" style:list-style-name="L237">
      <style:text-properties officeooo:rsid="02512e8e" officeooo:paragraph-rsid="02512e8e"/>
    </style:style>
    <style:style style:name="P684" style:family="paragraph" style:parent-style-name="Standard" style:list-style-name="L238">
      <style:text-properties officeooo:rsid="02512e8e" officeooo:paragraph-rsid="02512e8e"/>
    </style:style>
    <style:style style:name="P685" style:family="paragraph" style:parent-style-name="Standard" style:list-style-name="L239">
      <style:text-properties officeooo:rsid="0252e7a3" officeooo:paragraph-rsid="0252e7a3"/>
    </style:style>
    <style:style style:name="P686" style:family="paragraph" style:parent-style-name="Standard" style:list-style-name="L240">
      <style:text-properties officeooo:rsid="02564293" officeooo:paragraph-rsid="02564293"/>
    </style:style>
    <style:style style:name="P687" style:family="paragraph" style:parent-style-name="Standard" style:list-style-name="L241">
      <style:text-properties officeooo:rsid="02564293" officeooo:paragraph-rsid="02564293"/>
    </style:style>
    <style:style style:name="P688" style:family="paragraph" style:parent-style-name="Standard" style:list-style-name="L242">
      <style:text-properties officeooo:rsid="02570355" officeooo:paragraph-rsid="02570355"/>
    </style:style>
    <style:style style:name="P689" style:family="paragraph" style:parent-style-name="Standard" style:list-style-name="L242">
      <style:text-properties officeooo:rsid="02584a8d" officeooo:paragraph-rsid="02584a8d"/>
    </style:style>
    <style:style style:name="P690" style:family="paragraph" style:parent-style-name="Standard" style:list-style-name="L242">
      <style:text-properties officeooo:rsid="0259cbd1" officeooo:paragraph-rsid="0259cbd1"/>
    </style:style>
    <style:style style:name="P691" style:family="paragraph" style:parent-style-name="Standard" style:list-style-name="L242">
      <style:text-properties officeooo:rsid="025ce4b5" officeooo:paragraph-rsid="025e3b71"/>
    </style:style>
    <style:style style:name="P692" style:family="paragraph" style:parent-style-name="Standard" style:list-style-name="L242">
      <style:text-properties officeooo:rsid="025e3b71" officeooo:paragraph-rsid="025e3b71"/>
    </style:style>
    <style:style style:name="P693" style:family="paragraph" style:parent-style-name="Standard" style:list-style-name="L243">
      <style:text-properties officeooo:rsid="0261e61b" officeooo:paragraph-rsid="0261e61b"/>
    </style:style>
    <style:style style:name="P694" style:family="paragraph" style:parent-style-name="Standard" style:list-style-name="L243">
      <style:text-properties officeooo:rsid="02636672" officeooo:paragraph-rsid="02636672"/>
    </style:style>
    <style:style style:name="P695" style:family="paragraph" style:parent-style-name="Standard" style:list-style-name="L244">
      <style:text-properties officeooo:rsid="02655742" officeooo:paragraph-rsid="02655742"/>
    </style:style>
    <style:style style:name="P696" style:family="paragraph" style:parent-style-name="Standard" style:list-style-name="L245">
      <style:text-properties officeooo:rsid="02680b41" officeooo:paragraph-rsid="02680b41"/>
    </style:style>
    <style:style style:name="P697" style:family="paragraph" style:parent-style-name="Standard" style:list-style-name="L246">
      <style:text-properties officeooo:rsid="02680b41" officeooo:paragraph-rsid="02680b41"/>
    </style:style>
    <style:style style:name="P698" style:family="paragraph" style:parent-style-name="Standard" style:list-style-name="L247">
      <style:text-properties officeooo:rsid="0268e2ea" officeooo:paragraph-rsid="0268e2ea"/>
    </style:style>
    <style:style style:name="P699" style:family="paragraph" style:parent-style-name="Standard" style:list-style-name="L247">
      <style:text-properties officeooo:rsid="0269eef3" officeooo:paragraph-rsid="0269eef3"/>
    </style:style>
    <style:style style:name="P700" style:family="paragraph" style:parent-style-name="Standard" style:list-style-name="L248">
      <style:text-properties officeooo:rsid="0269f3fb" officeooo:paragraph-rsid="0269f3fb"/>
    </style:style>
    <style:style style:name="P701" style:family="paragraph" style:parent-style-name="Standard" style:list-style-name="L249">
      <style:text-properties officeooo:rsid="026ce938" officeooo:paragraph-rsid="026ce938"/>
    </style:style>
    <style:style style:name="P702" style:family="paragraph" style:parent-style-name="Standard" style:list-style-name="L250"/>
    <style:style style:name="P703" style:family="paragraph" style:parent-style-name="Standard" style:list-style-name="L251">
      <style:text-properties officeooo:rsid="0275b8bb" officeooo:paragraph-rsid="0275b8bb"/>
    </style:style>
    <style:style style:name="P704" style:family="paragraph" style:parent-style-name="Standard" style:list-style-name="L251">
      <style:text-properties officeooo:rsid="0275e119" officeooo:paragraph-rsid="0275e119"/>
    </style:style>
    <style:style style:name="P705" style:family="paragraph" style:parent-style-name="Standard" style:list-style-name="L252"/>
    <style:style style:name="P706" style:family="paragraph" style:parent-style-name="Standard" style:list-style-name="L253"/>
    <style:style style:name="P707" style:family="paragraph" style:parent-style-name="Standard" style:list-style-name="L254"/>
    <style:style style:name="P708" style:family="paragraph" style:parent-style-name="Standard" style:list-style-name="L255"/>
    <style:style style:name="P709" style:family="paragraph" style:parent-style-name="Standard" style:list-style-name="L255">
      <style:text-properties officeooo:rsid="0276f8f1" officeooo:paragraph-rsid="0276f8f1"/>
    </style:style>
    <style:style style:name="P710" style:family="paragraph" style:parent-style-name="Standard" style:list-style-name="L258">
      <style:text-properties officeooo:rsid="0276f8f1" officeooo:paragraph-rsid="0276f8f1"/>
    </style:style>
    <style:style style:name="P711" style:family="paragraph" style:parent-style-name="Standard" style:list-style-name="L256"/>
    <style:style style:name="P712" style:family="paragraph" style:parent-style-name="Standard" style:list-style-name="L257"/>
    <style:style style:name="P713" style:family="paragraph" style:parent-style-name="Standard" style:list-style-name="L258"/>
    <style:style style:name="P714" style:family="paragraph" style:parent-style-name="Standard" style:list-style-name="L258">
      <style:text-properties officeooo:paragraph-rsid="0272f66e"/>
    </style:style>
    <style:style style:name="P715" style:family="paragraph" style:parent-style-name="Standard" style:list-style-name="L259">
      <style:text-properties officeooo:rsid="027bba67" officeooo:paragraph-rsid="027bba67"/>
    </style:style>
    <style:style style:name="P716" style:family="paragraph" style:parent-style-name="Standard" style:list-style-name="L259">
      <style:text-properties officeooo:rsid="027d2e4b" officeooo:paragraph-rsid="027d2e4b"/>
    </style:style>
    <style:style style:name="P717" style:family="paragraph" style:parent-style-name="Standard" style:list-style-name="L259">
      <style:text-properties officeooo:rsid="0280433b" officeooo:paragraph-rsid="0280433b"/>
    </style:style>
    <style:style style:name="P718" style:family="paragraph" style:parent-style-name="Standard" style:list-style-name="L259">
      <style:text-properties officeooo:rsid="028231b5" officeooo:paragraph-rsid="028231b5"/>
    </style:style>
    <style:style style:name="P719" style:family="paragraph" style:parent-style-name="Standard" style:list-style-name="L260">
      <style:text-properties officeooo:rsid="0283fdc4" officeooo:paragraph-rsid="0283fdc4"/>
    </style:style>
    <style:style style:name="P720" style:family="paragraph" style:parent-style-name="Standard" style:list-style-name="L260">
      <style:text-properties officeooo:rsid="0285a986" officeooo:paragraph-rsid="0285a986"/>
    </style:style>
    <style:style style:name="P721" style:family="paragraph" style:parent-style-name="Standard" style:list-style-name="L262">
      <style:text-properties officeooo:rsid="029099a3" officeooo:paragraph-rsid="029099a3"/>
    </style:style>
    <style:style style:name="P722" style:family="paragraph" style:parent-style-name="Standard" style:list-style-name="L263">
      <style:text-properties officeooo:rsid="02921c5b" officeooo:paragraph-rsid="02921c5b"/>
    </style:style>
    <style:style style:name="P723" style:family="paragraph" style:parent-style-name="Standard" style:list-style-name="L263">
      <style:text-properties officeooo:rsid="02938d10" officeooo:paragraph-rsid="029471db"/>
    </style:style>
    <style:style style:name="P724" style:family="paragraph" style:parent-style-name="Standard" style:list-style-name="L264">
      <style:text-properties officeooo:paragraph-rsid="0296432e"/>
    </style:style>
    <style:style style:name="P725" style:family="paragraph" style:parent-style-name="Standard" style:list-style-name="L264">
      <style:text-properties officeooo:rsid="0296dc6e" officeooo:paragraph-rsid="0296dc6e"/>
    </style:style>
    <style:style style:name="P726" style:family="paragraph" style:parent-style-name="Standard" style:list-style-name="L265">
      <style:text-properties officeooo:rsid="0299626e" officeooo:paragraph-rsid="0299626e"/>
    </style:style>
    <style:style style:name="P727" style:family="paragraph" style:parent-style-name="Standard" style:list-style-name="L266">
      <style:text-properties officeooo:rsid="0299626e" officeooo:paragraph-rsid="0299626e"/>
    </style:style>
    <style:style style:name="P728" style:family="paragraph" style:parent-style-name="Standard" style:list-style-name="L274">
      <style:text-properties officeooo:rsid="02a33f5b" officeooo:paragraph-rsid="02a33f5b"/>
    </style:style>
    <style:style style:name="P729" style:family="paragraph" style:parent-style-name="Standard" style:list-style-name="L275">
      <style:text-properties officeooo:rsid="02a4c743" officeooo:paragraph-rsid="02a4c743"/>
    </style:style>
    <style:style style:name="P730" style:family="paragraph" style:parent-style-name="Standard" style:list-style-name="L275">
      <style:text-properties officeooo:rsid="02a4c743" officeooo:paragraph-rsid="02a6681e"/>
    </style:style>
    <style:style style:name="P731" style:family="paragraph" style:parent-style-name="Standard" style:list-style-name="L275">
      <style:text-properties officeooo:rsid="02a6681e" officeooo:paragraph-rsid="02a6681e"/>
    </style:style>
    <style:style style:name="P732" style:family="paragraph" style:parent-style-name="Standard" style:list-style-name="L276">
      <style:text-properties officeooo:rsid="02ab9ca3" officeooo:paragraph-rsid="02ab9ca3"/>
    </style:style>
    <style:style style:name="P733" style:family="paragraph" style:parent-style-name="Standard" style:list-style-name="L277">
      <style:text-properties officeooo:rsid="02ac8edb" officeooo:paragraph-rsid="02ac8edb"/>
    </style:style>
    <style:style style:name="P734" style:family="paragraph" style:parent-style-name="Standard" style:list-style-name="L278">
      <style:text-properties officeooo:rsid="02ae2c6f" officeooo:paragraph-rsid="02ae2c6f"/>
    </style:style>
    <style:style style:name="P735" style:family="paragraph" style:parent-style-name="Standard" style:list-style-name="L279">
      <style:text-properties officeooo:rsid="02aefdb9" officeooo:paragraph-rsid="02aefdb9"/>
    </style:style>
    <style:style style:name="P736" style:family="paragraph" style:parent-style-name="Standard" style:list-style-name="L280">
      <style:text-properties officeooo:rsid="02b0bd4b" officeooo:paragraph-rsid="02b0bd4b"/>
    </style:style>
    <style:style style:name="P737" style:family="paragraph" style:parent-style-name="Standard" style:list-style-name="L281">
      <style:text-properties officeooo:rsid="02b0bd4b" officeooo:paragraph-rsid="02b0bd4b"/>
    </style:style>
    <style:style style:name="P738" style:family="paragraph" style:parent-style-name="Standard" style:list-style-name="L282">
      <style:text-properties officeooo:rsid="02b51e06" officeooo:paragraph-rsid="02b51e06"/>
    </style:style>
    <style:style style:name="P739" style:family="paragraph" style:parent-style-name="Standard" style:list-style-name="L283">
      <style:text-properties officeooo:rsid="02b5f3b7" officeooo:paragraph-rsid="02b5f3b7"/>
    </style:style>
    <style:style style:name="P740" style:family="paragraph" style:parent-style-name="Standard" style:list-style-name="L284">
      <style:text-properties officeooo:rsid="02b5f3b7" officeooo:paragraph-rsid="02b5f3b7"/>
    </style:style>
    <style:style style:name="P741" style:family="paragraph" style:parent-style-name="Standard" style:list-style-name="L285"/>
    <style:style style:name="P742" style:family="paragraph" style:parent-style-name="Standard" style:list-style-name="L285">
      <style:text-properties officeooo:rsid="02c02631" officeooo:paragraph-rsid="02c02631"/>
    </style:style>
    <style:style style:name="P743" style:family="paragraph" style:parent-style-name="Standard" style:list-style-name="L285">
      <style:text-properties officeooo:rsid="02c2bbd2" officeooo:paragraph-rsid="02c2bbd2"/>
    </style:style>
    <style:style style:name="P744" style:family="paragraph" style:parent-style-name="Standard" style:list-style-name="L285">
      <style:text-properties officeooo:rsid="02c320fb" officeooo:paragraph-rsid="02c320fb"/>
    </style:style>
    <style:style style:name="P745" style:family="paragraph" style:parent-style-name="Standard" style:list-style-name="L285">
      <style:text-properties officeooo:rsid="02c45675" officeooo:paragraph-rsid="02c45675"/>
    </style:style>
    <style:style style:name="P746" style:family="paragraph" style:parent-style-name="Standard" style:list-style-name="L285">
      <style:text-properties officeooo:rsid="02c559e1" officeooo:paragraph-rsid="02c559e1"/>
    </style:style>
    <style:style style:name="P747" style:family="paragraph" style:parent-style-name="Standard" style:list-style-name="L285">
      <style:text-properties officeooo:rsid="02c82a2e" officeooo:paragraph-rsid="02c82a2e"/>
    </style:style>
    <style:style style:name="P748" style:family="paragraph" style:parent-style-name="Standard" style:list-style-name="L286"/>
    <style:style style:name="P749" style:family="paragraph" style:parent-style-name="Standard" style:list-style-name="L286">
      <style:text-properties officeooo:rsid="02caae36" officeooo:paragraph-rsid="02caae36"/>
    </style:style>
    <style:style style:name="P750" style:family="paragraph" style:parent-style-name="Standard" style:list-style-name="L287">
      <style:text-properties officeooo:rsid="02cbb822" officeooo:paragraph-rsid="02cbb822"/>
    </style:style>
    <style:style style:name="P751" style:family="paragraph" style:parent-style-name="Standard" style:list-style-name="L292">
      <style:paragraph-properties fo:margin-left="0.9846in" fo:margin-right="0in" fo:text-indent="-0.25in" style:auto-text-indent="false"/>
      <style:text-properties officeooo:rsid="02d8eed6" officeooo:paragraph-rsid="02d8eed6"/>
    </style:style>
    <style:style style:name="P752" style:family="paragraph" style:parent-style-name="Standard" style:list-style-name="L293">
      <style:paragraph-properties fo:margin-left="0.9846in" fo:margin-right="0in" fo:text-indent="-0.25in" style:auto-text-indent="false"/>
      <style:text-properties officeooo:rsid="02d8eed6" officeooo:paragraph-rsid="02d8eed6"/>
    </style:style>
    <style:style style:name="P753" style:family="paragraph" style:parent-style-name="Standard" style:list-style-name="L294">
      <style:paragraph-properties fo:margin-left="0.9846in" fo:margin-right="0in" fo:text-indent="-0.25in" style:auto-text-indent="false"/>
      <style:text-properties officeooo:rsid="02dbae9a" officeooo:paragraph-rsid="02dbae9a"/>
    </style:style>
    <style:style style:name="P754" style:family="paragraph" style:parent-style-name="Standard" style:list-style-name="L296"/>
    <style:style style:name="P755" style:family="paragraph" style:parent-style-name="Standard" style:list-style-name="L297"/>
    <style:style style:name="P756" style:family="paragraph" style:parent-style-name="Standard" style:list-style-name="L298"/>
    <style:style style:name="P757" style:family="paragraph" style:parent-style-name="Standard" style:list-style-name="L299"/>
    <style:style style:name="P758" style:family="paragraph" style:parent-style-name="Standard" style:list-style-name="L300">
      <style:paragraph-properties fo:margin-left="0.4925in" fo:margin-right="0in" fo:text-indent="0in" style:auto-text-indent="false"/>
    </style:style>
    <style:style style:name="P759" style:family="paragraph" style:parent-style-name="Standard" style:list-style-name="L301">
      <style:paragraph-properties fo:margin-left="0.4925in" fo:margin-right="0in" fo:text-indent="0in" style:auto-text-indent="false"/>
    </style:style>
    <style:style style:name="P760" style:family="paragraph" style:parent-style-name="Standard" style:list-style-name="L302">
      <style:paragraph-properties fo:margin-left="0.4925in" fo:margin-right="0in" fo:text-indent="0in" style:auto-text-indent="false"/>
    </style:style>
    <style:style style:name="P761" style:family="paragraph" style:parent-style-name="Standard" style:list-style-name="L303">
      <style:text-properties officeooo:rsid="02d0685c" officeooo:paragraph-rsid="02d0685c"/>
    </style:style>
    <style:style style:name="P762" style:family="paragraph" style:parent-style-name="Standard" style:list-style-name="L303">
      <style:text-properties officeooo:rsid="02d1a8a4" officeooo:paragraph-rsid="02d1a8a4"/>
    </style:style>
    <style:style style:name="P763" style:family="paragraph" style:parent-style-name="Standard" style:list-style-name="L304">
      <style:text-properties officeooo:rsid="02ee1dd8" officeooo:paragraph-rsid="02ee1dd8"/>
    </style:style>
    <style:style style:name="P764" style:family="paragraph" style:parent-style-name="Standard" style:list-style-name="L304">
      <style:text-properties officeooo:rsid="02ef5905" officeooo:paragraph-rsid="02ef5905"/>
    </style:style>
    <style:style style:name="P765" style:family="paragraph" style:parent-style-name="Standard" style:list-style-name="L305">
      <style:text-properties officeooo:rsid="02ef5905" officeooo:paragraph-rsid="02ef5905"/>
    </style:style>
    <style:style style:name="P766" style:family="paragraph" style:parent-style-name="Standard" style:list-style-name="L306">
      <style:text-properties officeooo:rsid="02f2fcf3" officeooo:paragraph-rsid="02f2fcf3"/>
    </style:style>
    <style:style style:name="P767" style:family="paragraph" style:parent-style-name="Standard" style:list-style-name="L306">
      <style:text-properties officeooo:rsid="02f38d71" officeooo:paragraph-rsid="02f38d71"/>
    </style:style>
    <style:style style:name="P768" style:family="paragraph" style:parent-style-name="Standard" style:list-style-name="L306">
      <style:text-properties officeooo:rsid="02f52532" officeooo:paragraph-rsid="02f52532"/>
    </style:style>
    <style:style style:name="P769" style:family="paragraph" style:parent-style-name="Standard" style:list-style-name="L307">
      <style:text-properties officeooo:rsid="02fb9f9b" officeooo:paragraph-rsid="02fb9f9b"/>
    </style:style>
    <style:style style:name="P770" style:family="paragraph" style:parent-style-name="Standard" style:list-style-name="L307">
      <style:text-properties officeooo:rsid="02f5a6ea" officeooo:paragraph-rsid="02f5a6ea"/>
    </style:style>
    <style:style style:name="P771" style:family="paragraph" style:parent-style-name="Standard" style:list-style-name="L307">
      <style:text-properties officeooo:rsid="02f732d9" officeooo:paragraph-rsid="02f7d5b4"/>
    </style:style>
    <style:style style:name="P772" style:family="paragraph" style:parent-style-name="Standard" style:list-style-name="L307">
      <style:text-properties officeooo:rsid="02f6e34b" officeooo:paragraph-rsid="02f6e34b"/>
    </style:style>
    <style:style style:name="P773" style:family="paragraph" style:parent-style-name="Standard" style:list-style-name="L308">
      <style:text-properties officeooo:rsid="02f87311" officeooo:paragraph-rsid="02f87311"/>
    </style:style>
    <style:style style:name="P774" style:family="paragraph" style:parent-style-name="Standard" style:list-style-name="L308">
      <style:text-properties officeooo:rsid="02fa4c89" officeooo:paragraph-rsid="02fa4c89"/>
    </style:style>
    <style:style style:name="P775" style:family="paragraph" style:parent-style-name="Standard" style:list-style-name="L309">
      <style:text-properties officeooo:rsid="02f8918e" officeooo:paragraph-rsid="02f8918e"/>
    </style:style>
    <style:style style:name="P776" style:family="paragraph" style:parent-style-name="Standard">
      <style:text-properties officeooo:rsid="02f8918e" officeooo:paragraph-rsid="02f8918e"/>
    </style:style>
    <style:style style:name="P777" style:family="paragraph" style:parent-style-name="Standard">
      <style:text-properties officeooo:rsid="02e53508" officeooo:paragraph-rsid="02fd90e5"/>
    </style:style>
    <style:style style:name="P778" style:family="paragraph" style:parent-style-name="Standard" style:list-style-name="L310">
      <style:text-properties officeooo:rsid="02ff84ca" officeooo:paragraph-rsid="02ff84ca"/>
    </style:style>
    <style:style style:name="P779" style:family="paragraph" style:parent-style-name="Standard" style:list-style-name="L310"/>
    <style:style style:name="P780" style:family="paragraph" style:parent-style-name="Standard">
      <style:text-properties officeooo:rsid="030092f9" officeooo:paragraph-rsid="030092f9"/>
    </style:style>
    <style:style style:name="P781" style:family="paragraph" style:parent-style-name="Standard">
      <style:text-properties officeooo:rsid="03014a83" officeooo:paragraph-rsid="03014a83"/>
    </style:style>
    <style:style style:name="P782" style:family="paragraph" style:parent-style-name="Standard">
      <style:text-properties officeooo:rsid="0301fef0" officeooo:paragraph-rsid="0301fef0"/>
    </style:style>
    <style:style style:name="P783" style:family="paragraph" style:parent-style-name="Standard">
      <style:paragraph-properties fo:margin-left="0.4925in" fo:margin-right="0in" fo:text-indent="0in" style:auto-text-indent="false"/>
      <style:text-properties officeooo:rsid="0301fef0" officeooo:paragraph-rsid="0301fef0"/>
    </style:style>
    <style:style style:name="P784" style:family="paragraph" style:parent-style-name="Standard" style:list-style-name="L311">
      <style:text-properties officeooo:rsid="0301fef0" officeooo:paragraph-rsid="0301fef0"/>
    </style:style>
    <style:style style:name="P785" style:family="paragraph" style:parent-style-name="Standard" style:list-style-name="L311"/>
    <style:style style:name="P786" style:family="paragraph" style:parent-style-name="Text_20_body" style:list-style-name="L158">
      <style:text-properties officeooo:paragraph-rsid="0127232d"/>
    </style:style>
    <style:style style:name="P787" style:family="paragraph" style:parent-style-name="Text_20_body" style:list-style-name="L181"/>
    <style:style style:name="P788" style:family="paragraph" style:parent-style-name="Text_20_body" style:list-style-name="L183"/>
    <style:style style:name="P789" style:family="paragraph" style:parent-style-name="Text_20_body" style:list-style-name="L184"/>
    <style:style style:name="P790" style:family="paragraph" style:parent-style-name="Text_20_body" style:list-style-name="L186">
      <style:text-properties officeooo:paragraph-rsid="00d22491"/>
    </style:style>
    <style:style style:name="P791" style:family="paragraph" style:parent-style-name="Text_20_body" style:list-style-name="L204">
      <style:text-properties officeooo:rsid="01b0a20c" officeooo:paragraph-rsid="01b0a20c"/>
    </style:style>
    <style:style style:name="P792" style:family="paragraph" style:parent-style-name="Text_20_body" style:list-style-name="L204">
      <style:text-properties officeooo:rsid="01b2175d" officeooo:paragraph-rsid="01b2175d"/>
    </style:style>
    <style:style style:name="P793" style:family="paragraph" style:parent-style-name="Text_20_body" style:list-style-name="L204">
      <style:text-properties officeooo:rsid="01b3c780" officeooo:paragraph-rsid="01b3c780"/>
    </style:style>
    <style:style style:name="P794" style:family="paragraph" style:parent-style-name="Text_20_body" style:list-style-name="L204">
      <style:text-properties officeooo:rsid="01b5131e" officeooo:paragraph-rsid="01b5131e"/>
    </style:style>
    <style:style style:name="P795" style:family="paragraph" style:parent-style-name="Text_20_body" style:list-style-name="L205">
      <style:text-properties officeooo:rsid="01b6abbe" officeooo:paragraph-rsid="01b871fc"/>
    </style:style>
    <style:style style:name="P796" style:family="paragraph" style:parent-style-name="Text_20_body" style:list-style-name="L205">
      <style:text-properties officeooo:rsid="01b871fc" officeooo:paragraph-rsid="01b871fc"/>
    </style:style>
    <style:style style:name="P797" style:family="paragraph" style:parent-style-name="Text_20_body" style:list-style-name="L205">
      <style:text-properties officeooo:rsid="01b9f678" officeooo:paragraph-rsid="01b9f678"/>
    </style:style>
    <style:style style:name="P798" style:family="paragraph" style:parent-style-name="Text_20_body" style:list-style-name="L230">
      <style:text-properties officeooo:paragraph-rsid="021eabab"/>
    </style:style>
    <style:style style:name="P799" style:family="paragraph" style:parent-style-name="Text_20_body" style:list-style-name="L267"/>
    <style:style style:name="P800" style:family="paragraph" style:parent-style-name="Text_20_body" style:list-style-name="L267">
      <style:paragraph-properties fo:margin-top="0in" fo:margin-bottom="0in" style:contextual-spacing="false"/>
    </style:style>
    <style:style style:name="P801" style:family="paragraph" style:parent-style-name="Text_20_body" style:list-style-name="L268">
      <style:paragraph-properties fo:margin-top="0in" fo:margin-bottom="0in" style:contextual-spacing="false"/>
    </style:style>
    <style:style style:name="P802" style:family="paragraph" style:parent-style-name="Text_20_body" style:list-style-name="L269">
      <style:paragraph-properties fo:margin-top="0in" fo:margin-bottom="0in" style:contextual-spacing="false"/>
    </style:style>
    <style:style style:name="P803" style:family="paragraph" style:parent-style-name="Text_20_body" style:list-style-name="L270">
      <style:paragraph-properties fo:margin-top="0in" fo:margin-bottom="0in" style:contextual-spacing="false"/>
    </style:style>
    <style:style style:name="P804" style:family="paragraph" style:parent-style-name="Text_20_body" style:list-style-name="L271">
      <style:paragraph-properties fo:margin-top="0in" fo:margin-bottom="0in" style:contextual-spacing="false"/>
    </style:style>
    <style:style style:name="P805" style:family="paragraph" style:parent-style-name="Text_20_body" style:list-style-name="L272">
      <style:paragraph-properties fo:margin-top="0in" fo:margin-bottom="0in" style:contextual-spacing="false"/>
    </style:style>
    <style:style style:name="P806" style:family="paragraph" style:parent-style-name="Text_20_body" style:list-style-name="L272">
      <style:paragraph-properties fo:margin-top="0in" fo:margin-bottom="0in" style:contextual-spacing="false"/>
      <style:text-properties officeooo:rsid="028e4f5e" officeooo:paragraph-rsid="028e4f5e"/>
    </style:style>
    <style:style style:name="P807" style:family="paragraph" style:parent-style-name="Text_20_body" style:list-style-name="L273"/>
    <style:style style:name="P808" style:family="paragraph" style:parent-style-name="Text_20_body" style:list-style-name="L288">
      <style:paragraph-properties fo:margin-left="0.4925in" fo:margin-right="0in" fo:margin-top="0in" fo:margin-bottom="0in" style:contextual-spacing="false" fo:text-indent="0in" style:auto-text-indent="false"/>
    </style:style>
    <style:style style:name="P809" style:family="paragraph" style:parent-style-name="Text_20_body" style:list-style-name="L288">
      <style:paragraph-properties fo:margin-left="0.4925in" fo:margin-right="0in" fo:text-indent="0in" style:auto-text-indent="false"/>
    </style:style>
    <style:style style:name="P810" style:family="paragraph" style:parent-style-name="Text_20_body" style:list-style-name="L289">
      <style:paragraph-properties fo:margin-left="0.4925in" fo:margin-right="0in" fo:margin-top="0in" fo:margin-bottom="0in" style:contextual-spacing="false" fo:text-indent="0in" style:auto-text-indent="false"/>
    </style:style>
    <style:style style:name="P811" style:family="paragraph" style:parent-style-name="Text_20_body" style:list-style-name="L289">
      <style:paragraph-properties fo:margin-left="0.4925in" fo:margin-right="0in" fo:text-indent="0in" style:auto-text-indent="false"/>
    </style:style>
    <style:style style:name="P812" style:family="paragraph" style:parent-style-name="Text_20_body" style:list-style-name="L290">
      <style:paragraph-properties fo:margin-left="0.4925in" fo:margin-right="0in" fo:margin-top="0in" fo:margin-bottom="0in" style:contextual-spacing="false" fo:text-indent="0in" style:auto-text-indent="false"/>
    </style:style>
    <style:style style:name="P813" style:family="paragraph" style:parent-style-name="Text_20_body" style:list-style-name="L290">
      <style:paragraph-properties fo:margin-left="0.4925in" fo:margin-right="0in" fo:text-indent="0in" style:auto-text-indent="false"/>
    </style:style>
    <style:style style:name="P814" style:family="paragraph" style:parent-style-name="Text_20_body" style:list-style-name="L291">
      <style:paragraph-properties fo:margin-left="0.4925in" fo:margin-right="0in" fo:margin-top="0in" fo:margin-bottom="0in" style:contextual-spacing="false" fo:text-indent="0in" style:auto-text-indent="false"/>
    </style:style>
    <style:style style:name="P815" style:family="paragraph" style:parent-style-name="Text_20_body" style:list-style-name="L291">
      <style:paragraph-properties fo:margin-left="0.4925in" fo:margin-right="0in" fo:text-indent="0in" style:auto-text-indent="false"/>
    </style:style>
    <style:style style:name="P816" style:family="paragraph" style:parent-style-name="Text_20_body" style:list-style-name="L295">
      <style:paragraph-properties fo:margin-left="0.4925in" fo:margin-right="0in" fo:margin-top="0in" fo:margin-bottom="0in" style:contextual-spacing="false" fo:text-indent="0in" style:auto-text-indent="false"/>
    </style:style>
    <style:style style:name="P817" style:family="paragraph" style:parent-style-name="Text_20_body" style:list-style-name="L295">
      <style:paragraph-properties fo:margin-left="0.4925in" fo:margin-right="0in" fo:text-indent="0in" style:auto-text-indent="false"/>
    </style:style>
    <style:style style:name="T1" style:family="text">
      <style:text-properties officeooo:rsid="0009013d"/>
    </style:style>
    <style:style style:name="T2" style:family="text">
      <style:text-properties officeooo:rsid="0009c714"/>
    </style:style>
    <style:style style:name="T3" style:family="text">
      <style:text-properties officeooo:rsid="0010f4bd"/>
    </style:style>
    <style:style style:name="T4" style:family="text">
      <style:text-properties officeooo:rsid="00181a08"/>
    </style:style>
    <style:style style:name="T5" style:family="text">
      <style:text-properties officeooo:rsid="00187363"/>
    </style:style>
    <style:style style:name="T6" style:family="text">
      <style:text-properties officeooo:rsid="00199bf8"/>
    </style:style>
    <style:style style:name="T7" style:family="text">
      <style:text-properties officeooo:rsid="001ced44"/>
    </style:style>
    <style:style style:name="T8" style:family="text">
      <style:text-properties officeooo:rsid="001e3dfa"/>
    </style:style>
    <style:style style:name="T9" style:family="text">
      <style:text-properties officeooo:rsid="001f4e05"/>
    </style:style>
    <style:style style:name="T10" style:family="text">
      <style:text-properties officeooo:rsid="0029f012"/>
    </style:style>
    <style:style style:name="T11" style:family="text">
      <style:text-properties officeooo:rsid="002eb827"/>
    </style:style>
    <style:style style:name="T12" style:family="text">
      <style:text-properties officeooo:rsid="00317fc5"/>
    </style:style>
    <style:style style:name="T13" style:family="text">
      <style:text-properties style:font-name="Liberation Serif"/>
    </style:style>
    <style:style style:name="T14" style:family="text">
      <style:text-properties style:font-name="Liberation Serif" officeooo:rsid="0031bf69"/>
    </style:style>
    <style:style style:name="T15" style:family="text">
      <style:text-properties style:font-name="Liberation Serif" officeooo:rsid="00337b9f"/>
    </style:style>
    <style:style style:name="T16" style:family="text">
      <style:text-properties style:font-name="Liberation Serif" officeooo:rsid="00347c2b"/>
    </style:style>
    <style:style style:name="T17" style:family="text">
      <style:text-properties style:font-name="Liberation Serif" officeooo:rsid="00387eaa"/>
    </style:style>
    <style:style style:name="T18" style:family="text">
      <style:text-properties style:font-name="Liberation Serif" officeooo:rsid="0038bd15"/>
    </style:style>
    <style:style style:name="T19" style:family="text">
      <style:text-properties style:font-name="Liberation Serif" officeooo:rsid="003a4062"/>
    </style:style>
    <style:style style:name="T20" style:family="text">
      <style:text-properties style:font-name="Liberation Serif" officeooo:rsid="003b1439"/>
    </style:style>
    <style:style style:name="T21" style:family="text">
      <style:text-properties style:font-name="Liberation Serif" officeooo:rsid="003b7ddd"/>
    </style:style>
    <style:style style:name="T22" style:family="text">
      <style:text-properties style:font-name="Liberation Serif" officeooo:rsid="0041327b"/>
    </style:style>
    <style:style style:name="T23" style:family="text">
      <style:text-properties style:font-name="Liberation Serif" officeooo:rsid="004266d8"/>
    </style:style>
    <style:style style:name="T24" style:family="text">
      <style:text-properties style:font-name="Liberation Serif" officeooo:rsid="0044f6d5"/>
    </style:style>
    <style:style style:name="T25" style:family="text">
      <style:text-properties style:font-name="Liberation Serif" officeooo:rsid="0048070d"/>
    </style:style>
    <style:style style:name="T26" style:family="text">
      <style:text-properties style:font-name="Liberation Serif" officeooo:rsid="004c7247"/>
    </style:style>
    <style:style style:name="T27" style:family="text">
      <style:text-properties style:font-name="Liberation Serif" officeooo:rsid="004c89e9"/>
    </style:style>
    <style:style style:name="T28" style:family="text">
      <style:text-properties style:font-name="Liberation Serif" officeooo:rsid="004dd795"/>
    </style:style>
    <style:style style:name="T29" style:family="text">
      <style:text-properties style:font-name="Liberation Serif" officeooo:rsid="004e3eba"/>
    </style:style>
    <style:style style:name="T30" style:family="text">
      <style:text-properties style:font-name="Liberation Serif" officeooo:rsid="004f283b"/>
    </style:style>
    <style:style style:name="T31" style:family="text">
      <style:text-properties style:font-name="Liberation Serif" officeooo:rsid="0050d64e"/>
    </style:style>
    <style:style style:name="T32" style:family="text">
      <style:text-properties style:font-name="Liberation Serif" officeooo:rsid="0051b181"/>
    </style:style>
    <style:style style:name="T33" style:family="text">
      <style:text-properties style:font-name="Liberation Serif" officeooo:rsid="00521321"/>
    </style:style>
    <style:style style:name="T34" style:family="text">
      <style:text-properties style:font-name="Liberation Serif" officeooo:rsid="0052b50e"/>
    </style:style>
    <style:style style:name="T35" style:family="text">
      <style:text-properties style:font-name="Liberation Serif" officeooo:rsid="0054cb99"/>
    </style:style>
    <style:style style:name="T36" style:family="text">
      <style:text-properties style:font-name="Liberation Serif" officeooo:rsid="00569bab"/>
    </style:style>
    <style:style style:name="T37" style:family="text">
      <style:text-properties style:font-name="Liberation Serif" officeooo:rsid="00588ae6"/>
    </style:style>
    <style:style style:name="T38" style:family="text">
      <style:text-properties style:font-name="Liberation Serif" officeooo:rsid="00594fdd"/>
    </style:style>
    <style:style style:name="T39" style:family="text">
      <style:text-properties style:font-name="Liberation Serif" officeooo:rsid="0059d6e8"/>
    </style:style>
    <style:style style:name="T40" style:family="text">
      <style:text-properties style:font-name="Liberation Serif" officeooo:rsid="005b048f"/>
    </style:style>
    <style:style style:name="T41" style:family="text">
      <style:text-properties style:font-name="Liberation Serif" officeooo:rsid="005d9e3d"/>
    </style:style>
    <style:style style:name="T42" style:family="text">
      <style:text-properties style:font-name="Liberation Serif" officeooo:rsid="005e6aab"/>
    </style:style>
    <style:style style:name="T43" style:family="text">
      <style:text-properties style:font-name="Liberation Serif" officeooo:rsid="00634bfd"/>
    </style:style>
    <style:style style:name="T44" style:family="text">
      <style:text-properties style:font-name="Liberation Serif" officeooo:rsid="00653c28"/>
    </style:style>
    <style:style style:name="T45" style:family="text">
      <style:text-properties style:font-name="Liberation Serif" officeooo:rsid="006703ca"/>
    </style:style>
    <style:style style:name="T46" style:family="text">
      <style:text-properties style:font-name="Liberation Serif" officeooo:rsid="00677523"/>
    </style:style>
    <style:style style:name="T47" style:family="text">
      <style:text-properties style:font-name="Liberation Serif" officeooo:rsid="0067b515"/>
    </style:style>
    <style:style style:name="T48" style:family="text">
      <style:text-properties style:font-name="Liberation Serif" officeooo:rsid="0068c3cd"/>
    </style:style>
    <style:style style:name="T49" style:family="text">
      <style:text-properties style:font-name="Liberation Serif" officeooo:rsid="0069c871"/>
    </style:style>
    <style:style style:name="T50" style:family="text">
      <style:text-properties style:font-name="Liberation Serif" officeooo:rsid="0069cde3"/>
    </style:style>
    <style:style style:name="T51" style:family="text">
      <style:text-properties style:font-name="Liberation Serif" officeooo:rsid="006bb0ef"/>
    </style:style>
    <style:style style:name="T52" style:family="text">
      <style:text-properties style:font-name="Liberation Serif" officeooo:rsid="006d089f"/>
    </style:style>
    <style:style style:name="T53" style:family="text">
      <style:text-properties style:font-name="Liberation Serif" officeooo:rsid="006db405"/>
    </style:style>
    <style:style style:name="T54" style:family="text">
      <style:text-properties style:font-name="Liberation Serif" officeooo:rsid="006f39b2"/>
    </style:style>
    <style:style style:name="T55" style:family="text">
      <style:text-properties style:font-name="Liberation Serif" officeooo:rsid="00706eef"/>
    </style:style>
    <style:style style:name="T56" style:family="text">
      <style:text-properties style:font-name="Liberation Serif" officeooo:rsid="0071fae1"/>
    </style:style>
    <style:style style:name="T57" style:family="text">
      <style:text-properties style:font-name="Liberation Serif" officeooo:rsid="0074f57c"/>
    </style:style>
    <style:style style:name="T58" style:family="text">
      <style:text-properties style:font-name="Liberation Serif" officeooo:rsid="00788e27"/>
    </style:style>
    <style:style style:name="T59" style:family="text">
      <style:text-properties style:font-name="Liberation Serif" officeooo:rsid="007a88de"/>
    </style:style>
    <style:style style:name="T60" style:family="text">
      <style:text-properties style:font-name="Liberation Serif" officeooo:rsid="007aed72"/>
    </style:style>
    <style:style style:name="T61" style:family="text">
      <style:text-properties style:font-name="Liberation Serif" officeooo:rsid="007b6581"/>
    </style:style>
    <style:style style:name="T62" style:family="text">
      <style:text-properties style:font-name="Liberation Serif" officeooo:rsid="007c402b"/>
    </style:style>
    <style:style style:name="T63" style:family="text">
      <style:text-properties style:font-name="Liberation Serif" officeooo:rsid="007d25cd"/>
    </style:style>
    <style:style style:name="T64" style:family="text">
      <style:text-properties style:font-name="Liberation Serif" officeooo:rsid="007d98d6"/>
    </style:style>
    <style:style style:name="T65" style:family="text">
      <style:text-properties style:font-name="Liberation Serif" officeooo:rsid="007e7475"/>
    </style:style>
    <style:style style:name="T66" style:family="text">
      <style:text-properties style:font-name="Liberation Serif" officeooo:rsid="007f700e"/>
    </style:style>
    <style:style style:name="T67" style:family="text">
      <style:text-properties style:font-name="Liberation Serif" officeooo:rsid="0082d992"/>
    </style:style>
    <style:style style:name="T68" style:family="text">
      <style:text-properties style:font-name="Liberation Serif" officeooo:rsid="0084421a"/>
    </style:style>
    <style:style style:name="T69" style:family="text">
      <style:text-properties style:font-name="Liberation Serif" officeooo:rsid="0085ed5c"/>
    </style:style>
    <style:style style:name="T70" style:family="text">
      <style:text-properties style:font-name="Liberation Serif" officeooo:rsid="008725ec"/>
    </style:style>
    <style:style style:name="T71" style:family="text">
      <style:text-properties style:font-name="Liberation Serif" officeooo:rsid="00882a11"/>
    </style:style>
    <style:style style:name="T72" style:family="text">
      <style:text-properties style:font-name="Liberation Serif" officeooo:rsid="0089b990"/>
    </style:style>
    <style:style style:name="T73" style:family="text">
      <style:text-properties style:font-name="Liberation Serif" officeooo:rsid="008b7bfa"/>
    </style:style>
    <style:style style:name="T74" style:family="text">
      <style:text-properties style:font-name="Liberation Serif" officeooo:rsid="008d6fa3"/>
    </style:style>
    <style:style style:name="T75" style:family="text">
      <style:text-properties style:font-name="Liberation Serif" officeooo:rsid="008f2542"/>
    </style:style>
    <style:style style:name="T76" style:family="text">
      <style:text-properties style:font-name="Liberation Serif" officeooo:rsid="008f3ae5"/>
    </style:style>
    <style:style style:name="T77" style:family="text">
      <style:text-properties style:font-name="Liberation Serif" officeooo:rsid="0090ef3a"/>
    </style:style>
    <style:style style:name="T78" style:family="text">
      <style:text-properties style:font-name="Liberation Serif" officeooo:rsid="0093bbec"/>
    </style:style>
    <style:style style:name="T79" style:family="text">
      <style:text-properties style:font-name="Liberation Serif" officeooo:rsid="00963161"/>
    </style:style>
    <style:style style:name="T80" style:family="text">
      <style:text-properties style:font-name="Liberation Serif" officeooo:rsid="0097f1c9"/>
    </style:style>
    <style:style style:name="T81" style:family="text">
      <style:text-properties style:font-name="Liberation Serif" officeooo:rsid="009a5445"/>
    </style:style>
    <style:style style:name="T82" style:family="text">
      <style:text-properties style:font-name="Liberation Serif" officeooo:rsid="009bf721"/>
    </style:style>
    <style:style style:name="T83" style:family="text">
      <style:text-properties style:font-name="Liberation Serif" officeooo:rsid="009db0f3"/>
    </style:style>
    <style:style style:name="T84" style:family="text">
      <style:text-properties style:font-name="Liberation Serif" officeooo:rsid="009f926c"/>
    </style:style>
    <style:style style:name="T85" style:family="text">
      <style:text-properties style:font-name="Liberation Serif" officeooo:rsid="009fc644"/>
    </style:style>
    <style:style style:name="T86" style:family="text">
      <style:text-properties style:font-name="Liberation Serif" officeooo:rsid="00a18ce7"/>
    </style:style>
    <style:style style:name="T87" style:family="text">
      <style:text-properties style:font-name="Liberation Serif" officeooo:rsid="00a2a3d0"/>
    </style:style>
    <style:style style:name="T88" style:family="text">
      <style:text-properties style:font-name="Liberation Serif" officeooo:rsid="00a38a1a"/>
    </style:style>
    <style:style style:name="T89" style:family="text">
      <style:text-properties style:font-name="Liberation Serif" officeooo:rsid="00a3be94"/>
    </style:style>
    <style:style style:name="T90" style:family="text">
      <style:text-properties style:font-name="Liberation Serif" officeooo:rsid="00a41a04"/>
    </style:style>
    <style:style style:name="T91" style:family="text">
      <style:text-properties style:font-name="Liberation Serif" officeooo:rsid="00a434f4"/>
    </style:style>
    <style:style style:name="T92" style:family="text">
      <style:text-properties style:font-name="Liberation Serif" officeooo:rsid="00a48e07"/>
    </style:style>
    <style:style style:name="T93" style:family="text">
      <style:text-properties style:font-name="Liberation Serif" officeooo:rsid="00a6779c"/>
    </style:style>
    <style:style style:name="T94" style:family="text">
      <style:text-properties style:font-name="Liberation Serif" officeooo:rsid="00a79672"/>
    </style:style>
    <style:style style:name="T95" style:family="text">
      <style:text-properties style:font-name="Liberation Serif" officeooo:rsid="00a8b009"/>
    </style:style>
    <style:style style:name="T96" style:family="text">
      <style:text-properties style:font-name="Liberation Serif" officeooo:rsid="00ab858a"/>
    </style:style>
    <style:style style:name="T97" style:family="text">
      <style:text-properties style:font-name="Liberation Serif" officeooo:rsid="00b0b67c"/>
    </style:style>
    <style:style style:name="T98" style:family="text">
      <style:text-properties style:font-name="Liberation Serif" officeooo:rsid="00b1c73f"/>
    </style:style>
    <style:style style:name="T99" style:family="text">
      <style:text-properties style:font-name="Liberation Serif" officeooo:rsid="00bcebef"/>
    </style:style>
    <style:style style:name="T100" style:family="text">
      <style:text-properties style:font-name="Liberation Serif" officeooo:rsid="00b16140"/>
    </style:style>
    <style:style style:name="T101" style:family="text">
      <style:text-properties style:font-name="Liberation Serif" officeooo:rsid="00b3ab26"/>
    </style:style>
    <style:style style:name="T102" style:family="text">
      <style:text-properties style:font-name="Liberation Serif" officeooo:rsid="00b4f737"/>
    </style:style>
    <style:style style:name="T103" style:family="text">
      <style:text-properties style:font-name="Liberation Serif" officeooo:rsid="00b7c5bf"/>
    </style:style>
    <style:style style:name="T104" style:family="text">
      <style:text-properties style:font-name="Liberation Serif" officeooo:rsid="00b9600b"/>
    </style:style>
    <style:style style:name="T105" style:family="text">
      <style:text-properties style:font-name="Liberation Serif" officeooo:rsid="00bacb6e"/>
    </style:style>
    <style:style style:name="T106" style:family="text">
      <style:text-properties style:font-name="Liberation Serif" officeooo:rsid="00bb9a18"/>
    </style:style>
    <style:style style:name="T107" style:family="text">
      <style:text-properties style:font-name="Liberation Serif" officeooo:rsid="00bd5ba5"/>
    </style:style>
    <style:style style:name="T108" style:family="text">
      <style:text-properties style:font-name="Liberation Serif" officeooo:rsid="00be8b1b"/>
    </style:style>
    <style:style style:name="T109" style:family="text">
      <style:text-properties style:font-name="Liberation Serif" officeooo:rsid="00bfe151"/>
    </style:style>
    <style:style style:name="T110" style:family="text">
      <style:text-properties style:font-name="Liberation Serif" officeooo:rsid="00c16215"/>
    </style:style>
    <style:style style:name="T111" style:family="text">
      <style:text-properties style:font-name="Liberation Serif" officeooo:rsid="00c301db"/>
    </style:style>
    <style:style style:name="T112" style:family="text">
      <style:text-properties style:font-name="Liberation Serif" officeooo:rsid="00c488dc"/>
    </style:style>
    <style:style style:name="T113" style:family="text">
      <style:text-properties style:font-name="Liberation Serif" officeooo:rsid="00c63026"/>
    </style:style>
    <style:style style:name="T114" style:family="text">
      <style:text-properties style:font-name="Liberation Serif" officeooo:rsid="00c75f2f"/>
    </style:style>
    <style:style style:name="T115" style:family="text">
      <style:text-properties style:font-name="Liberation Serif" officeooo:rsid="00c795c2"/>
    </style:style>
    <style:style style:name="T116" style:family="text">
      <style:text-properties style:font-name="Liberation Serif" officeooo:rsid="00c7bdaa"/>
    </style:style>
    <style:style style:name="T117" style:family="text">
      <style:text-properties style:font-name="Liberation Serif" officeooo:rsid="00c822d7"/>
    </style:style>
    <style:style style:name="T118" style:family="text">
      <style:text-properties style:font-name="Liberation Serif" officeooo:rsid="00c84620"/>
    </style:style>
    <style:style style:name="T119" style:family="text">
      <style:text-properties style:font-name="Liberation Serif" officeooo:rsid="00c88595"/>
    </style:style>
    <style:style style:name="T120" style:family="text">
      <style:text-properties style:font-name="Liberation Serif" officeooo:rsid="00ca044a"/>
    </style:style>
    <style:style style:name="T121" style:family="text">
      <style:text-properties style:font-name="Liberation Serif" officeooo:rsid="00cb6542"/>
    </style:style>
    <style:style style:name="T122" style:family="text">
      <style:text-properties style:font-name="Liberation Serif" officeooo:rsid="00ccedd9"/>
    </style:style>
    <style:style style:name="T123" style:family="text">
      <style:text-properties style:font-name="Liberation Serif" officeooo:rsid="00ce5b12"/>
    </style:style>
    <style:style style:name="T124" style:family="text">
      <style:text-properties style:font-name="Liberation Serif" officeooo:rsid="00d00e7d"/>
    </style:style>
    <style:style style:name="T125" style:family="text">
      <style:text-properties style:font-name="Liberation Serif" officeooo:rsid="00d1bac1"/>
    </style:style>
    <style:style style:name="T126" style:family="text">
      <style:text-properties style:font-name="Liberation Serif" officeooo:rsid="00d22491"/>
    </style:style>
    <style:style style:name="T127" style:family="text">
      <style:text-properties style:font-name="Liberation Serif" officeooo:rsid="00df855f"/>
    </style:style>
    <style:style style:name="T128" style:family="text">
      <style:text-properties style:font-name="Liberation Serif" officeooo:rsid="00e943b7"/>
    </style:style>
    <style:style style:name="T129" style:family="text">
      <style:text-properties style:font-name="Liberation Serif" officeooo:rsid="0111b178"/>
    </style:style>
    <style:style style:name="T130" style:family="text">
      <style:text-properties style:font-name="Liberation Serif" officeooo:rsid="011399f3"/>
    </style:style>
    <style:style style:name="T131" style:family="text">
      <style:text-properties style:font-name="Liberation Serif" style:text-underline-style="solid" style:text-underline-width="auto" style:text-underline-color="font-color" officeooo:rsid="00d39828"/>
    </style:style>
    <style:style style:name="T132" style:family="text">
      <style:text-properties style:font-name="Liberation Serif" style:text-underline-style="solid" style:text-underline-width="auto" style:text-underline-color="font-color" officeooo:rsid="00d903f8"/>
    </style:style>
    <style:style style:name="T133" style:family="text">
      <style:text-properties style:font-name="Liberation Serif" style:text-underline-style="solid" style:text-underline-width="auto" style:text-underline-color="font-color" officeooo:rsid="00da8c83"/>
    </style:style>
    <style:style style:name="T134" style:family="text">
      <style:text-properties style:font-name="Liberation Serif" style:text-underline-style="solid" style:text-underline-width="auto" style:text-underline-color="font-color" officeooo:rsid="00db59ac"/>
    </style:style>
    <style:style style:name="T135" style:family="text">
      <style:text-properties style:font-name="Liberation Serif" style:text-underline-style="solid" style:text-underline-width="auto" style:text-underline-color="font-color" officeooo:rsid="00de11fc"/>
    </style:style>
    <style:style style:name="T136" style:family="text">
      <style:text-properties style:font-name="Liberation Serif" style:text-underline-style="solid" style:text-underline-width="auto" style:text-underline-color="font-color" officeooo:rsid="00ec0c45"/>
    </style:style>
    <style:style style:name="T137" style:family="text">
      <style:text-properties style:font-name="Liberation Serif" style:text-underline-style="solid" style:text-underline-width="auto" style:text-underline-color="font-color" officeooo:rsid="0100bb4f"/>
    </style:style>
    <style:style style:name="T138" style:family="text">
      <style:text-properties style:font-name="Liberation Serif" style:text-underline-style="solid" style:text-underline-width="auto" style:text-underline-color="font-color" officeooo:rsid="011399f3"/>
    </style:style>
    <style:style style:name="T139" style:family="text">
      <style:text-properties style:font-name="Liberation Serif" style:text-underline-style="solid" style:text-underline-width="auto" style:text-underline-color="font-color" officeooo:rsid="01331ae5"/>
    </style:style>
    <style:style style:name="T140" style:family="text">
      <style:text-properties style:font-name="Liberation Serif" style:text-underline-style="solid" style:text-underline-width="auto" style:text-underline-color="font-color" officeooo:rsid="01488882"/>
    </style:style>
    <style:style style:name="T141" style:family="text">
      <style:text-properties style:font-name="Liberation Serif" style:text-underline-style="solid" style:text-underline-width="auto" style:text-underline-color="font-color" officeooo:rsid="015105b3"/>
    </style:style>
    <style:style style:name="T142" style:family="text">
      <style:text-properties style:font-name="Liberation Serif" style:text-underline-style="solid" style:text-underline-width="auto" style:text-underline-color="font-color" officeooo:rsid="015a26fd"/>
    </style:style>
    <style:style style:name="T143" style:family="text">
      <style:text-properties style:font-name="Liberation Serif" fo:font-style="normal" style:text-underline-style="none" fo:font-weight="normal" officeooo:rsid="0127232d" style:font-style-asian="normal" style:font-weight-asian="normal" style:font-style-complex="normal" style:font-weight-complex="normal"/>
    </style:style>
    <style:style style:name="T144" style:family="text">
      <style:text-properties style:font-name="Liberation Serif" fo:font-style="normal" style:text-underline-style="none" fo:font-weight="normal" officeooo:rsid="0127dbf8" style:font-style-asian="normal" style:font-weight-asian="normal" style:font-style-complex="normal" style:font-weight-complex="normal"/>
    </style:style>
    <style:style style:name="T145" style:family="text">
      <style:text-properties style:font-name="Liberation Serif" officeooo:rsid="00d4fa85"/>
    </style:style>
    <style:style style:name="T146" style:family="text">
      <style:text-properties style:font-name="Liberation Serif" officeooo:rsid="00d59b7b"/>
    </style:style>
    <style:style style:name="T147" style:family="text">
      <style:text-properties style:font-name="Liberation Serif" officeooo:rsid="00d74f14"/>
    </style:style>
    <style:style style:name="T148" style:family="text">
      <style:text-properties style:font-name="Liberation Serif" officeooo:rsid="00d903f8"/>
    </style:style>
    <style:style style:name="T149" style:family="text">
      <style:text-properties style:font-name="Liberation Serif" officeooo:rsid="00da8c83"/>
    </style:style>
    <style:style style:name="T150" style:family="text">
      <style:text-properties style:font-name="Liberation Serif" officeooo:rsid="00dae0ef"/>
    </style:style>
    <style:style style:name="T151" style:family="text">
      <style:text-properties style:font-name="Liberation Serif" officeooo:rsid="00db59ac"/>
    </style:style>
    <style:style style:name="T152" style:family="text">
      <style:text-properties style:font-name="Liberation Serif" style:text-underline-style="none" officeooo:rsid="00db59ac"/>
    </style:style>
    <style:style style:name="T153" style:family="text">
      <style:text-properties style:font-name="Liberation Serif" style:text-underline-style="none" officeooo:rsid="00dd0897"/>
    </style:style>
    <style:style style:name="T154" style:family="text">
      <style:text-properties style:font-name="Liberation Serif" style:text-underline-style="none" officeooo:rsid="0110d2b6"/>
    </style:style>
    <style:style style:name="T155" style:family="text">
      <style:text-properties style:font-name="Liberation Serif" style:text-underline-style="none" officeooo:rsid="0115d978"/>
    </style:style>
    <style:style style:name="T156" style:family="text">
      <style:text-properties style:font-name="Liberation Serif" style:text-underline-style="none" officeooo:rsid="0118be53"/>
    </style:style>
    <style:style style:name="T157" style:family="text">
      <style:text-properties style:font-name="Liberation Serif" style:text-underline-style="none" officeooo:rsid="0118e3e7"/>
    </style:style>
    <style:style style:name="T158" style:family="text">
      <style:text-properties style:font-name="Liberation Serif" style:text-underline-style="none" officeooo:rsid="0119299a"/>
    </style:style>
    <style:style style:name="T159" style:family="text">
      <style:text-properties style:font-name="Liberation Serif" style:text-underline-style="none" officeooo:rsid="0119fc1e"/>
    </style:style>
    <style:style style:name="T160" style:family="text">
      <style:text-properties style:font-name="Liberation Serif" style:text-underline-style="none" officeooo:rsid="011b0f0e"/>
    </style:style>
    <style:style style:name="T161" style:family="text">
      <style:text-properties style:font-name="Liberation Serif" style:text-underline-style="none" officeooo:rsid="011cb2c2"/>
    </style:style>
    <style:style style:name="T162" style:family="text">
      <style:text-properties style:font-name="Liberation Serif" style:text-underline-style="none" officeooo:rsid="011e083a"/>
    </style:style>
    <style:style style:name="T163" style:family="text">
      <style:text-properties style:font-name="Liberation Serif" style:text-underline-style="none" officeooo:rsid="011fe573"/>
    </style:style>
    <style:style style:name="T164" style:family="text">
      <style:text-properties style:font-name="Liberation Serif" style:text-underline-style="none" officeooo:rsid="0121dead"/>
    </style:style>
    <style:style style:name="T165" style:family="text">
      <style:text-properties style:font-name="Liberation Serif" style:text-underline-style="none" officeooo:rsid="0123f5b3"/>
    </style:style>
    <style:style style:name="T166" style:family="text">
      <style:text-properties style:font-name="Liberation Serif" style:text-underline-style="none" officeooo:rsid="012553d5"/>
    </style:style>
    <style:style style:name="T167" style:family="text">
      <style:text-properties style:font-name="Liberation Serif" style:text-underline-style="none" officeooo:rsid="01488882"/>
    </style:style>
    <style:style style:name="T168" style:family="text">
      <style:text-properties style:font-name="Liberation Serif" style:text-underline-style="none" officeooo:rsid="0152524b"/>
    </style:style>
    <style:style style:name="T169" style:family="text">
      <style:text-properties style:font-name="Liberation Serif" officeooo:rsid="00e03240"/>
    </style:style>
    <style:style style:name="T170" style:family="text">
      <style:text-properties style:font-name="Liberation Serif" officeooo:rsid="00e03ea7"/>
    </style:style>
    <style:style style:name="T171" style:family="text">
      <style:text-properties style:font-name="Liberation Serif" officeooo:rsid="00e1da5d"/>
    </style:style>
    <style:style style:name="T172" style:family="text">
      <style:text-properties style:font-name="Liberation Serif" officeooo:rsid="00e353d3"/>
    </style:style>
    <style:style style:name="T173" style:family="text">
      <style:text-properties style:font-name="Liberation Serif" officeooo:rsid="00e584ab"/>
    </style:style>
    <style:style style:name="T174" style:family="text">
      <style:text-properties style:font-name="Liberation Serif" officeooo:rsid="00e748f6"/>
    </style:style>
    <style:style style:name="T175" style:family="text">
      <style:text-properties style:font-name="Liberation Serif" officeooo:rsid="00e7a728"/>
    </style:style>
    <style:style style:name="T176" style:family="text">
      <style:text-properties style:font-name="Liberation Serif" officeooo:rsid="00e7b15a"/>
    </style:style>
    <style:style style:name="T177" style:family="text">
      <style:text-properties style:font-name="Liberation Serif" officeooo:rsid="00ec0c45"/>
    </style:style>
    <style:style style:name="T178" style:family="text">
      <style:text-properties style:font-name="Liberation Serif" officeooo:rsid="00ec79b2"/>
    </style:style>
    <style:style style:name="T179" style:family="text">
      <style:text-properties style:font-name="Liberation Serif" officeooo:rsid="00ecaca7"/>
    </style:style>
    <style:style style:name="T180" style:family="text">
      <style:text-properties style:font-name="Liberation Serif" officeooo:rsid="00f04f0e"/>
    </style:style>
    <style:style style:name="T181" style:family="text">
      <style:text-properties style:font-name="Liberation Serif" officeooo:rsid="00f25477"/>
    </style:style>
    <style:style style:name="T182" style:family="text">
      <style:text-properties style:font-name="Liberation Serif" officeooo:rsid="00f45378"/>
    </style:style>
    <style:style style:name="T183" style:family="text">
      <style:text-properties style:font-name="Liberation Serif" officeooo:rsid="00f4b399"/>
    </style:style>
    <style:style style:name="T184" style:family="text">
      <style:text-properties style:font-name="Liberation Serif" officeooo:rsid="00f5bb25"/>
    </style:style>
    <style:style style:name="T185" style:family="text">
      <style:text-properties style:font-name="Liberation Serif" officeooo:rsid="00f6efb9"/>
    </style:style>
    <style:style style:name="T186" style:family="text">
      <style:text-properties style:font-name="Liberation Serif" officeooo:rsid="00f9c21b"/>
    </style:style>
    <style:style style:name="T187" style:family="text">
      <style:text-properties style:font-name="Liberation Serif" officeooo:rsid="00fa6cba"/>
    </style:style>
    <style:style style:name="T188" style:family="text">
      <style:text-properties style:font-name="Liberation Serif" officeooo:rsid="00fa8e9e"/>
    </style:style>
    <style:style style:name="T189" style:family="text">
      <style:text-properties style:font-name="Liberation Serif" officeooo:rsid="00fc8aa2"/>
    </style:style>
    <style:style style:name="T190" style:family="text">
      <style:text-properties style:font-name="Liberation Serif" officeooo:rsid="00fd68c1"/>
    </style:style>
    <style:style style:name="T191" style:family="text">
      <style:text-properties style:font-name="Liberation Serif" officeooo:rsid="00fe7698"/>
    </style:style>
    <style:style style:name="T192" style:family="text">
      <style:text-properties style:font-name="Liberation Serif" officeooo:rsid="00fe95d3"/>
    </style:style>
    <style:style style:name="T193" style:family="text">
      <style:text-properties style:font-name="Liberation Serif" officeooo:rsid="00ff4576"/>
    </style:style>
    <style:style style:name="T194" style:family="text">
      <style:text-properties style:font-name="Liberation Serif" officeooo:rsid="0100bb4f"/>
    </style:style>
    <style:style style:name="T195" style:family="text">
      <style:text-properties style:font-name="Liberation Serif" officeooo:rsid="0101ba4b"/>
    </style:style>
    <style:style style:name="T196" style:family="text">
      <style:text-properties style:font-name="Liberation Serif" officeooo:rsid="0101dd8e"/>
    </style:style>
    <style:style style:name="T197" style:family="text">
      <style:text-properties style:font-name="Liberation Serif" officeooo:rsid="0103a1c9"/>
    </style:style>
    <style:style style:name="T198" style:family="text">
      <style:text-properties style:font-name="Liberation Serif" officeooo:rsid="0104c150"/>
    </style:style>
    <style:style style:name="T199" style:family="text">
      <style:text-properties style:font-name="Liberation Serif" officeooo:rsid="010637a7"/>
    </style:style>
    <style:style style:name="T200" style:family="text">
      <style:text-properties style:font-name="Liberation Serif" officeooo:rsid="0107632c"/>
    </style:style>
    <style:style style:name="T201" style:family="text">
      <style:text-properties style:font-name="Liberation Serif" officeooo:rsid="0107ef56"/>
    </style:style>
    <style:style style:name="T202" style:family="text">
      <style:text-properties style:font-name="Liberation Serif" officeooo:rsid="01089f11"/>
    </style:style>
    <style:style style:name="T203" style:family="text">
      <style:text-properties style:font-name="Liberation Serif" officeooo:rsid="0108ee48"/>
    </style:style>
    <style:style style:name="T204" style:family="text">
      <style:text-properties style:font-name="Liberation Serif" officeooo:rsid="01098e2e"/>
    </style:style>
    <style:style style:name="T205" style:family="text">
      <style:text-properties style:font-name="Liberation Serif" officeooo:rsid="0109f6c8"/>
    </style:style>
    <style:style style:name="T206" style:family="text">
      <style:text-properties style:font-name="Liberation Serif" officeooo:rsid="010a2466"/>
    </style:style>
    <style:style style:name="T207" style:family="text">
      <style:text-properties style:font-name="Liberation Serif" officeooo:rsid="010d838e"/>
    </style:style>
    <style:style style:name="T208" style:family="text">
      <style:text-properties style:font-name="Liberation Serif" officeooo:rsid="014c45e9"/>
    </style:style>
    <style:style style:name="T209" style:family="text">
      <style:text-properties style:font-name="Liberation Serif" officeooo:rsid="0151204e"/>
    </style:style>
    <style:style style:name="T210" style:family="text">
      <style:text-properties style:font-name="Liberation Serif" officeooo:rsid="0155b865"/>
    </style:style>
    <style:style style:name="T211" style:family="text">
      <style:text-properties style:font-name="Liberation Serif" officeooo:rsid="01756e4d"/>
    </style:style>
    <style:style style:name="T212" style:family="text">
      <style:text-properties style:font-name="Liberation Serif" officeooo:rsid="0181567a"/>
    </style:style>
    <style:style style:name="T213" style:family="text">
      <style:text-properties style:font-name="Liberation Serif" officeooo:rsid="0182ab76"/>
    </style:style>
    <style:style style:name="T214" style:family="text">
      <style:text-properties style:font-name="Liberation Serif" officeooo:rsid="0193c274"/>
    </style:style>
    <style:style style:name="T215" style:family="text">
      <style:text-properties style:font-name="Liberation Serif" officeooo:rsid="0195b601"/>
    </style:style>
    <style:style style:name="T216" style:family="text">
      <style:text-properties style:font-name="Liberation Serif" officeooo:rsid="0195bdb7"/>
    </style:style>
    <style:style style:name="T217" style:family="text">
      <style:text-properties style:font-name="Liberation Serif" officeooo:rsid="012901ab"/>
    </style:style>
    <style:style style:name="T218" style:family="text">
      <style:text-properties style:font-name="Liberation Serif" officeooo:rsid="0129faec"/>
    </style:style>
    <style:style style:name="T219" style:family="text">
      <style:text-properties style:font-name="Liberation Serif" officeooo:rsid="012b7102"/>
    </style:style>
    <style:style style:name="T220" style:family="text">
      <style:text-properties style:font-name="Liberation Serif" officeooo:rsid="012c909b"/>
    </style:style>
    <style:style style:name="T221" style:family="text">
      <style:text-properties style:font-name="Liberation Serif" officeooo:rsid="012df5a7"/>
    </style:style>
    <style:style style:name="T222" style:family="text">
      <style:text-properties style:font-name="Liberation Serif" officeooo:rsid="012f85e0"/>
    </style:style>
    <style:style style:name="T223" style:family="text">
      <style:text-properties style:font-name="Liberation Serif" officeooo:rsid="013041a9"/>
    </style:style>
    <style:style style:name="T224" style:family="text">
      <style:text-properties style:font-name="Liberation Serif" officeooo:rsid="01304464"/>
    </style:style>
    <style:style style:name="T225" style:family="text">
      <style:text-properties style:font-name="Liberation Serif" officeooo:rsid="01311681"/>
    </style:style>
    <style:style style:name="T226" style:family="text">
      <style:text-properties style:font-name="Liberation Serif" officeooo:rsid="0131a9f1"/>
    </style:style>
    <style:style style:name="T227" style:family="text">
      <style:text-properties style:font-name="Liberation Serif" officeooo:rsid="0132c289"/>
    </style:style>
    <style:style style:name="T228" style:family="text">
      <style:text-properties style:font-name="Liberation Serif" officeooo:rsid="0134201d"/>
    </style:style>
    <style:style style:name="T229" style:family="text">
      <style:text-properties style:font-name="Liberation Serif" officeooo:rsid="0134cb93"/>
    </style:style>
    <style:style style:name="T230" style:family="text">
      <style:text-properties style:font-name="Liberation Serif" officeooo:rsid="01356fe7"/>
    </style:style>
    <style:style style:name="T231" style:family="text">
      <style:text-properties style:font-name="Liberation Serif" officeooo:rsid="01389f45"/>
    </style:style>
    <style:style style:name="T232" style:family="text">
      <style:text-properties style:font-name="Liberation Serif" officeooo:rsid="013a1c15"/>
    </style:style>
    <style:style style:name="T233" style:family="text">
      <style:text-properties style:font-name="Liberation Serif" officeooo:rsid="013b18d7"/>
    </style:style>
    <style:style style:name="T234" style:family="text">
      <style:text-properties style:font-name="Liberation Serif" officeooo:rsid="013ce4dd"/>
    </style:style>
    <style:style style:name="T235" style:family="text">
      <style:text-properties style:font-name="Liberation Serif" officeooo:rsid="013eda40"/>
    </style:style>
    <style:style style:name="T236" style:family="text">
      <style:text-properties style:font-name="Liberation Serif" officeooo:rsid="013ee914"/>
    </style:style>
    <style:style style:name="T237" style:family="text">
      <style:text-properties style:font-name="Liberation Serif" officeooo:rsid="01405f03"/>
    </style:style>
    <style:style style:name="T238" style:family="text">
      <style:text-properties style:font-name="Liberation Serif" officeooo:rsid="0142a34b"/>
    </style:style>
    <style:style style:name="T239" style:family="text">
      <style:text-properties style:font-name="Liberation Serif" officeooo:rsid="01432ed2"/>
    </style:style>
    <style:style style:name="T240" style:family="text">
      <style:text-properties style:font-name="Liberation Serif" officeooo:rsid="01436b0f"/>
    </style:style>
    <style:style style:name="T241" style:family="text">
      <style:text-properties style:font-name="Liberation Serif" officeooo:rsid="01442938"/>
    </style:style>
    <style:style style:name="T242" style:family="text">
      <style:text-properties style:font-name="Liberation Serif" officeooo:rsid="014520e7"/>
    </style:style>
    <style:style style:name="T243" style:family="text">
      <style:text-properties style:font-name="Liberation Serif" officeooo:rsid="0146cc05"/>
    </style:style>
    <style:style style:name="T244" style:family="text">
      <style:text-properties style:font-name="Liberation Serif" officeooo:rsid="01473b10"/>
    </style:style>
    <style:style style:name="T245" style:family="text">
      <style:text-properties style:font-name="Liberation Serif" officeooo:rsid="01488882"/>
    </style:style>
    <style:style style:name="T246" style:family="text">
      <style:text-properties style:font-name="Liberation Serif" officeooo:rsid="014b3b63"/>
    </style:style>
    <style:style style:name="T247" style:family="text">
      <style:text-properties style:font-name="Liberation Serif" officeooo:rsid="015a26fd"/>
    </style:style>
    <style:style style:name="T248" style:family="text">
      <style:text-properties style:font-name="Liberation Serif" officeooo:rsid="015df067"/>
    </style:style>
    <style:style style:name="T249" style:family="text">
      <style:text-properties style:font-name="Liberation Serif" officeooo:rsid="01605dcc"/>
    </style:style>
    <style:style style:name="T250" style:family="text">
      <style:text-properties style:font-name="Liberation Serif" officeooo:rsid="0160d7a0"/>
    </style:style>
    <style:style style:name="T251" style:family="text">
      <style:text-properties style:font-name="Liberation Serif" officeooo:rsid="01625009"/>
    </style:style>
    <style:style style:name="T252" style:family="text">
      <style:text-properties style:font-name="Liberation Serif" officeooo:rsid="0162c841"/>
    </style:style>
    <style:style style:name="T253" style:family="text">
      <style:text-properties style:font-name="Liberation Serif" officeooo:rsid="0165be81"/>
    </style:style>
    <style:style style:name="T254" style:family="text">
      <style:text-properties style:font-name="Liberation Serif" officeooo:rsid="016728ce"/>
    </style:style>
    <style:style style:name="T255" style:family="text">
      <style:text-properties style:font-name="Liberation Serif" officeooo:rsid="01684ace"/>
    </style:style>
    <style:style style:name="T256" style:family="text">
      <style:text-properties style:font-name="Liberation Serif" officeooo:rsid="016986ad"/>
    </style:style>
    <style:style style:name="T257" style:family="text">
      <style:text-properties style:font-name="Liberation Serif" officeooo:rsid="016a5e5a"/>
    </style:style>
    <style:style style:name="T258" style:family="text">
      <style:text-properties style:font-name="Liberation Serif" officeooo:rsid="016a9258"/>
    </style:style>
    <style:style style:name="T259" style:family="text">
      <style:text-properties style:font-name="Liberation Serif" officeooo:rsid="016ce8a4"/>
    </style:style>
    <style:style style:name="T260" style:family="text">
      <style:text-properties style:font-name="Liberation Serif" officeooo:rsid="016d2b7d"/>
    </style:style>
    <style:style style:name="T261" style:family="text">
      <style:text-properties style:font-name="Liberation Serif" officeooo:rsid="016f09c6"/>
    </style:style>
    <style:style style:name="T262" style:family="text">
      <style:text-properties style:font-name="Liberation Serif" officeooo:rsid="0170f33d"/>
    </style:style>
    <style:style style:name="T263" style:family="text">
      <style:text-properties style:font-name="Liberation Serif" officeooo:rsid="017601c4"/>
    </style:style>
    <style:style style:name="T264" style:family="text">
      <style:text-properties style:font-name="Liberation Serif" officeooo:rsid="0177d003"/>
    </style:style>
    <style:style style:name="T265" style:family="text">
      <style:text-properties style:font-name="Liberation Serif" officeooo:rsid="01798551"/>
    </style:style>
    <style:style style:name="T266" style:family="text">
      <style:text-properties style:font-name="Liberation Serif" officeooo:rsid="017c60ca"/>
    </style:style>
    <style:style style:name="T267" style:family="text">
      <style:text-properties style:font-name="Liberation Serif" officeooo:rsid="017d4308"/>
    </style:style>
    <style:style style:name="T268" style:family="text">
      <style:text-properties style:font-name="Liberation Serif" officeooo:rsid="017eeb65"/>
    </style:style>
    <style:style style:name="T269" style:family="text">
      <style:text-properties style:font-name="Liberation Serif" officeooo:rsid="019eb903"/>
    </style:style>
    <style:style style:name="T270" style:family="text">
      <style:text-properties style:font-name="Liberation Serif" officeooo:rsid="019fc397"/>
    </style:style>
    <style:style style:name="T271" style:family="text">
      <style:text-properties style:font-name="Liberation Serif" officeooo:rsid="01aaa44a"/>
    </style:style>
    <style:style style:name="T272" style:family="text">
      <style:text-properties style:font-name="Liberation Serif" officeooo:rsid="022ea462"/>
    </style:style>
    <style:style style:name="T273" style:family="text">
      <style:text-properties style:font-name="Liberation Serif" officeooo:rsid="024e0ddf"/>
    </style:style>
    <style:style style:name="T274" style:family="text">
      <style:text-properties officeooo:rsid="00ab6c94"/>
    </style:style>
    <style:style style:name="T275" style:family="text">
      <style:text-properties style:font-name="Liberation Sans"/>
    </style:style>
    <style:style style:name="T276" style:family="text">
      <style:text-properties style:font-name="Liberation Sans" style:text-underline-style="solid" style:text-underline-width="auto" style:text-underline-color="font-color" officeooo:rsid="00ab00a4"/>
    </style:style>
    <style:style style:name="T277" style:family="text">
      <style:text-properties style:font-name="Liberation Sans" style:text-underline-style="solid" style:text-underline-width="auto" style:text-underline-color="font-color" officeooo:rsid="00a8b009"/>
    </style:style>
    <style:style style:name="T278" style:family="text">
      <style:text-properties style:font-name="Liberation Sans" style:text-underline-style="solid" style:text-underline-width="auto" style:text-underline-color="font-color" officeooo:rsid="00a8f952"/>
    </style:style>
    <style:style style:name="T279" style:family="text">
      <style:text-properties style:font-name="Liberation Mono"/>
    </style:style>
    <style:style style:name="T280" style:family="text">
      <style:text-properties style:font-name="Liberation Mono" officeooo:rsid="009db0f3"/>
    </style:style>
    <style:style style:name="T281" style:family="text">
      <style:text-properties style:font-name="Liberation Mono" fo:font-size="11pt" officeooo:rsid="009db0f3" style:font-size-asian="11pt" style:font-size-complex="11pt"/>
    </style:style>
    <style:style style:name="T282" style:family="text">
      <style:text-properties style:font-name="Liberation Mono" fo:font-size="11pt" officeooo:rsid="009f926c" style:font-size-asian="11pt" style:font-size-complex="11pt"/>
    </style:style>
    <style:style style:name="T283" style:family="text">
      <style:text-properties style:font-name="Liberation Mono" fo:font-size="11pt" officeooo:rsid="00a48e07" style:font-size-asian="11pt" style:font-size-complex="11pt"/>
    </style:style>
    <style:style style:name="T284" style:family="text">
      <style:text-properties style:font-name="Liberation Mono" fo:font-size="11pt" officeooo:rsid="008f3ae5" style:font-size-asian="11pt" style:font-size-complex="11pt"/>
    </style:style>
    <style:style style:name="T285" style:family="text">
      <style:text-properties style:font-name="Liberation Mono" fo:font-size="11pt" officeooo:rsid="003a4062" style:font-size-asian="11pt" style:font-size-complex="11pt"/>
    </style:style>
    <style:style style:name="T286" style:family="text">
      <style:text-properties style:font-name="Liberation Mono" officeooo:rsid="009a5445"/>
    </style:style>
    <style:style style:name="T287" style:family="text">
      <style:text-properties style:font-name="Liberation Mono" officeooo:rsid="009fc644"/>
    </style:style>
    <style:style style:name="T288" style:family="text">
      <style:text-properties style:font-name="Liberation Mono" officeooo:rsid="0093bbec"/>
    </style:style>
    <style:style style:name="T289" style:family="text">
      <style:text-properties style:font-name="Liberation Mono" officeooo:rsid="008f3ae5"/>
    </style:style>
    <style:style style:name="T290" style:family="text">
      <style:text-properties style:font-name="Liberation Mono" officeooo:rsid="0089b990"/>
    </style:style>
    <style:style style:name="T291" style:family="text">
      <style:text-properties style:font-name="Liberation Mono" officeooo:rsid="008725ec"/>
    </style:style>
    <style:style style:name="T292" style:family="text">
      <style:text-properties style:font-name="Liberation Mono" officeooo:rsid="008b7bfa"/>
    </style:style>
    <style:style style:name="T293" style:family="text">
      <style:text-properties style:font-name="Liberation Mono" officeooo:rsid="0010f4bd"/>
    </style:style>
    <style:style style:name="T294" style:family="text">
      <style:text-properties style:font-name="Liberation Mono" officeooo:rsid="001e3dfa"/>
    </style:style>
    <style:style style:name="T295" style:family="text">
      <style:text-properties style:font-name="Liberation Mono" officeooo:rsid="00337b9f"/>
    </style:style>
    <style:style style:name="T296" style:family="text">
      <style:text-properties style:font-name="Liberation Mono" officeooo:rsid="00347c2b"/>
    </style:style>
    <style:style style:name="T297" style:family="text">
      <style:text-properties style:font-name="Liberation Mono" officeooo:rsid="0048070d"/>
    </style:style>
    <style:style style:name="T298" style:family="text">
      <style:text-properties style:font-name="Liberation Mono" officeooo:rsid="004e3eba"/>
    </style:style>
    <style:style style:name="T299" style:family="text">
      <style:text-properties style:font-name="Liberation Mono" officeooo:rsid="004f283b"/>
    </style:style>
    <style:style style:name="T300" style:family="text">
      <style:text-properties style:font-name="Liberation Mono" officeooo:rsid="0010aff9"/>
    </style:style>
    <style:style style:name="T301" style:family="text">
      <style:text-properties style:font-name="Liberation Mono" officeooo:rsid="0013955d"/>
    </style:style>
    <style:style style:name="T302" style:family="text">
      <style:text-properties style:font-name="Liberation Mono" officeooo:rsid="0050d64e"/>
    </style:style>
    <style:style style:name="T303" style:family="text">
      <style:text-properties style:font-name="Liberation Mono" officeooo:rsid="00521321"/>
    </style:style>
    <style:style style:name="T304" style:family="text">
      <style:text-properties style:font-name="Liberation Mono" officeooo:rsid="0052b50e"/>
    </style:style>
    <style:style style:name="T305" style:family="text">
      <style:text-properties style:font-name="Liberation Mono" officeooo:rsid="0054cb99"/>
    </style:style>
    <style:style style:name="T306" style:family="text">
      <style:text-properties style:font-name="Liberation Mono" officeooo:rsid="0059d6e8"/>
    </style:style>
    <style:style style:name="T307" style:family="text">
      <style:text-properties style:font-name="Liberation Mono" officeooo:rsid="005b048f"/>
    </style:style>
    <style:style style:name="T308" style:family="text">
      <style:text-properties style:font-name="Liberation Mono" officeooo:rsid="00594fdd"/>
    </style:style>
    <style:style style:name="T309" style:family="text">
      <style:text-properties style:font-name="Liberation Mono" officeooo:rsid="005d9e3d"/>
    </style:style>
    <style:style style:name="T310" style:family="text">
      <style:text-properties style:font-name="Liberation Mono" officeooo:rsid="005e6aab"/>
    </style:style>
    <style:style style:name="T311" style:family="text">
      <style:text-properties style:font-name="Liberation Mono" officeooo:rsid="00634bfd"/>
    </style:style>
    <style:style style:name="T312" style:family="text">
      <style:text-properties style:font-name="Liberation Mono" officeooo:rsid="00653c28"/>
    </style:style>
    <style:style style:name="T313" style:family="text">
      <style:text-properties style:font-name="Liberation Mono" officeooo:rsid="006703ca"/>
    </style:style>
    <style:style style:name="T314" style:family="text">
      <style:text-properties style:font-name="Liberation Mono" officeooo:rsid="0067b515"/>
    </style:style>
    <style:style style:name="T315" style:family="text">
      <style:text-properties style:font-name="Liberation Mono" officeooo:rsid="0068c3cd"/>
    </style:style>
    <style:style style:name="T316" style:family="text">
      <style:text-properties style:font-name="Liberation Mono" officeooo:rsid="0069cde3"/>
    </style:style>
    <style:style style:name="T317" style:family="text">
      <style:text-properties style:font-name="Liberation Mono" officeooo:rsid="006bb0ef"/>
    </style:style>
    <style:style style:name="T318" style:family="text">
      <style:text-properties style:font-name="Liberation Mono" officeooo:rsid="006d089f"/>
    </style:style>
    <style:style style:name="T319" style:family="text">
      <style:text-properties style:font-name="Liberation Mono" officeooo:rsid="006db405"/>
    </style:style>
    <style:style style:name="T320" style:family="text">
      <style:text-properties style:font-name="Liberation Mono" officeooo:rsid="006f39b2"/>
    </style:style>
    <style:style style:name="T321" style:family="text">
      <style:text-properties style:font-name="Liberation Mono" officeooo:rsid="00706eef"/>
    </style:style>
    <style:style style:name="T322" style:family="text">
      <style:text-properties style:font-name="Liberation Mono" officeooo:rsid="0071fae1"/>
    </style:style>
    <style:style style:name="T323" style:family="text">
      <style:text-properties style:font-name="Liberation Mono" officeooo:rsid="0074f57c"/>
    </style:style>
    <style:style style:name="T324" style:family="text">
      <style:text-properties style:font-name="Liberation Mono" officeooo:rsid="0076f448"/>
    </style:style>
    <style:style style:name="T325" style:family="text">
      <style:text-properties style:font-name="Liberation Mono" officeooo:rsid="0077d8f0"/>
    </style:style>
    <style:style style:name="T326" style:family="text">
      <style:text-properties style:font-name="Liberation Mono" officeooo:rsid="00788e27"/>
    </style:style>
    <style:style style:name="T327" style:family="text">
      <style:text-properties style:font-name="Liberation Mono" officeooo:rsid="007aed72"/>
    </style:style>
    <style:style style:name="T328" style:family="text">
      <style:text-properties style:font-name="Liberation Mono" officeooo:rsid="020f606f"/>
    </style:style>
    <style:style style:name="T329" style:family="text">
      <style:text-properties fo:font-size="11pt" style:font-size-asian="11pt" style:font-size-complex="11pt"/>
    </style:style>
    <style:style style:name="T330" style:family="text">
      <style:text-properties fo:font-size="11pt" officeooo:rsid="009bf721" style:font-size-asian="11pt" style:font-size-complex="11pt"/>
    </style:style>
    <style:style style:name="T331" style:family="text">
      <style:text-properties officeooo:rsid="004266d8"/>
    </style:style>
    <style:style style:name="T332" style:family="text">
      <style:text-properties officeooo:rsid="00101956"/>
    </style:style>
    <style:style style:name="T333" style:family="text">
      <style:text-properties officeooo:rsid="00b932cc"/>
    </style:style>
    <style:style style:name="T334" style:family="text">
      <style:text-properties fo:color="#c9211e" loext:opacity="100%" style:font-name="Liberation Serif" fo:font-weight="bold" style:font-weight-asian="bold" style:font-weight-complex="bold"/>
    </style:style>
    <style:style style:name="T335" style:family="text">
      <style:text-properties fo:color="#c9211e" loext:opacity="100%" fo:font-weight="bold" style:font-weight-asian="bold" style:font-weight-complex="bold"/>
    </style:style>
    <style:style style:name="T336" style:family="text">
      <style:text-properties officeooo:rsid="0013955d"/>
    </style:style>
    <style:style style:name="T337" style:family="text">
      <style:text-properties officeooo:rsid="00ff4576"/>
    </style:style>
    <style:style style:name="T338" style:family="text">
      <style:text-properties officeooo:rsid="0109f6c8"/>
    </style:style>
    <style:style style:name="T339" style:family="text">
      <style:text-properties officeooo:rsid="010a2466"/>
    </style:style>
    <style:style style:name="T340" style:family="text">
      <style:text-properties officeooo:rsid="010d838e"/>
    </style:style>
    <style:style style:name="T341" style:family="text">
      <style:text-properties style:text-underline-style="none" officeooo:rsid="011e083a"/>
    </style:style>
    <style:style style:name="T342" style:family="text">
      <style:text-properties style:text-underline-style="none" officeooo:rsid="01488882"/>
    </style:style>
    <style:style style:name="T343" style:family="text">
      <style:text-properties style:text-underline-style="none" fo:font-weight="normal" style:font-weight-asian="normal" style:font-weight-complex="normal"/>
    </style:style>
    <style:style style:name="T344" style:family="text">
      <style:text-properties style:text-position="super 58%"/>
    </style:style>
    <style:style style:name="T345" style:family="text">
      <style:text-properties style:text-position="super 58%" style:font-name="Liberation Serif" officeooo:rsid="0134201d"/>
    </style:style>
    <style:style style:name="T346" style:family="text">
      <style:text-properties officeooo:rsid="01488882"/>
    </style:style>
    <style:style style:name="T347" style:family="text">
      <style:text-properties officeooo:rsid="017d4308"/>
    </style:style>
    <style:style style:name="T348" style:family="text">
      <style:text-properties officeooo:rsid="0181567a"/>
    </style:style>
    <style:style style:name="T349" style:family="text">
      <style:text-properties officeooo:rsid="0188bfb3"/>
    </style:style>
    <style:style style:name="T350" style:family="text">
      <style:text-properties officeooo:rsid="01908942"/>
    </style:style>
    <style:style style:name="T351" style:family="text">
      <style:text-properties officeooo:rsid="01a92b0c"/>
    </style:style>
    <style:style style:name="T352" style:family="text">
      <style:text-properties officeooo:rsid="01a99a3b"/>
    </style:style>
    <style:style style:name="T353" style:family="text">
      <style:text-properties officeooo:rsid="01ade327"/>
    </style:style>
    <style:style style:name="T354" style:family="text">
      <style:text-properties officeooo:rsid="01aaa44a"/>
    </style:style>
    <style:style style:name="T355" style:family="text">
      <style:text-properties officeooo:rsid="01b9f678"/>
    </style:style>
    <style:style style:name="T356" style:family="text">
      <style:text-properties officeooo:rsid="01bb00d3"/>
    </style:style>
    <style:style style:name="T357" style:family="text">
      <style:text-properties officeooo:rsid="01bdf7a7"/>
    </style:style>
    <style:style style:name="T358" style:family="text">
      <style:text-properties officeooo:rsid="01bfa1b0"/>
    </style:style>
    <style:style style:name="T359" style:family="text">
      <style:text-properties officeooo:rsid="01cd0d95"/>
    </style:style>
    <style:style style:name="T360" style:family="text">
      <style:text-properties officeooo:rsid="01d15c63"/>
    </style:style>
    <style:style style:name="T361" style:family="text">
      <style:text-properties officeooo:rsid="01cfdb5a"/>
    </style:style>
    <style:style style:name="T362" style:family="text">
      <style:text-properties officeooo:rsid="01d6644c"/>
    </style:style>
    <style:style style:name="T363" style:family="text">
      <style:text-properties officeooo:rsid="01dca21c"/>
    </style:style>
    <style:style style:name="T364" style:family="text">
      <style:text-properties officeooo:rsid="01e498c1"/>
    </style:style>
    <style:style style:name="T365" style:family="text">
      <style:text-properties officeooo:rsid="01e8ef09"/>
    </style:style>
    <style:style style:name="T366" style:family="text">
      <style:text-properties officeooo:rsid="01e979c3"/>
    </style:style>
    <style:style style:name="T367" style:family="text">
      <style:text-properties officeooo:rsid="01f36e7e"/>
    </style:style>
    <style:style style:name="T368" style:family="text">
      <style:text-properties officeooo:rsid="01fea3be"/>
    </style:style>
    <style:style style:name="T369" style:family="text">
      <style:text-properties officeooo:rsid="0204162c"/>
    </style:style>
    <style:style style:name="T370" style:family="text">
      <style:text-properties officeooo:rsid="020471a4"/>
    </style:style>
    <style:style style:name="T371" style:family="text">
      <style:text-properties officeooo:rsid="02057d22"/>
    </style:style>
    <style:style style:name="T372" style:family="text">
      <style:text-properties officeooo:rsid="020f606f"/>
    </style:style>
    <style:style style:name="T373" style:family="text">
      <style:text-properties officeooo:rsid="02135756"/>
    </style:style>
    <style:style style:name="T374" style:family="text">
      <style:text-properties officeooo:rsid="021f338d"/>
    </style:style>
    <style:style style:name="T375" style:family="text">
      <style:text-properties officeooo:rsid="021fb4c2"/>
    </style:style>
    <style:style style:name="T376" style:family="text">
      <style:text-properties officeooo:rsid="0225f983"/>
    </style:style>
    <style:style style:name="T377" style:family="text">
      <style:text-properties officeooo:rsid="02350dd4"/>
    </style:style>
    <style:style style:name="T378" style:family="text">
      <style:text-properties officeooo:rsid="0235163d"/>
    </style:style>
    <style:style style:name="T379" style:family="text">
      <style:text-properties officeooo:rsid="023a933b"/>
    </style:style>
    <style:style style:name="T380" style:family="text">
      <style:text-properties officeooo:rsid="023fc306"/>
    </style:style>
    <style:style style:name="T381" style:family="text">
      <style:text-properties officeooo:rsid="0243a4b7"/>
    </style:style>
    <style:style style:name="T382" style:family="text">
      <style:text-properties officeooo:rsid="02445317"/>
    </style:style>
    <style:style style:name="T383" style:family="text">
      <style:text-properties officeooo:rsid="0246ddf3"/>
    </style:style>
    <style:style style:name="T384" style:family="text">
      <style:text-properties officeooo:rsid="02486cb3"/>
    </style:style>
    <style:style style:name="T385" style:family="text">
      <style:text-properties officeooo:rsid="024ceef4"/>
    </style:style>
    <style:style style:name="T386" style:family="text">
      <style:text-properties officeooo:rsid="024e0ddf"/>
    </style:style>
    <style:style style:name="T387" style:family="text">
      <style:text-properties officeooo:rsid="024e3cec"/>
    </style:style>
    <style:style style:name="T388" style:family="text">
      <style:text-properties officeooo:rsid="02564293"/>
    </style:style>
    <style:style style:name="T389" style:family="text">
      <style:text-properties fo:color="#ffd700" loext:opacity="100%"/>
    </style:style>
    <style:style style:name="T390" style:family="text">
      <style:text-properties officeooo:rsid="025a4d2c"/>
    </style:style>
    <style:style style:name="T391" style:family="text">
      <style:text-properties officeooo:rsid="025bd587"/>
    </style:style>
    <style:style style:name="T392" style:family="text">
      <style:text-properties officeooo:rsid="025e3b71"/>
    </style:style>
    <style:style style:name="T393" style:family="text">
      <style:text-properties officeooo:rsid="025f1898"/>
    </style:style>
    <style:style style:name="T394" style:family="text">
      <style:text-properties officeooo:rsid="02609d83"/>
    </style:style>
    <style:style style:name="T395" style:family="text">
      <style:text-properties officeooo:rsid="0266e00b"/>
    </style:style>
    <style:style style:name="T396" style:family="text">
      <style:text-properties officeooo:rsid="02682c67"/>
    </style:style>
    <style:style style:name="T397" style:family="text">
      <style:text-properties officeooo:rsid="026b551a"/>
    </style:style>
    <style:style style:name="T398" style:family="text">
      <style:text-properties officeooo:rsid="026cae30"/>
    </style:style>
    <style:style style:name="T399" style:family="text">
      <style:text-properties officeooo:rsid="0270b85c"/>
    </style:style>
    <style:style style:name="T400" style:family="text">
      <style:text-properties officeooo:rsid="0272f66e"/>
    </style:style>
    <style:style style:name="T401" style:family="text">
      <style:text-properties officeooo:rsid="0277d0c6"/>
    </style:style>
    <style:style style:name="T402" style:family="text">
      <style:text-properties officeooo:rsid="027813fd"/>
    </style:style>
    <style:style style:name="T403" style:family="text">
      <style:text-properties officeooo:rsid="0285a986"/>
    </style:style>
    <style:style style:name="T404" style:family="text">
      <style:text-properties officeooo:rsid="029471db"/>
    </style:style>
    <style:style style:name="T405" style:family="text">
      <style:text-properties officeooo:rsid="02948938"/>
    </style:style>
    <style:style style:name="T406" style:family="text">
      <style:text-properties officeooo:rsid="02963508"/>
    </style:style>
    <style:style style:name="T407" style:family="text">
      <style:text-properties officeooo:rsid="0296432e"/>
    </style:style>
    <style:style style:name="T408" style:family="text">
      <style:text-properties officeooo:rsid="029b3230"/>
    </style:style>
    <style:style style:name="T409" style:family="text">
      <style:text-properties officeooo:rsid="02a1bb9b"/>
    </style:style>
    <style:style style:name="T410" style:family="text">
      <style:text-properties officeooo:rsid="02a85590"/>
    </style:style>
    <style:style style:name="T411" style:family="text">
      <style:text-properties officeooo:rsid="02ab9ca3"/>
    </style:style>
    <style:style style:name="T412" style:family="text">
      <style:text-properties officeooo:rsid="02b230ec"/>
    </style:style>
    <style:style style:name="T413" style:family="text">
      <style:text-properties officeooo:rsid="02b7cb52"/>
    </style:style>
    <style:style style:name="T414" style:family="text">
      <style:text-properties officeooo:rsid="02b7f41d"/>
    </style:style>
    <style:style style:name="T415" style:family="text">
      <style:text-properties officeooo:rsid="02c1b2a3"/>
    </style:style>
    <style:style style:name="T416" style:family="text">
      <style:text-properties officeooo:rsid="02c6e786"/>
    </style:style>
    <style:style style:name="T417" style:family="text">
      <style:text-properties officeooo:rsid="02caae36"/>
    </style:style>
    <style:style style:name="T418" style:family="text">
      <style:text-properties officeooo:rsid="02cd526e"/>
    </style:style>
    <style:style style:name="T419" style:family="text">
      <style:text-properties officeooo:rsid="02d9fd99"/>
    </style:style>
    <style:style style:name="T420" style:family="text">
      <style:text-properties officeooo:rsid="02dbae9a"/>
    </style:style>
    <style:style style:name="T421" style:family="text">
      <style:text-properties officeooo:rsid="02e38093"/>
    </style:style>
    <style:style style:name="T422" style:family="text">
      <style:text-properties officeooo:rsid="02e53508"/>
    </style:style>
    <style:style style:name="T423" style:family="text">
      <style:text-properties officeooo:rsid="02e969b7"/>
    </style:style>
    <style:style style:name="T424" style:family="text">
      <style:text-properties officeooo:rsid="02eb5490"/>
    </style:style>
    <style:style style:name="T425" style:family="text">
      <style:text-properties officeooo:rsid="02f1447c"/>
    </style:style>
    <style:style style:name="T426" style:family="text">
      <style:text-properties officeooo:rsid="02fd085a"/>
    </style:style>
    <style:style style:name="T427" style:family="text">
      <style:text-properties officeooo:rsid="02fd90e5"/>
    </style:style>
    <style:style style:name="T428" style:family="text">
      <style:text-properties officeooo:rsid="0301fef0"/>
    </style:style>
    <style:style style:name="T429" style:family="text"/>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6" text:outline-level="2">Resources</text:h>
      <text:list xml:id="list1298736297" text:style-name="L1">
        <text:list-item>
          <text:p text:style-name="P333"><text:span text:style-name="Source_20_Text"><text:span text:style-name="T98">O</text:span></text:span><text:span text:style-name="Source_20_Text"><text:span text:style-name="T97">pen source fonts</text:span></text:span></text:p>
          <text:list>
            <text:list-item>
              <text:p text:style-name="P333"><text:a xlink:type="simple" xlink:href="https://fonts.google.com/" text:style-name="Internet_20_link" text:visited-style-name="Visited_20_Internet_20_Link"><text:span text:style-name="Source_20_Text"><text:span text:style-name="T21">https://fonts.google.com/</text:span></text:span></text:a><text:span text:style-name="Source_20_Text"><text:span text:style-name="T21"> </text:span></text:span></text:p>
            </text:list-item>
          </text:list>
        </text:list-item>
        <text:list-item>
          <text:p text:style-name="P333"><text:span text:style-name="Source_20_Text"><text:span text:style-name="T98">Color gradient generator</text:span></text:span></text:p>
          <text:list>
            <text:list-item>
              <text:p text:style-name="P333"><text:a xlink:type="simple" xlink:href="https://www.cssmatic.com/gradient-generator" text:style-name="Internet_20_link" text:visited-style-name="Visited_20_Internet_20_Link"><text:span text:style-name="Source_20_Text"><text:span text:style-name="T25">https://www.cssmatic.com/gradient-generator</text:span></text:span></text:a></text:p>
            </text:list-item>
          </text:list>
        </text:list-item>
        <text:list-item>
          <text:p text:style-name="P334"><text:span text:style-name="Source_20_Text"><text:span text:style-name="T127">CSS Strategy Square-off</text:span></text:span></text:p>
          <text:list>
            <text:list-item>
              <text:p text:style-name="P334"><text:a xlink:type="simple" xlink:href="https://www.viget.com/articles/css-squareoff/" text:style-name="Internet_20_link" text:visited-style-name="Visited_20_Internet_20_Link"><text:span text:style-name="Source_20_Text"><text:span text:style-name="T127">https://www.viget.com/articles/css-squareoff/</text:span></text:span></text:a><text:span text:style-name="Source_20_Text"><text:span text:style-name="T127"> </text:span></text:span></text:p>
            </text:list-item>
          </text:list>
        </text:list-item>
        <text:list-item>
          <text:p text:style-name="P334"><text:span text:style-name="Source_20_Text"><text:span text:style-name="T127">The Performance Golden Rule</text:span></text:span></text:p>
          <text:list>
            <text:list-item>
              <text:p text:style-name="P334"><text:a xlink:type="simple" xlink:href="https://www.stevesouders.com/blog/2012/02/10/the-performance-golden-rule/" text:style-name="Internet_20_link" text:visited-style-name="Visited_20_Internet_20_Link"><text:span text:style-name="Source_20_Text"><text:span text:style-name="T127">https://www.stevesouders.com/blog/2012/02/10/the-performance-golden-rule/</text:span></text:span></text:a><text:span text:style-name="Source_20_Text"><text:span text:style-name="T127"> </text:span></text:span></text:p>
            </text:list-item>
          </text:list>
        </text:list-item>
        <text:list-item>
          <text:p text:style-name="P335"><text:span text:style-name="Source_20_Text"><text:span text:style-name="T128">New Micro Clearfix Hack</text:span></text:span></text:p>
          <text:list>
            <text:list-item>
              <text:p text:style-name="P335"><text:a xlink:type="simple" xlink:href="https://nicolasgallagher.com/micro-clearfix-hack/" text:style-name="Internet_20_link" text:visited-style-name="Visited_20_Internet_20_Link"><text:span text:style-name="Source_20_Text"><text:span text:style-name="T128">https://nicolasgallagher.com/micro-clearfix-hack/</text:span></text:span></text:a><text:span text:style-name="Source_20_Text"><text:span text:style-name="T128"> </text:span></text:span></text:p>
            </text:list-item>
          </text:list>
        </text:list-item>
        <text:list-item>
          <text:p text:style-name="P336"><text:span text:style-name="Source_20_Text"><text:span text:style-name="T129">Preprocessor: Haml</text:span></text:span></text:p>
          <text:list>
            <text:list-item>
              <text:p text:style-name="P336"><text:a xlink:type="simple" xlink:href="http://haml.info/" text:style-name="Internet_20_link" text:visited-style-name="Visited_20_Internet_20_Link"><text:span text:style-name="Source_20_Text"><text:span text:style-name="T129">http://haml.info/</text:span></text:span></text:a></text:p>
            </text:list-item>
          </text:list>
        </text:list-item>
        <text:list-item>
          <text:p text:style-name="P336"><text:span text:style-name="Source_20_Text"><text:span text:style-name="T129">Preprocessor: Sass</text:span></text:span></text:p>
          <text:list>
            <text:list-item>
              <text:p text:style-name="P336"><text:a xlink:type="simple" xlink:href="https://sass-lang.com/documentation/" text:style-name="Internet_20_link" text:visited-style-name="Visited_20_Internet_20_Link"><text:span text:style-name="Source_20_Text"><text:span text:style-name="T129">https://sass-lang.com/documentation/</text:span></text:span></text:a><text:span text:style-name="Source_20_Text"><text:span text:style-name="T129"> </text:span></text:span></text:p>
            </text:list-item>
          </text:list>
        </text:list-item>
        <text:list-item>
          <text:p text:style-name="P337"><text:span text:style-name="Source_20_Text"><text:span text:style-name="T208">HTML5 Shiv</text:span></text:span></text:p>
          <text:list>
            <text:list-item>
              <text:p text:style-name="P337"><text:a xlink:type="simple" xlink:href="http://paulirish.com/2011/the-history-of-the-html5-shiv/" text:style-name="Internet_20_link" text:visited-style-name="Visited_20_Internet_20_Link"><text:span text:style-name="Source_20_Text"><text:span text:style-name="T208">http://paulirish.com/2011/the-history-of-the-html5-shiv/</text:span></text:span></text:a><text:span text:style-name="Source_20_Text"><text:span text:style-name="T208"> </text:span></text:span></text:p>
            </text:list-item>
          </text:list>
        </text:list-item>
        <text:list-item>
          <text:p text:style-name="P338"><text:span text:style-name="Source_20_Text"><text:span text:style-name="T209">Modernizer: to detect browser features and set conditional styles</text:span></text:span></text:p>
          <text:list>
            <text:list-item>
              <text:p text:style-name="P338"><text:a xlink:type="simple" xlink:href="http://modernizr.com/" text:style-name="Internet_20_link" text:visited-style-name="Visited_20_Internet_20_Link"><text:span text:style-name="Source_20_Text"><text:span text:style-name="T209">http://modernizr.com/</text:span></text:span></text:a><text:span text:style-name="Source_20_Text"><text:span text:style-name="T209"> </text:span></text:span></text:p>
            </text:list-item>
          </text:list>
        </text:list-item>
        <text:list-item>
          <text:p text:style-name="P338"><text:span text:style-name="Source_20_Text"><text:span text:style-name="T209">deCSS3: allows you to view a website with CSS3 disabled</text:span></text:span></text:p>
          <text:list>
            <text:list-item>
              <text:p text:style-name="P338"><text:a xlink:type="simple" xlink:href="https://github.com/davatron5000/deCSS3" text:style-name="Internet_20_link" text:visited-style-name="Visited_20_Internet_20_Link"><text:span text:style-name="Source_20_Text"><text:span text:style-name="T209">https://github.com/davatron5000/deCSS3</text:span></text:span></text:a><text:span text:style-name="Source_20_Text"><text:span text:style-name="T209"> </text:span></text:span></text:p>
            </text:list-item>
          </text:list>
        </text:list-item>
        <text:list-item>
          <text:p text:style-name="P339"><text:span text:style-name="Source_20_Text"><text:span text:style-name="T210">Cross browser testing VM aggregator</text:span></text:span></text:p>
          <text:list>
            <text:list-item>
              <text:p text:style-name="P339"><text:a xlink:type="simple" xlink:href="https://github.com/xdissent/ievms" text:style-name="Internet_20_link" text:visited-style-name="Visited_20_Internet_20_Link"><text:span text:style-name="Source_20_Text"><text:span text:style-name="T210">https://github.com/xdissent/ievms</text:span></text:span></text:a><text:span text:style-name="Source_20_Text"><text:span text:style-name="T210"> </text:span></text:span></text:p>
            </text:list-item>
          </text:list>
        </text:list-item>
        <text:list-item>
          <text:p text:style-name="P340"><text:span text:style-name="Source_20_Text"><text:span text:style-name="T211">HTML5 Microdata</text:span></text:span></text:p>
          <text:list>
            <text:list-item>
              <text:p text:style-name="P340"><text:a xlink:type="simple" xlink:href="http://diveintohtml5.info/extensibility.html" text:style-name="Internet_20_link" text:visited-style-name="Visited_20_Internet_20_Link"><text:span text:style-name="Source_20_Text"><text:span text:style-name="T211">http://diveintohtml5.info/extensibility.html</text:span></text:span></text:a><text:span text:style-name="Source_20_Text"><text:span text:style-name="T211"> </text:span></text:span></text:p>
            </text:list-item>
          </text:list>
        </text:list-item>
        <text:list-item>
          <text:p text:style-name="P341"><text:span text:style-name="Source_20_Text"><text:span text:style-name="T212">CSS Autoprefixer</text:span></text:span></text:p>
          <text:list>
            <text:list-item>
              <text:p text:style-name="P341"><text:a xlink:type="simple" xlink:href="https://css-tricks.com/autoprefixer/" text:style-name="Internet_20_link" text:visited-style-name="Visited_20_Internet_20_Link"><text:span text:style-name="Source_20_Text"><text:span text:style-name="T212">https://css-tricks.com/autoprefixer/</text:span></text:span></text:a><text:span text:style-name="Source_20_Text"><text:span text:style-name="T212"> </text:span></text:span></text:p>
            </text:list-item>
          </text:list>
        </text:list-item>
        <text:list-item>
          <text:p text:style-name="P342"><text:span text:style-name="Source_20_Text"><text:span text:style-name="T269">Dribble </text:span></text:span><text:span text:style-name="Source_20_Text"><text:span text:style-name="T270">Web D</text:span></text:span><text:span text:style-name="Source_20_Text"><text:span text:style-name="T269">esign layouts</text:span></text:span></text:p>
          <text:list>
            <text:list-item>
              <text:p text:style-name="P342"><text:a xlink:type="simple" xlink:href="https://dribbble.com/shots/popular/web-design" text:style-name="Internet_20_link" text:visited-style-name="Visited_20_Internet_20_Link"><text:span text:style-name="Source_20_Text"><text:span text:style-name="T269">https://dribbble.com/shots/popular/web-design</text:span></text:span></text:a><text:span text:style-name="Source_20_Text"><text:span text:style-name="T269"> </text:span></text:span></text:p>
            </text:list-item>
          </text:list>
        </text:list-item>
        <text:list-item>
          <text:p text:style-name="P343"><text:span text:style-name="Source_20_Text"><text:span text:style-name="T272">HTML5 templates</text:span></text:span></text:p>
          <text:list>
            <text:list-item>
              <text:p text:style-name="P343"><text:a xlink:type="simple" xlink:href="https://templated.co/" text:style-name="Internet_20_link" text:visited-style-name="Visited_20_Internet_20_Link"><text:span text:style-name="Source_20_Text"><text:span text:style-name="T269">https://templated.co/</text:span></text:span></text:a><text:span text:style-name="Source_20_Text"><text:span text:style-name="T269"> </text:span></text:span></text:p>
            </text:list-item>
            <text:list-item>
              <text:p text:style-name="P343"><text:a xlink:type="simple" xlink:href="https://html5up.net/" text:style-name="Internet_20_link" text:visited-style-name="Visited_20_Internet_20_Link"><text:span text:style-name="Source_20_Text"><text:span text:style-name="T269">https://html5up.net/</text:span></text:span></text:a><text:span text:style-name="Source_20_Text"><text:span text:style-name="T269"> </text:span></text:span></text:p>
              <text:list>
                <text:list-item>
                  <text:p text:style-name="P346">After your first client use these maybe:</text:p>
                  <text:list>
                    <text:list-item>
                      <text:p text:style-name="P346">wrapbootstrap.com</text:p>
                    </text:list-item>
                    <text:list-item>
                      <text:p text:style-name="P346"><text:span text:style-name="Source_20_Text"><text:span text:style-name="T13">themeforest.net</text:span></text:span></text:p>
                    </text:list-item>
                  </text:list>
                </text:list-item>
              </text:list>
            </text:list-item>
          </text:list>
        </text:list-item>
        <text:list-item>
          <text:p text:style-name="P344"><text:span text:style-name="Source_20_Text"><text:span text:style-name="T216">Find professional emails</text:span></text:span></text:p>
          <text:list>
            <text:list-item>
              <text:p text:style-name="P344"><text:span text:style-name="Source_20_Text"><text:span text:style-name="T216">hunter.io</text:span></text:span></text:p>
            </text:list-item>
          </text:list>
        </text:list-item>
        <text:list-item>
          <text:p text:style-name="P345"><text:span text:style-name="Source_20_Text"><text:span text:style-name="T273">building a blog to build authoirty</text:span></text:span></text:p>
          <text:list>
            <text:list-item>
              <text:p text:style-name="P345"><text:span text:style-name="Source_20_Text"><text:span text:style-name="T273">hashnode.com </text:span></text:span></text:p>
            </text:list-item>
          </text:list>
        </text:list-item>
      </text:list>
      <text:p text:style-name="P76"><text:span text:style-name="Source_20_Text"><text:span text:style-name="T21"/></text:span></text:p>
      <text:h text:style-name="P286" text:outline-level="2"><text:span text:style-name="Source_20_Text"><text:span text:style-name="T275">Class 1 - 4</text:span></text:span></text:h>
      <text:p text:style-name="P1">What is active recall?</text:p>
      <text:list xml:id="list2725756342" text:style-name="L2">
        <text:list-item>
          <text:p text:style-name="P348">After you read a new topic or idea, it is the act of challenging yourself to summarize what you just learned.</text:p>
        </text:list-item>
      </text:list>
      <text:p text:style-name="P1">What is spaced repetition?</text:p>
      <text:list xml:id="list756465726" text:style-name="L3">
        <text:list-item>
          <text:p text:style-name="P349">It is where you engage in active recall over a period of time to flatten the curve of forgetting.</text:p>
        </text:list-item>
      </text:list>
      <text:p text:style-name="P1"><text:soft-page-break/>Give a brief outline of how the Internet works?</text:p>
      <text:list xml:id="list3518140098" text:style-name="L4">
        <text:list-item>
          <text:p text:style-name="P350">It is a series of wires and cables that connect clients to servers that host the sites they are trying to interact with</text:p>
        </text:list-item>
      </text:list>
      <text:p text:style-name="P1">What is a DNS?</text:p>
      <text:list xml:id="list3968592458" text:style-name="L5">
        <text:list-item>
          <text:p text:style-name="P352"><text:span text:style-name="T1">Domain Name </text:span><text:span text:style-name="T2">System and acts as the phone book of the internet</text:span></text:p>
        </text:list-item>
      </text:list>
      <text:p text:style-name="P1">What is an ISP?</text:p>
      <text:list xml:id="list3316650632" text:style-name="L6">
        <text:list-item>
          <text:p text:style-name="P351">An Internet Service Provider</text:p>
        </text:list-item>
      </text:list>
      <text:p text:style-name="P1">What does HTTP stand for?</text:p>
      <text:list xml:id="list2830367397" text:style-name="L7">
        <text:list-item>
          <text:p text:style-name="P353">hypertext transfer protocol</text:p>
        </text:list-item>
      </text:list>
      <text:p text:style-name="P1">What is backend vs frontend development?</text:p>
      <text:list xml:id="list732556704" text:style-name="L8">
        <text:list-item>
          <text:p text:style-name="P354">backend development focuses on coding the servers that manage client’s requests and frontend development focuses on software on the client- side (ie. physical webpages)</text:p>
        </text:list-item>
      </text:list>
      <text:p text:style-name="P2">What are the client-side languages?</text:p>
      <text:list xml:id="list805858951" text:style-name="L9">
        <text:list-item>
          <text:p text:style-name="P355">HTML, CSS, JavaScript</text:p>
        </text:list-item>
      </text:list>
      <text:p text:style-name="P2">What is a fullstack developer?</text:p>
      <text:list xml:id="list3245315867" text:style-name="L10">
        <text:list-item>
          <text:p text:style-name="P356">a software engineer that codes both client-side and server-side solutions.</text:p>
        </text:list-item>
      </text:list>
      <text:p text:style-name="P3">What is a software engineer?</text:p>
      <text:list xml:id="list2249609632" text:style-name="L11">
        <text:list-item>
          <text:p text:style-name="P357">an individual that knows the </text:p>
        </text:list-item>
      </text:list>
      <text:p text:style-name="P4">What is the golden rule in webdev?</text:p>
      <text:list xml:id="list987995019" text:style-name="L12">
        <text:list-item>
          <text:p text:style-name="P358">it is the separation of concerns to better organize website</text:p>
        </text:list-item>
      </text:list>
      <text:p text:style-name="P5">What is HTML used for?</text:p>
      <text:list xml:id="list2958829963" text:style-name="L13">
        <text:list-item>
          <text:p text:style-name="P359">The content and structure of a website</text:p>
        </text:list-item>
      </text:list>
      <text:p text:style-name="P5">What is CSS used for?</text:p>
      <text:list xml:id="list291320172" text:style-name="L14">
        <text:list-item>
          <text:p text:style-name="P360">Styling a webpage</text:p>
        </text:list-item>
      </text:list>
      <text:p text:style-name="P5">What is JS used for?</text:p>
      <text:list xml:id="list3410846204" text:style-name="L15">
        <text:list-item>
          <text:p text:style-name="P361">Coding the behavior and ways to interact with a website</text:p>
        </text:list-item>
      </text:list>
      <text:p text:style-name="P5">What is a software engineer?</text:p>
      <text:list xml:id="list1347400730" text:style-name="L16">
        <text:list-item>
          <text:p text:style-name="P362">write code, professional, knows tools and system behind code, math and efficiency behind the code you write</text:p>
        </text:list-item>
      </text:list>
      <text:p text:style-name="P6">Why follow HTML structural syntax?</text:p>
      <text:list xml:id="list1539865044" text:style-name="L17">
        <text:list-item>
          <text:p text:style-name="P363">It is useful for accessibility reasons and it allows Google and other search engines to crawl your website and rank it in their results</text:p>
        </text:list-item>
      </text:list>
      <text:p text:style-name="P7">How many levels of Heading elements are there?</text:p>
      <text:list xml:id="list603071067" text:style-name="L18">
        <text:list-item>
          <text:p text:style-name="P364"><text:span text:style-name="T332">6. &lt;</text:span><text:span text:style-name="T333">h</text:span><text:span text:style-name="T332">1&gt; - &lt;</text:span><text:span text:style-name="T333">h</text:span><text:span text:style-name="T332">6&gt;</text:span></text:p>
        </text:list-item>
      </text:list>
      <text:p text:style-name="P8">How do you choose when to use the<text:span text:style-name="T279"> &lt;em&gt; </text:span>and <text:span text:style-name="T279">&lt;strong&gt;</text:span> tags?</text:p>
      <text:list xml:id="list1410190008" text:style-name="L19">
        <text:list-item>
          <text:p text:style-name="P365">They are used to tell accessibility devices that a text is emphasized (italic) or bold. You shouldn’t use them to style things italic or bold as that is a violation of the separation of concerns.</text:p>
        </text:list-item>
      </text:list>
      <text:p text:style-name="P9">The difference between the <text:span text:style-name="T279">&lt;br&gt;</text:span> and <text:span text:style-name="T279">&lt;hr&gt;</text:span> tag?</text:p>
      <text:list xml:id="list4139635556" text:style-name="L20">
        <text:list-item>
          <text:p text:style-name="P366"><text:span text:style-name="T300">&lt;</text:span><text:span text:style-name="T293">hr&gt; </text:span><text:span text:style-name="T3">is a border tag where </text:span><text:span text:style-name="T293">&lt;br&gt; </text:span><text:span text:style-name="T3">introduces a space</text:span></text:p>
        </text:list-item>
      </text:list>
      <text:p text:style-name="P9">Name the containing elements?</text:p>
      <text:list xml:id="list638753808" text:style-name="L21">
        <text:list-item>
          <text:p text:style-name="P369">&lt;div&gt;, &lt;section&gt;, &lt;article&gt;, &lt;aside&gt;, &lt;header&gt;, &lt;footer&gt;</text:p>
        </text:list-item>
        <text:list-item>
          <text:p text:style-name="P367"><text:span text:style-name="T293">section</text:span><text:span text:style-name="T3"> help us group like content</text:span></text:p>
        </text:list-item>
        <text:list-item>
          <text:p text:style-name="P368"><text:span text:style-name="T293">article</text:span><text:span text:style-name="T3"> is used for sharing blog posts and articles</text:span></text:p>
        </text:list-item>
        <text:list-item>
          <text:p text:style-name="P368"><text:span text:style-name="T293">aside</text:span><text:span text:style-name="T3"> is useful for putting ads into webpages</text:span></text:p>
        </text:list-item>
        <text:list-item>
          <text:p text:style-name="P368"><text:span text:style-name="T293">header</text:span><text:span text:style-name="T3"> groups content at the beginning of the document</text:span></text:p>
        </text:list-item>
        <text:list-item>
          <text:p text:style-name="P368"><text:span text:style-name="T293">footer</text:span><text:span text:style-name="T3"> groups content at the end of the document</text:span></text:p>
        </text:list-item>
      </text:list>
      <text:p text:style-name="P10">When do you use <text:span text:style-name="T279">&lt;p&gt;</text:span> vs <text:span text:style-name="T279">&lt;span&gt;</text:span>?</text:p>
      <text:list xml:id="list4214702200" text:style-name="L22">
        <text:list-item>
          <text:p text:style-name="P372"><text:soft-page-break/><text:span text:style-name="T301">span</text:span><text:span text:style-name="T336"> is a short piece of text and </text:span><text:span text:style-name="T301">p</text:span><text:span text:style-name="T336"> is for multiple lines of text.</text:span></text:p>
        </text:list-item>
      </text:list>
      <text:p text:style-name="P10"/>
      <text:h text:style-name="P306" text:outline-level="3"><text:a xlink:type="simple" xlink:href="https://learn.shayhowe.com/" text:style-name="Internet_20_link" text:visited-style-name="Visited_20_Internet_20_Link"><text:span text:style-name="T274">Homework: </text:span></text:a><text:a xlink:type="simple" xlink:href="https://learn.shayhowe.com/" text:style-name="Internet_20_link" text:visited-style-name="Visited_20_Internet_20_Link">Shay Howe – </text:a><text:a xlink:type="simple" xlink:href="https://learn.shayhowe.com/" text:style-name="Internet_20_link" text:visited-style-name="Visited_20_Internet_20_Link"><text:span text:style-name="T274">Basic </text:span></text:a><text:a xlink:type="simple" xlink:href="https://learn.shayhowe.com/" text:style-name="Internet_20_link" text:visited-style-name="Visited_20_Internet_20_Link">HTML/CSS</text:a></text:h>
      <text:p text:style-name="P11">What is an element?</text:p>
      <text:list xml:id="list4171708052" text:style-name="L23">
        <text:list-item>
          <text:p text:style-name="P373">Designators that define the structure and content of objects within a page.</text:p>
        </text:list-item>
      </text:list>
      <text:p text:style-name="P12">What is an attribute?</text:p>
      <text:list xml:id="list2652282120" text:style-name="L24">
        <text:list-item>
          <text:p text:style-name="P374">A property used to provide additional info about an element. ie. src or class.</text:p>
        </text:list-item>
      </text:list>
      <text:p text:style-name="P13">Name the most common self-closing elements.</text:p>
      <text:list xml:id="list3440617198" text:style-name="L25">
        <text:list-item>
          <text:p text:style-name="P370">&lt;br&gt;, &lt;img&gt;, &lt;meta&gt;, &lt;wbr&gt;, &lt;embed&gt;, &lt;input&gt;, &lt;param&gt;, &lt;hr&gt;, &lt;link&gt;, &lt;source&gt;</text:p>
        </text:list-item>
      </text:list>
      <text:p text:style-name="P14">Name 3 types of selectors.</text:p>
      <text:list xml:id="list1660532435" text:style-name="L26">
        <text:list-item>
          <text:p text:style-name="P375"><text:span text:style-name="T6">T</text:span><text:span text:style-name="T4">ype selectors target an element by their type. Class selectors select an element based on said element’s unique class attribute. </text:span><text:span text:style-name="T5">ID selectors target only one unique element at a time.</text:span></text:p>
        </text:list-item>
      </text:list>
      <text:p text:style-name="P15">What is the purpose of <text:span text:style-name="T279">&lt;div&gt;</text:span> and <text:span text:style-name="T279">&lt;span&gt; </text:span>tags?</text:p>
      <text:list xml:id="list674098841" text:style-name="L27">
        <text:list-item>
          <text:p text:style-name="P376">They are simply containers without a semantic value used solely for styling purposes.</text:p>
        </text:list-item>
      </text:list>
      <text:p text:style-name="P16">What is a <text:span text:style-name="T279">&lt;div&gt;</text:span> used for?</text:p>
      <text:list xml:id="list4194919071" text:style-name="L28">
        <text:list-item>
          <text:p text:style-name="P377">It is a block-level element that is used to identify large groupings of content to build a web page’s layout and design.</text:p>
        </text:list-item>
      </text:list>
      <text:p text:style-name="P16">What is a <text:span text:style-name="T279">&lt;span&gt; </text:span>used for?</text:p>
      <text:list xml:id="list709032409" text:style-name="L29">
        <text:list-item>
          <text:p text:style-name="P378">It is an inline-level element that is used to identify smaller groupings of text within a block-level element</text:p>
        </text:list-item>
      </text:list>
      <text:p text:style-name="P17">Name the most common Text-Based Elements.</text:p>
      <text:list xml:id="list1156112208" text:style-name="L30">
        <text:list-item>
          <text:p text:style-name="P379"><text:span text:style-name="T279">&lt;</text:span><text:span text:style-name="T294">h1&gt;-&lt;h6&gt;</text:span><text:span text:style-name="T8"> </text:span>Headings <text:span text:style-name="T7">help to quickly break up content and establish a hierarchy</text:span></text:p>
        </text:list-item>
        <text:list-item>
          <text:p text:style-name="P379"><text:span text:style-name="T279">&lt;p&gt;</text:span> <text:span text:style-name="T7">are for large pieces of text</text:span></text:p>
        </text:list-item>
        <text:list-item>
          <text:p text:style-name="P379"><text:span text:style-name="T279">&lt;strong&gt;</text:span> <text:span text:style-name="T7">gives strong importance to text by bolding it </text:span></text:p>
        </text:list-item>
        <text:list-item>
          <text:p text:style-name="P379"><text:span text:style-name="T279">&lt;em&gt; </text:span><text:span text:style-name="T7">gives stressed emphasis to text by italicizing it</text:span></text:p>
        </text:list-item>
      </text:list>
      <text:p text:style-name="P17">Name the most common structure-based elements.</text:p>
      <text:list xml:id="list3833397385" text:style-name="L31">
        <text:list-item>
          <text:p text:style-name="P380"><text:span text:style-name="T279">&lt;header&gt; </text:span><text:span text:style-name="T7">outlines the heading of a segment of a page</text:span></text:p>
        </text:list-item>
        <text:list-item>
          <text:p text:style-name="P380"><text:span text:style-name="T279">&lt;nav&gt;</text:span> <text:span text:style-name="T9">the section for major navigational links on a page</text:span></text:p>
        </text:list-item>
        <text:list-item>
          <text:p text:style-name="P380"><text:span text:style-name="T279">&lt;article&gt; </text:span><text:span text:style-name="T9">identifies a section of independent content that may be independently distributed or reused (ie. blog posts, news articles, etc.)</text:span></text:p>
        </text:list-item>
        <text:list-item>
          <text:p text:style-name="P380"><text:span text:style-name="T279">&lt;section&gt;</text:span> <text:span text:style-name="T9">identifies a thematic grouping of content. Used to break up and provide hierarchy to a page</text:span></text:p>
        </text:list-item>
        <text:list-item>
          <text:p text:style-name="P380"><text:span text:style-name="T279">&lt;aside&gt;</text:span> <text:span text:style-name="T9">holds content such as sidebars, inserts or quick explanations of content surrounding it</text:span></text:p>
        </text:list-item>
        <text:list-item>
          <text:p text:style-name="P380"><text:span text:style-name="T279">&lt;footer&gt;</text:span> <text:span text:style-name="T9">the closing or end of a page, article, section or other segment of a page</text:span></text:p>
        </text:list-item>
      </text:list>
      <text:p text:style-name="P18">What is the structure of encoded special characters?</text:p>
      <text:list xml:id="list2188527532" text:style-name="L32">
        <text:list-item>
          <text:p text:style-name="P381">They start with an &amp; and end with a ; (ie. &amp;mdash;)</text:p>
        </text:list-item>
      </text:list>
      <text:p text:style-name="P19">Give selector specificity in CSS</text:p>
      <text:list xml:id="list670936594" text:style-name="L33">
        <text:list-item>
          <text:p text:style-name="P382">ID &gt; class &gt; type</text:p>
        </text:list-item>
      </text:list>
      <text:p text:style-name="P21">In which direction are combined CSS selectors read?</text:p>
      <text:list xml:id="list2453236839" text:style-name="L34">
        <text:list-item>
          <text:p text:style-name="P383">From right to left</text:p>
        </text:list-item>
      </text:list>
      <text:p text:style-name="P22">What are the four ways to represent sRGB color in CSS?</text:p>
      <text:list xml:id="list197292595" text:style-name="L35">
        <text:list-item>
          <text:p text:style-name="P384">Keywords, hexadecimal, RGB, and HSL</text:p>
        </text:list-item>
      </text:list>
      <text:p text:style-name="P23">What is the Box Model of CSS?</text:p>
      <text:list xml:id="list1634325015" text:style-name="L36">
        <text:list-item>
          <text:p text:style-name="P385">Every element on a page is a rectangular box with width, height, padding, borders and margins</text:p>
        </text:list-item>
      </text:list>
      <text:p text:style-name="P24">Give the order of the box model properties from the outside → in.</text:p>
      <text:list xml:id="list4107108365" text:style-name="L37">
        <text:list-item>
          <text:p text:style-name="P386"><text:soft-page-break/>margin &gt; border &gt; padding &gt; height/width</text:p>
        </text:list-item>
      </text:list>
      <text:p text:style-name="P25">What is the border-box box-sizing value in CSS?</text:p>
      <text:list xml:id="list514315380" text:style-name="L38">
        <text:list-item>
          <text:p text:style-name="P387">It is the best value to use when using box-sizing in CSS as it <text:span text:style-name="T10">accounts for padding and border offsets within the width value.</text:span></text:p>
        </text:list-item>
      </text:list>
      <text:p text:style-name="P26">What are the most common vendor prefixes?</text:p>
      <text:list xml:id="list816396454" text:style-name="L39">
        <text:list-item>
          <text:p text:style-name="P371">-moz, -ms, -webkit</text:p>
        </text:list-item>
      </text:list>
      <text:p text:style-name="P27">What is the universal selector in CSS?</text:p>
      <text:list xml:id="list3919419951" text:style-name="L40">
        <text:list-item>
          <text:p text:style-name="P388">The asterisk (*) is used to select every element and apply some styling on it. It is best practice to pair it with the pseudo-elements :before and :after (ie. *, *:before, *:after).</text:p>
        </text:list-item>
      </text:list>
      <text:p text:style-name="P28">Talk about Float positioning.</text:p>
      <text:list xml:id="list1662838953" text:style-name="L41">
        <text:list-item>
          <text:p text:style-name="P389">It takes an element and removes it from the normal flow of a page and positions it to the left or right of its parent element. It can take left or right as values. <text:span text:style-name="T11">It relies on an element having the display value of block and may alter the element’s default display value if it isn’t block.</text:span></text:p>
        </text:list-item>
      </text:list>
      <text:p text:style-name="P29">What are two pitfalls of using float positioning?</text:p>
      <text:list xml:id="list3133954584" text:style-name="L42">
        <text:list-item>
          <text:p text:style-name="P390">Sometimes the proper styles will not render on an element that is next to or is a parent of the floated element. As well, unwanted content can wrap around a floated element. </text:p>
        </text:list-item>
      </text:list>
      <text:p text:style-name="P20">How to you prevent against float pitfalls?</text:p>
      <text:list xml:id="list143814753351514" text:continue-numbering="true" text:style-name="L42">
        <text:list-item>
          <text:p text:style-name="P390">To prevent that, you can apply the clear property to the elements following floats and set it to the value of both. <text:span text:style-name="T12">You can also fix positioning issues and ensure styles render properly by containing floats using the clearfix method.</text:span></text:p>
        </text:list-item>
      </text:list>
      <text:p text:style-name="P20">Write an example of clearfix styling.</text:p>
      <text:list xml:id="list1117517496" text:style-name="L43">
        <text:list-item>
          <text:p text:style-name="P391"><text:span text:style-name="Source_20_Text"><text:span text:style-name="T329">.group:before,</text:span></text:span></text:p>
        </text:list-item>
      </text:list>
      <text:p text:style-name="Standard"><text:span text:style-name="Source_20_Text"><text:span text:style-name="T329"><text:tab/> .group:after {</text:span></text:span></text:p>
      <text:p text:style-name="Standard"><text:span text:style-name="Source_20_Text"><text:span text:style-name="T329"><text:s text:c="2"/><text:tab/> <text:s text:c="2"/>content: "";</text:span></text:span></text:p>
      <text:p text:style-name="Standard"><text:span text:style-name="Source_20_Text"><text:span text:style-name="T329"><text:s text:c="2"/><text:tab/> <text:s text:c="2"/>display: table;</text:span></text:span></text:p>
      <text:p text:style-name="Standard"><text:span text:style-name="Source_20_Text"><text:span text:style-name="T329"><text:tab/> }</text:span></text:span></text:p>
      <text:p text:style-name="Standard"><text:span text:style-name="Source_20_Text"><text:span text:style-name="T329"><text:tab/> .group:after {</text:span></text:span></text:p>
      <text:p text:style-name="Standard"><text:span text:style-name="Source_20_Text"><text:span text:style-name="T329"><text:s text:c="2"/><text:tab/> <text:s text:c="2"/>clear: both;</text:span></text:span></text:p>
      <text:p text:style-name="Standard"><text:span text:style-name="Source_20_Text"><text:span text:style-name="T329"><text:tab/> }</text:span></text:span></text:p>
      <text:p text:style-name="Standard"><text:span text:style-name="Source_20_Text"><text:span text:style-name="T329"><text:tab/> .group {</text:span></text:span></text:p>
      <text:p text:style-name="Standard"><text:span text:style-name="Source_20_Text"><text:span text:style-name="T329"><text:s text:c="2"/><text:tab/> <text:s text:c="2"/>clear: both;</text:span></text:span></text:p>
      <text:p text:style-name="Standard"><text:span text:style-name="Source_20_Text"><text:span text:style-name="T329"><text:s text:c="2"/><text:tab/> <text:s text:c="2"/>*zoom: 1;</text:span></text:span></text:p>
      <text:p text:style-name="Standard"><text:span text:style-name="Source_20_Text"><text:span text:style-name="T329"><text:tab/> }</text:span></text:span></text:p>
      <text:p text:style-name="Standard"><text:span text:style-name="Source_20_Text"><text:span text:style-name="T13">What is a way to use inline-block display?</text:span></text:span></text:p>
      <text:list xml:id="list323503544" text:style-name="L44">
        <text:list-item>
          <text:p text:style-name="P392"><text:span text:style-name="Source_20_Text"><text:span text:style-name="T14">It is useful when creating layouts where you want elements to appear on the same horizontal line.</text:span></text:span></text:p>
        </text:list-item>
      </text:list>
      <text:p text:style-name="P30"><text:span text:style-name="Source_20_Text"><text:span text:style-name="T15">What are two ways you can remove the single space between inline-block elements?</text:span></text:span></text:p>
      <text:list xml:id="list4208187343" text:style-name="L45">
        <text:list-item>
          <text:p text:style-name="P393"><text:span text:style-name="Source_20_Text"><text:span text:style-name="T15">Have the elements open tags follow directly after the close tags (</text:span></text:span><text:span text:style-name="Source_20_Text"><text:span text:style-name="T295">&lt;/section&gt;&lt;section&gt;</text:span></text:span><text:span text:style-name="Source_20_Text"><text:span text:style-name="T15">), or comment between the close and following open element tag (</text:span></text:span><text:span text:style-name="Source_20_Text"><text:span text:style-name="T295">&lt;/</text:span></text:span><text:span text:style-name="Source_20_Text"><text:span text:style-name="T296">section&gt;&lt;!-- “new line”--&gt;&lt;section&gt;</text:span></text:span><text:span text:style-name="Source_20_Text"><text:span text:style-name="T16">). The second method allows the user to maintain traditional HTML formatting.</text:span></text:span></text:p>
        </text:list-item>
      </text:list>
      <text:p text:style-name="P32"><text:span text:style-name="Source_20_Text"><text:span text:style-name="T17">What is a typeface?</text:span></text:span></text:p>
      <text:list xml:id="list334249450" text:style-name="L46">
        <text:list-item>
          <text:p text:style-name="P394"><text:span text:style-name="Source_20_Text"><text:span text:style-name="T17">It is the artistic impression of how text looks, feels, and reads</text:span></text:span></text:p>
        </text:list-item>
      </text:list>
      <text:p text:style-name="P32"><text:span text:style-name="Source_20_Text"><text:span text:style-name="T17">What is font?</text:span></text:span></text:p>
      <text:list xml:id="list2800323825" text:style-name="L47">
        <text:list-item>
          <text:p text:style-name="P395"><text:span text:style-name="Source_20_Text"><text:span text:style-name="T17">It is a file that contains a typeface</text:span></text:span></text:p>
        </text:list-item>
      </text:list>
      <text:p text:style-name="P33"><text:span text:style-name="Source_20_Text"><text:span text:style-name="T18">What is line-height property?</text:span></text:span></text:p>
      <text:list xml:id="list2527996499" text:style-name="L48">
        <text:list-item>
          <text:p text:style-name="P396"><text:span text:style-name="Source_20_Text"><text:span text:style-name="T18">It is the distance between 2 lines of text and it is best practice to set it to 1.5x the font-size value. You can also use it to vertically center text within an element by giving it the same value as the height property.</text:span></text:span></text:p>
        </text:list-item>
      </text:list>
      <text:p text:style-name="P31"><text:span text:style-name="Source_20_Text"><text:span text:style-name="T19">Give the order of property values for the font property.</text:span></text:span></text:p>
      <text:list xml:id="list348618454" text:style-name="L49">
        <text:list-item>
          <text:p text:style-name="P397"><text:soft-page-break/><text:span text:style-name="Source_20_Text"><text:span text:style-name="T285">Font-style, font-variant, font-weight, font-size, line-height, font-family</text:span></text:span></text:p>
        </text:list-item>
        <text:list-item>
          <text:p text:style-name="P398"><text:span text:style-name="Source_20_Text"><text:span text:style-name="T329">html {</text:span></text:span></text:p>
          <text:list>
            <text:list-item>
              <text:p text:style-name="P398"><text:span text:style-name="Source_20_Text"><text:span text:style-name="T329">font: italic small-caps bold 14px/22px "Helvetica Neue", Helvetica, Arial, sans-serif;</text:span></text:span></text:p>
            </text:list-item>
            <text:list-item>
              <text:p text:style-name="P398"><text:span text:style-name="Source_20_Text"><text:span text:style-name="T329">}</text:span></text:span></text:p>
            </text:list-item>
          </text:list>
        </text:list-item>
      </text:list>
      <text:p text:style-name="P34"><text:span text:style-name="Source_20_Text"><text:span text:style-name="T20">What is the text-transform property?</text:span></text:span></text:p>
      <text:list xml:id="list938455406" text:style-name="L50">
        <text:list-item>
          <text:p text:style-name="P399"><text:span text:style-name="Source_20_Text"><text:span text:style-name="T20">Change the text to capitalize, uppercase, lowercase, none, or inherit</text:span></text:span></text:p>
        </text:list-item>
      </text:list>
      <text:p text:style-name="P35"><text:span text:style-name="Source_20_Text"><text:span text:style-name="T22">How do we prevent background color issues with browsers like IE?</text:span></text:span></text:p>
      <text:list xml:id="list3248285499" text:style-name="L51">
        <text:list-item>
          <text:p text:style-name="P400"><text:span text:style-name="Source_20_Text"><text:span text:style-name="T22">We add 2 background-color properties and put the rgba value below the non-transparent value</text:span></text:span></text:p>
        </text:list-item>
      </text:list>
      <text:p text:style-name="P36"><text:span text:style-name="Source_20_Text"><text:span text:style-name="T23">Write an example of a shorthand background property value and explain it</text:span></text:span></text:p>
      <text:list xml:id="list1912373688" text:style-name="L52">
        <text:list-item>
          <text:p text:style-name="P401"><text:span text:style-name="Source_20_Text"><text:span text:style-name="T331">Background: grey url(“alert.png”) 20px 10px no repeat;</text:span></text:span><text:span text:style-name="Source_20_Text"><text:span text:style-name="T23"> th</text:span></text:span><text:span text:style-name="Source_20_Text"><text:span text:style-name="T24">e</text:span></text:span><text:span text:style-name="Source_20_Text"><text:span text:style-name="T23"> background color will be grey and an image will be added that is offset 20px to the right and 10px down. The image will not repeat</text:span></text:span></text:p>
        </text:list-item>
      </text:list>
      <text:p text:style-name="P37"><text:span text:style-name="Source_20_Text"><text:span text:style-name="T25">Talk about </text:span></text:span><text:span text:style-name="Source_20_Text"><text:span text:style-name="T297">linear-gradient</text:span></text:span><text:span text:style-name="Source_20_Text"><text:span text:style-name="T25"> property</text:span></text:span></text:p>
      <text:list xml:id="list2613014026" text:style-name="L53">
        <text:list-item>
          <text:p text:style-name="P402"><text:span text:style-name="Source_20_Text"><text:span text:style-name="T25">It accepts keyword values to dictate the direction of the gradient (to right, bottom, to right bottom) and accepts multiple colors as stops along the gradient. By default it will divy up the section in equal parts, but you can include a percentage value along with the color to dictate where the colorstop for it should be.</text:span></text:span></text:p>
        </text:list-item>
      </text:list>
      <text:p text:style-name="P38"><text:span text:style-name="Source_20_Text"><text:span text:style-name="T26">Describe the three types of lists in HTML?</text:span></text:span></text:p>
      <text:list xml:id="list2468623303" text:style-name="L54">
        <text:list-item>
          <text:p text:style-name="P403"><text:span text:style-name="Source_20_Text"><text:span text:style-name="T26">Unordered lists are a block-level element in which a number of list items are stored in no specific order. </text:span></text:span></text:p>
        </text:list-item>
        <text:list-item>
          <text:p text:style-name="P403"><text:span text:style-name="Source_20_Text"><text:span text:style-name="T26">Ordered lists are a block-level element in which list items appear in a numbered or lettered order. They use ascending numbers or letters for their markers. </text:span></text:span><text:span text:style-name="Source_20_Text"><text:span text:style-name="T27">They can take the start attribute which defines from which number the ordered list starts. They can also take the reversed attribute which is a boolean attribute which orders the list in descending order. </text:span></text:span><text:span text:style-name="Source_20_Text"><text:span text:style-name="T28">The value attribute can be added to a list item to specify which number it should be in case you’re weird or something.</text:span></text:span></text:p>
        </text:list-item>
        <text:list-item>
          <text:p text:style-name="P403"><text:span text:style-name="Source_20_Text"><text:span text:style-name="T26">Description lists are </text:span></text:span><text:span text:style-name="Source_20_Text"><text:span text:style-name="T29">a block-level element </text:span></text:span><text:span text:style-name="Source_20_Text"><text:span text:style-name="T298">&lt;dl&gt;</text:span></text:span><text:span text:style-name="Source_20_Text"><text:span text:style-name="T29"> that is used to outline multiple terms and their definitions. It uses this structure: </text:span></text:span><text:span text:style-name="Source_20_Text"><text:span text:style-name="T298">&lt;dl&gt; &lt;dt&gt; &lt;dd&gt;</text:span></text:span></text:p>
        </text:list-item>
      </text:list>
      <text:p text:style-name="P39"><text:span text:style-name="Source_20_Text"><text:span text:style-name="T29">What is the list-style-type property in CSS?</text:span></text:span></text:p>
      <text:list xml:id="list2913741019" text:style-name="L55">
        <text:list-item>
          <text:p text:style-name="P404"><text:span text:style-name="Source_20_Text"><text:span text:style-name="T29">A property that allows you to set the style of the bullet points or number system when making ordered or unordered lists.</text:span></text:span></text:p>
        </text:list-item>
      </text:list>
      <text:p text:style-name="P40"><text:span text:style-name="Source_20_Text"><text:span text:style-name="T30">How do you use an image as a list item marker?</text:span></text:span></text:p>
      <text:list xml:id="list2372755849" text:style-name="L56">
        <text:list-item>
          <text:p text:style-name="P405"><text:span text:style-name="Source_20_Text"><text:span text:style-name="T30">Within CSS alter these attributes for the effected list item class</text:span></text:span></text:p>
          <text:list>
            <text:list-item>
              <text:p text:style-name="P405"><text:span text:style-name="Source_20_Text"><text:span text:style-name="T299">list-style-type: none; background: image.png 0 50% no-repeat; padding-left: 12px;</text:span></text:span></text:p>
            </text:list-item>
          </text:list>
        </text:list-item>
        <text:list-item>
          <text:p text:style-name="P405"><text:span text:style-name="Source_20_Text"><text:span text:style-name="T30">You need to add the padding attribute so that the list items don’t render over the image.</text:span></text:span></text:p>
        </text:list-item>
      </text:list>
      <text:p text:style-name="P41"><text:span text:style-name="Source_20_Text"><text:span text:style-name="T31">What is the </text:span></text:span><text:span text:style-name="Source_20_Text"><text:span text:style-name="T302">list-style-position</text:span></text:span><text:span text:style-name="Source_20_Text"><text:span text:style-name="T31"> property in CSS?</text:span></text:span></text:p>
      <text:list xml:id="list2602019201" text:style-name="L57">
        <text:list-item>
          <text:p text:style-name="P406"><text:span text:style-name="Source_20_Text"><text:span text:style-name="T31">A property that allows you to dictate if you want the list item text to remain to the right of the marker or wrap underneath it on subsequent lines. </text:span></text:span><text:span text:style-name="Source_20_Text"><text:span text:style-name="T32">Outside is the default value</text:span></text:span></text:p>
        </text:list-item>
      </text:list>
      <text:p text:style-name="P42"><text:span text:style-name="Source_20_Text"><text:span text:style-name="T33">What is the </text:span></text:span><text:span text:style-name="Source_20_Text"><text:span text:style-name="T303">list-style</text:span></text:span><text:span text:style-name="Source_20_Text"><text:span text:style-name="T33"> property in CSS?</text:span></text:span></text:p>
      <text:list xml:id="list4033942274" text:style-name="L58">
        <text:list-item>
          <text:p text:style-name="P407"><text:span text:style-name="Source_20_Text"><text:span text:style-name="T33">It is a shorthand that allows designers to specify the </text:span></text:span><text:span text:style-name="Source_20_Text"><text:span text:style-name="T303">list-style-type</text:span></text:span><text:span text:style-name="Source_20_Text"><text:span text:style-name="T33"> and </text:span></text:span><text:span text:style-name="Source_20_Text"><text:span text:style-name="T303">list-style-position</text:span></text:span><text:span text:style-name="Source_20_Text"><text:span text:style-name="T33"> in one line.</text:span></text:span></text:p>
        </text:list-item>
      </text:list>
      <text:p text:style-name="P43"><text:span text:style-name="Source_20_Text"><text:span text:style-name="T34">What is a quick way to generate a horizontal list?</text:span></text:span></text:p>
      <text:list xml:id="list4068110388" text:style-name="L59">
        <text:list-item>
          <text:p text:style-name="P408"><text:span text:style-name="Source_20_Text"><text:span text:style-name="T34">Create a list as normal in HTML and then in CSS, set the </text:span></text:span><text:span text:style-name="Source_20_Text"><text:span text:style-name="T304">display</text:span></text:span><text:span text:style-name="Source_20_Text"><text:span text:style-name="T34"> attribute to </text:span></text:span><text:span text:style-name="Source_20_Text"><text:span text:style-name="T304">inline-block</text:span></text:span><text:span text:style-name="Source_20_Text"><text:span text:style-name="T34">. This will remove the marker. It is also a good idea to increase the horizontal margin for each list item.</text:span></text:span></text:p>
        </text:list-item>
        <text:list-item>
          <text:p text:style-name="P408"><text:soft-page-break/><text:span text:style-name="Source_20_Text"><text:span text:style-name="T34">If you want to keep the list item marker, then use the float attribute on the list item element. In order for it to display properly an explicit margin value needs to be set </text:span></text:span></text:p>
        </text:list-item>
      </text:list>
      <text:p text:style-name="P44"><text:span text:style-name="Source_20_Text"><text:span text:style-name="T35">Talk about the </text:span></text:span><text:span text:style-name="Source_20_Text"><text:span text:style-name="T305">img</text:span></text:span><text:span text:style-name="Source_20_Text"><text:span text:style-name="T35"> element.</text:span></text:span></text:p>
      <text:list xml:id="list1603891576" text:style-name="L60">
        <text:list-item>
          <text:p text:style-name="P409"><text:span text:style-name="Source_20_Text"><text:span text:style-name="T35">It is a self-containing, </text:span></text:span><text:span text:style-name="Source_20_Text"><text:span text:style-name="T37">inline-level </text:span></text:span><text:span text:style-name="Source_20_Text"><text:span text:style-name="T35">element that allows users to embed images in their web page. The </text:span></text:span><text:span text:style-name="Source_20_Text"><text:span text:style-name="T305">src</text:span></text:span><text:span text:style-name="Source_20_Text"><text:span text:style-name="T35"> attribute point the the URL of the image and the alt attribute makes it so the user can input some text to describe the image. This is useful for screen readers and in case the </text:span></text:span><text:span text:style-name="Source_20_Text"><text:span text:style-name="T305">src</text:span></text:span><text:span text:style-name="Source_20_Text"><text:span text:style-name="T35"> link breaks for some reason.</text:span></text:span></text:p>
          <text:list>
            <text:list-item>
              <text:p text:style-name="P410"><text:span text:style-name="Source_20_Text"><text:span text:style-name="T36">Png for icons and jpeg for photos and backgrounds</text:span></text:span></text:p>
            </text:list-item>
          </text:list>
        </text:list-item>
      </text:list>
      <text:p text:style-name="P45"><text:span text:style-name="Source_20_Text"><text:span text:style-name="T38">The </text:span></text:span><text:span text:style-name="Source_20_Text"><text:span text:style-name="T308">Audio</text:span></text:span><text:span text:style-name="Source_20_Text"><text:span text:style-name="T38"> element. Lets talk about it.</text:span></text:span></text:p>
      <text:list xml:id="list3849614447" text:style-name="L61">
        <text:list-item>
          <text:p text:style-name="P411"><text:span text:style-name="Source_20_Text"><text:span text:style-name="T38">It allows users to embed </text:span></text:span><text:span text:style-name="Source_20_Text"><text:span text:style-name="T39">audio files in their webpage. It takes 4 attributes, </text:span></text:span><text:span text:style-name="Source_20_Text"><text:span text:style-name="T306">autoplay</text:span></text:span><text:span text:style-name="Source_20_Text"><text:span text:style-name="T39">, </text:span></text:span><text:span text:style-name="Source_20_Text"><text:span text:style-name="T306">control</text:span></text:span><text:span text:style-name="Source_20_Text"><text:span text:style-name="T39">, </text:span></text:span><text:span text:style-name="Source_20_Text"><text:span text:style-name="T306">loop</text:span></text:span><text:span text:style-name="Source_20_Text"><text:span text:style-name="T39"> and </text:span></text:span><text:span text:style-name="Source_20_Text"><text:span text:style-name="T306">preload</text:span></text:span><text:span text:style-name="Source_20_Text"><text:span text:style-name="T39">. </text:span></text:span><text:span text:style-name="Source_20_Text"><text:span text:style-name="T306">Autoplay</text:span></text:span><text:span text:style-name="Source_20_Text"><text:span text:style-name="T39"> plays the audio track automatically when the page loads. </text:span></text:span><text:span text:style-name="Source_20_Text"><text:span text:style-name="T306">Control</text:span></text:span><text:span text:style-name="Source_20_Text"><text:span text:style-name="T39"> shows the browsers default audio controls. </text:span></text:span><text:span text:style-name="Source_20_Text"><text:span text:style-name="T306">Loop</text:span></text:span><text:span text:style-name="Source_20_Text"><text:span text:style-name="T39"> just replays the song each time it ends. </text:span></text:span><text:span text:style-name="Source_20_Text"><text:span text:style-name="T306">Preload</text:span></text:span><text:span text:style-name="Source_20_Text"><text:span text:style-name="T39"> I don’t really get but it has to do with loading in info about the audio clip before it played.</text:span></text:span></text:p>
        </text:list-item>
      </text:list>
      <text:p text:style-name="P46"><text:span text:style-name="Source_20_Text"><text:span text:style-name="T40">The </text:span></text:span><text:span text:style-name="Source_20_Text"><text:span text:style-name="T307">video</text:span></text:span><text:span text:style-name="Source_20_Text"><text:span text:style-name="T40"> element.</text:span></text:span></text:p>
      <text:list xml:id="list109201799" text:style-name="L62">
        <text:list-item>
          <text:p text:style-name="P412"><text:span text:style-name="Source_20_Text"><text:span text:style-name="T40">It has the same attributes as the audio element with the addition of the </text:span></text:span><text:span text:style-name="Source_20_Text"><text:span text:style-name="T307">poster</text:span></text:span><text:span text:style-name="Source_20_Text"><text:span text:style-name="T40"> attribute which allows the designer to use a screenshot as the image on a video before it is played. </text:span></text:span></text:p>
        </text:list-item>
      </text:list>
      <text:p text:style-name="P47"><text:span text:style-name="Source_20_Text"><text:span text:style-name="T41">Talk about the </text:span></text:span><text:span text:style-name="Source_20_Text"><text:span text:style-name="T309">figure</text:span></text:span><text:span text:style-name="Source_20_Text"><text:span text:style-name="T41"> and </text:span></text:span><text:span text:style-name="Source_20_Text"><text:span text:style-name="T309">figcaption</text:span></text:span><text:span text:style-name="Source_20_Text"><text:span text:style-name="T41"> elements.</text:span></text:span></text:p>
      <text:list xml:id="list4061678322" text:style-name="L63">
        <text:list-item>
          <text:p text:style-name="P413"><text:span text:style-name="Source_20_Text"><text:span text:style-name="T41">They are used to denote self contained images, whatever that means. </text:span></text:span><text:span text:style-name="Source_20_Text"><text:span text:style-name="T310">Figcaption</text:span></text:span><text:span text:style-name="Source_20_Text"><text:span text:style-name="T42"> can be used in place of </text:span></text:span><text:span text:style-name="Source_20_Text"><text:span text:style-name="T310">img</text:span></text:span><text:span text:style-name="Source_20_Text"><text:span text:style-name="T42"> </text:span></text:span><text:span text:style-name="Source_20_Text"><text:span text:style-name="T310">alt</text:span></text:span><text:span text:style-name="Source_20_Text"><text:span text:style-name="T42"> text if it is descriptive of the image.</text:span></text:span></text:p>
        </text:list-item>
        <text:list-item>
          <text:p text:style-name="P413"><text:a xlink:type="simple" xlink:href="https://html5doctor.com/the-figure-figcaption-elements/" text:style-name="Internet_20_link" text:visited-style-name="Visited_20_Internet_20_Link"><text:span text:style-name="Source_20_Text"><text:span text:style-name="T42">https://html5doctor.com/the-figure-figcaption-elements/</text:span></text:span></text:a></text:p>
        </text:list-item>
      </text:list>
      <text:p text:style-name="P48"><text:span text:style-name="Source_20_Text"><text:span text:style-name="T43">How do you initialize a </text:span></text:span><text:span text:style-name="Source_20_Text"><text:span text:style-name="T311">form</text:span></text:span><text:span text:style-name="Source_20_Text"><text:span text:style-name="T43"> and what are its two most common methods?</text:span></text:span></text:p>
      <text:list xml:id="list1469687528" text:style-name="L64">
        <text:list-item>
          <text:p text:style-name="P414"><text:span text:style-name="Source_20_Text"><text:span text:style-name="T43">With the </text:span></text:span><text:span text:style-name="Source_20_Text"><text:span text:style-name="T311">&lt;form&gt; </text:span></text:span><text:span text:style-name="Source_20_Text"><text:span text:style-name="T43">tag wrapping all of the forms elements. It has </text:span></text:span><text:span text:style-name="Source_20_Text"><text:span text:style-name="T311">action</text:span></text:span><text:span text:style-name="Source_20_Text"><text:span text:style-name="T43"> and </text:span></text:span><text:span text:style-name="Source_20_Text"><text:span text:style-name="T311">method</text:span></text:span><text:span text:style-name="Source_20_Text"><text:span text:style-name="T43"> as it’s two most common attributes. The </text:span></text:span><text:span text:style-name="Source_20_Text"><text:span text:style-name="T311">action</text:span></text:span><text:span text:style-name="Source_20_Text"><text:span text:style-name="T43"> attribute contains the URL to the server that processes the information. The </text:span></text:span><text:span text:style-name="Source_20_Text"><text:span text:style-name="T311">method</text:span></text:span><text:span text:style-name="Source_20_Text"><text:span text:style-name="T43"> attribute is the HTTP method browsers should use to submit the form data.</text:span></text:span></text:p>
        </text:list-item>
      </text:list>
      <text:p text:style-name="P49"><text:span text:style-name="Source_20_Text"><text:span text:style-name="T44">Talk about the </text:span></text:span><text:span text:style-name="Source_20_Text"><text:span text:style-name="T312">input</text:span></text:span><text:span text:style-name="Source_20_Text"><text:span text:style-name="T44"> element as it relates to text capturing.</text:span></text:span></text:p>
      <text:list xml:id="list495864047" text:style-name="L65">
        <text:list-item>
          <text:p text:style-name="P415"><text:span text:style-name="Source_20_Text"><text:span text:style-name="T44">It is a self-contained element that takes </text:span></text:span><text:span text:style-name="Source_20_Text"><text:span text:style-name="T312">type</text:span></text:span><text:span text:style-name="Source_20_Text"><text:span text:style-name="T44"> and </text:span></text:span><text:span text:style-name="Source_20_Text"><text:span text:style-name="T312">name</text:span></text:span><text:span text:style-name="Source_20_Text"><text:span text:style-name="T44"> attributes. It is important to give the input as </text:span></text:span><text:span text:style-name="Source_20_Text"><text:span text:style-name="T312">name</text:span></text:span><text:span text:style-name="Source_20_Text"><text:span text:style-name="T44"> as it is also passed to the server with the text input from the user. </text:span></text:span><text:span text:style-name="Source_20_Text"><text:span text:style-name="T312">Type</text:span></text:span><text:span text:style-name="Source_20_Text"><text:span text:style-name="T44"> denotes the data to be collected. It can be </text:span></text:span><text:span text:style-name="Source_20_Text"><text:span text:style-name="T312">text</text:span></text:span><text:span text:style-name="Source_20_Text"><text:span text:style-name="T44">, </text:span></text:span><text:span text:style-name="Source_20_Text"><text:span text:style-name="T312">date</text:span></text:span><text:span text:style-name="Source_20_Text"><text:span text:style-name="T44">, </text:span></text:span><text:span text:style-name="Source_20_Text"><text:span text:style-name="T312">time</text:span></text:span><text:span text:style-name="Source_20_Text"><text:span text:style-name="T44">, </text:span></text:span><text:span text:style-name="Source_20_Text"><text:span text:style-name="T312">number</text:span></text:span><text:span text:style-name="Source_20_Text"><text:span text:style-name="T44">, </text:span></text:span><text:span text:style-name="Source_20_Text"><text:span text:style-name="T312">tele</text:span></text:span><text:span text:style-name="Source_20_Text"><text:span text:style-name="T44">, </text:span></text:span><text:span text:style-name="Source_20_Text"><text:span text:style-name="T312">email</text:span></text:span><text:span text:style-name="Source_20_Text"><text:span text:style-name="T44">, </text:span></text:span><text:span text:style-name="Source_20_Text"><text:span text:style-name="T312">color</text:span></text:span><text:span text:style-name="Source_20_Text"><text:span text:style-name="T44">, </text:span></text:span><text:span text:style-name="Source_20_Text"><text:span text:style-name="T312">range</text:span></text:span><text:span text:style-name="Source_20_Text"><text:span text:style-name="T44">, </text:span></text:span><text:span text:style-name="Source_20_Text"><text:span text:style-name="T312">month</text:span></text:span><text:span text:style-name="Source_20_Text"><text:span text:style-name="T44">, </text:span></text:span><text:span text:style-name="Source_20_Text"><text:span text:style-name="T312">search</text:span></text:span><text:span text:style-name="Source_20_Text"><text:span text:style-name="T44">, </text:span></text:span><text:span text:style-name="Source_20_Text"><text:span text:style-name="T312">url</text:span></text:span><text:span text:style-name="Source_20_Text"><text:span text:style-name="T44">, </text:span></text:span><text:span text:style-name="Source_20_Text"><text:span text:style-name="T312">datetime</text:span></text:span><text:span text:style-name="Source_20_Text"><text:span text:style-name="T44">, and </text:span></text:span><text:span text:style-name="Source_20_Text"><text:span text:style-name="T312">week</text:span></text:span><text:span text:style-name="Source_20_Text"><text:span text:style-name="T44">. </text:span></text:span></text:p>
        </text:list-item>
      </text:list>
      <text:p text:style-name="P49"><text:span text:style-name="Source_20_Text"><text:span text:style-name="T44">What is the </text:span></text:span><text:span text:style-name="Source_20_Text"><text:span text:style-name="T312">&lt;textarea&gt;</text:span></text:span><text:span text:style-name="Source_20_Text"><text:span text:style-name="T44"> element?</text:span></text:span></text:p>
      <text:list xml:id="list3586491373" text:style-name="L66">
        <text:list-item>
          <text:p text:style-name="P416"><text:span text:style-name="Source_20_Text"><text:span text:style-name="T44">It is a text input that accepts more lines of text than just input. It only has the </text:span></text:span><text:span text:style-name="Source_20_Text"><text:span text:style-name="T312">name</text:span></text:span><text:span text:style-name="Source_20_Text"><text:span text:style-name="T44"> attribute since it only takes one type of input, text.</text:span></text:span></text:p>
        </text:list-item>
      </text:list>
      <text:p text:style-name="P49"><text:span text:style-name="Source_20_Text"><text:span text:style-name="T44">Name two type of multiple choice input types.</text:span></text:span></text:p>
      <text:list xml:id="list2092374738" text:style-name="L67">
        <text:list-item>
          <text:p text:style-name="P417"><text:span text:style-name="Source_20_Text"><text:span text:style-name="T312">Radio button</text:span></text:span><text:span text:style-name="Source_20_Text"><text:span text:style-name="T44"> types take a </text:span></text:span><text:span text:style-name="Source_20_Text"><text:span text:style-name="T312">name</text:span></text:span><text:span text:style-name="Source_20_Text"><text:span text:style-name="T44"> attribute and a </text:span></text:span><text:span text:style-name="Source_20_Text"><text:span text:style-name="T312">value</text:span></text:span><text:span text:style-name="Source_20_Text"><text:span text:style-name="T44"> attribute. They also take a Boolean value of </text:span></text:span><text:span text:style-name="Source_20_Text"><text:span text:style-name="T312">checked</text:span></text:span><text:span text:style-name="Source_20_Text"><text:span text:style-name="T44"> to denote a selected radio button. </text:span></text:span><text:span text:style-name="Source_20_Text"><text:span text:style-name="T313">Check boxes</text:span></text:span><text:span text:style-name="Source_20_Text"><text:span text:style-name="T45"> are functionally identical to radio buttons </text:span></text:span><text:span text:style-name="Source_20_Text"><text:span text:style-name="T46">with the benefit that users can make multiple selections.</text:span></text:span></text:p>
        </text:list-item>
      </text:list>
      <text:p text:style-name="P50"><text:span text:style-name="Source_20_Text"><text:span text:style-name="T47">Give the structure of a drop-down list and name its common attributes.</text:span></text:span></text:p>
      <text:list xml:id="list3579199566" text:style-name="L68">
        <text:list-item>
          <text:p text:style-name="P418"><text:span text:style-name="Source_20_Text"><text:span text:style-name="T314">&lt;select name=”name”&gt; &lt;option value=”value1”&gt;value1&lt;/option&gt;&lt;/select&gt;</text:span></text:span><text:span text:style-name="Source_20_Text"><text:span text:style-name="T47"> </text:span></text:span><text:span text:style-name="Source_20_Text"><text:span text:style-name="T48">The </text:span></text:span><text:span text:style-name="Source_20_Text"><text:span text:style-name="T315">name</text:span></text:span><text:span text:style-name="Source_20_Text"><text:span text:style-name="T48"> and </text:span></text:span><text:span text:style-name="Source_20_Text"><text:span text:style-name="T315">value</text:span></text:span><text:span text:style-name="Source_20_Text"><text:span text:style-name="T48"> attribute are the same as other input types. It also has the selected attribute that displays 1 of the options by default. </text:span></text:span><text:span text:style-name="Source_20_Text"><text:span text:style-name="T49">Adding the multiple Boolean in the select element allows the user to select multiple values.</text:span></text:span></text:p>
        </text:list-item>
      </text:list>
      <text:p text:style-name="P51"><text:span text:style-name="Source_20_Text"><text:span text:style-name="T50">Give two types of submission buttons.</text:span></text:span></text:p>
      <text:list xml:id="list2026138141" text:style-name="L69">
        <text:list-item>
          <text:p text:style-name="P419"><text:span text:style-name="Source_20_Text"><text:span text:style-name="T50">Setting the </text:span></text:span><text:span text:style-name="Source_20_Text"><text:span text:style-name="T316">input</text:span></text:span><text:span text:style-name="Source_20_Text"><text:span text:style-name="T50"> element’s </text:span></text:span><text:span text:style-name="Source_20_Text"><text:span text:style-name="T316">type</text:span></text:span><text:span text:style-name="Source_20_Text"><text:span text:style-name="T50"> attribute to </text:span></text:span><text:span text:style-name="Source_20_Text"><text:span text:style-name="T316">submit</text:span></text:span><text:span text:style-name="Source_20_Text"><text:span text:style-name="T50"> and using the </text:span></text:span><text:span text:style-name="Source_20_Text"><text:span text:style-name="T316">&lt;button&gt;</text:span></text:span><text:span text:style-name="Source_20_Text"><text:span text:style-name="T50"> element are two ways to create submission buttons.</text:span></text:span></text:p>
        </text:list-item>
      </text:list>
      <text:p text:style-name="P52"><text:soft-page-break/><text:span text:style-name="Source_20_Text"><text:span text:style-name="T51">How do you allow a user to upload files to your form?</text:span></text:span></text:p>
      <text:list xml:id="list3555841741" text:style-name="L70">
        <text:list-item>
          <text:p text:style-name="P420"><text:span text:style-name="Source_20_Text"><text:span text:style-name="T51">Set an </text:span></text:span><text:span text:style-name="Source_20_Text"><text:span text:style-name="T317">input</text:span></text:span><text:span text:style-name="Source_20_Text"><text:span text:style-name="T51"> element’s </text:span></text:span><text:span text:style-name="Source_20_Text"><text:span text:style-name="T317">type</text:span></text:span><text:span text:style-name="Source_20_Text"><text:span text:style-name="T51"> attribute to </text:span></text:span><text:span text:style-name="Source_20_Text"><text:span text:style-name="T317">file</text:span></text:span><text:span text:style-name="Source_20_Text"><text:span text:style-name="T51">.</text:span></text:span></text:p>
        </text:list-item>
      </text:list>
      <text:p text:style-name="P53"><text:span text:style-name="Source_20_Text"><text:span text:style-name="T52">What is the </text:span></text:span><text:span text:style-name="Source_20_Text"><text:span text:style-name="T318">label</text:span></text:span><text:span text:style-name="Source_20_Text"><text:span text:style-name="T52"> element?</text:span></text:span></text:p>
      <text:list xml:id="list3323261216" text:style-name="L71">
        <text:list-item>
          <text:p text:style-name="P421"><text:span text:style-name="Source_20_Text"><text:span text:style-name="T52">It is a way to organize form elements like input. It has a </text:span></text:span><text:span text:style-name="Source_20_Text"><text:span text:style-name="T318">for</text:span></text:span><text:span text:style-name="Source_20_Text"><text:span text:style-name="T52"> attribute which should have a value that matches the id value used in the </text:span></text:span><text:span text:style-name="Source_20_Text"><text:span text:style-name="T318">input</text:span></text:span><text:span text:style-name="Source_20_Text"><text:span text:style-name="T52"> element it is labeling. It can be </text:span></text:span><text:span text:style-name="Source_20_Text"><text:span text:style-name="T99">used</text:span></text:span><text:span text:style-name="Source_20_Text"><text:span text:style-name="T52"> to wrap </text:span></text:span><text:span text:style-name="Source_20_Text"><text:span text:style-name="T318">radio</text:span></text:span><text:span text:style-name="Source_20_Text"><text:span text:style-name="T52"> or </text:span></text:span><text:span text:style-name="Source_20_Text"><text:span text:style-name="T318">checkbox</text:span></text:span><text:span text:style-name="Source_20_Text"><text:span text:style-name="T52"> input types. Doing so allows omission of the for and id attributes.</text:span></text:span></text:p>
        </text:list-item>
      </text:list>
      <text:p text:style-name="P54"><text:span text:style-name="Source_20_Text"><text:span text:style-name="T53">What are the </text:span></text:span><text:span text:style-name="Source_20_Text"><text:span text:style-name="T319">fieldset</text:span></text:span><text:span text:style-name="Source_20_Text"><text:span text:style-name="T53"> and </text:span></text:span><text:span text:style-name="Source_20_Text"><text:span text:style-name="T319">legend</text:span></text:span><text:span text:style-name="Source_20_Text"><text:span text:style-name="T53"> elements?</text:span></text:span></text:p>
      <text:list xml:id="list2509730249" text:style-name="L72">
        <text:list-item>
          <text:p text:style-name="P422"><text:span text:style-name="Source_20_Text"><text:span text:style-name="T319">Fieldset</text:span></text:span><text:span text:style-name="Source_20_Text"><text:span text:style-name="T53"> groups form controls and </text:span></text:span><text:span text:style-name="Source_20_Text"><text:span text:style-name="T319">labels</text:span></text:span><text:span text:style-name="Source_20_Text"><text:span text:style-name="T53"> into organized sections and a </text:span></text:span><text:span text:style-name="Source_20_Text"><text:span text:style-name="T319">legend</text:span></text:span><text:span text:style-name="Source_20_Text"><text:span text:style-name="T53"> provides a caption or heading for the </text:span></text:span><text:span text:style-name="Source_20_Text"><text:span text:style-name="T319">fieldset</text:span></text:span><text:span text:style-name="Source_20_Text"><text:span text:style-name="T53"> element </text:span></text:span><text:span text:style-name="Source_20_Text"><text:span text:style-name="T54">and should be placed directly after opening the </text:span></text:span><text:span text:style-name="Source_20_Text"><text:span text:style-name="T320">fieldset</text:span></text:span><text:span text:style-name="Source_20_Text"><text:span text:style-name="T54"> element.</text:span></text:span></text:p>
        </text:list-item>
      </text:list>
      <text:p text:style-name="P55"><text:span text:style-name="Source_20_Text"><text:span text:style-name="T55">What is the </text:span></text:span><text:span text:style-name="Source_20_Text"><text:span text:style-name="T321">disabled</text:span></text:span><text:span text:style-name="Source_20_Text"><text:span text:style-name="T55"> attribute used for in forms?</text:span></text:span></text:p>
      <text:list xml:id="list620148711" text:style-name="L73">
        <text:list-item>
          <text:p text:style-name="P423"><text:span text:style-name="Source_20_Text"><text:span text:style-name="T55">It is a boolean attribute used to disable users from providing input into a form. Putting it in a </text:span></text:span><text:span text:style-name="Source_20_Text"><text:span text:style-name="T321">fieldset</text:span></text:span><text:span text:style-name="Source_20_Text"><text:span text:style-name="T55"> tag disables a whole section of a form.</text:span></text:span></text:p>
        </text:list-item>
      </text:list>
      <text:p text:style-name="P56"><text:span text:style-name="Source_20_Text"><text:span text:style-name="T56">Talk about the </text:span></text:span><text:span text:style-name="Source_20_Text"><text:span text:style-name="T322">required</text:span></text:span><text:span text:style-name="Source_20_Text"><text:span text:style-name="T56"> attribute in forms.</text:span></text:span></text:p>
      <text:list xml:id="list126408763" text:style-name="L74">
        <text:list-item>
          <text:p text:style-name="P424"><text:span text:style-name="Source_20_Text"><text:span text:style-name="T56">It makes it so the form throws an error when a user does not complete that part of the form. It will display a unique error message based on the type attribute’s value.</text:span></text:span></text:p>
        </text:list-item>
      </text:list>
      <text:p text:style-name="P57"><text:span text:style-name="Source_20_Text"><text:span text:style-name="T57">Give a semantic outline of a basic table structure in HTML.</text:span></text:span></text:p>
      <text:list xml:id="list2132710300" text:style-name="L75">
        <text:list-item>
          <text:p text:style-name="P425"><text:span text:style-name="Source_20_Text"><text:span text:style-name="T57">They are invoked using the </text:span></text:span><text:span text:style-name="Source_20_Text"><text:span text:style-name="T323">&lt;table&gt;</text:span></text:span><text:span text:style-name="Source_20_Text"><text:span text:style-name="T57"> element within which </text:span></text:span><text:span text:style-name="Source_20_Text"><text:span text:style-name="T323">&lt;tr&gt; </text:span></text:span><text:span text:style-name="Source_20_Text"><text:span text:style-name="T57">elements are nested to add rows to the table. Within each </text:span></text:span><text:span text:style-name="Source_20_Text"><text:span text:style-name="T323">&lt;tr&gt;</text:span></text:span><text:span text:style-name="Source_20_Text"><text:span text:style-name="T57"> element</text:span></text:span><text:span text:style-name="Source_20_Text"><text:span text:style-name="T323"> &lt;td&gt; </text:span></text:span><text:span text:style-name="Source_20_Text"><text:span text:style-name="T57">elements are placed to add cells which contain the data you are trying to organize.</text:span></text:span><text:span text:style-name="Source_20_Text"><text:span text:style-name="T323"> &lt;th&gt; </text:span></text:span><text:span text:style-name="Source_20_Text"><text:span text:style-name="T57">elements function as column or row headers and accept the attribute of </text:span></text:span><text:span text:style-name="Source_20_Text"><text:span text:style-name="T324">scope</text:span></text:span><text:span text:style-name="Source_20_Text"><text:span text:style-name="T57"> to denote if they are column or row headers. The accepted </text:span></text:span><text:span text:style-name="Source_20_Text"><text:span text:style-name="T325">scope</text:span></text:span><text:span text:style-name="Source_20_Text"><text:span text:style-name="T57"> values are </text:span></text:span><text:span text:style-name="Source_20_Text"><text:span text:style-name="T323">col</text:span></text:span><text:span text:style-name="Source_20_Text"><text:span text:style-name="T57">, </text:span></text:span><text:span text:style-name="Source_20_Text"><text:span text:style-name="T323">row</text:span></text:span><text:span text:style-name="Source_20_Text"><text:span text:style-name="T57">, </text:span></text:span><text:span text:style-name="Source_20_Text"><text:span text:style-name="T323">colgroup</text:span></text:span><text:span text:style-name="Source_20_Text"><text:span text:style-name="T57">, </text:span></text:span><text:span text:style-name="Source_20_Text"><text:span text:style-name="T323">rowgroup</text:span></text:span><text:span text:style-name="Source_20_Text"><text:span text:style-name="T57">.</text:span></text:span></text:p>
        </text:list-item>
      </text:list>
      <text:p text:style-name="P58"><text:span text:style-name="Source_20_Text"><text:span text:style-name="T58">What is the </text:span></text:span><text:span text:style-name="Source_20_Text"><text:span text:style-name="T326">&lt;caption&gt; </text:span></text:span><text:span text:style-name="Source_20_Text"><text:span text:style-name="T58">element?</text:span></text:span></text:p>
      <text:list xml:id="list429117301" text:style-name="L76">
        <text:list-item>
          <text:p text:style-name="P426"><text:span text:style-name="Source_20_Text"><text:span text:style-name="T58">It is placed within the </text:span></text:span><text:span text:style-name="Source_20_Text"><text:span text:style-name="T326">&lt;table&gt; </text:span></text:span><text:span text:style-name="Source_20_Text"><text:span text:style-name="T58">element and it provides a title for the table.</text:span></text:span></text:p>
        </text:list-item>
      </text:list>
      <text:p text:style-name="P58"><text:span text:style-name="Source_20_Text"><text:span text:style-name="T58">Explain how you break a table up into groups that provide semantic value.</text:span></text:span></text:p>
      <text:list xml:id="list2111768197" text:style-name="L77">
        <text:list-item>
          <text:p text:style-name="P427"><text:span text:style-name="Source_20_Text"><text:span text:style-name="T58">The</text:span></text:span><text:span text:style-name="Source_20_Text"><text:span text:style-name="T326"> &lt;thead&gt; </text:span></text:span><text:span text:style-name="Source_20_Text"><text:span text:style-name="T58">element is placed at the beginning of the table, unless there is a </text:span></text:span><text:span text:style-name="Source_20_Text"><text:span text:style-name="T326">&lt;caption&gt;</text:span></text:span><text:span text:style-name="Source_20_Text"><text:span text:style-name="T58">, and is used to wrap the </text:span></text:span><text:span text:style-name="Source_20_Text"><text:span text:style-name="T326">&lt;th&gt; </text:span></text:span><text:span text:style-name="Source_20_Text"><text:span text:style-name="T58">elements. The </text:span></text:span><text:span text:style-name="Source_20_Text"><text:span text:style-name="T326">&lt;tbody&gt; </text:span></text:span><text:span text:style-name="Source_20_Text"><text:span text:style-name="T58">element follows the </text:span></text:span><text:span text:style-name="Source_20_Text"><text:span text:style-name="T326">&lt;thead&gt;</text:span></text:span><text:span text:style-name="Source_20_Text"><text:span text:style-name="T58"> element and it contains the data of the table. It is then followed by the </text:span></text:span><text:span text:style-name="Source_20_Text"><text:span text:style-name="T326">&lt;tfoot&gt; </text:span></text:span><text:span text:style-name="Source_20_Text"><text:span text:style-name="T58">element </text:span></text:span><text:span text:style-name="Source_20_Text"><text:span text:style-name="T59">which contains data outlining the contents of a table.</text:span></text:span></text:p>
        </text:list-item>
      </text:list>
      <text:p text:style-name="P59"><text:span text:style-name="Source_20_Text"><text:span text:style-name="T60">How are the </text:span></text:span><text:span text:style-name="Source_20_Text"><text:span text:style-name="T327">colspan</text:span></text:span><text:span text:style-name="Source_20_Text"><text:span text:style-name="T60"> and </text:span></text:span><text:span text:style-name="Source_20_Text"><text:span text:style-name="T327">rowspan</text:span></text:span><text:span text:style-name="Source_20_Text"><text:span text:style-name="T60"> attributes used?</text:span></text:span></text:p>
      <text:list xml:id="list4183603803" text:style-name="L78">
        <text:list-item>
          <text:p text:style-name="P428"><text:span text:style-name="Source_20_Text"><text:span text:style-name="T60">They are attributes that are applied to the </text:span></text:span><text:span text:style-name="Source_20_Text"><text:span text:style-name="T327">&lt;th&gt; </text:span></text:span><text:span text:style-name="Source_20_Text"><text:span text:style-name="T60">and </text:span></text:span><text:span text:style-name="Source_20_Text"><text:span text:style-name="T327">&lt;td&gt;</text:span></text:span><text:span text:style-name="Source_20_Text"><text:span text:style-name="T60"> elements the allows cells to span multiple columns and rows, respectively. They accept integer values to denote how many cells they should span.</text:span></text:span></text:p>
        </text:list-item>
      </text:list>
      <text:p text:style-name="P60"><text:span text:style-name="Source_20_Text"><text:span text:style-name="T61">What is the border-collapse property?</text:span></text:span></text:p>
      <text:list xml:id="list797322693" text:style-name="L79">
        <text:list-item>
          <text:p text:style-name="P429"><text:span text:style-name="Source_20_Text"><text:span text:style-name="T61">It is an attribute in CSS that allows the user to choose if they want their borders to stack or collapse. With value of collapse means that the styling will appear as it is written in the border property. Separate value means that the border value will be additive. Gross </text:span></text:span></text:p>
        </text:list-item>
      </text:list>
      <text:p text:style-name="P60"><text:span text:style-name="Source_20_Text"><text:span text:style-name="T61">What is the border-spacing property?</text:span></text:span></text:p>
      <text:list xml:id="list3788809016" text:style-name="L80">
        <text:list-item>
          <text:p text:style-name="P430"><text:span text:style-name="Source_20_Text"><text:span text:style-name="T61">It allows you to put spacing between each cell. It accepts a numeric pixel value. </text:span></text:span><text:span text:style-name="Source_20_Text"><text:span text:style-name="T62">It only works when the border-collapse property is set to separate.</text:span></text:span></text:p>
        </text:list-item>
      </text:list>
      <text:p text:style-name="P61"><text:span text:style-name="Source_20_Text"><text:span text:style-name="T62">How to add borders to only the rows?</text:span></text:span></text:p>
      <text:list xml:id="list2092238980" text:style-name="L81">
        <text:list-item>
          <text:p text:style-name="P431"><text:span text:style-name="Source_20_Text"><text:span text:style-name="T62">Set border-collapse to collapse, use the border-bottom property for &lt;td&gt; elements, then style the tfoot tr:last-child td with a border-bottom of 0. </text:span></text:span><text:span text:style-name="Source_20_Text"><text:span text:style-name="T63">the :last-child pseudo-class selector acts only on the last row element. </text:span></text:span></text:p>
        </text:list-item>
      </text:list>
      <text:p text:style-name="P62"><text:span text:style-name="Source_20_Text"><text:span text:style-name="T63">How would you go about adding row stripes to a table?</text:span></text:span></text:p>
      <text:list xml:id="list1906512677" text:style-name="L82">
        <text:list-item>
          <text:p text:style-name="P432"><text:span text:style-name="Source_20_Text"><text:span text:style-name="T63">Use the nth-child pseudo-class selector on tbody tr elements and set it to even (tbody tr:nth-child(even) {}). You would then give each &lt;td&gt; element a bottom and right border. In order so </text:span></text:span><text:soft-page-break/><text:span text:style-name="Source_20_Text"><text:span text:style-name="T63">the left side of the table will have a border too, you would use the first-child psuedo-class selector on the td element. </text:span></text:span><text:span text:style-name="Source_20_Text"><text:span text:style-name="T64">If you are going to style the &lt;thead&gt; element, you should also make sure that the &lt;table&gt; element has border-collapse set to collapse and border-spacing set to 0.</text:span></text:span></text:p>
        </text:list-item>
      </text:list>
      <text:p text:style-name="P63"><text:span text:style-name="Source_20_Text"><text:span text:style-name="T65">How do you align text in a table?</text:span></text:span></text:p>
      <text:list xml:id="list2540667061" text:style-name="L83">
        <text:list-item>
          <text:p text:style-name="P433"><text:span text:style-name="Source_20_Text"><text:span text:style-name="T65">You can align text horizontally by using the text-align attribute and setting it to left, center, right or justified. You can align text vertically by using the vertical-align attribute and setting it to top, middle or bottom.</text:span></text:span></text:p>
        </text:list-item>
      </text:list>
      <text:p text:style-name="P64"><text:span text:style-name="Source_20_Text"><text:span text:style-name="T66">List 5 ways to keep HTML syntax clean.</text:span></text:span></text:p>
      <text:list xml:id="list574122134" text:style-name="L84">
        <text:list-item>
          <text:p text:style-name="P434"><text:span text:style-name="Source_20_Text"><text:span text:style-name="T96">u</text:span></text:span><text:span text:style-name="Source_20_Text"><text:span text:style-name="T66">ser lowercase letters within element names, attributes and values, </text:span></text:span></text:p>
        </text:list-item>
        <text:list-item>
          <text:p text:style-name="P434"><text:span text:style-name="Source_20_Text"><text:span text:style-name="T66">indent nested elements</text:span></text:span></text:p>
        </text:list-item>
        <text:list-item>
          <text:p text:style-name="P434"><text:span text:style-name="Source_20_Text"><text:span text:style-name="T66">only use double quotes</text:span></text:span></text:p>
        </text:list-item>
        <text:list-item>
          <text:p text:style-name="P434"><text:span text:style-name="Source_20_Text"><text:span text:style-name="T66">remove the forward slash at the end of self-closing elements</text:span></text:span></text:p>
        </text:list-item>
        <text:list-item>
          <text:p text:style-name="P434"><text:span text:style-name="Source_20_Text"><text:span text:style-name="T66">omit the values on Boolean attributes.</text:span></text:span></text:p>
        </text:list-item>
      </text:list>
      <text:p text:style-name="P65"><text:span text:style-name="Source_20_Text"><text:span text:style-name="T67">Watch ThePrimeagen code on Twitch sometime.</text:span></text:span></text:p>
      <text:p text:style-name="P66"><text:span text:style-name="Source_20_Text"><text:span text:style-name="T68">Progressive enhancement</text:span></text:span></text:p>
      <text:list xml:id="list630732770" text:style-name="L85">
        <text:list-item>
          <text:p text:style-name="P435"><text:span text:style-name="Source_20_Text"><text:span text:style-name="T68">the largest chunk of code should be HTML, followed by CSS with a small amount of JavaScript. This model helps aid in web page accessibility to those with disabilities and also those without broadband internet access.</text:span></text:span></text:p>
        </text:list-item>
      </text:list>
      <text:p text:style-name="P68"><text:span text:style-name="Source_20_Text"><text:span text:style-name="T70">What is a selector in CSS?</text:span></text:span></text:p>
      <text:list xml:id="list324330732" text:style-name="L86">
        <text:list-item>
          <text:p text:style-name="P436"><text:span text:style-name="Source_20_Text"><text:span text:style-name="T70">It is the text that comes before the curly braces that specifies the part of the HTML document that should be styled by the declaration block</text:span></text:span></text:p>
        </text:list-item>
      </text:list>
      <text:p text:style-name="P68"><text:span text:style-name="Source_20_Text"><text:span text:style-name="T70">What is a declaration block?</text:span></text:span></text:p>
      <text:list xml:id="list3229503252" text:style-name="L87">
        <text:list-item>
          <text:p text:style-name="P437"><text:span text:style-name="Source_20_Text"><text:span text:style-name="T70">It is the content that is enclosed in the curly braces. It is made of declarations contain a property and value used to style the HTML.</text:span></text:span></text:p>
        </text:list-item>
      </text:list>
      <text:p text:style-name="P67"><text:span text:style-name="Source_20_Text"><text:span text:style-name="T69">What is a declaration in CSS?</text:span></text:span></text:p>
      <text:list xml:id="list1393139346" text:style-name="L88">
        <text:list-item>
          <text:p text:style-name="P438"><text:span text:style-name="Source_20_Text"><text:span text:style-name="T69">It is a line in the rule that contains a property and a value</text:span></text:span></text:p>
        </text:list-item>
      </text:list>
      <text:p text:style-name="P67"><text:span text:style-name="Source_20_Text"><text:span text:style-name="T69">What is a </text:span></text:span><text:span text:style-name="Source_20_Text"><text:span text:style-name="T70">rule</text:span></text:span><text:span text:style-name="Source_20_Text"><text:span text:style-name="T69"> in CSS?</text:span></text:span></text:p>
      <text:list xml:id="list695066890" text:style-name="L89">
        <text:list-item>
          <text:p text:style-name="P439"><text:span text:style-name="Source_20_Text"><text:span text:style-name="T69">It </text:span></text:span><text:span text:style-name="Source_20_Text"><text:span text:style-name="T70">is the totality of the </text:span></text:span><text:span text:style-name="Source_20_Text"><text:span text:style-name="T291">selector + declaration</text:span></text:span><text:span text:style-name="Source_20_Text"><text:span text:style-name="T70"> block</text:span></text:span></text:p>
        </text:list-item>
      </text:list>
      <text:p text:style-name="P69"><text:span text:style-name="Source_20_Text"><text:span text:style-name="T71">What does the cascade of CSS refer to?</text:span></text:span></text:p>
      <text:list xml:id="list1379567798" text:style-name="L90">
        <text:list-item>
          <text:p text:style-name="P440"><text:span text:style-name="Source_20_Text"><text:span text:style-name="T71">That declarations listed below can overwrite those that come before.</text:span></text:span></text:p>
        </text:list-item>
      </text:list>
      <text:p text:style-name="P70"><text:span text:style-name="Source_20_Text"><text:span text:style-name="T72">How do you select the direct child versus an enclosed element using CSS?</text:span></text:span></text:p>
      <text:list xml:id="list3611633914" text:style-name="L91">
        <text:list-item>
          <text:p text:style-name="P441"><text:span text:style-name="Source_20_Text"><text:span text:style-name="T290">Parent &gt; child {}</text:span></text:span><text:span text:style-name="Source_20_Text"><text:span text:style-name="T72"> will select a child element that is the direct child of the parent element. </text:span></text:span><text:span text:style-name="Source_20_Text"><text:span text:style-name="T290">Parent child {}</text:span></text:span><text:span text:style-name="Source_20_Text"><text:span text:style-name="T72"> will select a child element that exists at any depth below the parent element.</text:span></text:span></text:p>
        </text:list-item>
      </text:list>
      <text:p text:style-name="P70"><text:span text:style-name="Source_20_Text"><text:span text:style-name="T72">What is a sibling relationship in CSS?</text:span></text:span></text:p>
      <text:list xml:id="list3188523934" text:style-name="L92">
        <text:list-item>
          <text:p text:style-name="P442"><text:span text:style-name="Source_20_Text"><text:span text:style-name="T73">Using the </text:span></text:span><text:span text:style-name="Source_20_Text"><text:span text:style-name="T292">element1 + element2 {}</text:span></text:span><text:span text:style-name="Source_20_Text"><text:span text:style-name="T73"> set up will style the second element that occurs in that </text:span></text:span><text:span text:style-name="Source_20_Text"><text:span text:style-name="T292">element1 + element2</text:span></text:span><text:span text:style-name="Source_20_Text"><text:span text:style-name="T73"> configuration. </text:span></text:span></text:p>
        </text:list-item>
      </text:list>
      <text:p text:style-name="P67"><text:span text:style-name="Source_20_Text"><text:span text:style-name="T69"/></text:span></text:p>
      <text:h text:style-name="P286" text:outline-level="2"><text:span text:style-name="Source_20_Text"><text:span text:style-name="T275">Class 5</text:span></text:span></text:h>
      <text:p text:style-name="P71"><text:span text:style-name="Source_20_Text"><text:span text:style-name="T74">Where does CSS go?</text:span></text:span></text:p>
      <text:list xml:id="list4225738745" text:style-name="L93">
        <text:list-item>
          <text:p text:style-name="P443"><text:span text:style-name="Source_20_Text"><text:span text:style-name="T74">It goes in a separate file unless you are designing a layout for email (it goes inline there). </text:span></text:span><text:span text:style-name="Source_20_Text"><text:span text:style-name="T75">If you are working at amazon or a company that is worried about load times for web pages, then you might use critical path css that appears in the head to load </text:span></text:span><text:span text:style-name="Source_20_Text"><text:span text:style-name="T76">above the fold f</text:span></text:span><text:span text:style-name="Source_20_Text"><text:span text:style-name="T75">aster.</text:span></text:span></text:p>
        </text:list-item>
      </text:list>
      <text:p text:style-name="P72"><text:span text:style-name="Source_20_Text"><text:span text:style-name="T76">Why is the separation of concerns useful?</text:span></text:span></text:p>
      <text:list xml:id="list264367443" text:style-name="L94">
        <text:list-item>
          <text:p text:style-name="P444"><text:span text:style-name="Source_20_Text"><text:span text:style-name="T76">Helps keep code organized and allows for easier reading of your code</text:span></text:span></text:p>
        </text:list-item>
      </text:list>
      <text:p text:style-name="P72"><text:span text:style-name="Source_20_Text"><text:span text:style-name="T76">Describe the CSS rule by its parts.</text:span></text:span></text:p>
      <text:list xml:id="list4095784378" text:style-name="L95">
        <text:list-header>
          <text:p text:style-name="P445"><text:span text:style-name="Source_20_Text"><text:span text:style-name="T284">p{</text:span></text:span></text:p>
          <text:p text:style-name="P445"><text:soft-page-break/><text:span text:style-name="Source_20_Text"><text:span text:style-name="T284"><text:s text:c="2"/>color: red;</text:span></text:span></text:p>
          <text:p text:style-name="P445"><text:span text:style-name="Source_20_Text"><text:span text:style-name="T284"><text:s text:c="2"/>font-weight: bold;</text:span></text:span></text:p>
          <text:p text:style-name="P445"><text:span text:style-name="Source_20_Text"><text:span text:style-name="T284">}</text:span></text:span></text:p>
        </text:list-header>
        <text:list-item>
          <text:p text:style-name="P445"><text:span text:style-name="Source_20_Text"><text:span text:style-name="T289">p</text:span></text:span><text:span text:style-name="Source_20_Text"><text:span text:style-name="T76"> is a selector, between the brackets is a declaration block, </text:span></text:span><text:span text:style-name="Source_20_Text"><text:span text:style-name="T289">color:red</text:span></text:span><text:span text:style-name="Source_20_Text"><text:span text:style-name="T76">; is a declaration, </text:span></text:span><text:span text:style-name="Source_20_Text"><text:span text:style-name="T289">color</text:span></text:span><text:span text:style-name="Source_20_Text"><text:span text:style-name="T76"> is a property and </text:span></text:span><text:span text:style-name="Source_20_Text"><text:span text:style-name="T289">red</text:span></text:span><text:span text:style-name="Source_20_Text"><text:span text:style-name="T76"> is a value. </text:span></text:span><text:span text:style-name="Source_20_Text"><text:span text:style-name="T77">The whole thing is called a rule.</text:span></text:span></text:p>
        </text:list-item>
      </text:list>
      <text:p text:style-name="P73"><text:span text:style-name="Source_20_Text"><text:span text:style-name="T78">What are 3 ways to select by relationship?</text:span></text:span></text:p>
      <text:list xml:id="list1565436879" text:style-name="L96">
        <text:list-item>
          <text:p text:style-name="P446"><text:span text:style-name="Source_20_Text"><text:span text:style-name="T78">Select direct child using </text:span></text:span><text:span text:style-name="Source_20_Text"><text:span text:style-name="T288">parent &gt; child {}</text:span></text:span><text:span text:style-name="Source_20_Text"><text:span text:style-name="T78">, select a child at any lower level via </text:span></text:span><text:span text:style-name="Source_20_Text"><text:span text:style-name="T288">parent child {}</text:span></text:span><text:span text:style-name="Source_20_Text"><text:span text:style-name="T78">, select the next sibling using </text:span></text:span><text:span text:style-name="Source_20_Text"><text:span text:style-name="T288">sibling 1 + sibling 2 {}</text:span></text:span><text:span text:style-name="Source_20_Text"><text:span text:style-name="T78">.</text:span></text:span></text:p>
        </text:list-item>
      </text:list>
      <text:p text:style-name="P75"><text:span text:style-name="Source_20_Text"><text:span text:style-name="T84"/></text:span></text:p>
      <text:h text:style-name="P286" text:outline-level="2"><text:span text:style-name="Source_20_Text"><text:span text:style-name="T275">Class 6</text:span></text:span></text:h>
      <text:list xml:id="list34219730" text:style-name="L97">
        <text:list-item>
          <text:p text:style-name="P447"><text:span text:style-name="Source_20_Text"><text:span text:style-name="T85">What is the Internet?</text:span></text:span></text:p>
          <text:list>
            <text:list-item>
              <text:p text:style-name="P447"><text:span text:style-name="Source_20_Text"><text:span text:style-name="T85">It is a wire that allows clients to make requests which travel across that wire to servers that process the request and responds appropriately.</text:span></text:span></text:p>
            </text:list-item>
          </text:list>
        </text:list-item>
        <text:list-item>
          <text:p text:style-name="P447"><text:span text:style-name="Source_20_Text"><text:span text:style-name="T85">What is the Golden Rule?</text:span></text:span></text:p>
        </text:list-item>
        <text:list-item>
          <text:p text:style-name="P447"><text:span text:style-name="Source_20_Text"><text:span text:style-name="T85">List containing elements.</text:span></text:span></text:p>
          <text:list>
            <text:list-item>
              <text:p text:style-name="P447"><text:span text:style-name="Source_20_Text"><text:span text:style-name="T287">Div</text:span></text:span><text:span text:style-name="Source_20_Text"><text:span text:style-name="T85">, </text:span></text:span><text:span text:style-name="Source_20_Text"><text:span text:style-name="T287">section</text:span></text:span><text:span text:style-name="Source_20_Text"><text:span text:style-name="T85">, </text:span></text:span><text:span text:style-name="Source_20_Text"><text:span text:style-name="T287">article</text:span></text:span><text:span text:style-name="Source_20_Text"><text:span text:style-name="T85">, </text:span></text:span><text:span text:style-name="Source_20_Text"><text:span text:style-name="T287">aside</text:span></text:span><text:span text:style-name="Source_20_Text"><text:span text:style-name="T85">, </text:span></text:span><text:span text:style-name="Source_20_Text"><text:span text:style-name="T287">header</text:span></text:span><text:span text:style-name="Source_20_Text"><text:span text:style-name="T85">, </text:span></text:span><text:span text:style-name="Source_20_Text"><text:span text:style-name="T287">footer</text:span></text:span></text:p>
            </text:list-item>
          </text:list>
        </text:list-item>
        <text:list-item>
          <text:p text:style-name="P447"><text:span text:style-name="Source_20_Text"><text:span text:style-name="T85">List test elements</text:span></text:span></text:p>
          <text:list>
            <text:list-item>
              <text:p text:style-name="P447"><text:span text:style-name="Source_20_Text"><text:span text:style-name="T287">p</text:span></text:span><text:span text:style-name="Source_20_Text"><text:span text:style-name="T85"> (paragraph), </text:span></text:span><text:span text:style-name="Source_20_Text"><text:span text:style-name="T287">span</text:span></text:span><text:span text:style-name="Source_20_Text"><text:span text:style-name="T85"> (short text), </text:span></text:span><text:span text:style-name="Source_20_Text"><text:span text:style-name="T287">pre</text:span></text:span><text:span text:style-name="Source_20_Text"><text:span text:style-name="T85"> (preserves whitespace but DON’T USE)</text:span></text:span></text:p>
            </text:list-item>
          </text:list>
        </text:list-item>
        <text:list-item>
          <text:p text:style-name="P448"><text:span text:style-name="Source_20_Text"><text:span text:style-name="T86">Where does CSS go?</text:span></text:span></text:p>
          <text:list>
            <text:list-item>
              <text:p text:style-name="P448"><text:span text:style-name="Source_20_Text"><text:span text:style-name="T86">In a separate file for a </text:span></text:span><text:span text:style-name="Source_20_Text"><text:span text:style-name="T88">traditional</text:span></text:span><text:span text:style-name="Source_20_Text"><text:span text:style-name="T86"> site </text:span></text:span><text:span text:style-name="Source_20_Text"><text:span text:style-name="T89">because it follows our separation of concerns</text:span></text:span><text:span text:style-name="Source_20_Text"><text:span text:style-name="T86">. Inline if you are styling an email. In the header, is if you are using critical </text:span></text:span><text:span text:style-name="Source_20_Text"><text:span text:style-name="T87">path css</text:span></text:span><text:span text:style-name="Source_20_Text"><text:span text:style-name="T86"> when you need styled content above the fold to load immediately.</text:span></text:span></text:p>
            </text:list-item>
          </text:list>
        </text:list-item>
        <text:list-item>
          <text:p text:style-name="P449"><text:span text:style-name="Source_20_Text"><text:span text:style-name="T89">Make an Anki card for CSS rule example to break down every element of it.</text:span></text:span></text:p>
          <text:list>
            <text:list-item>
              <text:p text:style-name="P450"><text:span text:style-name="Source_20_Text"><text:span text:style-name="T93">Done</text:span></text:span></text:p>
            </text:list-item>
          </text:list>
        </text:list-item>
        <text:list-item>
          <text:p text:style-name="P451"><text:span text:style-name="Source_20_Text"><text:span text:style-name="T90">Make a card with CSS selector relationships.</text:span></text:span></text:p>
          <text:list>
            <text:list-item>
              <text:p text:style-name="P450"><text:span text:style-name="Source_20_Text"><text:span text:style-name="T93">Done</text:span></text:span></text:p>
            </text:list-item>
          </text:list>
        </text:list-item>
        <text:list-item>
          <text:p text:style-name="P451"><text:span text:style-name="Source_20_Text"><text:span text:style-name="T90">Make a card that goes over CSS specificity.</text:span></text:span></text:p>
          <text:list>
            <text:list-item>
              <text:p text:style-name="P452"><text:span text:style-name="Source_20_Text"><text:span text:style-name="T94">Done</text:span></text:span></text:p>
            </text:list-item>
          </text:list>
        </text:list-item>
        <text:list-item>
          <text:p text:style-name="P453"><text:span text:style-name="Source_20_Text"><text:span text:style-name="T91">Margin doesn’t factor into element size, it simply pushes the element into different positions</text:span></text:span></text:p>
        </text:list-item>
        <text:list-item>
          <text:p text:style-name="P454"><text:span text:style-name="Source_20_Text"><text:span text:style-name="T92">You can center an element horizontally using </text:span></text:span><text:span text:style-name="Source_20_Text"><text:span text:style-name="T283">margin: 0 auto;</text:span></text:span></text:p>
        </text:list-item>
      </text:list>
      <text:p text:style-name="P74"><text:span text:style-name="Source_20_Text"><text:span text:style-name="T95"/></text:span></text:p>
      <text:h text:style-name="P307" text:outline-level="3"><text:a xlink:type="simple" xlink:href="https://learn.shayhowe.com/" text:style-name="Internet_20_link" text:visited-style-name="Visited_20_Internet_20_Link"><text:span text:style-name="Source_20_Text"><text:span text:style-name="T276">Homework: </text:span></text:span></text:a><text:a xlink:type="simple" xlink:href="https://learn.shayhowe.com/" text:style-name="Internet_20_link" text:visited-style-name="Visited_20_Internet_20_Link"><text:span text:style-name="Source_20_Text"><text:span text:style-name="T277">Shay Howe - </text:span></text:span></text:a><text:a xlink:type="simple" xlink:href="https://learn.shayhowe.com/" text:style-name="Internet_20_link" text:visited-style-name="Visited_20_Internet_20_Link"><text:span text:style-name="Source_20_Text"><text:span text:style-name="T278">Advance</text:span></text:span></text:a><text:a xlink:type="simple" xlink:href="https://learn.shayhowe.com/" text:style-name="Internet_20_link" text:visited-style-name="Visited_20_Internet_20_Link"><text:span text:style-name="Source_20_Text"><text:span text:style-name="T276">d</text:span></text:span></text:a><text:a xlink:type="simple" xlink:href="https://learn.shayhowe.com/" text:style-name="Internet_20_link" text:visited-style-name="Visited_20_Internet_20_Link"><text:span text:style-name="Source_20_Text"><text:span text:style-name="T278"> HTML/CSS</text:span></text:span></text:a></text:h>
      <text:h text:style-name="P308" text:outline-level="4"><text:span text:style-name="Source_20_Text"><text:span text:style-name="T13">Performance and Organization</text:span></text:span></text:h>
      <text:p text:style-name="P81"><text:span text:style-name="Source_20_Text"><text:span text:style-name="T131">Strategy and Structure</text:span></text:span></text:p>
      <text:p text:style-name="P82"><text:span text:style-name="Source_20_Text"><text:span text:style-name="T145">What is a common practice to organize styles?</text:span></text:span></text:p>
      <text:list xml:id="list3357548867" text:style-name="L98">
        <text:list-item>
          <text:p text:style-name="P455"><text:span text:style-name="Source_20_Text"><text:span text:style-name="T145">Separating styles based on intent with different directories for common base styles, user interface components and business logic modules. Base would include things like layout and typography, components would include things like button, form and nav styling and modules include different sections of a page.</text:span></text:span></text:p>
        </text:list-item>
      </text:list>
      <text:p text:style-name="P83"><text:span text:style-name="Source_20_Text"><text:span text:style-name="T146">What is </text:span></text:span><text:a xlink:type="simple" xlink:href="http://oocss.org/" text:style-name="Internet_20_link" text:visited-style-name="Visited_20_Internet_20_Link"><text:span text:style-name="Source_20_Text"><text:span text:style-name="T146">Object-</text:span></text:span></text:a><text:a xlink:type="simple" xlink:href="http://oocss.org/" text:style-name="Internet_20_link" text:visited-style-name="Visited_20_Internet_20_Link"><text:span text:style-name="Source_20_Text"><text:span text:style-name="T147">O</text:span></text:span></text:a><text:a xlink:type="simple" xlink:href="http://oocss.org/" text:style-name="Internet_20_link" text:visited-style-name="Visited_20_Internet_20_Link"><text:span text:style-name="Source_20_Text"><text:span text:style-name="T146">riented CSS</text:span></text:span></text:a><text:span text:style-name="Source_20_Text"><text:span text:style-name="T146">?</text:span></text:span></text:p>
      <text:list xml:id="list2436191805" text:style-name="L99">
        <text:list-item>
          <text:p text:style-name="P456"><text:span text:style-name="Source_20_Text"><text:span text:style-name="T146">The principles of separate structure from skin and separate content from container that help build scalable websites with string architecture and reasonable amount of code. Separate structure from skin commonly requires a solid grid and layout structure as well as modules. Separating content from container <text:s/>means elements need to inherit default styles and then be extended with classes as necessary.</text:span></text:span></text:p>
        </text:list-item>
      </text:list>
      <text:p text:style-name="P84"><text:soft-page-break/><text:span text:style-name="Source_20_Text"><text:span text:style-name="T147">What is Scalable &amp; Modular Architecture for CSS?</text:span></text:span></text:p>
      <text:list xml:id="list570140797" text:style-name="L100">
        <text:list-item>
          <text:p text:style-name="P457"><text:span text:style-name="Source_20_Text"><text:span text:style-name="T147">It is another methodology to build scalable websites that promotes breaking styles into 5 categories: base, layout, module, state, theme. </text:span></text:span></text:p>
          <text:list>
            <text:list-item>
              <text:p text:style-name="P457"><text:span text:style-name="Source_20_Text"><text:span text:style-name="T147">Base: default styles</text:span></text:span></text:p>
            </text:list-item>
            <text:list-item>
              <text:p text:style-name="P457"><text:span text:style-name="Source_20_Text"><text:span text:style-name="T147">layout: sizing and grid styles of different elements</text:span></text:span></text:p>
            </text:list-item>
            <text:list-item>
              <text:p text:style-name="P457"><text:span text:style-name="Source_20_Text"><text:span text:style-name="T147">module: specific styles for parts of a page like nav and feature styles</text:span></text:span></text:p>
            </text:list-item>
            <text:list-item>
              <text:p text:style-name="P457"><text:span text:style-name="Source_20_Text"><text:span text:style-name="T147">state: overrides for modules with altered states</text:span></text:span></text:p>
            </text:list-item>
            <text:list-item>
              <text:p text:style-name="P457"><text:span text:style-name="Source_20_Text"><text:span text:style-name="T147">theme: look and feel styles</text:span></text:span></text:p>
            </text:list-item>
          </text:list>
        </text:list-item>
      </text:list>
      <text:p text:style-name="P85"><text:span text:style-name="Source_20_Text"><text:span text:style-name="T132">Performance Driven Selectors</text:span></text:span></text:p>
      <text:p text:style-name="P85"><text:span text:style-name="Source_20_Text"><text:span text:style-name="T148">Why is it important to keep selectors short?</text:span></text:span></text:p>
      <text:list xml:id="list1084433396" text:style-name="L101">
        <text:list-item>
          <text:p text:style-name="P458"><text:span text:style-name="Source_20_Text"><text:span text:style-name="T148">It allows for better inheritance and portability and improves efficiency. </text:span></text:span></text:p>
          <text:p text:style-name="P459"><text:span text:style-name="Source_20_Text"><text:span text:style-name="T148">Why should you favor classes?</text:span></text:span></text:p>
        </text:list-item>
        <text:list-item>
          <text:p text:style-name="P458"><text:span text:style-name="Source_20_Text"><text:span text:style-name="T149">They render quickly and allow styles to be reused</text:span></text:span></text:p>
          <text:p text:style-name="P459"><text:span text:style-name="Source_20_Text"><text:span text:style-name="T148">What is a key selector?</text:span></text:span></text:p>
        </text:list-item>
        <text:list-item>
          <text:p text:style-name="P460"><text:span text:style-name="Source_20_Text"><text:span text:style-name="T148">It is the selector closest to the open curly brace</text:span></text:span></text:p>
        </text:list-item>
      </text:list>
      <text:p text:style-name="P86"><text:span text:style-name="Source_20_Text"><text:span text:style-name="T133">Reusable Code</text:span></text:span></text:p>
      <text:p text:style-name="P87"><text:span text:style-name="Source_20_Text"><text:span text:style-name="T150">Why is it important to write reusable code?</text:span></text:span></text:p>
      <text:list xml:id="list492747289" text:style-name="L102">
        <text:list-item>
          <text:p text:style-name="P461"><text:span text:style-name="Source_20_Text"><text:span text:style-name="T150">Because one of the largest performance drawbacks comes with bloated file sizes and unnecessary browser rendering.</text:span></text:span></text:p>
        </text:list-item>
      </text:list>
      <text:p text:style-name="P88"><text:span text:style-name="Source_20_Text"><text:span text:style-name="T134">Minify and Compress Files</text:span></text:span></text:p>
      <text:p text:style-name="P88"><text:span text:style-name="Source_20_Text"><text:span text:style-name="T151">You can use gzip compression to compress HTML, CSS, and JS files to transfer over quicker.</text:span></text:span></text:p>
      <text:p text:style-name="P88"><text:span text:style-name="Source_20_Text"><text:span text:style-name="T151">A good way to cut down load times is to compress images in a lossless fashion.</text:span></text:span></text:p>
      <text:p text:style-name="P88"><text:span text:style-name="Source_20_Text"><text:span text:style-name="T134">Reduce HTTP Requests</text:span></text:span></text:p>
      <text:p text:style-name="P88"><text:span text:style-name="Source_20_Text"><text:span text:style-name="T152">How can you reduce the number of HTTP requests your website makes?</text:span></text:span></text:p>
      <text:list xml:id="list1885036526" text:style-name="L103">
        <text:list-item>
          <text:p text:style-name="P462"><text:span text:style-name="Source_20_Text"><text:span text:style-name="T153">Combine all CSS stylesheets into a single file and do the same for JS files.</text:span></text:span></text:p>
        </text:list-item>
        <text:list-item>
          <text:p text:style-name="P462"><text:span text:style-name="Source_20_Text"><text:span text:style-name="T153">By making image sprites and changing the background position to reveal the correct image in the correct element.</text:span></text:span></text:p>
        </text:list-item>
        <text:list-item>
          <text:p text:style-name="P462"><text:span text:style-name="Source_20_Text"><text:span text:style-name="T153">Image data URIs</text:span></text:span></text:p>
        </text:list-item>
      </text:list>
      <text:p text:style-name="P88"><text:span text:style-name="Source_20_Text"><text:span text:style-name="T152"/></text:span></text:p>
      <text:h text:style-name="P308" text:outline-level="4"><text:span text:style-name="Source_20_Text"><text:span text:style-name="T95">Detailed Positioning</text:span></text:span></text:h>
      <text:p text:style-name="P89"><text:span text:style-name="Source_20_Text"><text:span text:style-name="T135">Containing Floats</text:span></text:span></text:p>
      <text:p text:style-name="P90"><text:span text:style-name="Source_20_Text"><text:span text:style-name="T169">What is the Document Object Model (DOM)?</text:span></text:span></text:p>
      <text:list xml:id="list3511241002" text:style-name="L104">
        <text:list-item>
          <text:p text:style-name="P463"><text:span text:style-name="Source_20_Text"><text:span text:style-name="T169">It is an API for HTML and XML documents which provide their structural representation.</text:span></text:span></text:p>
        </text:list-item>
      </text:list>
      <text:p text:style-name="P91"><text:span text:style-name="Source_20_Text"><text:span text:style-name="T170">What is the overflow technique to containing floats and what are some of its drawbacks?</text:span></text:span></text:p>
      <text:list xml:id="list584281739" text:style-name="L105">
        <text:list-item>
          <text:p text:style-name="P464"><text:span text:style-name="Source_20_Text"><text:span text:style-name="T170">Giving the declaration of overflow: auto; to the parent element which houses the floats will give it an actual height. <text:s/>A drawback is that when adding styles that span outside of the parent, it can cut off whatever lies outside. </text:span></text:span><text:span text:style-name="Source_20_Text"><text:span text:style-name="T171">Also each browsers renders overflow a bit differently.</text:span></text:span></text:p>
        </text:list-item>
      </text:list>
      <text:p text:style-name="P92"><text:span text:style-name="Source_20_Text"><text:span text:style-name="T171">What is the clearfix technique?</text:span></text:span></text:p>
      <text:list xml:id="list1206718012" text:style-name="L106">
        <text:list-item>
          <text:p text:style-name="P465"><text:span text:style-name="Source_20_Text"><text:span text:style-name="T171">A technique to contain floats that uses the :before and :after pseudo-elements above and below the parent containing the floats to prevent the top and bottom margins of the floated children from collapsing. It is the best all around way to contain floats</text:span></text:span></text:p>
        </text:list-item>
      </text:list>
      <text:p text:style-name="P89"><text:span text:style-name="Source_20_Text"><text:span text:style-name="T135">Position Properties</text:span></text:span></text:p>
      <text:p text:style-name="P93"><text:span text:style-name="Source_20_Text"><text:span text:style-name="T172">What is the default position value of HTML elements?</text:span></text:span></text:p>
      <text:list xml:id="list3606780179" text:style-name="L107">
        <text:list-item>
          <text:p text:style-name="P466"><text:span text:style-name="Source_20_Text"><text:span text:style-name="T172">Static, meaning that they don’t have nor will accept box offset properties.</text:span></text:span></text:p>
        </text:list-item>
      </text:list>
      <text:p text:style-name="P93"><text:span text:style-name="Source_20_Text"><text:span text:style-name="T172">Talk about relatively positioned elements.</text:span></text:span></text:p>
      <text:list xml:id="list3653942797" text:style-name="L108">
        <text:list-item>
          <text:p text:style-name="P467"><text:span text:style-name="Source_20_Text"><text:span text:style-name="T172">A relatively positioned elements is similar to a static except that it accepts the box offset properties: top, bottom, left, and right. These properties will position the element away from where it would originally be placed. Relative positioning does not disrupt the flow of the </text:span></text:span><text:soft-page-break/><text:span text:style-name="Source_20_Text"><text:span text:style-name="T172">document and elements that follow relatively positioned elements will appear positioned next to where the relative element was originally going to be placed on the page.</text:span></text:span></text:p>
        </text:list-item>
      </text:list>
      <text:p text:style-name="P94"><text:span text:style-name="Source_20_Text"><text:span text:style-name="T173">How does absolute positioning of an element work?</text:span></text:span></text:p>
      <text:list xml:id="list3010921644" text:style-name="L109">
        <text:list-item>
          <text:p text:style-name="P468"><text:span text:style-name="Source_20_Text"><text:span text:style-name="T173">It takes the element out of the normal flow of the document and it positions the element directly in relation to its containing parent element. It is important to note that the parent element must be positioned absolutely or relatively, if not the child in absolute position will position itself relative to the body tag.</text:span></text:span></text:p>
        </text:list-item>
      </text:list>
      <text:p text:style-name="P95"><text:span text:style-name="Source_20_Text"><text:span text:style-name="T174">Fixed position elements</text:span></text:span></text:p>
      <text:list xml:id="list1911906002" text:style-name="L110">
        <text:list-item>
          <text:p text:style-name="P469"><text:span text:style-name="Source_20_Text"><text:span text:style-name="T174">They work similarly to absolute positioned elements except they are positioned relative to the viewport and do not scroll with the page. It does not work on IE6 but can with some hacks. </text:span></text:span><text:span text:style-name="Source_20_Text"><text:span text:style-name="T175">This value is most commonly used with headers and footers (use bottom: 0; left: 0; and right: 0; for a footer to sit properly)</text:span></text:span></text:p>
        </text:list-item>
      </text:list>
      <text:p text:style-name="P89"><text:span text:style-name="Source_20_Text"><text:span text:style-name="T135">Z-Index Property</text:span></text:span></text:p>
      <text:p text:style-name="P96"><text:span text:style-name="Source_20_Text"><text:span text:style-name="T176">What is it?</text:span></text:span></text:p>
      <text:list xml:id="list2591119209" text:style-name="L111">
        <text:list-item>
          <text:p text:style-name="P470"><text:span text:style-name="Source_20_Text"><text:span text:style-name="T176">It dictates which element appears on top of others. The property must be applied to relative, absolute or fixed position elements.</text:span></text:span></text:p>
        </text:list-item>
      </text:list>
      <text:h text:style-name="P308" text:outline-level="4"><text:span text:style-name="Source_20_Text"><text:span text:style-name="T95"/></text:span></text:h>
      <text:h text:style-name="P308" text:outline-level="4"><text:span text:style-name="Source_20_Text"><text:span text:style-name="T95">Complex Selectors</text:span></text:span></text:h>
      <text:p text:style-name="P97"><text:span text:style-name="Source_20_Text"><text:span text:style-name="T136">Common Selectors</text:span></text:span></text:p>
      <text:p text:style-name="P98"><text:span text:style-name="Source_20_Text"><text:span text:style-name="T178">What are the three common selectors?</text:span></text:span></text:p>
      <text:list xml:id="list2810430079" text:style-name="L112">
        <text:list-item>
          <text:p text:style-name="P471"><text:span text:style-name="Source_20_Text"><text:span text:style-name="T178">Type, class and ID.</text:span></text:span></text:p>
        </text:list-item>
      </text:list>
      <text:p text:style-name="P97"><text:span text:style-name="Source_20_Text"><text:span text:style-name="T177"/></text:span></text:p>
      <text:p text:style-name="P97"><text:span text:style-name="Source_20_Text"><text:span text:style-name="T136">Child Selectors</text:span></text:span></text:p>
      <text:p text:style-name="P99"><text:span text:style-name="Source_20_Text"><text:span text:style-name="T179">What is a Descendant Selector?</text:span></text:span></text:p>
      <text:list xml:id="list4131986538" text:style-name="L113">
        <text:list-item>
          <text:p text:style-name="P472"><text:span text:style-name="Source_20_Text"><text:span text:style-name="T179">Selects an element that resides anywhere within an identified ancestor element</text:span></text:span></text:p>
        </text:list-item>
      </text:list>
      <text:p text:style-name="P99"><text:span text:style-name="Source_20_Text"><text:span text:style-name="T179">What is a Direct Child Selector?</text:span></text:span></text:p>
      <text:list xml:id="list4016684758" text:style-name="L114">
        <text:list-item>
          <text:p text:style-name="P473"><text:span text:style-name="Source_20_Text"><text:span text:style-name="T179">Selects an element that resides immediately inside an identified parent element</text:span></text:span></text:p>
        </text:list-item>
      </text:list>
      <text:p text:style-name="P97"><text:span text:style-name="Source_20_Text"><text:span text:style-name="T136">Sibling Selectors</text:span></text:span></text:p>
      <text:p text:style-name="P100"><text:span text:style-name="Source_20_Text"><text:span text:style-name="T180">General sibling selector</text:span></text:span></text:p>
      <text:list xml:id="list3048134607" text:style-name="L115">
        <text:list-item>
          <text:p text:style-name="P474"><text:span text:style-name="Source_20_Text"><text:span text:style-name="T180">Selects an element that follows anywhere after the prior element, in which both elements share the same parent</text:span></text:span></text:p>
        </text:list-item>
      </text:list>
      <text:p text:style-name="P100"><text:span text:style-name="Source_20_Text"><text:span text:style-name="T180">Adjacent sibling selector</text:span></text:span></text:p>
      <text:list xml:id="list2260663159" text:style-name="L116">
        <text:list-item>
          <text:p text:style-name="P475"><text:span text:style-name="Source_20_Text"><text:span text:style-name="T180">Selects an element that follows directly after the prior element, in which both elements share the same parent</text:span></text:span></text:p>
        </text:list-item>
      </text:list>
      <text:p text:style-name="P97"><text:span text:style-name="Source_20_Text"><text:span text:style-name="T136">Attribute Selectors</text:span></text:span></text:p>
      <text:p text:style-name="P101"><text:span text:style-name="Source_20_Text"><text:span text:style-name="T181">Present Selector</text:span></text:span></text:p>
      <text:list xml:id="list1591628865" text:style-name="L117">
        <text:list-item>
          <text:p text:style-name="P476"><text:span text:style-name="Source_20_Text"><text:span text:style-name="T181">element[attribute] identifies an element based on whether it includes an attribute or not</text:span></text:span></text:p>
        </text:list-item>
      </text:list>
      <text:p text:style-name="P101"><text:span text:style-name="Source_20_Text"><text:span text:style-name="T181">Equals Selector</text:span></text:span></text:p>
      <text:list xml:id="list4283804682" text:style-name="L118">
        <text:list-item>
          <text:p text:style-name="P477"><text:span text:style-name="Source_20_Text"><text:span text:style-name="T181">element[attribute=value] identifies an element based on whether it has an attribute with a specific value</text:span></text:span></text:p>
        </text:list-item>
      </text:list>
      <text:p text:style-name="P102"><text:span text:style-name="Source_20_Text"><text:span text:style-name="T182">Contains Selector</text:span></text:span></text:p>
      <text:list xml:id="list1344948308" text:style-name="L119">
        <text:list-item>
          <text:p text:style-name="P478"><text:span text:style-name="Source_20_Text"><text:span text:style-name="T183">element[attribute*=value] <text:s/>identifies an element based on whether it has an attribute that contains part of the value</text:span></text:span></text:p>
        </text:list-item>
      </text:list>
      <text:p text:style-name="P102"><text:span text:style-name="Source_20_Text"><text:span text:style-name="T182">Begins with selector</text:span></text:span></text:p>
      <text:list xml:id="list4255173469" text:style-name="L120">
        <text:list-item>
          <text:p text:style-name="P479"><text:span text:style-name="Source_20_Text"><text:span text:style-name="T183">element[attribute^=value] identifies an element based on whether it has an attribute that begins with the value.</text:span></text:span></text:p>
        </text:list-item>
      </text:list>
      <text:p text:style-name="P102"><text:span text:style-name="Source_20_Text"><text:span text:style-name="T182">Ends with selector</text:span></text:span></text:p>
      <text:list xml:id="list3347124661" text:style-name="L121">
        <text:list-item>
          <text:p text:style-name="P480"><text:soft-page-break/><text:span text:style-name="Source_20_Text"><text:span text:style-name="T183">element[attribute$=value] identifies an element based on whether it has an attribute that ends with the value.</text:span></text:span></text:p>
        </text:list-item>
      </text:list>
      <text:p text:style-name="P102"><text:span text:style-name="Source_20_Text"><text:span text:style-name="T182">Spaced selector</text:span></text:span></text:p>
      <text:list xml:id="list3577155972" text:style-name="L122">
        <text:list-item>
          <text:p text:style-name="P481"><text:span text:style-name="Source_20_Text"><text:span text:style-name="T184">element[attribute~=value] Selects an element if the given attribute value is whitespace-separated with one word being exactly as stated</text:span></text:span></text:p>
        </text:list-item>
      </text:list>
      <text:p text:style-name="P103"><text:span text:style-name="Source_20_Text"><text:span text:style-name="T184">Hyphenated selector</text:span></text:span></text:p>
      <text:list xml:id="list2990751560" text:style-name="L123">
        <text:list-item>
          <text:p text:style-name="P482"><text:span text:style-name="Source_20_Text"><text:span text:style-name="T185">element[attribute|=value] Selects an element that resides anywhere within an identified ancestor element.</text:span></text:span></text:p>
        </text:list-item>
      </text:list>
      <text:p text:style-name="P97"><text:span text:style-name="Source_20_Text"><text:span text:style-name="T136">Pseudo-classes</text:span></text:span></text:p>
      <text:p text:style-name="P104"><text:span text:style-name="Source_20_Text"><text:span text:style-name="T186">What are pseudo-classes?</text:span></text:span></text:p>
      <text:list xml:id="list3730336819" text:style-name="L124">
        <text:list-item>
          <text:p text:style-name="P483"><text:span text:style-name="Source_20_Text"><text:span text:style-name="T186">They are not directly stated within the markup and dynamically populated as a result of user’s actions or the document structure</text:span></text:span></text:p>
        </text:list-item>
      </text:list>
      <text:p text:style-name="P105"><text:span text:style-name="Source_20_Text"><text:span text:style-name="T187">What are the two </text:span></text:span><text:span text:style-name="Source_20_Text"><text:span text:style-name="T188">L</text:span></text:span><text:span text:style-name="Source_20_Text"><text:span text:style-name="T187">ink pseduo-classes and what do they do?</text:span></text:span></text:p>
      <text:list xml:id="list504194473" text:style-name="L125">
        <text:list-item>
          <text:p text:style-name="P484"><text:span text:style-name="Source_20_Text"><text:span text:style-name="T187">a:link and a:visited style link elements that have not and have been visited, respectively.</text:span></text:span></text:p>
        </text:list-item>
      </text:list>
      <text:p text:style-name="P106"><text:span text:style-name="Source_20_Text"><text:span text:style-name="T188">Action psuedo-classes</text:span></text:span></text:p>
      <text:list xml:id="list2031798862" text:style-name="L126">
        <text:list-item>
          <text:p text:style-name="P485"><text:span text:style-name="Source_20_Text"><text:span text:style-name="T189">the :hover, :active, and :focus pseudo-classes may be dynamically applied to an element based on a users’ actions. </text:span></text:span></text:p>
        </text:list-item>
        <text:list-item>
          <text:p text:style-name="P485"><text:span text:style-name="Source_20_Text"><text:span text:style-name="T189">:hover is applied to an element when a user moves their cursor over it</text:span></text:span></text:p>
        </text:list-item>
        <text:list-item>
          <text:p text:style-name="P485"><text:span text:style-name="Source_20_Text"><text:span text:style-name="T189">:active is applied to an element when a user engages the element (like clicking it)</text:span></text:span></text:p>
        </text:list-item>
        <text:list-item>
          <text:p text:style-name="P485"><text:span text:style-name="Source_20_Text"><text:span text:style-name="T189">:focus is applied to an element when a user makes an element the focus of the page (like tabing through elements)</text:span></text:span></text:p>
        </text:list-item>
      </text:list>
      <text:p text:style-name="P106"><text:span text:style-name="Source_20_Text"><text:span text:style-name="T188">State pseudo-classes</text:span></text:span></text:p>
      <text:list xml:id="list2734904297" text:style-name="L127">
        <text:list-item>
          <text:p text:style-name="P486"><text:span text:style-name="Source_20_Text"><text:span text:style-name="T190">input:enabled – selects an element in the default enabled state</text:span></text:span></text:p>
        </text:list-item>
        <text:list-item>
          <text:p text:style-name="P486"><text:span text:style-name="Source_20_Text"><text:span text:style-name="T190">input:disables – selects an element in the disabled state, by way of the disabled attribute</text:span></text:span></text:p>
        </text:list-item>
        <text:list-item>
          <text:p text:style-name="P486"><text:span text:style-name="Source_20_Text"><text:span text:style-name="T190">input:checked – selects a checkbox or radio button that has been checked</text:span></text:span></text:p>
        </text:list-item>
        <text:list-item>
          <text:p text:style-name="P486"><text:span text:style-name="Source_20_Text"><text:span text:style-name="T190">input:indeterminate – selects a checkbox or radio button that has neither been checkd or unchecked, leaving it in an indeterminate state</text:span></text:span></text:p>
        </text:list-item>
      </text:list>
      <text:p text:style-name="P106"><text:span text:style-name="Source_20_Text"><text:span text:style-name="T188">Structural pseudo-classes</text:span></text:span></text:p>
      <text:list xml:id="list110848936" text:style-name="L128">
        <text:list-item>
          <text:p text:style-name="P487"><text:span text:style-name="Source_20_Text"><text:span text:style-name="T191">element:first-child - Selects an element that is the first within a parent</text:span></text:span></text:p>
        </text:list-item>
        <text:list-item>
          <text:p text:style-name="P487"><text:span text:style-name="Source_20_Text"><text:span text:style-name="T191">element:last-child - Selects an element that is the last within a parent</text:span></text:span></text:p>
        </text:list-item>
        <text:list-item>
          <text:p text:style-name="P487"><text:span text:style-name="Source_20_Text"><text:span text:style-name="T191">element:only-child - Selects an element that is the only element within a parent</text:span></text:span></text:p>
        </text:list-item>
        <text:list-item>
          <text:p text:style-name="P487"><text:span text:style-name="Source_20_Text"><text:span text:style-name="T191">element:first-of-type - Selects an element that is the first of its type within a parent</text:span></text:span></text:p>
        </text:list-item>
        <text:list-item>
          <text:p text:style-name="P487"><text:span text:style-name="Source_20_Text"><text:span text:style-name="T191">element:last-of-type - Selects an element that is the last of its type within a parent</text:span></text:span></text:p>
        </text:list-item>
        <text:list-item>
          <text:p text:style-name="P487"><text:span text:style-name="Source_20_Text"><text:span text:style-name="T191">element:only-of-type - Selects an element that is the only of its type within a parent</text:span></text:span></text:p>
        </text:list-item>
        <text:list-item>
          <text:p text:style-name="P487"><text:span text:style-name="Source_20_Text"><text:span text:style-name="T191">element:nth-child(n) - Selects an element that matches the given number or expression, counting all elements from the beginning of the document tree</text:span></text:span></text:p>
        </text:list-item>
        <text:list-item>
          <text:p text:style-name="P487"><text:span text:style-name="Source_20_Text"><text:span text:style-name="T191">element:nth-last-child(n) - Selects an element that matches the given number or expression, counting all elements from the end of the document tree</text:span></text:span></text:p>
        </text:list-item>
        <text:list-item>
          <text:p text:style-name="P487"><text:span text:style-name="Source_20_Text"><text:span text:style-name="T191">element:nth-of-type(n) - Selects an element that matches the given number or expression, counting only elements of its type from the beginning of the document tree</text:span></text:span></text:p>
        </text:list-item>
        <text:list-item>
          <text:p text:style-name="P487"><text:span text:style-name="Source_20_Text"><text:span text:style-name="T191">element:nth-last-of-type(n) - Selects an element that matches the given number or expression, counting only elements of its type from the end of the document tree</text:span></text:span></text:p>
        </text:list-item>
      </text:list>
      <text:p text:style-name="P106"><text:span text:style-name="Source_20_Text"><text:span text:style-name="T188">Target pseudo-classes</text:span></text:span></text:p>
      <text:list xml:id="list3060798310" text:style-name="L129">
        <text:list-item>
          <text:p text:style-name="P488"><text:span text:style-name="Source_20_Text"><text:span text:style-name="T191">element:target – selects an element whose ID attribute value matches that of the URI fragment identifier</text:span></text:span></text:p>
        </text:list-item>
      </text:list>
      <text:p text:style-name="P106"><text:span text:style-name="Source_20_Text"><text:span text:style-name="T188">Empty pseudo-classes</text:span></text:span></text:p>
      <text:list xml:id="list1842095688" text:style-name="L130">
        <text:list-item>
          <text:p text:style-name="P489"><text:span text:style-name="Source_20_Text"><text:span text:style-name="T191">element:empty – selects an element that does not contain any children to text nodes</text:span></text:span></text:p>
        </text:list-item>
      </text:list>
      <text:p text:style-name="P106"><text:span text:style-name="Source_20_Text"><text:span text:style-name="T188">Negation pseudo-classes</text:span></text:span></text:p>
      <text:list xml:id="list375796776" text:style-name="L131">
        <text:list-item>
          <text:p text:style-name="P490"><text:span text:style-name="Source_20_Text"><text:span text:style-name="T191">element:not(.class) – selects an element not represented by the stated argument</text:span></text:span></text:p>
        </text:list-item>
      </text:list>
      <text:p text:style-name="P97"><text:soft-page-break/><text:span text:style-name="Source_20_Text"><text:span text:style-name="T136">Pseudo-elements</text:span></text:span></text:p>
      <text:p text:style-name="P107"><text:span text:style-name="Source_20_Text"><text:span text:style-name="T192">Textual pseudo-elements</text:span></text:span></text:p>
      <text:list xml:id="list803017089" text:style-name="L132">
        <text:list-item>
          <text:p text:style-name="P491"><text:span text:style-name="Source_20_Text"><text:span text:style-name="T192">.</text:span></text:span><text:span text:style-name="Source_20_Text"><text:span text:style-name="T193">class:first-letter – selects the first letter of text within an element</text:span></text:span></text:p>
        </text:list-item>
        <text:list-item>
          <text:p text:style-name="P491"><text:span text:style-name="Source_20_Text"><text:span text:style-name="T193">.class:first-line – selects the first line of text within an element</text:span></text:span></text:p>
        </text:list-item>
      </text:list>
      <text:p text:style-name="P107"><text:span text:style-name="Source_20_Text"><text:span text:style-name="T192">Generated content</text:span></text:span></text:p>
      <text:list xml:id="list3881443264" text:style-name="L133">
        <text:list-item>
          <text:p text:style-name="P492"><text:span text:style-name="Source_20_Text"><text:span text:style-name="T193">element:before – creates a pseudo-element inside the selected element at the beginning</text:span></text:span></text:p>
        </text:list-item>
        <text:list-item>
          <text:p text:style-name="P492"><text:span text:style-name="Source_20_Text"><text:span text:style-name="T193">element:after – creates a pseudo0element inside the selected element at the end</text:span></text:span></text:p>
        </text:list-item>
      </text:list>
      <text:p text:style-name="P107"><text:span text:style-name="Source_20_Text"><text:span text:style-name="T192">Fragment pseudo-element</text:span></text:span></text:p>
      <text:list xml:id="list3948253666" text:style-name="L134">
        <text:list-item>
          <text:p text:style-name="P493"><text:span text:style-name="Source_20_Text">::</text:span><text:span text:style-name="Source_20_Text"><text:span text:style-name="T337">selection</text:span></text:span><text:span text:style-name="Source_20_Text"><text:span text:style-name="T193"> – selects the part of a document which has been selected or highlighted by a users’ actions</text:span></text:span></text:p>
        </text:list-item>
      </text:list>
      <text:p text:style-name="Standard"><text:span text:style-name="Source_20_Text"/></text:p>
      <text:h text:style-name="P308" text:outline-level="4"><text:span text:style-name="Source_20_Text"><text:span text:style-name="T79">Responsive Design</text:span></text:span></text:h>
      <text:list xml:id="list1351187135" text:style-name="L135">
        <text:list-item>
          <text:list>
            <text:list-item>
              <text:p text:style-name="P494"><text:span text:style-name="Source_20_Text"><text:span text:style-name="T80">Name the 3 components of responsive web design.</text:span></text:span></text:p>
              <text:list>
                <text:list-item>
                  <text:p text:style-name="P494"><text:span text:style-name="Source_20_Text"><text:span text:style-name="T80">Flexible layouts, media queries and flexible media</text:span></text:span></text:p>
                </text:list-item>
              </text:list>
            </text:list-item>
            <text:list-item>
              <text:p text:style-name="P494"><text:span text:style-name="Source_20_Text"><text:span text:style-name="T80">What are flexible layouts?</text:span></text:span></text:p>
              <text:list>
                <text:list-item>
                  <text:p text:style-name="P494"><text:span text:style-name="Source_20_Text"><text:span text:style-name="T80">Website layouts with a flexible grid that are capable of dynamically resizing to any width</text:span></text:span></text:p>
                </text:list-item>
              </text:list>
            </text:list-item>
            <text:list-item>
              <text:p text:style-name="P494"><text:span text:style-name="Source_20_Text"><text:span text:style-name="T80">What is the formula for identifying the proportions of a flexible layout using relative values?</text:span></text:span></text:p>
              <text:list>
                <text:list-item>
                  <text:p text:style-name="P494"><text:span text:style-name="Source_20_Text"><text:span text:style-name="T80">Target width / parent width = result %</text:span></text:span></text:p>
                </text:list-item>
              </text:list>
            </text:list-item>
            <text:list-item>
              <text:p text:style-name="P494"><text:span text:style-name="Source_20_Text"><text:span text:style-name="T81">Talk about media queries</text:span></text:span></text:p>
              <text:list>
                <text:list-item>
                  <text:p text:style-name="P494"><text:span text:style-name="Source_20_Text"><text:span text:style-name="T81">start with </text:span></text:span><text:span text:style-name="Source_20_Text"><text:span text:style-name="T286">@media</text:span></text:span><text:span text:style-name="Source_20_Text"><text:span text:style-name="T81"> and can contain media type including </text:span></text:span><text:span text:style-name="Source_20_Text"><text:span text:style-name="T286">all</text:span></text:span><text:span text:style-name="Source_20_Text"><text:span text:style-name="T81">, </text:span></text:span><text:span text:style-name="Source_20_Text"><text:span text:style-name="T286">screen</text:span></text:span><text:span text:style-name="Source_20_Text"><text:span text:style-name="T81">, </text:span></text:span><text:span text:style-name="Source_20_Text"><text:span text:style-name="T286">tv</text:span></text:span><text:span text:style-name="Source_20_Text"><text:span text:style-name="T81">, </text:span></text:span><text:span text:style-name="Source_20_Text"><text:span text:style-name="T286">print</text:span></text:span><text:span text:style-name="Source_20_Text"><text:span text:style-name="T81">, </text:span></text:span><text:span text:style-name="Source_20_Text"><text:span text:style-name="T286">braille</text:span></text:span><text:span text:style-name="Source_20_Text"><text:span text:style-name="T81">, </text:span></text:span><text:span text:style-name="Source_20_Text"><text:span text:style-name="T286">3d-glasses</text:span></text:span><text:span text:style-name="Source_20_Text"><text:span text:style-name="T81">. If no media type is included it defaults to all. You can use logical operators and, not and only to build logical tests that, when true, will execute the styling. </text:span></text:span></text:p>
                </text:list-item>
              </text:list>
            </text:list-item>
            <text:list-item>
              <text:p text:style-name="P494"><text:span text:style-name="Source_20_Text"><text:span text:style-name="T81">List common media features.</text:span></text:span></text:p>
              <text:list>
                <text:list-item>
                  <text:p text:style-name="P494"><text:span text:style-name="Source_20_Text"><text:span text:style-name="T81">Media query logical statements can be made of media features. These include </text:span></text:span><text:span text:style-name="Source_20_Text"><text:span text:style-name="T286">min/max-width/height</text:span></text:span><text:span text:style-name="Source_20_Text"><text:span text:style-name="T81">, </text:span></text:span><text:span text:style-name="Source_20_Text"><text:span text:style-name="T286">orientation</text:span></text:span><text:span text:style-name="Source_20_Text"><text:span text:style-name="T81">(portrait vs landscape), </text:span></text:span><text:span text:style-name="Source_20_Text"><text:span text:style-name="T286">aspect ratio</text:span></text:span><text:span text:style-name="Source_20_Text"><text:span text:style-name="T81">, </text:span></text:span><text:span text:style-name="Source_20_Text"><text:span text:style-name="T286">pixel ratio</text:span></text:span><text:span text:style-name="Source_20_Text"><text:span text:style-name="T81"> (used to id HD devices), </text:span></text:span><text:span text:style-name="Source_20_Text"><text:span text:style-name="T286">resolution</text:span></text:span><text:span text:style-name="Source_20_Text"><text:span text:style-name="T81">, </text:span></text:span><text:span text:style-name="Source_20_Text"><text:span text:style-name="T286">color</text:span></text:span><text:span text:style-name="Source_20_Text"><text:span text:style-name="T81">, </text:span></text:span><text:span text:style-name="Source_20_Text"><text:span text:style-name="T286">color-index</text:span></text:span><text:span text:style-name="Source_20_Text"><text:span text:style-name="T81">, </text:span></text:span><text:span text:style-name="Source_20_Text"><text:span text:style-name="T286">monochrome</text:span></text:span></text:p>
                </text:list-item>
              </text:list>
            </text:list-item>
            <text:list-item>
              <text:p text:style-name="P494"><text:span text:style-name="Source_20_Text"><text:span text:style-name="T82">Expand on the mobile first concept</text:span></text:span></text:p>
              <text:list>
                <text:list-item>
                  <text:p text:style-name="P494"><text:span text:style-name="Source_20_Text"><text:span text:style-name="T82">It is best practice to design a website as mobile centric first and then scale up for larger screen users. This will reduce the amount of bandwidth mobile devices consume since they won’t be loading desktop styles and then overwriting them later. It al also good to avoid using shadows, gradients, transforms and animations in mobile styles as they can drain the battery faster.</text:span></text:span></text:p>
                </text:list-item>
              </text:list>
            </text:list-item>
            <text:list-item>
              <text:p text:style-name="P328"><text:span text:style-name="Source_20_Text"><text:span text:style-name="T330">/* Default styles first then media queries */</text:span></text:span></text:p>
              <text:list>
                <text:list-item>
                  <text:p text:style-name="P328"><text:span text:style-name="Source_20_Text"><text:span text:style-name="T329">@media screen and (min-width: 400px) <text:s/>{…}</text:span></text:span></text:p>
                </text:list-item>
                <text:list-item>
                  <text:p text:style-name="P328"><text:span text:style-name="Source_20_Text"><text:span text:style-name="T329">@media screen and (min-width: 600px) <text:s/>{…}</text:span></text:span></text:p>
                </text:list-item>
                <text:list-item>
                  <text:p text:style-name="P328"><text:span text:style-name="Source_20_Text"><text:span text:style-name="T329">@media screen and (min-width: 1000px) {…}</text:span></text:span></text:p>
                </text:list-item>
                <text:list-item>
                  <text:p text:style-name="P328"><text:span text:style-name="Source_20_Text"><text:span text:style-name="T329">@media screen and (min-width: 1400px) {...}</text:span></text:span></text:p>
                </text:list-item>
              </text:list>
            </text:list-item>
            <text:list-item>
              <text:p text:style-name="P494"><text:span text:style-name="Source_20_Text"><text:span text:style-name="T83">What does the </text:span></text:span><text:span text:style-name="Source_20_Text"><text:span text:style-name="T280">viewport</text:span></text:span><text:span text:style-name="Source_20_Text"><text:span text:style-name="T83"> meta tag do?</text:span></text:span></text:p>
              <text:list>
                <text:list-item>
                  <text:p text:style-name="P494"><text:span text:style-name="Source_20_Text"><text:span text:style-name="T83">It helps mobile devices identify the size, scale and resolution of a website.</text:span></text:span></text:p>
                </text:list-item>
                <text:list-item>
                  <text:p text:style-name="P494"><text:span text:style-name="Source_20_Text"><text:span text:style-name="T281">&lt;meta name=”viewport” content=”width=device-width”, initial-scale=1”&gt;</text:span></text:span></text:p>
                </text:list-item>
                <text:list-item>
                  <text:p text:style-name="P494"><text:span text:style-name="Source_20_Text"><text:span text:style-name="T281">@viewport { width: device-width; zoom: 1; }</text:span></text:span></text:p>
                </text:list-item>
              </text:list>
            </text:list-item>
            <text:list-item>
              <text:p text:style-name="P494"><text:span text:style-name="Source_20_Text"><text:span text:style-name="T84">What is the easiest way to make media flexible to screen size?</text:span></text:span></text:p>
              <text:list>
                <text:list-item>
                  <text:p text:style-name="P495"><text:span text:style-name="Source_20_Text"><text:span text:style-name="T84">Set media to the rule </text:span></text:span><text:span text:style-name="Source_20_Text"><text:span text:style-name="T282">max-width: 100%;</text:span></text:span></text:p>
                </text:list-item>
              </text:list>
            </text:list-item>
          </text:list>
        </text:list-item>
      </text:list>
      <text:h text:style-name="P308" text:outline-level="4"><text:span text:style-name="Source_20_Text"><text:span text:style-name="T13">Preprocessors</text:span></text:span></text:h>
      <text:list xml:id="list1731630347" text:style-name="L136">
        <text:list-item>
          <text:p text:style-name="P496"><text:span text:style-name="Source_20_Text"><text:span text:style-name="T194">What is a Preprocessor?</text:span></text:span></text:p>
          <text:list>
            <text:list-item>
              <text:p text:style-name="P496"><text:soft-page-break/><text:span text:style-name="Source_20_Text"><text:span text:style-name="T194">It is a program that takes one type of data and converts it to another type of data. </text:span></text:span></text:p>
            </text:list-item>
          </text:list>
        </text:list-item>
      </text:list>
      <text:p text:style-name="P108"><text:span text:style-name="Source_20_Text"><text:span text:style-name="T137">Haml</text:span></text:span></text:p>
      <text:list xml:id="list2432142368" text:style-name="L137">
        <text:list-item>
          <text:p text:style-name="P497"><text:span text:style-name="Source_20_Text"><text:span text:style-name="T194">HTML abstraction markup languages</text:span></text:span></text:p>
        </text:list-item>
      </text:list>
      <text:p text:style-name="P109"><text:span text:style-name="Source_20_Text"><text:span text:style-name="T195">How do you specify html 5 doctype in Haml?</text:span></text:span></text:p>
      <text:list xml:id="list3481798885" text:style-name="L138">
        <text:list-item>
          <text:p text:style-name="P498"><text:span text:style-name="Source_20_Text"><text:span text:style-name="T195">!!! 5</text:span></text:span></text:p>
        </text:list-item>
      </text:list>
      <text:p text:style-name="P109"><text:span text:style-name="Source_20_Text"><text:span text:style-name="T195">How do you declare elements and next them in Haml?</text:span></text:span></text:p>
      <text:list xml:id="list564976803" text:style-name="L139">
        <text:list-item>
          <text:p text:style-name="P499"><text:span text:style-name="Source_20_Text"><text:span text:style-name="T195">Declare elements using a %tag and you show nesting by using consistent indentation. </text:span></text:span><text:span text:style-name="Source_20_Text"><text:span text:style-name="T196">Text should be indented below the text tag.</text:span></text:span></text:p>
        </text:list-item>
      </text:list>
      <text:p text:style-name="P110"><text:span text:style-name="Source_20_Text"><text:span text:style-name="T196">How do you define HTML attributes?</text:span></text:span></text:p>
      <text:list xml:id="list3803146063" text:style-name="L140">
        <text:list-item>
          <text:p text:style-name="P500"><text:span text:style-name="Source_20_Text"><text:span text:style-name="T196">%tag(src=”img.jpeg” alt=”some alt”)</text:span></text:span></text:p>
        </text:list-item>
      </text:list>
      <text:p text:style-name="P111"><text:span text:style-name="Source_20_Text"><text:span text:style-name="T197">How do you define classes and IDs?</text:span></text:span></text:p>
      <text:list xml:id="list4276812161" text:style-name="L141">
        <text:list-item>
          <text:p text:style-name="P501"><text:span text:style-name="Source_20_Text"><text:span text:style-name="T197">%tag#ID or %tag.class or %tag#ID.class or %tag.class(att=”value”)</text:span></text:span></text:p>
        </text:list-item>
      </text:list>
      <text:p text:style-name="P112"><text:span text:style-name="Source_20_Text"><text:span text:style-name="T198">How do you add boolean attributes?</text:span></text:span></text:p>
      <text:list xml:id="list3623225173" text:style-name="L142">
        <text:list-item>
          <text:p text:style-name="P502"><text:span text:style-name="Source_20_Text"><text:span text:style-name="T198">%tag(type=”checkbox” checked)</text:span></text:span></text:p>
        </text:list-item>
      </text:list>
      <text:p text:style-name="P113"><text:span text:style-name="Source_20_Text"><text:span text:style-name="T199">Some text will execute a function. To prevent that use a backslash \</text:span></text:span></text:p>
      <text:p text:style-name="P114"><text:span text:style-name="Source_20_Text"><text:span text:style-name="T200">How do you write a comment in Haml?</text:span></text:span></text:p>
      <text:list xml:id="list866715621" text:style-name="L143">
        <text:list-item>
          <text:p text:style-name="P503"><text:span text:style-name="Source_20_Text"><text:span text:style-name="T200">Use a forward slash </text:span></text:span><text:span text:style-name="Source_20_Text"><text:span text:style-name="T201">(/)</text:span></text:span><text:span text:style-name="Source_20_Text"><text:span text:style-name="T200"> and put your text after it. </text:span></text:span></text:p>
        </text:list-item>
      </text:list>
      <text:p text:style-name="P115"><text:span text:style-name="Source_20_Text"><text:span text:style-name="T202">How do you make Haml only comments?</text:span></text:span></text:p>
      <text:list xml:id="list1361721299" text:style-name="L144">
        <text:list-item>
          <text:p text:style-name="P504"><text:span text:style-name="Source_20_Text"><text:span text:style-name="T202">-# example text</text:span></text:span></text:p>
        </text:list-item>
      </text:list>
      <text:p text:style-name="P108"><text:span text:style-name="Source_20_Text"><text:span text:style-name="T194"/></text:span></text:p>
      <text:p text:style-name="P116"><text:span text:style-name="Source_20_Text"><text:span text:style-name="T137">SCSS &amp; Sass</text:span></text:span></text:p>
      <text:p text:style-name="P116"><text:span text:style-name="Source_20_Text"><text:span text:style-name="T203">What is the difference between SCSS and Sass?</text:span></text:span></text:p>
      <text:list xml:id="list321393696" text:style-name="L145">
        <text:list-item>
          <text:p text:style-name="P505"><text:span text:style-name="Source_20_Text"><text:span text:style-name="T203">Sass is a strict indented syntax and SCSS has more flexible syntax that lets you also write plain CSS</text:span></text:span></text:p>
        </text:list-item>
        <text:list-item>
          <text:p text:style-name="P506"><text:span text:style-name="Source_20_Text"><text:span text:style-name="T204">Sass syntax drops the curly braces and semicolons</text:span></text:span></text:p>
        </text:list-item>
      </text:list>
      <text:p text:style-name="P77"><text:span text:style-name="Source_20_Text"><text:span text:style-name="T205">You can nest selectors to create compound selectors</text:span></text:span></text:p>
      <text:list xml:id="list2751001748" text:style-name="L146">
        <text:list-item>
          <text:p text:style-name="P329"><text:span text:style-name="Source_20_Text"><text:span text:style-name="T338">.portfolio</text:span></text:span></text:p>
        </text:list-item>
      </text:list>
      <text:p text:style-name="Preformatted_20_Text"><text:span text:style-name="Source_20_Text"><text:s text:c="2"/><text:tab/> <text:s/>border: 1px solid #9799a7</text:span></text:p>
      <text:p text:style-name="Preformatted_20_Text"><text:span text:style-name="Source_20_Text"><text:s text:c="2"/><text:tab/> <text:s/>ul</text:span></text:p>
      <text:p text:style-name="Preformatted_20_Text"><text:span text:style-name="Source_20_Text"><text:s text:c="4"/><text:tab/><text:tab/>list-style: none</text:span></text:p>
      <text:p text:style-name="Preformatted_20_Text"><text:span text:style-name="Source_20_Text"><text:s text:c="2"/><text:tab/> <text:s/>li</text:span></text:p>
      <text:p text:style-name="P78"><text:span text:style-name="Source_20_Text"><text:s text:c="4"/><text:tab/><text:tab/>float: left</text:span></text:p>
      <text:list xml:id="list143815216646574" text:continue-numbering="true" text:style-name="L146">
        <text:list-header>
          <text:p text:style-name="P507"><text:span text:style-name="Source_20_Text"><text:span text:style-name="T206">You can also nest properties</text:span></text:span></text:p>
        </text:list-header>
        <text:list-item>
          <text:p text:style-name="P330"><text:span text:style-name="Source_20_Text"><text:span text:style-name="T339">div</text:span></text:span></text:p>
        </text:list-item>
      </text:list>
      <text:p text:style-name="Preformatted_20_Text"><text:span text:style-name="Source_20_Text"><text:s text:c="2"/><text:tab/> <text:s/>font:</text:span></text:p>
      <text:p text:style-name="Preformatted_20_Text"><text:span text:style-name="Source_20_Text"><text:s text:c="4"/><text:tab/><text:tab/>family: Baskerville, Palatino, serif</text:span></text:p>
      <text:p text:style-name="Preformatted_20_Text"><text:span text:style-name="Source_20_Text"><text:s text:c="4"/><text:tab/><text:tab/>style: italic</text:span></text:p>
      <text:p text:style-name="P79"><text:span text:style-name="Source_20_Text"><text:s text:c="4"/><text:tab/><text:tab/>weight: normal</text:span></text:p>
      <text:p text:style-name="P80"><text:span text:style-name="Source_20_Text"><text:span text:style-name="T207">You can bind additional selectors to a parent selector using the &amp;</text:span></text:span></text:p>
      <text:list xml:id="list2523202967" text:style-name="L147">
        <text:list-item>
          <text:p text:style-name="P331"><text:span text:style-name="Source_20_Text"><text:span text:style-name="T340">a</text:span></text:span></text:p>
        </text:list-item>
      </text:list>
      <text:p text:style-name="Preformatted_20_Text"><text:span text:style-name="Source_20_Text"><text:s text:c="2"/><text:tab/> <text:s/>color: #0087cc</text:span></text:p>
      <text:p text:style-name="Preformatted_20_Text"><text:span text:style-name="Source_20_Text"><text:s text:c="2"/><text:tab/> <text:s/>&amp;:hover</text:span></text:p>
      <text:p text:style-name="P79"><text:span text:style-name="Source_20_Text"><text:s text:c="4"/><text:tab/><text:tab/>color: #ff7b29</text:span></text:p>
      <text:p text:style-name="P117">You comment in Sass as you normally would in CSS. To have Sass only comments use two forward slashes //.</text:p>
      <text:p text:style-name="P118">You can make variables to pass to properties and values in Sass like this: $variable-name: value</text:p>
      <text:p text:style-name="P118"/>
      <text:p text:style-name="P121"><text:soft-page-break/>There is a lot more shit in this section like formulas, calculations, colors, whatever the hell mixins are, and basic programming language features like loops.</text:p>
      <text:p text:style-name="P108"><text:span text:style-name="Source_20_Text"><text:span text:style-name="T137"/></text:span></text:p>
      <text:p text:style-name="P108"><text:span text:style-name="Source_20_Text"><text:span text:style-name="T137">Other Preprocessors</text:span></text:span></text:p>
      <text:p text:style-name="P119"><text:span text:style-name="Source_20_Text"><text:span text:style-name="T154">Jade may be the best option for projects built in Node.js</text:span></text:span></text:p>
      <text:h text:style-name="P308" text:outline-level="4"><text:span text:style-name="Source_20_Text"><text:span text:style-name="T130">jQ</text:span></text:span><text:span text:style-name="Source_20_Text"><text:span text:style-name="T95">uery</text:span></text:span></text:h>
      <text:p text:style-name="P120"><text:span text:style-name="Source_20_Text"><text:span text:style-name="T138">JavaScript Intro</text:span></text:span></text:p>
      <text:p text:style-name="P137"><text:span text:style-name="Source_20_Text"><text:span text:style-name="T155">Where does the JavaScript file need to be referenced in HTML?</text:span></text:span></text:p>
      <text:list xml:id="list1999090169" text:style-name="L148">
        <text:list-item>
          <text:p text:style-name="P508"><text:span text:style-name="Source_20_Text"><text:span text:style-name="T155">Usually before the body tag closes because it lets the page render quicker. It can also be added to the head if the file is needed to help render HTML</text:span></text:span></text:p>
        </text:list-item>
      </text:list>
      <text:p text:style-name="P120"><text:span text:style-name="Source_20_Text"><text:span text:style-name="T138">jQuery Intro</text:span></text:span></text:p>
      <text:p text:style-name="P138"><text:span text:style-name="Source_20_Text"><text:span text:style-name="T156">Where should jQuery be referenced in HTML?</text:span></text:span></text:p>
      <text:list xml:id="list2533337814" text:style-name="L149">
        <text:list-item>
          <text:p text:style-name="P509"><text:span text:style-name="Source_20_Text"><text:span text:style-name="T156">Before the closing of the body tag, but also before any other JS files that may reference it.</text:span></text:span></text:p>
        </text:list-item>
      </text:list>
      <text:p text:style-name="P138"><text:span text:style-name="Source_20_Text"><text:span text:style-name="T156">It is best to use the minified version of jQuery in live environments</text:span></text:span></text:p>
      <text:p text:style-name="P139"><text:span text:style-name="Source_20_Text"><text:span text:style-name="T157">What is the jQuery object and what does it do?</text:span></text:span></text:p>
      <text:list xml:id="list1187258485" text:style-name="L150">
        <text:list-item>
          <text:p text:style-name="P510"><text:span text:style-name="Source_20_Text"><text:span text:style-name="T157">$(); and it is used to select an element and return it so that some code can be executed on it.</text:span></text:span></text:p>
        </text:list-item>
      </text:list>
      <text:p text:style-name="P139"><text:span text:style-name="Source_20_Text"><text:span text:style-name="T157">What is document ready and why do you use it?</text:span></text:span></text:p>
      <text:list xml:id="list2188387026" text:style-name="L151">
        <text:list-item>
          <text:p text:style-name="P511"><text:span text:style-name="Source_20_Text"><text:span text:style-name="T157">$(document).ready(function(event) { // jQuery code });</text:span></text:span></text:p>
        </text:list-item>
        <text:list-item>
          <text:p text:style-name="P511"><text:span text:style-name="Source_20_Text"><text:span text:style-name="T157">Your code goes inside of this function so that none will execute until the page has loaded and the DOM is ready.</text:span></text:span></text:p>
        </text:list-item>
      </text:list>
      <text:p text:style-name="P120"><text:span text:style-name="Source_20_Text"><text:span text:style-name="T138">Selectors</text:span></text:span></text:p>
      <text:p text:style-name="P140"><text:span text:style-name="Source_20_Text"><text:span text:style-name="T158">How do you select an element using jQuery?</text:span></text:span></text:p>
      <text:list xml:id="list3829248908" text:style-name="L152">
        <text:list-item>
          <text:p text:style-name="P512"><text:span text:style-name="Source_20_Text"><text:span text:style-name="T158">You put it in the $(‘element’); and do something to it. The object can also take, classes, IDs, descendant selectors, multiple selectors, attribute selectors and pseudo-class selectors.</text:span></text:span></text:p>
        </text:list-item>
      </text:list>
      <text:p text:style-name="P141"><text:span text:style-name="Source_20_Text"><text:span text:style-name="T159">How do you reference the element housed in the object in a jQuery functions?</text:span></text:span></text:p>
      <text:list xml:id="list1537157256" text:style-name="L153">
        <text:list-item>
          <text:p text:style-name="P513"><text:span text:style-name="Source_20_Text"><text:span text:style-name="T159">By using the $(this); keyword.</text:span></text:span></text:p>
        </text:list-item>
      </text:list>
      <text:p text:style-name="P120"><text:span text:style-name="Source_20_Text"><text:span text:style-name="T138">Traversing</text:span></text:span></text:p>
      <text:p text:style-name="P142"><text:span text:style-name="Source_20_Text"><text:span text:style-name="T160">jQuery has a number of methods that can be string together that can be used to traverse the DOM tree.</text:span></text:span></text:p>
      <text:p text:style-name="P120"><text:span text:style-name="Source_20_Text"><text:span text:style-name="T138">Manipulation</text:span></text:span></text:p>
      <text:p text:style-name="P143"><text:span text:style-name="Source_20_Text"><text:span text:style-name="T161">Getting &amp; Setting</text:span></text:span></text:p>
      <text:list xml:id="list1713559038" text:style-name="L154">
        <text:list-item>
          <text:p text:style-name="P514"><text:span text:style-name="Source_20_Text"><text:span text:style-name="T161">How would you get or set an attribute?</text:span></text:span></text:p>
          <text:list>
            <text:list-item>
              <text:p text:style-name="P514"><text:span text:style-name="Source_20_Text"><text:span text:style-name="T161">$(‘img’).attr(‘alt’); gets the alt attribute.</text:span></text:span></text:p>
            </text:list-item>
            <text:list-item>
              <text:p text:style-name="P514"><text:span text:style-name="Source_20_Text"><text:span text:style-name="T161">$(‘img’).attr(‘alt’, ‘Crabapples’); gets and sets the alt attribute.</text:span></text:span></text:p>
            </text:list-item>
          </text:list>
        </text:list-item>
      </text:list>
      <text:p text:style-name="P143"><text:span text:style-name="Source_20_Text"><text:span text:style-name="T161">Attribute Manipulation</text:span></text:span></text:p>
      <text:list xml:id="list3324285450" text:style-name="L155">
        <text:list-item>
          <text:p text:style-name="P515"><text:span text:style-name="Source_20_Text"><text:span text:style-name="T161">.</text:span></text:span><text:span text:style-name="Source_20_Text"><text:span text:style-name="T162">addClass() - adds a class to an element</text:span></text:span></text:p>
        </text:list-item>
        <text:list-item>
          <text:p text:style-name="P515"><text:span text:style-name="Source_20_Text"><text:span text:style-name="T162">.prop()</text:span></text:span></text:p>
        </text:list-item>
        <text:list-item>
          <text:p text:style-name="P515"><text:span text:style-name="Source_20_Text"><text:span text:style-name="T162">.removeProp()</text:span></text:span></text:p>
        </text:list-item>
        <text:list-item>
          <text:p text:style-name="P515"><text:span text:style-name="Source_20_Text"><text:span text:style-name="T162">.attr() - </text:span></text:span><text:span text:style-name="Source_20_Text"><text:span text:style-name="T163">find an attribute value and change it if you want.</text:span></text:span></text:p>
        </text:list-item>
        <text:list-item>
          <text:p text:style-name="P515"><text:span text:style-name="Source_20_Text"><text:span text:style-name="T162">.removeAttr()</text:span></text:span></text:p>
        </text:list-item>
        <text:list-item>
          <text:p text:style-name="P516"><text:span text:style-name="Source_20_Text"><text:span text:style-name="T162">toggleClass()</text:span></text:span></text:p>
        </text:list-item>
        <text:list-item>
          <text:p text:style-name="P516"><text:span text:style-name="Source_20_Text"><text:span text:style-name="T162">.hasClass()</text:span></text:span></text:p>
        </text:list-item>
        <text:list-item>
          <text:p text:style-name="P516"><text:span text:style-name="Source_20_Text"><text:span text:style-name="T162">.removeClass() - removes a specified or all classes from an element</text:span></text:span></text:p>
        </text:list-item>
        <text:list-item>
          <text:p text:style-name="P516"><text:span text:style-name="Source_20_Text"><text:span text:style-name="T162">.val()</text:span></text:span></text:p>
        </text:list-item>
      </text:list>
      <text:p text:style-name="P134"><text:span text:style-name="Source_20_Text"><text:span text:style-name="T162">Style Manipulation</text:span></text:span></text:p>
      <text:p text:style-name="P133"><text:span text:style-name="Source_20_Text"><text:span text:style-name="T341">$('h1 span').css('font-size', 'normal');</text:span></text:span></text:p>
      <text:p text:style-name="Preformatted_20_Text"><text:span text:style-name="Source_20_Text">$('div').css({</text:span></text:p>
      <text:p text:style-name="Preformatted_20_Text"><text:span text:style-name="Source_20_Text"><text:s text:c="2"/>fontSize: '13px', </text:span></text:p>
      <text:p text:style-name="Preformatted_20_Text"><text:span text:style-name="Source_20_Text"><text:s text:c="2"/>background: '#f60'</text:span></text:p>
      <text:p text:style-name="Preformatted_20_Text"><text:span text:style-name="Source_20_Text">});</text:span></text:p>
      <text:p text:style-name="Preformatted_20_Text"><text:soft-page-break/><text:span text:style-name="Source_20_Text">$('header').height(200);</text:span></text:p>
      <text:p text:style-name="P79"><text:span text:style-name="Source_20_Text">$('.extend').height(30 + 'em');</text:span></text:p>
      <text:list xml:id="list2683720523" text:style-name="L156">
        <text:list-item>
          <text:p text:style-name="P517"><text:span text:style-name="Source_20_Text"><text:span text:style-name="T162">.</text:span></text:span><text:span text:style-name="Source_20_Text"><text:span text:style-name="T164">css()</text:span></text:span></text:p>
        </text:list-item>
        <text:list-item>
          <text:p text:style-name="P517"><text:span text:style-name="Source_20_Text"><text:span text:style-name="T164">.innerWidth()</text:span></text:span></text:p>
        </text:list-item>
        <text:list-item>
          <text:p text:style-name="P517"><text:span text:style-name="Source_20_Text"><text:span text:style-name="T164">.outerWidth()</text:span></text:span></text:p>
        </text:list-item>
        <text:list-item>
          <text:p text:style-name="P517"><text:span text:style-name="Source_20_Text"><text:span text:style-name="T164">.scrollTop()</text:span></text:span></text:p>
        </text:list-item>
        <text:list-item>
          <text:p text:style-name="P517"><text:span text:style-name="Source_20_Text"><text:span text:style-name="T164">.height()</text:span></text:span></text:p>
        </text:list-item>
        <text:list-item>
          <text:p text:style-name="P517"><text:span text:style-name="Source_20_Text"><text:span text:style-name="T164">.offset()</text:span></text:span></text:p>
        </text:list-item>
        <text:list-item>
          <text:p text:style-name="P517"><text:span text:style-name="Source_20_Text"><text:span text:style-name="T164">.position()</text:span></text:span></text:p>
        </text:list-item>
        <text:list-item>
          <text:p text:style-name="P517"><text:span text:style-name="Source_20_Text"><text:span text:style-name="T164">.width()</text:span></text:span></text:p>
        </text:list-item>
        <text:list-item>
          <text:p text:style-name="P517"><text:span text:style-name="Source_20_Text"><text:span text:style-name="T164">.innerHeight()</text:span></text:span></text:p>
        </text:list-item>
        <text:list-item>
          <text:p text:style-name="P517"><text:span text:style-name="Source_20_Text"><text:span text:style-name="T164">.outerHeight()</text:span></text:span></text:p>
        </text:list-item>
        <text:list-item>
          <text:p text:style-name="P517"><text:span text:style-name="Source_20_Text"><text:span text:style-name="T164">.scollLeft()</text:span></text:span></text:p>
        </text:list-item>
      </text:list>
      <text:p text:style-name="P144"><text:span text:style-name="Source_20_Text"><text:span text:style-name="T164">DOM Manipulation</text:span></text:span></text:p>
      <text:p text:style-name="P145"><text:span text:style-name="Source_20_Text"><text:span text:style-name="T165">We can use jQuery to change the placement of elements as well as add or remove them.</text:span></text:span></text:p>
      <text:p text:style-name="P120"><text:span text:style-name="Source_20_Text"><text:span text:style-name="T138"/></text:span></text:p>
      <text:p text:style-name="P120"><text:span text:style-name="Source_20_Text"><text:span text:style-name="T138">Events</text:span></text:span></text:p>
      <text:p text:style-name="P146"><text:span text:style-name="Source_20_Text"><text:span text:style-name="T166">What are event handlers?</text:span></text:span></text:p>
      <text:list xml:id="list17727572" text:style-name="L157">
        <text:list-item>
          <text:p text:style-name="P518"><text:span text:style-name="Source_20_Text"><text:span text:style-name="T166">Methods that are called only upon a specific event or action taking place.</text:span></text:span></text:p>
        </text:list-item>
      </text:list>
      <text:p text:style-name="P120"><text:span text:style-name="Source_20_Text"><text:span text:style-name="T138">Effects</text:span></text:span></text:p>
      <text:h text:style-name="P309" text:outline-level="4" text:is-list-header="true"><text:span text:style-name="Source_20_Text"><text:span text:style-name="T144">Effect duration is for how long the effect will last. Slow is 600ms and fast is 200ms.</text:span></text:span></text:h>
      <text:h text:style-name="P310" text:outline-level="4"><text:span text:style-name="Source_20_Text"><text:span text:style-name="T143">It is better to use CSS animations than jQuery as they render faster.</text:span></text:span></text:h>
      <text:p text:style-name="P123"><text:span text:style-name="Source_20_Text"><text:span text:style-name="T143">What is effect easing?</text:span></text:span></text:p>
      <text:list xml:id="list1065274946" text:style-name="L158">
        <text:list-item>
          <text:p text:style-name="P786"><text:span text:style-name="Source_20_Text"><text:span text:style-name="T143">It is the speed at which an animation progresses. It has 2 values, swing (the default) and linear. Swing starts slows and ramps up before slowing down again. Linear just speeds up.</text:span></text:span></text:p>
        </text:list-item>
      </text:list>
      <text:p text:style-name="P124"><text:span text:style-name="Source_20_Text"><text:span text:style-name="T144">You can put another function at the end of an effect method that will call new events or something.</text:span></text:span></text:p>
      <text:h text:style-name="P308" text:outline-level="4"><text:span text:style-name="Source_20_Text"><text:span text:style-name="T95"/></text:span></text:h>
      <text:h text:style-name="P308" text:outline-level="4"><text:span text:style-name="Source_20_Text"><text:span text:style-name="T95">Transforms</text:span></text:span></text:h>
      <text:p text:style-name="P147"><text:span text:style-name="Source_20_Text"><text:span text:style-name="T218">What are the 4 transform properties in CSS?</text:span></text:span></text:p>
      <text:list xml:id="list1024250329" text:style-name="L159">
        <text:list-item>
          <text:p text:style-name="P519"><text:span text:style-name="Source_20_Text"><text:span text:style-name="T217">Scale – make bigger or smaller</text:span></text:span></text:p>
        </text:list-item>
        <text:list-item>
          <text:p text:style-name="P519"><text:span text:style-name="Source_20_Text"><text:span text:style-name="T217">Rotate – rotate the element</text:span></text:span></text:p>
        </text:list-item>
        <text:list-item>
          <text:p text:style-name="P519"><text:span text:style-name="Source_20_Text"><text:span text:style-name="T217">Translate – similar to relative position and moves the element around the page</text:span></text:span></text:p>
        </text:list-item>
        <text:list-item>
          <text:p text:style-name="P520"><text:span text:style-name="Source_20_Text"><text:span text:style-name="T217">Skew – distorts elements along the x, y or both axes</text:span></text:span></text:p>
          <text:p text:style-name="P521"><text:span text:style-name="Source_20_Text"><text:span text:style-name="T218">You can chain transforms together using the transform property.</text:span></text:span></text:p>
          <text:p text:style-name="P522"><text:span text:style-name="Source_20_Text"><text:span text:style-name="T219">What is the transform-origin property?</text:span></text:span></text:p>
        </text:list-item>
        <text:list-item>
          <text:p text:style-name="P523"><text:span text:style-name="Source_20_Text"><text:span text:style-name="T219">It changes the origin from which transforms are performed. Normally is in the center of the element, but by adding 1 or 2 values, it can change the x and y origins for the element. </text:span></text:span></text:p>
        </text:list-item>
      </text:list>
      <text:p text:style-name="P148"><text:span text:style-name="Source_20_Text"><text:span text:style-name="T220">How do you set the perspective property in CSS and what does it do?</text:span></text:span></text:p>
      <text:list xml:id="list1744594570" text:style-name="L160">
        <text:list-item>
          <text:p text:style-name="P524"><text:span text:style-name="Source_20_Text"><text:span text:style-name="T220">It <text:s/>acts as a vanishing point and can be applied in the transform property or by itself to a parent element. </text:span></text:span><text:span text:style-name="Source_20_Text"><text:span text:style-name="T221">It takes a numeric entry that serves as the depth value with lower being a shallower depth and higher being further away. </text:span></text:span><text:span text:style-name="Source_20_Text"><text:span text:style-name="T222">You can also set its origin value </text:span></text:span><text:span text:style-name="Source_20_Text"><text:span text:style-name="T223">using perspective-origin.</text:span></text:span></text:p>
        </text:list-item>
      </text:list>
      <text:p text:style-name="P149"><text:span text:style-name="Source_20_Text"><text:span text:style-name="T224">What is a 3D transform?</text:span></text:span></text:p>
      <text:list xml:id="list1004892668" text:style-name="L161">
        <text:list-item>
          <text:p text:style-name="P525"><text:soft-page-break/><text:span text:style-name="Source_20_Text"><text:span text:style-name="T225">You can use the scale, rotate, and translate </text:span></text:span><text:span text:style-name="Source_20_Text"><text:span text:style-name="T226">transforms along the z axis, but not skew.</text:span></text:span></text:p>
        </text:list-item>
      </text:list>
      <text:p text:style-name="P150"><text:span text:style-name="Source_20_Text"><text:span text:style-name="T227">To allow nested elements to transform in their own 3D space, add transform-style: preserve-3d; to the parent element.</text:span></text:span></text:p>
      <text:p text:style-name="P150"><text:span text:style-name="Source_20_Text"><text:span text:style-name="T227">What does backface-visibility do?</text:span></text:span></text:p>
      <text:list xml:id="list2588082684" text:style-name="L162">
        <text:list-item>
          <text:p text:style-name="P526"><text:span text:style-name="Source_20_Text"><text:span text:style-name="T227">It disappears an element if it’s back is facing the user. This becomes more important with animations.</text:span></text:span></text:p>
        </text:list-item>
      </text:list>
      <text:h text:style-name="P308" text:outline-level="4"><text:span text:style-name="Source_20_Text"><text:span text:style-name="T95">Transitions &amp; Animations</text:span></text:span></text:h>
      <text:p text:style-name="P151"><text:span text:style-name="Source_20_Text"><text:span text:style-name="T139">Transitions</text:span></text:span></text:p>
      <text:p text:style-name="P152"><text:span text:style-name="Source_20_Text"><text:span text:style-name="T228">What are the 4 properties of a transition?</text:span></text:span></text:p>
      <text:list xml:id="list493637839" text:style-name="L163">
        <text:list-item>
          <text:p text:style-name="P527"><text:span text:style-name="Source_20_Text"><text:span text:style-name="T228">Transition-property, transition-duration, transition-timing-function, transition-delay. The 1</text:span></text:span><text:span text:style-name="Source_20_Text"><text:span text:style-name="T345">st</text:span></text:span><text:span text:style-name="Source_20_Text"><text:span text:style-name="T228"> 3 are the most important.</text:span></text:span></text:p>
        </text:list-item>
      </text:list>
      <text:p text:style-name="P152"><text:span text:style-name="Source_20_Text"><text:span text:style-name="T228">What is transition-property?</text:span></text:span></text:p>
      <text:list xml:id="list2168856243" text:style-name="L164">
        <text:list-item>
          <text:p text:style-name="P528"><text:span text:style-name="Source_20_Text"><text:span text:style-name="T229">It dictates which property or properties that have an identifiable halfway point (ie. color, font-size, etc.) the transition should be applied to. You can effect multiple properties by separating them with a comma or simply use the keyword all to effect every property of the element.</text:span></text:span></text:p>
        </text:list-item>
        <text:list-item>
          <text:p text:style-name="P529"><text:span text:style-name="Source_20_Text"><text:span text:style-name="T230">Background-color, background position, border-color, border-width, border-spacing, bottom, clip, color, crop, font-size, font-weight, height, left, letter-spacing, line-height, margin, max-width, max-height, min-height, min-width, opacity, outline-color, outline-offset, outline-width, padding, right, text-indent, text-shadow, top, vertical-align, visibility, width, word-spacing, z-index </text:span></text:span></text:p>
        </text:list-item>
      </text:list>
      <text:p text:style-name="P152"><text:span text:style-name="Source_20_Text"><text:span text:style-name="T228">What is transition-duration?</text:span></text:span></text:p>
      <text:list xml:id="list2094639767" text:style-name="L165">
        <text:list-item>
          <text:p text:style-name="P530"><text:span text:style-name="Source_20_Text"><text:span text:style-name="T231">It dictates how </text:span></text:span><text:span text:style-name="Source_20_Text"><text:span text:style-name="T232">long</text:span></text:span><text:span text:style-name="Source_20_Text"><text:span text:style-name="T231"> the transition will take place. You can specify a time for each property you are looking to change by separating them values with commas.</text:span></text:span></text:p>
        </text:list-item>
      </text:list>
      <text:p text:style-name="P152"><text:span text:style-name="Source_20_Text"><text:span text:style-name="T228">What is transition-timing-function?</text:span></text:span></text:p>
      <text:list xml:id="list490275945" text:style-name="L166">
        <text:list-item>
          <text:p text:style-name="P531"><text:span text:style-name="Source_20_Text"><text:span text:style-name="T233">It dictates how fast a transition will occur. It’s popular values are linear, ease-in, ease-out, ease-in-out. Linear is a constant speed, ease-in starts slow and speeds up, ease-out starts fast and slows down, ease-in-out starts slow, speeds up, and slows down again. </text:span></text:span><text:span text:style-name="Source_20_Text"><text:span text:style-name="T235">You can declare multiple values same as the others. </text:span></text:span><text:span text:style-name="Source_20_Text"><text:span text:style-name="T234">Addition values include step-start, step-stop, steps(number_of_steps, direction)</text:span></text:span></text:p>
        </text:list-item>
      </text:list>
      <text:p text:style-name="P152"><text:span text:style-name="Source_20_Text"><text:span text:style-name="T228">What is transition-delay?</text:span></text:span></text:p>
      <text:list xml:id="list1326043868" text:style-name="L167">
        <text:list-item>
          <text:p text:style-name="P532"><text:span text:style-name="Source_20_Text"><text:span text:style-name="T236">Dictates how long to wait before starting the transition. Multiple can be assigned.</text:span></text:span></text:p>
        </text:list-item>
      </text:list>
      <text:p text:style-name="P153"><text:span text:style-name="Source_20_Text"><text:span text:style-name="T237">Write a transition shorthand.</text:span></text:span></text:p>
      <text:list xml:id="list2633641333" text:style-name="L168">
        <text:list-item>
          <text:p text:style-name="P533"><text:span text:style-name="Source_20_Text"><text:span text:style-name="T237">Transition: background .2s linear, border-radius 1s ease-in 1s;</text:span></text:span></text:p>
        </text:list-item>
      </text:list>
      <text:p text:style-name="P151"><text:span text:style-name="Source_20_Text"><text:span text:style-name="T139">Animations</text:span></text:span></text:p>
      <text:p text:style-name="P154"><text:span text:style-name="Source_20_Text"><text:span text:style-name="T238">What is the difference between transitions and animations?</text:span></text:span></text:p>
      <text:list xml:id="list746710479" text:style-name="L169">
        <text:list-item>
          <text:p text:style-name="P534"><text:span text:style-name="Source_20_Text"><text:span text:style-name="T238">Transitions are binary and animations are gradients of state changes.</text:span></text:span></text:p>
        </text:list-item>
      </text:list>
      <text:p text:style-name="P155"><text:span text:style-name="Source_20_Text"><text:span text:style-name="T239">How do you set multiple points from at which an element should undergo a transition?</text:span></text:span></text:p>
      <text:list xml:id="list3004953182" text:style-name="L170">
        <text:list-item>
          <text:p text:style-name="P535"><text:span text:style-name="Source_20_Text"><text:span text:style-name="T239">Use @keyframes name {}</text:span></text:span></text:p>
        </text:list-item>
      </text:list>
      <text:p text:style-name="P156"><text:span text:style-name="Source_20_Text"><text:span text:style-name="T240">After setting the animation properties with @keyframes, the user will use the animation property on the element they wish to animate. The animation property is similar to the transition property in that it takes name, duration timing function and delay.</text:span></text:span></text:p>
      <text:p text:style-name="P157"><text:span text:style-name="Source_20_Text"><text:span text:style-name="T241">How do you make an animation repeat?</text:span></text:span></text:p>
      <text:list xml:id="list3703398247" text:style-name="L171">
        <text:list-item>
          <text:p text:style-name="P536"><text:span text:style-name="Source_20_Text"><text:span text:style-name="T241">Use the animation-iteration-count property and set it to a number of to the keyword infinite.</text:span></text:span></text:p>
        </text:list-item>
      </text:list>
      <text:p text:style-name="P157"><text:span text:style-name="Source_20_Text"><text:span text:style-name="T241">How do you change the direction of an animation?</text:span></text:span></text:p>
      <text:list xml:id="list3637440126" text:style-name="L172">
        <text:list-item>
          <text:p text:style-name="P537"><text:span text:style-name="Source_20_Text"><text:span text:style-name="T241">Animation-direction which can take normal, reverse, alternate and alternate-reverse values. Normal is 0 to 100%, reverse is 100-0%, alternate is 0-100-0% and alternate-reverse is 100-0-100%. </text:span></text:span><text:span text:style-name="Source_20_Text"><text:span text:style-name="T242">Alternate will</text:span></text:span><text:span text:style-name="Source_20_Text"><text:span text:style-name="T241"> also reverses the duration and timing properties </text:span></text:span><text:span text:style-name="Source_20_Text"><text:span text:style-name="T242">on the way back.</text:span></text:span></text:p>
        </text:list-item>
      </text:list>
      <text:p text:style-name="P158"><text:soft-page-break/><text:span text:style-name="Source_20_Text"><text:span text:style-name="T243">Animation-play-state accepts running and paused keyword keywords. Playing a paused animation will allow it to resume from its current state rather than restarting.</text:span></text:span></text:p>
      <text:p text:style-name="P159"><text:span text:style-name="Source_20_Text"><text:span text:style-name="T244">What is the animation shorthand?</text:span></text:span></text:p>
      <text:list xml:id="list2631594436" text:style-name="L173">
        <text:list-item>
          <text:p text:style-name="P538"><text:span text:style-name="Source_20_Text"><text:span text:style-name="T244">Animation: animation-name animation-duration animation-timing-function animation-delay animation-iteration-count animation-direction animation-fill-mode animation-play-state</text:span></text:span></text:p>
        </text:list-item>
      </text:list>
      <text:h text:style-name="P308" text:outline-level="4"><text:span text:style-name="Source_20_Text"><text:span text:style-name="T95">Feature Support &amp; Polyfills</text:span></text:span></text:h>
      <text:p text:style-name="P160"><text:span text:style-name="Source_20_Text"><text:span text:style-name="T140">HTML5 Shiv</text:span></text:span></text:p>
      <text:p text:style-name="P160"><text:span text:style-name="Source_20_Text"><text:span text:style-name="T246">T</text:span></text:span><text:span text:style-name="Source_20_Text"><text:span text:style-name="T245">he HTML5 Shiv was </text:span></text:span><text:a xlink:type="simple" xlink:href="http://paulirish.com/2011/the-history-of-the-html5-shiv/" text:style-name="Internet_20_link" text:visited-style-name="Visited_20_Internet_20_Link"><text:span text:style-name="Source_20_Text"><text:span text:style-name="T245">created by Remy Sharp</text:span></text:span></text:a><text:span text:style-name="Source_20_Text"><text:span text:style-name="T245"> to provide the ability to use HTML5 elements within versions of Internet Explorer 8 and below. The HTML5 Shiv not only creates support for HTML5 elements but also allows them to be properly styled with CSS.</text:span></text:span></text:p>
      <text:p text:style-name="P160"><text:span text:style-name="Source_20_Text"><text:span text:style-name="T245"/></text:span></text:p>
      <text:p text:style-name="P160"><text:span text:style-name="Source_20_Text"><text:span text:style-name="T140">Detecting Browser </text:span></text:span><text:span text:style-name="Source_20_Text"><text:span text:style-name="T141">Features</text:span></text:span></text:p>
      <text:p text:style-name="P160"><text:span text:style-name="Source_20_Text"><text:span text:style-name="T245">Feature detection, as provided by </text:span></text:span><text:a xlink:type="simple" xlink:href="http://modernizr.com/" text:style-name="Internet_20_link" text:visited-style-name="Visited_20_Internet_20_Link"><text:span text:style-name="Source_20_Text"><text:span text:style-name="T245">Modernizr</text:span></text:span></text:a><text:span text:style-name="Source_20_Text"><text:span text:style-name="T245">, provides a way to write conditional CSS and JavaScript based on whether or not a browser supports a specific feature. For example, if a browser supports rounded corners Modernizr will add the class of </text:span></text:span><text:span text:style-name="Source_20_Text"><text:span text:style-name="T346">borderradius</text:span></text:span><text:span text:style-name="Source_20_Text"><text:span text:style-name="T245"> to the </text:span></text:span><text:span text:style-name="Source_20_Text"><text:span text:style-name="T346">html</text:span></text:span><text:span text:style-name="Source_20_Text"><text:span text:style-name="T245"> element. If the browser doesn’t support rounded corners, Modernizr will add the class of </text:span></text:span><text:span text:style-name="Source_20_Text"><text:span text:style-name="T346">no-borderradius</text:span></text:span><text:span text:style-name="Source_20_Text"><text:span text:style-name="T245"> to the </text:span></text:span><text:span text:style-name="Source_20_Text"><text:span text:style-name="T346">html</text:span></text:span><text:span text:style-name="Source_20_Text"><text:span text:style-name="T245"> element.</text:span></text:span></text:p>
      <text:p text:style-name="P160"><text:span text:style-name="Source_20_Text"><text:span text:style-name="T245"/></text:span></text:p>
      <text:p text:style-name="P160"><text:span text:style-name="Source_20_Text"><text:span text:style-name="T140">Conditionally Loading Files</text:span></text:span></text:p>
      <text:p text:style-name="P160"><text:span text:style-name="Source_20_Text"><text:span text:style-name="T167">Modernizr also provides a way to use </text:span></text:span><text:a xlink:type="simple" xlink:href="https://modernizr.com/docs#using-modernizr-with-javascript" text:style-name="Internet_20_link" text:visited-style-name="Visited_20_Internet_20_Link"><text:span text:style-name="Source_20_Text"><text:span text:style-name="T140">feature detection in JavaScript</text:span></text:span></text:a><text:span text:style-name="Source_20_Text"><text:span text:style-name="T167">. With this, JavaScript polyfills and conditional files may be loaded based on the detection of a given feature with the help of jQuery and the jQuery </text:span></text:span><text:span text:style-name="Source_20_Text"><text:span text:style-name="T342">getScript</text:span></text:span><text:span text:style-name="Source_20_Text"><text:span text:style-name="T167"> method.</text:span></text:span></text:p>
      <text:p text:style-name="P162"><text:span text:style-name="Source_20_Text"><text:span text:style-name="T168">You can conditionally load based on features, media queries, and more.</text:span></text:span></text:p>
      <text:p text:style-name="P161"><text:span text:style-name="Source_20_Text"><text:span text:style-name="T140"/></text:span></text:p>
      <text:p text:style-name="P161"><text:span text:style-name="Source_20_Text"><text:span text:style-name="T140">Cross Browser Testing</text:span></text:span></text:p>
      <text:p text:style-name="P163"><text:span text:style-name="Source_20_Text"><text:span text:style-name="T210">Setup multiple virtual machines to test webpage functionality in IE. Microsoft has some images to help with that.</text:span></text:span></text:p>
      <text:p text:style-name="P160"><text:span text:style-name="Source_20_Text"><text:span text:style-name="T245"/></text:span></text:p>
      <text:h text:style-name="P308" text:outline-level="4"><text:span text:style-name="Source_20_Text"><text:span text:style-name="T95">Extended Semantics &amp; Accessibility</text:span></text:span></text:h>
      <text:p text:style-name="P164"><text:span text:style-name="Source_20_Text"><text:span text:style-name="T142">Semantic Motivation</text:span></text:span></text:p>
      <text:p text:style-name="P165"><text:span text:style-name="Source_20_Text"><text:span text:style-name="T248">What do semantics provide?</text:span></text:span></text:p>
      <text:list xml:id="list1146342243" text:style-name="L174">
        <text:list-item>
          <text:p text:style-name="P539"><text:span text:style-name="Source_20_Text"><text:span text:style-name="T248">Unambiguous, shared meaning within content, accessibility, search and globalization, and interoperability.</text:span></text:span></text:p>
        </text:list-item>
      </text:list>
      <text:p text:style-name="P165"><text:span text:style-name="Source_20_Text"><text:span text:style-name="T248"/></text:span></text:p>
      <text:p text:style-name="P164"><text:span text:style-name="Source_20_Text"><text:span text:style-name="T142">Structural Semantics</text:span></text:span></text:p>
      <text:p text:style-name="P166"><text:span text:style-name="Source_20_Text"><text:span text:style-name="T249">What is the correct way to hide conditional content, like a success message?</text:span></text:span></text:p>
      <text:list xml:id="list3286307675" text:style-name="L175">
        <text:list-item>
          <text:p text:style-name="P540"><text:span text:style-name="Source_20_Text"><text:span text:style-name="T249">Use the global attribute hidden.</text:span></text:span></text:p>
        </text:list-item>
      </text:list>
      <text:p text:style-name="P164"><text:span text:style-name="Source_20_Text"><text:span text:style-name="T142">Text Level Semantics</text:span></text:span></text:p>
      <text:p text:style-name="P164"><text:span text:style-name="Source_20_Text"><text:span text:style-name="T247">&lt;</text:span></text:span><text:span text:style-name="Source_20_Text"><text:span text:style-name="T250">strong&gt; is used to bold text of strong importance</text:span></text:span></text:p>
      <text:p text:style-name="P164"><text:span text:style-name="Source_20_Text"><text:span text:style-name="T250">&lt;</text:span></text:span><text:span text:style-name="Source_20_Text"><text:span text:style-name="T251">em&gt; is used to place a stressed emphasis on text</text:span></text:span></text:p>
      <text:p text:style-name="P164"><text:span text:style-name="Source_20_Text"><text:span text:style-name="T251">&lt;</text:span></text:span><text:span text:style-name="Source_20_Text"><text:span text:style-name="T252">ins&gt; is used to identify text that has been recently added to the document</text:span></text:span></text:p>
      <text:p text:style-name="P164"><text:span text:style-name="Source_20_Text"><text:span text:style-name="T252">&lt;</text:span></text:span><text:span text:style-name="Source_20_Text"><text:span text:style-name="T253">mark&gt; highlights text for reference purposes</text:span></text:span></text:p>
      <text:p text:style-name="P164"><text:span text:style-name="Source_20_Text"><text:span text:style-name="T253">&lt;</text:span></text:span><text:span text:style-name="Source_20_Text"><text:span text:style-name="T254">abbr title=example&gt; is used to denote a shorthand form of a phrase</text:span></text:span></text:p>
      <text:p text:style-name="P164"><text:span text:style-name="Source_20_Text"><text:span text:style-name="T254">&lt;</text:span></text:span><text:span text:style-name="Source_20_Text"><text:span text:style-name="T255">sub&gt; and &lt;sup&gt; are for subscript and superscript, respectively and are used for typographical conventions</text:span></text:span></text:p>
      <text:p text:style-name="P167"><text:span text:style-name="Source_20_Text"><text:span text:style-name="T256">&lt;meter&gt; measures a fixed value</text:span></text:span></text:p>
      <text:p text:style-name="P167"><text:span text:style-name="Source_20_Text"><text:span text:style-name="T256">&lt;progress&gt; measures where you are in the duration of a measured thing.</text:span></text:span></text:p>
      <text:p text:style-name="P167"><text:soft-page-break/><text:span text:style-name="Source_20_Text"><text:span text:style-name="T256">&lt;</text:span></text:span><text:span text:style-name="Source_20_Text"><text:span text:style-name="T257">time&gt; for time</text:span></text:span></text:p>
      <text:p text:style-name="P167"><text:span text:style-name="Source_20_Text"><text:span text:style-name="T257">&lt;address&gt; for addresses</text:span></text:span></text:p>
      <text:p text:style-name="P167"><text:span text:style-name="Source_20_Text"><text:span text:style-name="T257">&lt;code&gt; for a small line of code</text:span></text:span></text:p>
      <text:p text:style-name="P167"><text:span text:style-name="Source_20_Text"><text:span text:style-name="T257">&lt;pre&gt; wraps about &lt;code&gt; and contains a larger block of code</text:span></text:span></text:p>
      <text:p text:style-name="P164"><text:span text:style-name="Source_20_Text"><text:span text:style-name="T252">&lt;</text:span></text:span><text:span text:style-name="Source_20_Text"><text:span text:style-name="T258">br&gt; line break</text:span></text:span></text:p>
      <text:p text:style-name="P164"><text:span text:style-name="Source_20_Text"><text:span text:style-name="T258">&lt;wbr&gt; breaks a word in a legible fashion if it is necessary (think URLs)</text:span></text:span></text:p>
      <text:p text:style-name="P164"><text:span text:style-name="Source_20_Text"><text:span text:style-name="T258">&lt;</text:span></text:span><text:span text:style-name="Source_20_Text"><text:span text:style-name="T259">small&gt; side comment or small print </text:span></text:span><text:span text:style-name="Source_20_Text"><text:span text:style-name="T260">(think copyright)</text:span></text:span></text:p>
      <text:p text:style-name="P164"><text:span text:style-name="Source_20_Text"><text:span text:style-name="T260">&lt;</text:span></text:span><text:span text:style-name="Source_20_Text"><text:span text:style-name="T261">cite&gt; title of a work</text:span></text:span></text:p>
      <text:p text:style-name="P164"><text:span text:style-name="Source_20_Text"><text:span text:style-name="T261">&lt;q&gt; quote from dialog or prose</text:span></text:span></text:p>
      <text:p text:style-name="P164"><text:span text:style-name="Source_20_Text"><text:span text:style-name="T261">&lt;blockquote&gt; large quotes</text:span></text:span></text:p>
      <text:p text:style-name="P164"><text:span text:style-name="Source_20_Text"><text:span text:style-name="T261">&lt;</text:span></text:span><text:span text:style-name="Source_20_Text"><text:span text:style-name="T262">a href=”#” download=”name”&gt; makes the link a download and names the file name</text:span></text:span></text:p>
      <text:p text:style-name="P164"><text:span text:style-name="Source_20_Text"><text:span text:style-name="T262">&lt;a href=”#” rel=”copyright”&gt; shows the relationship between the current page and link.</text:span></text:span></text:p>
      <text:p text:style-name="P164"><text:span text:style-name="Source_20_Text"><text:span text:style-name="T259"/></text:span></text:p>
      <text:p text:style-name="P164"><text:span text:style-name="Source_20_Text"><text:span text:style-name="T258"/></text:span></text:p>
      <text:p text:style-name="P164"><text:span text:style-name="Source_20_Text"><text:span text:style-name="T142">Microdata</text:span></text:span></text:p>
      <text:p text:style-name="P164"><text:a xlink:type="simple" xlink:href="http://www.w3.org/TR/microdata/" text:style-name="Internet_20_link" text:visited-style-name="Visited_20_Internet_20_Link"><text:span text:style-name="Source_20_Text"><text:span text:style-name="T247">Microdata</text:span></text:span></text:a><text:span text:style-name="Source_20_Text"><text:span text:style-name="T247"> is HTML extended with nested groups of name-value pairs that allow machines, including browsers and search engines, to pick up additional semantics and information for rich content. Adding microdata to your website is accomplished by using predetermined attributes and values. These attributes and values will then be interpreted, and extended, as intended. </text:span></text:span></text:p>
      <text:p text:style-name="P164"><text:span text:style-name="Source_20_Text"><text:span text:style-name="T247"/></text:span></text:p>
      <text:p text:style-name="P168"><text:span text:style-name="Source_20_Text"><text:span text:style-name="T263">What are the 3 most common parts of Microdata?</text:span></text:span></text:p>
      <text:list xml:id="list2774698894" text:style-name="L176">
        <text:list-item>
          <text:p text:style-name="P541"><text:span text:style-name="Source_20_Text"><text:span text:style-name="T263">Itemscope, itemtype, and itemprop. Itemscope goes in the parent element containing all of the microdata for this item. </text:span></text:span></text:p>
        </text:list-item>
      </text:list>
      <text:p text:style-name="P168"><text:span text:style-name="Source_20_Text"><text:span text:style-name="T263">Itemtype </text:span></text:span><text:span text:style-name="Source_20_Text"><text:span text:style-name="T265">libraries</text:span></text:span><text:span text:style-name="Source_20_Text"><text:span text:style-name="T263"> can be found at schema.org</text:span></text:span></text:p>
      <text:p text:style-name="P169"><text:span text:style-name="Source_20_Text"><text:span text:style-name="T264">itemprop is the property of the element and is also defined in schema.org</text:span></text:span></text:p>
      <text:p text:style-name="P164"><text:span text:style-name="Source_20_Text"><text:span text:style-name="T247"/></text:span></text:p>
      <text:p text:style-name="P164"><text:span text:style-name="Source_20_Text"><text:span text:style-name="T142">WAI-ARIA</text:span></text:span></text:p>
      <text:p text:style-name="P164"><text:a xlink:type="simple" xlink:href="http://www.w3.org/WAI/intro/aria" text:style-name="Internet_20_link" text:visited-style-name="Visited_20_Internet_20_Link"><text:span text:style-name="Source_20_Text"><text:span text:style-name="T247">WAI-ARIA</text:span></text:span></text:a><text:span text:style-name="Source_20_Text"><text:span text:style-name="T247">, also know as Web Accessibility Initiative — Accessible Rich Internet Applications, is a specification that helps make web pages and applications more accessible to those with disabilities. </text:span></text:span></text:p>
      <text:p text:style-name="P136"><text:span text:style-name="Source_20_Text"><text:span text:style-name="T266">What are document structure roles?</text:span></text:span></text:p>
      <text:list xml:id="list3361424154" text:style-name="L177">
        <text:list-item>
          <text:p text:style-name="P542"><text:span text:style-name="Source_20_Text"><text:span text:style-name="T266">They define organizational structure of content on the page </text:span></text:span><text:span text:style-name="Source_20_Text"><text:span text:style-name="T267">(article, heading, document, math, list, etc.)</text:span></text:span></text:p>
        </text:list-item>
      </text:list>
      <text:p text:style-name="P136"><text:span text:style-name="Source_20_Text"><text:span text:style-name="T266">What are landmark roles?</text:span></text:span></text:p>
      <text:list xml:id="list307662642" text:style-name="L178">
        <text:list-item>
          <text:p text:style-name="P543"><text:span text:style-name="Source_20_Text"><text:span text:style-name="T266">They define regions of a page </text:span></text:span><text:span text:style-name="Source_20_Text"><text:span text:style-name="T267">(application, banner, main, form, search, navigation, etc.)</text:span></text:span></text:p>
        </text:list-item>
      </text:list>
      <text:p text:style-name="P136"><text:span text:style-name="Source_20_Text"><text:span text:style-name="T267"/></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Element</text:p>
            </table:table-cell>
            <table:table-cell table:style-name="Table1.A1" office:value-type="string">
              <text:p text:style-name="Table_20_Heading">Implied Role</text:p>
            </table:table-cell>
            <table:table-cell table:style-name="Table1.A1" office:value-type="string">
              <text:p text:style-name="Table_20_Heading">Acceptable Roles</text:p>
            </table:table-cell>
          </table:table-row>
        </table:table-header-rows>
        <table:table-row>
          <table:table-cell table:style-name="Table1.A1" office:value-type="string">
            <text:p text:style-name="Table_20_Contents"><text:span text:style-name="Source_20_Text">article</text:span></text:p>
          </table:table-cell>
          <table:table-cell table:style-name="Table1.A1" office:value-type="string">
            <text:p text:style-name="Table_20_Contents"><text:span text:style-name="Source_20_Text">article</text:span></text:p>
          </table:table-cell>
          <table:table-cell table:style-name="Table1.A1" office:value-type="string">
            <text:p text:style-name="Table_20_Contents"><text:span text:style-name="Source_20_Text">application</text:span>, <text:span text:style-name="Source_20_Text">article</text:span>, <text:span text:style-name="Source_20_Text">document</text:span>, or <text:span text:style-name="Source_20_Text">main</text:span></text:p>
          </table:table-cell>
        </table:table-row>
        <table:table-row>
          <table:table-cell table:style-name="Table1.A1" office:value-type="string">
            <text:p text:style-name="Table_20_Contents"><text:span text:style-name="Source_20_Text">aside</text:span></text:p>
          </table:table-cell>
          <table:table-cell table:style-name="Table1.A1" office:value-type="string">
            <text:p text:style-name="Table_20_Contents"><text:span text:style-name="Source_20_Text">complementary</text:span></text:p>
          </table:table-cell>
          <table:table-cell table:style-name="Table1.A1" office:value-type="string">
            <text:p text:style-name="Table_20_Contents"><text:span text:style-name="Source_20_Text">complementary</text:span>, <text:span text:style-name="Source_20_Text">note</text:span>, or <text:span text:style-name="Source_20_Text">search</text:span></text:p>
          </table:table-cell>
        </table:table-row>
        <table:table-row>
          <table:table-cell table:style-name="Table1.A1" office:value-type="string">
            <text:p text:style-name="Table_20_Contents"><text:span text:style-name="Source_20_Text">footer</text:span></text:p>
          </table:table-cell>
          <table:table-cell table:style-name="Table1.A1" office:value-type="string">
            <text:p text:style-name="Table_20_Contents">—</text:p>
          </table:table-cell>
          <table:table-cell table:style-name="Table1.A1" office:value-type="string">
            <text:p text:style-name="Table_20_Contents"><text:span text:style-name="Source_20_Text">contentinfo</text:span> (Only once per page)</text:p>
          </table:table-cell>
        </table:table-row>
        <table:table-row>
          <table:table-cell table:style-name="Table1.A1" office:value-type="string">
            <text:p text:style-name="Table_20_Contents"><text:span text:style-name="Source_20_Text">header</text:span></text:p>
          </table:table-cell>
          <table:table-cell table:style-name="Table1.A1" office:value-type="string">
            <text:p text:style-name="Table_20_Contents">—</text:p>
          </table:table-cell>
          <table:table-cell table:style-name="Table1.A1" office:value-type="string">
            <text:p text:style-name="Table_20_Contents"><text:span text:style-name="Source_20_Text">banner</text:span> (Only once per page)</text:p>
          </table:table-cell>
        </table:table-row>
        <table:table-row>
          <table:table-cell table:style-name="Table1.A1" office:value-type="string">
            <text:p text:style-name="Table_20_Contents"><text:span text:style-name="Source_20_Text">nav</text:span></text:p>
          </table:table-cell>
          <table:table-cell table:style-name="Table1.A1" office:value-type="string">
            <text:p text:style-name="Table_20_Contents"><text:span text:style-name="Source_20_Text">navigation</text:span></text:p>
          </table:table-cell>
          <table:table-cell table:style-name="Table1.A1" office:value-type="string">
            <text:p text:style-name="Table_20_Contents"><text:span text:style-name="Source_20_Text">navigation</text:span></text:p>
          </table:table-cell>
        </table:table-row>
        <table:table-row>
          <table:table-cell table:style-name="Table1.A1" office:value-type="string">
            <text:p text:style-name="Table_20_Contents"><text:span text:style-name="Source_20_Text">section</text:span></text:p>
          </table:table-cell>
          <table:table-cell table:style-name="Table1.A1" office:value-type="string">
            <text:p text:style-name="Table_20_Contents"><text:span text:style-name="Source_20_Text">region</text:span></text:p>
          </table:table-cell>
          <table:table-cell table:style-name="Table1.A1" office:value-type="string">
            <text:p text:style-name="Table_20_Contents"><text:span text:style-name="Source_20_Text">alert</text:span>, <text:span text:style-name="Source_20_Text">alertdialog</text:span>, <text:span text:style-name="Source_20_Text">application</text:span>, <text:span text:style-name="Source_20_Text">contentinfo</text:span>, <text:span text:style-name="Source_20_Text">dialog</text:span>, <text:span text:style-name="Source_20_Text">document</text:span>, <text:span text:style-name="Source_20_Text">log</text:span>, <text:span text:style-name="Source_20_Text">main</text:span>, <text:span text:style-name="Source_20_Text">marquee</text:span>, <text:span text:style-name="Source_20_Text">region</text:span>, <text:span text:style-name="Source_20_Text">search</text:span>, or <text:span text:style-name="Source_20_Text">status</text:span></text:p>
          </table:table-cell>
        </table:table-row>
      </table:table>
      <text:p text:style-name="P135"><text:span text:style-name="Source_20_Text"><text:span text:style-name="T347">&lt;header role="banner"&gt;</text:span></text:span></text:p>
      <text:p text:style-name="Preformatted_20_Text"><text:span text:style-name="Source_20_Text"><text:s text:c="2"/>&lt;nav role="navigation"&gt;...&lt;/nav&gt;</text:span></text:p>
      <text:p text:style-name="Preformatted_20_Text"><text:span text:style-name="Source_20_Text">&lt;/header&gt;</text:span></text:p>
      <text:p text:style-name="Preformatted_20_Text"><text:soft-page-break/><text:span text:style-name="Source_20_Text">&lt;article role="article"&gt;</text:span></text:p>
      <text:p text:style-name="Preformatted_20_Text"><text:span text:style-name="Source_20_Text"><text:s text:c="2"/>&lt;section role="region"&gt;...&lt;/section&gt;</text:span></text:p>
      <text:p text:style-name="Preformatted_20_Text"><text:span text:style-name="Source_20_Text">&lt;/article&gt;</text:span></text:p>
      <text:p text:style-name="Preformatted_20_Text"><text:span text:style-name="Source_20_Text">&lt;aside role="complementary"&gt;...&lt;/aside&gt;</text:span></text:p>
      <text:p text:style-name="P79"><text:span text:style-name="Source_20_Text">&lt;footer role="contentinfo"&gt;...&lt;/footer&gt;</text:span></text:p>
      <text:p text:style-name="P170"><text:span text:style-name="Source_20_Text"><text:span text:style-name="T268">What are the 4 states and properties of WAI-ARIA?</text:span></text:span></text:p>
      <text:list xml:id="list467715439" text:style-name="L179">
        <text:list-item>
          <text:p text:style-name="P544"><text:span text:style-name="Source_20_Text"><text:span text:style-name="T268">Widget attributes, live region attributes, drag-and-drop attributes, and relationship attributes</text:span></text:span></text:p>
          <text:list>
            <text:list-item>
              <text:p text:style-name="P544"><text:span text:style-name="Source_20_Text"><text:span text:style-name="T268">wa – widget roles and specific to the user interface and where users take action</text:span></text:span></text:p>
            </text:list-item>
            <text:list-item>
              <text:p text:style-name="P544"><text:span text:style-name="Source_20_Text"><text:span text:style-name="T268">lra – indicate content changes for assistive tech on page alerts and notifications</text:span></text:span></text:p>
            </text:list-item>
            <text:list-item>
              <text:p text:style-name="P544"><text:span text:style-name="Source_20_Text"><text:span text:style-name="T268">dada - provide alternate behaviors to assistive tech</text:span></text:span></text:p>
            </text:list-item>
            <text:list-item>
              <text:p text:style-name="P544"><text:span text:style-name="Source_20_Text"><text:span text:style-name="T268">ra – outline relationship between elements when doc structure can’t be determined</text:span></text:span></text:p>
            </text:list-item>
          </text:list>
        </text:list-item>
      </text:list>
      <text:p text:style-name="P74"><text:span text:style-name="Source_20_Text"><text:span text:style-name="T95"/></text:span></text:p>
      <text:h text:style-name="P287" text:outline-level="2"><text:span text:style-name="Source_20_Text"><text:span text:style-name="T275">Class 7</text:span></text:span></text:h>
      <text:h text:style-name="Heading_20_4" text:outline-level="4"><text:span text:style-name="Source_20_Text"><text:span text:style-name="T13">Learn: How to Network</text:span></text:span></text:h>
      <text:list xml:id="list4234437364" text:style-name="L180">
        <text:list-item>
          <text:p text:style-name="P545"><text:span text:style-name="Source_20_Text"><text:span text:style-name="T334">Each week: connect with 3 individuals each week and have coffee chats with 2 additional people</text:span></text:span></text:p>
        </text:list-item>
        <text:list-item>
          <text:p text:style-name="P545"><text:span text:style-name="Source_20_Text"><text:span text:style-name="T13">Networking progression: stranger &gt; acquaintance &gt; friend &gt; referral &gt; coworker</text:span></text:span></text:p>
          <text:list>
            <text:list-item>
              <text:p text:style-name="P545"><text:span text:style-name="Source_20_Text"><text:span text:style-name="T13">The goal of networking is just to make friends</text:span></text:span></text:p>
            </text:list-item>
            <text:list-item>
              <text:p text:style-name="P545"><text:span text:style-name="Source_20_Text"><text:span text:style-name="T13">Referrals </text:span></text:span><text:span text:style-name="Source_20_Text"><text:span text:style-name="T100">can net the person a nice bonus</text:span></text:span></text:p>
            </text:list-item>
            <text:list-item>
              <text:p text:style-name="P546"><text:span text:style-name="Source_20_Text"><text:span text:style-name="T98">LinkedIn should be manicured to your real network</text:span></text:span></text:p>
            </text:list-item>
          </text:list>
        </text:list-item>
        <text:list-item>
          <text:p text:style-name="P546"><text:span text:style-name="Source_20_Text"><text:span text:style-name="T98">Read: How to Win Friends and Influence People</text:span></text:span></text:p>
          <text:list>
            <text:list-item>
              <text:p text:style-name="P547"><text:span text:style-name="Source_20_Text"><text:span text:style-name="T102">Summary: </text:span></text:span><text:a xlink:type="simple" xlink:href="https://www.hubspot.com/sales/how-to-win-friends-and-influence-people-summary" text:style-name="Internet_20_link" text:visited-style-name="Visited_20_Internet_20_Link"><text:span text:style-name="Source_20_Text"><text:span text:style-name="T101">https://www.hubspot.com/sales/how-to-win-friends-and-influence-people-summary</text:span></text:span></text:a><text:span text:style-name="Source_20_Text"><text:span text:style-name="T101"> </text:span></text:span></text:p>
            </text:list-item>
          </text:list>
        </text:list-item>
        <text:list-item>
          <text:p text:style-name="P548"><text:span text:style-name="Source_20_Text"><text:span text:style-name="T107">Local </text:span></text:span><text:span text:style-name="Source_20_Text"><text:span text:style-name="T105">Events</text:span></text:span></text:p>
          <text:list>
            <text:list-item>
              <text:p text:style-name="P549"><text:span text:style-name="Source_20_Text"><text:span text:style-name="T103">Easiest way to build a network is to attend events</text:span></text:span></text:p>
            </text:list-item>
            <text:list-item>
              <text:p text:style-name="P550"><text:span text:style-name="Source_20_Text"><text:span text:style-name="T104">Look to network at the closest local tech hub city</text:span></text:span></text:p>
            </text:list-item>
            <text:list-item>
              <text:p text:style-name="P548"><text:span text:style-name="Source_20_Text"><text:span text:style-name="T105">Find every listserv that mentions </text:span></text:span><text:span text:style-name="Source_20_Text"><text:span text:style-name="T106">local </text:span></text:span><text:span text:style-name="Source_20_Text"><text:span text:style-name="T105">meetup events</text:span></text:span></text:p>
            </text:list-item>
          </text:list>
        </text:list-item>
        <text:list-item>
          <text:p text:style-name="P551"><text:span text:style-name="Source_20_Text"><text:span text:style-name="T107">Conferences</text:span></text:span></text:p>
          <text:list>
            <text:list-item>
              <text:p text:style-name="P551"><text:span text:style-name="Source_20_Text"><text:span text:style-name="T107">Meet with like-minded people</text:span></text:span></text:p>
            </text:list-item>
            <text:list-item>
              <text:p text:style-name="P551"><text:span text:style-name="Source_20_Text"><text:span text:style-name="T107">A lot are free but some can let you get in for free</text:span></text:span></text:p>
              <text:list>
                <text:list-item>
                  <text:p text:style-name="P551"><text:span text:style-name="Source_20_Text"><text:span text:style-name="T107">Send a message to conference organizers and tell them: I am an entry level swe and I am broke, but is there a way for me to attend a conference for cheaper/free.</text:span></text:span></text:p>
                </text:list-item>
                <text:list-item>
                  <text:p text:style-name="P551"><text:span text:style-name="Source_20_Text"><text:span text:style-name="T107">Volunteering usually allows you to get in for free</text:span></text:span></text:p>
                </text:list-item>
                <text:list-item>
                  <text:p text:style-name="P552"><text:span text:style-name="Source_20_Text"><text:span text:style-name="T109">Never eat alone</text:span></text:span></text:p>
                </text:list-item>
                <text:list-item>
                  <text:p text:style-name="P553"><text:a xlink:type="simple" xlink:href="https://libreplanet.org/wiki/Main_Page" text:style-name="Internet_20_link" text:visited-style-name="Visited_20_Internet_20_Link"><text:span text:style-name="Source_20_Text"><text:span text:style-name="T108">Libre Planet Conference</text:span></text:span></text:a></text:p>
                </text:list-item>
              </text:list>
            </text:list-item>
          </text:list>
        </text:list-item>
        <text:list-item>
          <text:p text:style-name="P554"><text:span text:style-name="Source_20_Text"><text:span text:style-name="T110">Community Groups</text:span></text:span></text:p>
          <text:list>
            <text:list-item>
              <text:p text:style-name="P554"><text:span text:style-name="Source_20_Text"><text:span text:style-name="T110">local groups, Discord, Slack, or online areas</text:span></text:span></text:p>
            </text:list-item>
            <text:list-item>
              <text:p text:style-name="P555"><text:span text:style-name="Source_20_Text"><text:span text:style-name="T111">Code for America DC chapter?</text:span></text:span></text:p>
            </text:list-item>
            <text:list-item>
              <text:p text:style-name="P556"><text:span text:style-name="Source_20_Text"><text:span text:style-name="T120">Hackathon</text:span></text:span></text:p>
            </text:list-item>
            <text:list-item>
              <text:p text:style-name="P557"><text:span text:style-name="Source_20_Text"><text:span text:style-name="T214">Contributing to open-source projects</text:span></text:span></text:p>
            </text:list-item>
          </text:list>
        </text:list-item>
        <text:list-item>
          <text:p text:style-name="P558"><text:span text:style-name="Source_20_Text"><text:span text:style-name="T112">Apps</text:span></text:span></text:p>
          <text:list>
            <text:list-item>
              <text:p text:style-name="P558"><text:span text:style-name="Source_20_Text"><text:span text:style-name="T112">Lunchclub</text:span></text:span></text:p>
            </text:list-item>
            <text:list-item>
              <text:p text:style-name="P558"><text:span text:style-name="Source_20_Text"><text:span text:style-name="T112">Bumble Bizz</text:span></text:span></text:p>
            </text:list-item>
          </text:list>
        </text:list-item>
        <text:list-item>
          <text:p text:style-name="P559"><text:span text:style-name="Source_20_Text"><text:span text:style-name="T113">Friends and Family</text:span></text:span></text:p>
        </text:list-item>
        <text:list-item>
          <text:p text:style-name="P560"><text:span text:style-name="Source_20_Text"><text:span text:style-name="T115">Coffee Chats </text:span></text:span><text:span text:style-name="Source_20_Text"><text:span text:style-name="T119">(20 - 30 mins)</text:span></text:span></text:p>
          <text:list>
            <text:list-item>
              <text:p text:style-name="P561"><text:span text:style-name="Source_20_Text"><text:span text:style-name="T117">Requesting a coffee chat</text:span></text:span></text:p>
              <text:list>
                <text:list-item>
                  <text:p text:style-name="P561"><text:soft-page-break/><text:span text:style-name="Source_20_Text"><text:span text:style-name="T117">Send an email after meeting someone asking if they have time for a deeper conversation about how they got to where they are.</text:span></text:span></text:p>
                </text:list-item>
                <text:list-item>
                  <text:p text:style-name="P561"><text:span text:style-name="Source_20_Text"><text:span text:style-name="T117">Follow up 1 week</text:span></text:span></text:p>
                </text:list-item>
                <text:list-item>
                  <text:p text:style-name="P561"><text:span text:style-name="Source_20_Text"><text:span text:style-name="T117">Follow up 2 weeks</text:span></text:span></text:p>
                </text:list-item>
                <text:list-item>
                  <text:p text:style-name="P561"><text:span text:style-name="Source_20_Text"><text:span text:style-name="T117">Last email 1 month</text:span></text:span></text:p>
                </text:list-item>
                <text:list-item>
                  <text:p text:style-name="P561"><text:span text:style-name="Source_20_Text"><text:span text:style-name="T117">Drop it if they don’t respond</text:span></text:span></text:p>
                </text:list-item>
              </text:list>
            </text:list-item>
            <text:list-item>
              <text:p text:style-name="P560"><text:span text:style-name="Source_20_Text"><text:span text:style-name="T114">End coffee chats with so who should I talk to next?</text:span></text:span></text:p>
            </text:list-item>
            <text:list-item>
              <text:p text:style-name="P560"><text:span text:style-name="Source_20_Text"><text:span text:style-name="T115">Send a followup email thanking them and link them something interesting that you all talked about.</text:span></text:span></text:p>
            </text:list-item>
          </text:list>
        </text:list-item>
        <text:list-item>
          <text:p text:style-name="P560"><text:span text:style-name="Source_20_Text"><text:span text:style-name="T115">Normal follow up procedure </text:span></text:span><text:span text:style-name="Source_20_Text"><text:span text:style-name="T116">after meeting</text:span></text:span></text:p>
          <text:list>
            <text:list-item>
              <text:p text:style-name="P562"><text:span text:style-name="Source_20_Text"><text:span text:style-name="T115">Meet</text:span></text:span></text:p>
            </text:list-item>
            <text:list-item>
              <text:p text:style-name="P562"><text:span text:style-name="Source_20_Text"><text:span text:style-name="T115">Next Day: email something that adds value</text:span></text:span></text:p>
            </text:list-item>
            <text:list-item>
              <text:p text:style-name="P562"><text:span text:style-name="Source_20_Text"><text:span text:style-name="T115">Day 3: add them on LinkedIn and send a message </text:span></text:span><text:span text:style-name="Source_20_Text"><text:span text:style-name="T116">reminding them where you met them and thanking them for their time</text:span></text:span></text:p>
            </text:list-item>
            <text:list-item>
              <text:p text:style-name="P562"><text:span text:style-name="Source_20_Text"><text:span text:style-name="T115">Day 6: follow them on Twitter</text:span></text:span></text:p>
            </text:list-item>
          </text:list>
        </text:list-item>
        <text:list-item>
          <text:p text:style-name="P563"><text:span text:style-name="Source_20_Text"><text:span text:style-name="T118">Set up custom alerts on Google</text:span></text:span><text:span text:style-name="Source_20_Text"><text:span text:style-name="T215"> google.com/alerts</text:span></text:span></text:p>
          <text:list>
            <text:list-item>
              <text:p text:style-name="P563"><text:span text:style-name="Source_20_Text"><text:span text:style-name="T118">Can create alerts of contact’s name or company on the networking sheet</text:span></text:span></text:p>
            </text:list-item>
            <text:list-item>
              <text:p text:style-name="P563"><text:span text:style-name="Source_20_Text"><text:span text:style-name="T118">Maybe set up an RSS feed for the company’s blog</text:span></text:span></text:p>
            </text:list-item>
          </text:list>
        </text:list-item>
      </text:list>
      <text:h text:style-name="Heading_20_4" text:outline-level="4"><text:span text:style-name="Source_20_Text"><text:span text:style-name="T13">Review: CSS Fundamentals</text:span></text:span></text:h>
      <text:list xml:id="list1308757986" text:style-name="L181">
        <text:list-item>
          <text:p text:style-name="P787"><text:span text:style-name="Source_20_Text"><text:span text:style-name="T13"/></text:span></text:p>
        </text:list-item>
      </text:list>
      <text:h text:style-name="Heading_20_4" text:outline-level="4"><text:span text:style-name="Source_20_Text"><text:span text:style-name="T13">Review: Box Model</text:span></text:span></text:h>
      <text:list xml:id="list4220856191" text:style-name="L182">
        <text:list-item>
          <text:p text:style-name="P564"><text:span text:style-name="Source_20_Text"><text:span text:style-name="T13">The box model is made up of what three things?</text:span></text:span></text:p>
          <text:list>
            <text:list-item>
              <text:p text:style-name="P565"><text:span text:style-name="Source_20_Text"><text:span text:style-name="T121">The element, padding and border. The margin is the property that pushes the element around the page.</text:span></text:span></text:p>
            </text:list-item>
          </text:list>
        </text:list-item>
      </text:list>
      <text:h text:style-name="Heading_20_4" text:outline-level="4"><text:span text:style-name="Source_20_Text"><text:span text:style-name="T13">Review: Float</text:span></text:span></text:h>
      <text:list xml:id="list2223010121" text:style-name="L183">
        <text:list-item>
          <text:p text:style-name="P788"><text:span text:style-name="Source_20_Text"><text:span text:style-name="T13"/></text:span></text:p>
        </text:list-item>
      </text:list>
      <text:h text:style-name="Heading_20_4" text:outline-level="4"><text:span text:style-name="Source_20_Text"><text:span text:style-name="T13">Review: Three Simple Layouts</text:span></text:span></text:h>
      <text:list xml:id="list41277092" text:style-name="L184">
        <text:list-item>
          <text:p text:style-name="P789"><text:span text:style-name="Source_20_Text"><text:span text:style-name="T13"/></text:span></text:p>
        </text:list-item>
      </text:list>
      <text:h text:style-name="Heading_20_4" text:outline-level="4"><text:span text:style-name="Source_20_Text"><text:span text:style-name="T13">Learn: Responsive Basics</text:span></text:span></text:h>
      <text:list xml:id="list3773453862" text:style-name="L185">
        <text:list-item>
          <text:p text:style-name="P566"><text:span text:style-name="Source_20_Text"><text:span text:style-name="T13">What makes a site responsive?</text:span></text:span></text:p>
          <text:list>
            <text:list-item>
              <text:p text:style-name="P567"><text:span text:style-name="Source_20_Text"><text:span text:style-name="T13">Fluid</text:span></text:span><text:span text:style-name="Source_20_Text"><text:span text:style-name="T122">ity is when everything is based as a percentage so it can resize</text:span></text:span></text:p>
            </text:list-item>
            <text:list-item>
              <text:p text:style-name="P567"><text:span text:style-name="Source_20_Text"><text:span text:style-name="T122">E</text:span></text:span><text:span text:style-name="Source_20_Text"><text:span text:style-name="T13">lastic</text:span></text:span><text:span text:style-name="Source_20_Text"><text:span text:style-name="T122">ity is setting fonts and texts to use a responsive unit of measure (ie. em or %)</text:span></text:span></text:p>
              <text:list>
                <text:list-item>
                  <text:p text:style-name="P568"><text:span text:style-name="Source_20_Text"><text:span text:style-name="T123">rem (root ems) get their sizing guidance from what the html selector font-size is set to.</text:span></text:span></text:p>
                </text:list-item>
              </text:list>
            </text:list-item>
            <text:list-item>
              <text:p text:style-name="P567"><text:span text:style-name="Source_20_Text"><text:span text:style-name="T122">C</text:span></text:span><text:span text:style-name="Source_20_Text"><text:span text:style-name="T13">ontent decisions</text:span></text:span></text:p>
              <text:list>
                <text:list-item>
                  <text:p text:style-name="P569"><text:span text:style-name="Source_20_Text"><text:span text:style-name="T124">made using media queries</text:span></text:span></text:p>
                </text:list-item>
                <text:list-item>
                  <text:p text:style-name="P570"><text:span text:style-name="Source_20_Text"><text:span text:style-name="T125">making the decision</text:span></text:span></text:p>
                  <text:list>
                    <text:list-item>
                      <text:p text:style-name="P570"><text:span text:style-name="Source_20_Text"><text:span text:style-name="T125">mobile first: start with the essential elements first and then add more when there is more screen real estate</text:span></text:span></text:p>
                    </text:list-item>
                    <text:list-item>
                      <text:p text:style-name="P570"><text:span text:style-name="Source_20_Text"><text:span text:style-name="T125">Desktop first and then build in queries whenever the layout starts looking bad</text:span></text:span></text:p>
                    </text:list-item>
                  </text:list>
                </text:list-item>
              </text:list>
            </text:list-item>
          </text:list>
        </text:list-item>
      </text:list>
      <text:h text:style-name="Heading_20_4" text:outline-level="4"><text:span text:style-name="Source_20_Text"><text:span text:style-name="T13">Learn: Flexbox</text:span></text:span></text:h>
      <text:list xml:id="list2141804238" text:style-name="L186">
        <text:list-item>
          <text:p text:style-name="P790"><text:span text:style-name="Source_20_Text"><text:span text:style-name="T126">Sdsd</text:span></text:span></text:p>
        </text:list-item>
      </text:list>
      <text:h text:style-name="Heading_20_4" text:outline-level="4"><text:soft-page-break/><text:span text:style-name="Source_20_Text"><text:span text:style-name="T13">Homewor</text:span></text:span><text:span text:style-name="Source_20_Text"><text:span text:style-name="T213">k</text:span></text:span></text:h>
      <text:list xml:id="list1501232884" text:style-name="L187">
        <text:list-item>
          <text:p text:style-name="P571"><text:span text:style-name="Source_20_Text"><text:span text:style-name="T13">Read: </text:span></text:span><text:a xlink:type="simple" xlink:href="http://css-tricks.com/snippets/css/a-guide-to-flexbox/" office:target-frame-name="_blank" xlink:show="new" text:style-name="Internet_20_link" text:visited-style-name="Visited_20_Internet_20_Link"><text:span text:style-name="Source_20_Text"><text:span text:style-name="T13">The Complete Guide To Flexbox</text:span></text:span></text:a></text:p>
          <text:list>
            <text:list-item>
              <text:p text:style-name="P572"><text:span text:style-name="Source_20_Text"><text:span text:style-name="T348">Done</text:span></text:span></text:p>
            </text:list-item>
          </text:list>
        </text:list-item>
        <text:list-item>
          <text:p text:style-name="P571"><text:span text:style-name="T13">Do: </text:span><text:a xlink:type="simple" xlink:href="http://flexboxfroggy.com/" text:style-name="Internet_20_link" text:visited-style-name="Visited_20_Internet_20_Link"><text:span text:style-name="T13">http://flexboxfroggy.com/</text:span></text:a></text:p>
          <text:list>
            <text:list-item>
              <text:p text:style-name="P573">Done</text:p>
            </text:list-item>
          </text:list>
        </text:list-item>
        <text:list-item>
          <text:p text:style-name="P571"><text:span text:style-name="T13">Watch: </text:span><text:a xlink:type="simple" xlink:href="https://www.imdb.com/title/tt0116629/" office:target-frame-name="_blank" xlink:show="new" text:style-name="Internet_20_link" text:visited-style-name="Visited_20_Internet_20_Link"><text:span text:style-name="T13">Independence Day</text:span></text:a></text:p>
          <text:list>
            <text:list-item>
              <text:p text:style-name="P573">Done</text:p>
            </text:list-item>
          </text:list>
        </text:list-item>
      </text:list>
      <text:p text:style-name="P187">Nick Nyguen? Sports data analyst?</text:p>
      <text:p text:style-name="P122"/>
      <text:h text:style-name="P291" text:outline-level="2"><text:span text:style-name="Source_20_Text"><text:span text:style-name="T275">Class 8</text:span></text:span></text:h>
      <text:p text:style-name="P125"/>
      <text:h text:style-name="P311" text:outline-level="4">Review - How to Network</text:h>
      <text:p text:style-name="P171"><text:s/><text:span text:style-name="T349">The students that put in the time to network on average gets networked into 60 apps. </text:span></text:p>
      <text:list xml:id="list3554612713" text:style-name="L188">
        <text:list-item>
          <text:p text:style-name="P574">50% will ghost you</text:p>
        </text:list-item>
        <text:list-item>
          <text:p text:style-name="P574">15 real interviews</text:p>
        </text:list-item>
        <text:list-item>
          <text:p text:style-name="P574">1.5 offers</text:p>
        </text:list-item>
        <text:list-item>
          <text:p text:style-name="P574">half of the students got jobs without a technical interview</text:p>
        </text:list-item>
      </text:list>
      <text:p text:style-name="P172"/>
      <text:p text:style-name="P172">Turn stranger &gt; acquaintance &gt; friend &gt; referral &gt; coworker</text:p>
      <text:p text:style-name="P173"/>
      <text:p text:style-name="P173">Meet someone </text:p>
      <text:list xml:id="list1057621251" text:style-name="L189">
        <text:list-item>
          <text:p text:style-name="P575">Day 1: email</text:p>
          <text:list>
            <text:list-item>
              <text:p text:style-name="P575">say how you met, provide value and thank them for their time</text:p>
            </text:list-item>
            <text:list-item>
              <text:p text:style-name="P575">use hunter.io to find professional emails</text:p>
            </text:list-item>
          </text:list>
        </text:list-item>
        <text:list-item>
          <text:p text:style-name="P575">Day 3: LinkedIn</text:p>
          <text:list>
            <text:list-item>
              <text:p text:style-name="P575">reach out with a quick message</text:p>
            </text:list-item>
          </text:list>
        </text:list-item>
        <text:list-item>
          <text:p text:style-name="P575">Day 6: Twitter</text:p>
          <text:list>
            <text:list-item>
              <text:p text:style-name="P575">follow their ass</text:p>
            </text:list-item>
          </text:list>
        </text:list-item>
      </text:list>
      <text:p text:style-name="P174"/>
      <text:p text:style-name="P174">Leon’s example follow up <text:span text:style-name="T350">after a meeting</text:span>:</text:p>
      <text:p text:style-name="P175">Hi Leon,</text:p>
      <text:p text:style-name="P175"/>
      <text:p text:style-name="P175">It was a pleasure meeting you last night! The event was so well done and it was exciting meeting such an amazing group of people – I hope you are enjoying a well deserved break after pulling it all together!</text:p>
      <text:p text:style-name="P175"/>
      <text:p text:style-name="P175">Also, I don;t know if you say this yet, but someone just bought a 1<text:span text:style-name="T344">st</text:span> ed pokemon booster box and it wound up being fake! The Guardian covered it and I remember you mentioned being a big fan, Hope you have a great rest of the week!</text:p>
      <text:p text:style-name="P175"/>
      <text:p text:style-name="P175">Cheers,</text:p>
      <text:p text:style-name="P175">Bob</text:p>
      <text:p text:style-name="P174"/>
      <text:p text:style-name="P174">Use the sheet and put everything you know about someone in it and set up a google alert for them. Next time you meet them you can have something to chat about.</text:p>
      <text:p text:style-name="P176"/>
      <text:p text:style-name="P176"><text:soft-page-break/><text:span text:style-name="T350">E</text:span>mails <text:span text:style-name="T350">for coffee chats with people you’ve just met.s</text:span></text:p>
      <text:list xml:id="list2277293541" text:style-name="L190">
        <text:list-item>
          <text:p text:style-name="P576">week 1</text:p>
        </text:list-item>
        <text:list-item>
          <text:p text:style-name="P576">week 2</text:p>
        </text:list-item>
        <text:list-item>
          <text:p text:style-name="P576">week 4 (last email if no response)</text:p>
        </text:list-item>
      </text:list>
      <text:p text:style-name="P176"/>
      <text:p text:style-name="P177">Leon’s example email about asking for coffee chats:</text:p>
      <text:p text:style-name="P178">Hi Leon,</text:p>
      <text:p text:style-name="P178">It was a pleasure meeting you last night! The event was so well done and it was exciting meeting such an amazing group of people - I hope you are enjoying a well deserved break after pulling it all together!</text:p>
      <text:p text:style-name="P178"/>
      <text:p text:style-name="P178">As I mentioned last night, I'm just starting my engineering career and would love to learn from successful people such as yourself. Please let me know if there might be a time you are free to grab a virtual coffee over the next week or two. Before 9am or after 5pm tends to work best for me, but happy to accommodate what works for you. Thanks!</text:p>
      <text:p text:style-name="P178"/>
      <text:p text:style-name="P178">Also, I don't know if you saw this yet, but someone just bought a $375k first edition pokemon booster box and it wound up being fake! <text:a xlink:type="simple" xlink:href="https://www.theguardian.com/games/2020/oct/28/how-live-streamed-375k-deal-for-pokemon-cards-ended-in-disaster" office:target-frame-name="_blank" xlink:show="new" text:style-name="Internet_20_link" text:visited-style-name="Visited_20_Internet_20_Link">The Gaurdian covered it</text:a> and I remember you mentioned being a big fan. Have a great rest of the week!</text:p>
      <text:p text:style-name="P178"/>
      <text:p text:style-name="P178">Cheers,</text:p>
      <text:p text:style-name="P178">Bob</text:p>
      <text:p text:style-name="P174"/>
      <text:p text:style-name="P177">Standard coffee chat email should convey the following:</text:p>
      <text:list xml:id="list3267702365" text:style-name="L191">
        <text:list-item>
          <text:p text:style-name="P577">Thank them &gt; Ask for the chat while being flexible &gt; demonstrate value</text:p>
        </text:list-item>
      </text:list>
      <text:p text:style-name="P177"/>
      <text:h text:style-name="P311" text:outline-level="4">Review - CSS Basics </text:h>
      <text:p text:style-name="P180">Golden Rule</text:p>
      <text:p text:style-name="P180">Progressive Enhancement – set up with HTML, add a bit of CSS and a small amount of JS because it doesn’t ignore people without access to broadband</text:p>
      <text:list xml:id="list2499503158" text:style-name="L192">
        <text:list-item>
          <text:p text:style-name="P578">1MB club</text:p>
        </text:list-item>
      </text:list>
      <text:p text:style-name="P181">CSS rule breakdown</text:p>
      <text:p text:style-name="P181">The cascade only comes into effect if the rules below have &gt;= specificity.</text:p>
      <text:p text:style-name="P181">Selecting By relationships</text:p>
      <text:list xml:id="list2930119312" text:style-name="L193">
        <text:list-item>
          <text:p text:style-name="P579">parent &gt; child, parent child, sibling + sibling</text:p>
        </text:list-item>
      </text:list>
      <text:p text:style-name="P182">IDs and classes</text:p>
      <text:list xml:id="list2296787454" text:style-name="L194">
        <text:list-item>
          <text:p text:style-name="P580">IDs can be used once, classes can be reused</text:p>
        </text:list-item>
      </text:list>
      <text:p text:style-name="P182">specificity practice</text:p>
      <text:p text:style-name="P182">The box model</text:p>
      <text:list xml:id="list256729503" text:style-name="L195">
        <text:list-item>
          <text:p text:style-name="P581">everything in web dev is a box</text:p>
        </text:list-item>
        <text:list-item>
          <text:p text:style-name="P581">size is calculated height + padding + border</text:p>
        </text:list-item>
      </text:list>
      <text:p text:style-name="P181"/>
      <text:h text:style-name="P311" text:outline-level="4">Review - CSS Layout </text:h>
      <text:p text:style-name="P183">Floats</text:p>
      <text:list xml:id="list494515118" text:style-name="L196">
        <text:list-item>
          <text:p text:style-name="P582">float: left moves things to the top left and float: right moves things to the top right.</text:p>
        </text:list-item>
      </text:list>
      <text:p text:style-name="P183"/>
      <text:h text:style-name="P311" text:outline-level="4"><text:soft-page-break/>Responsive Basics </text:h>
      <text:p text:style-name="Standard"/>
      <text:h text:style-name="P311" text:outline-level="4">Responsive Websites</text:h>
      <text:p text:style-name="P184">What makes a site responsive?</text:p>
      <text:list xml:id="list766361347" text:style-name="L197">
        <text:list-item>
          <text:p text:style-name="P583">Fluid – everything done in %s</text:p>
        </text:list-item>
        <text:list-item>
          <text:p text:style-name="P583">Elastic – sizing using ems and rems</text:p>
        </text:list-item>
        <text:list-item>
          <text:p text:style-name="P583">Content Decisions – What happens when we get to a certain size</text:p>
        </text:list-item>
      </text:list>
      <text:p text:style-name="P184">How do we make content decisions?</text:p>
      <text:list xml:id="list2160314171" text:style-name="L198">
        <text:list-item>
          <text:p text:style-name="P584">Using media queries to change content based on screen size.</text:p>
        </text:list-item>
      </text:list>
      <text:p text:style-name="P185">Important addition to the Template</text:p>
      <text:list xml:id="list997511074" text:style-name="L199">
        <text:list-item>
          <text:p text:style-name="P585">&lt;meta name=”viewport” content=”width=device-width, initial-scale=1”&gt;</text:p>
        </text:list-item>
      </text:list>
      <text:p text:style-name="Standard"/>
      <text:h text:style-name="P312" text:outline-level="4">Homework</text:h>
      <text:p text:style-name="P186">NOTE: Only use floats and not flexbox</text:p>
      <text:list xml:id="list1450669261" text:style-name="L200">
        <text:list-item>
          <text:p text:style-name="P586">Read HtIPaWF summary</text:p>
          <text:list>
            <text:list-item>
              <text:p text:style-name="P586"/>
            </text:list-item>
          </text:list>
        </text:list-item>
        <text:list-item>
          <text:p text:style-name="P587">Complete 3 layouts we did in class with CSS (BBC, Khan Acad, Tech Crunch)</text:p>
          <text:list>
            <text:list-item>
              <text:p text:style-name="P588">Done</text:p>
            </text:list-item>
          </text:list>
        </text:list-item>
        <text:list-item>
          <text:p text:style-name="P587">Do the Level Ground &amp; Source layouts</text:p>
          <text:list>
            <text:list-item>
              <text:p text:style-name="P588">Done</text:p>
            </text:list-item>
          </text:list>
        </text:list-item>
        <text:list-item>
          <text:p text:style-name="P587">Do the Restaurant &amp; Hair Salon layouts</text:p>
        </text:list-item>
        <text:list-item>
          <text:p text:style-name="P587">Watch Javascript crash course for beginners: <text:a xlink:type="simple" xlink:href="https://www.youtube.com/watch?v=hdI2bqOjy3c" text:style-name="Internet_20_link" text:visited-style-name="Visited_20_Internet_20_Link">https://www.youtube.com/watch?v=hdI2bqOjy3c</text:a> </text:p>
          <text:list>
            <text:list-item>
              <text:p text:style-name="P589">Done</text:p>
            </text:list-item>
          </text:list>
        </text:list-item>
        <text:list-item>
          <text:p text:style-name="P587">Extra</text:p>
          <text:list>
            <text:list-item>
              <text:p text:style-name="P587">Complete Pushwork Layout</text:p>
              <text:list>
                <text:list-item>
                  <text:p text:style-name="P588">In Progress</text:p>
                </text:list-item>
              </text:list>
            </text:list-item>
            <text:list-item>
              <text:p text:style-name="P587">Add media queries to other layouts</text:p>
              <text:list>
                <text:list-item>
                  <text:p text:style-name="P588">Done</text:p>
                </text:list-item>
              </text:list>
            </text:list-item>
            <text:list-item>
              <text:p text:style-name="P587">FCC Flexbox Tutorial</text:p>
            </text:list-item>
            <text:list-item>
              <text:p text:style-name="P587">Flexbox in 20 mins</text:p>
            </text:list-item>
            <text:list-item>
              <text:p text:style-name="P587">Flexbox Zombies</text:p>
            </text:list-item>
          </text:list>
        </text:list-item>
      </text:list>
      <text:p text:style-name="P125"/>
      <text:h text:style-name="P286" text:outline-level="2">Class 9: Networking Night</text:h>
      <text:p text:style-name="P126"/>
      <text:h text:style-name="Heading_20_4" text:outline-level="4">Review - How to Network</text:h>
      <text:p text:style-name="P126"/>
      <text:h text:style-name="Heading_20_4" text:outline-level="4">Networking Night</text:h>
      <text:p text:style-name="P129">What is your introduction?</text:p>
      <text:p text:style-name="P130">Example Intro:</text:p>
      <text:list xml:id="list754596415" text:style-name="L201">
        <text:list-item>
          <text:p text:style-name="P590">Name</text:p>
          <text:list>
            <text:list-item>
              <text:p text:style-name="P590">Leon</text:p>
            </text:list-item>
          </text:list>
        </text:list-item>
        <text:list-item>
          <text:p text:style-name="P590">Title</text:p>
          <text:list>
            <text:list-item>
              <text:p text:style-name="P590"><text:soft-page-break/>I’m a software engineer</text:p>
            </text:list-item>
          </text:list>
        </text:list-item>
        <text:list-item>
          <text:p text:style-name="P590">What you do</text:p>
          <text:list>
            <text:list-item>
              <text:p text:style-name="P590">I help people build fullstack web apps</text:p>
            </text:list-item>
          </text:list>
        </text:list-item>
        <text:list-item>
          <text:p text:style-name="P590">Why you are here</text:p>
          <text:list>
            <text:list-item>
              <text:p text:style-name="P590">I’m trying to learn how to network better</text:p>
            </text:list-item>
          </text:list>
        </text:list-item>
        <text:list-item>
          <text:p text:style-name="P590">greeting</text:p>
          <text:list>
            <text:list-item>
              <text:p text:style-name="P590">Nice to meet you all</text:p>
            </text:list-item>
          </text:list>
        </text:list-item>
      </text:list>
      <text:p text:style-name="P131">Personal example:</text:p>
      <text:list xml:id="list3055739593" text:style-name="L202">
        <text:list-item>
          <text:p text:style-name="P591">Hi my name is Michael. I’m a molecular biologist and bioinformatician. I help <text:span text:style-name="T352">analyze genomics data</text:span> optimize analysis workflows. I’m here to learn about the <text:span text:style-name="T351">dev</text:span> community in DC and meet some new Washingtonians. It’s <text:span text:style-name="T351">really </text:span>great to meet all of you.</text:p>
        </text:list-item>
      </text:list>
      <text:p text:style-name="P132">Networking Night practice</text:p>
      <text:list xml:id="list3816056962" text:style-name="L203">
        <text:list-item>
          <text:p text:style-name="P592">groups of 6</text:p>
        </text:list-item>
        <text:list-item>
          <text:p text:style-name="P592">practice intros x2 to get more comfortable</text:p>
        </text:list-item>
        <text:list-item>
          <text:p text:style-name="P592">simple starter questions on discord</text:p>
        </text:list-item>
        <text:list-item>
          <text:p text:style-name="P592">20 mins per group</text:p>
        </text:list-item>
      </text:list>
      <text:p text:style-name="P132"/>
      <text:p text:style-name="P132">On the 100Devs Discord server from user dsal929</text:p>
      <text:p text:style-name="P132"/>
      <text:p text:style-name="P132"/>
      <text:h text:style-name="P288" text:outline-level="2">Class <text:span text:style-name="T353">10</text:span>: <text:span text:style-name="T353">Rant and Review</text:span></text:h>
      <text:p text:style-name="P127"/>
      <text:h text:style-name="P313" text:outline-level="4">Review - How to Network</text:h>
      <text:p text:style-name="P189"><text:span text:style-name="T271">C</text:span><text:span text:style-name="T13">over a gap in your resume by explaining that you were freelancing</text:span></text:p>
      <text:p text:style-name="P190">Of the 3 main points to succeed <text:s/>in this program: Consistency includes reaching out to folks you meet while networking and following up to people you have coffee chats.</text:p>
      <text:h text:style-name="P312" text:outline-level="4"><text:span text:style-name="T354">R</text:span>eview – CSS Basics</text:h>
      <text:list xml:id="list768944517" text:style-name="L204">
        <text:list-item>
          <text:p text:style-name="P791">The Golden Rule/Separation of Concerns – HTML = structure/content, CSS = style, JS = behavior/interaction</text:p>
        </text:list-item>
        <text:list-item>
          <text:p text:style-name="P792">Progressive enhancement – Core of layouts is HTML, presentation is CSS and little coating of JS</text:p>
        </text:list-item>
        <text:list-item>
          <text:p text:style-name="P792">Where does CSS go?</text:p>
        </text:list-item>
        <text:list-item>
          <text:p text:style-name="P792">Define parts of a CSS rule</text:p>
        </text:list-item>
        <text:list-item>
          <text:p text:style-name="P792">The Cascade allows rules that come later that overwrite those before</text:p>
        </text:list-item>
        <text:list-item>
          <text:p text:style-name="P793">parent &gt; child, parent child, sibling1 + sibling2</text:p>
        </text:list-item>
        <text:list-item>
          <text:p text:style-name="P794">IDs are only used once on 1 element, classes are used multiple times and on multiple elements</text:p>
        </text:list-item>
        <text:list-item>
          <text:p text:style-name="P794">Box model dimensions include width, padding, and border. Margin just pushes the box around</text:p>
        </text:list-item>
        <text:list-item>
          <text:p text:style-name="P794">Float right goes up to the right and float left goes up to the left</text:p>
        </text:list-item>
      </text:list>
      <text:h text:style-name="P312" text:outline-level="4"><text:soft-page-break/></text:h>
      <text:h text:style-name="P312" text:outline-level="4">Learn – Responsive Basics</text:h>
      <text:h text:style-name="P312" text:outline-level="4"/>
      <text:h text:style-name="P312" text:outline-level="4">Build – Responsive Website</text:h>
      <text:h text:style-name="P312" text:outline-level="4"/>
      <text:h text:style-name="P312" text:outline-level="4">Homework</text:h>
      <text:p text:style-name="P191">Source Layout Footer: </text:p>
      <text:list xml:id="list4076697509" text:style-name="L205">
        <text:list-item>
          <text:p text:style-name="P795">social media icons in a list</text:p>
        </text:list-item>
        <text:list-item>
          <text:p text:style-name="P796">Site Map <text:span text:style-name="T355">&amp; Contribution </text:span>is an h6</text:p>
        </text:list-item>
        <text:list-item>
          <text:p text:style-name="P797">biz-address is another h6</text:p>
        </text:list-item>
      </text:list>
      <text:h text:style-name="P289" text:outline-level="2">Class <text:span text:style-name="T353">1</text:span><text:span text:style-name="T356">1</text:span>: <text:span text:style-name="T356">Learn CSS Layout and Flexbox</text:span></text:h>
      <text:p text:style-name="P128"/>
      <text:p text:style-name="P188">Questions</text:p>
      <text:list xml:id="list32207801" text:style-name="L206">
        <text:list-item>
          <text:p text:style-name="P593">Take 20 minutes to work on something and if you get stuck then walk away and diffuse before coming back.</text:p>
        </text:list-item>
      </text:list>
      <text:h text:style-name="P314" text:outline-level="4">Review – <text:span text:style-name="T356">Network Reminder</text:span></text:h>
      <text:p text:style-name="Standard"/>
      <text:h text:style-name="P312" text:outline-level="4">Review – CSS Basics</text:h>
      <text:list xml:id="list1260460771" text:style-name="L207">
        <text:list-item>
          <text:p text:style-name="P594">Golden rule/ separation of concerns</text:p>
        </text:list-item>
        <text:list-item>
          <text:p text:style-name="P594">Progressive enhancement – lots of HTML, less CSS, and little JS to keep sites quick</text:p>
        </text:list-item>
        <text:list-item>
          <text:p text:style-name="P594">Where does CSS go?</text:p>
          <text:list>
            <text:list-item>
              <text:p text:style-name="P595">In a separate file</text:p>
            </text:list-item>
            <text:list-item>
              <text:p text:style-name="P595">inline for HTML emails</text:p>
            </text:list-item>
            <text:list-item>
              <text:p text:style-name="P595">In the head for companies that use critical path CSS</text:p>
            </text:list-item>
          </text:list>
        </text:list-item>
        <text:list-item>
          <text:p text:style-name="P594">CSS Break <text:span text:style-name="T357">Down – rules </text:span></text:p>
        </text:list-item>
        <text:list-item>
          <text:p text:style-name="P596">What is the CSS Cascade – declarations that come below can override what comes above.</text:p>
        </text:list-item>
        <text:list-item>
          <text:p text:style-name="P596">Selecting by relationship</text:p>
          <text:list>
            <text:list-item>
              <text:p text:style-name="P596">direct parent <text:span text:style-name="T358">= parent &gt; child</text:span></text:p>
            </text:list-item>
            <text:list-item>
              <text:p text:style-name="P596">indirect parent <text:span text:style-name="T358">= parent child</text:span></text:p>
            </text:list-item>
            <text:list-item>
              <text:p text:style-name="P596"><text:span text:style-name="T358">adjacent </text:span>sibling <text:span text:style-name="T358">= previous sibling + adjacent sibling</text:span></text:p>
            </text:list-item>
            <text:list-item>
              <text:p text:style-name="P597">general sibling = previous sibling ~ general sibling</text:p>
            </text:list-item>
          </text:list>
        </text:list-item>
        <text:list-item>
          <text:p text:style-name="P597">IDs are unique and can only be used on 1 element in one document</text:p>
        </text:list-item>
        <text:list-item>
          <text:p text:style-name="P597">Classes can be used multiple times on multiple elements</text:p>
        </text:list-item>
        <text:list-item>
          <text:p text:style-name="P598">The Box model</text:p>
          <text:list>
            <text:list-item>
              <text:p text:style-name="P598">size is calculated with height/width + padding + border. Margin only moves the element</text:p>
            </text:list-item>
          </text:list>
        </text:list-item>
      </text:list>
      <text:h text:style-name="P312" text:outline-level="4"><text:soft-page-break/>Practice – Box Model</text:h>
      <text:list xml:id="list3414478052" text:style-name="L208">
        <text:list-item>
          <text:p text:style-name="P599">Done</text:p>
        </text:list-item>
      </text:list>
      <text:h text:style-name="P312" text:outline-level="4">Review – Responsive Basics</text:h>
      <text:list xml:id="list2035166954" text:style-name="L209">
        <text:list-item>
          <text:p text:style-name="P600">Iphone </text:p>
        </text:list-item>
        <text:list-item>
          <text:p text:style-name="P600">core underpinnings of responsive design</text:p>
          <text:list>
            <text:list-item>
              <text:p text:style-name="P600">fluidity – using percentages or flexbox helps keep a website looking good in between breakpoints</text:p>
            </text:list-item>
            <text:list-item>
              <text:p text:style-name="P600">elasticity – responsive units of measure for fonts (ie. ems and rems)</text:p>
            </text:list-item>
            <text:list-item>
              <text:p text:style-name="P600">content decisions – <text:span text:style-name="T359">what is shown at different screen sizes</text:span></text:p>
            </text:list-item>
          </text:list>
        </text:list-item>
        <text:list-item>
          <text:p text:style-name="P601">ems base it’s size on the closest parent with a defined font-size in pixels</text:p>
        </text:list-item>
        <text:list-item>
          <text:p text:style-name="P602">rems base their size off of the size specified in the html element</text:p>
        </text:list-item>
        <text:list-item>
          <text:p text:style-name="P603">How do we make content decisions?</text:p>
          <text:list>
            <text:list-item>
              <text:p text:style-name="P603">We use media queries to dictate what styles are shown</text:p>
            </text:list-item>
          </text:list>
        </text:list-item>
      </text:list>
      <text:h text:style-name="P312" text:outline-level="4">Practice – EM/REM</text:h>
      <text:list xml:id="list2329671238" text:style-name="L210">
        <text:list-item>
          <text:p text:style-name="P604">Default browser font-size is 16px. Setting html to font-size: 62.5% sets it at 10px for which you can use for rems</text:p>
        </text:list-item>
      </text:list>
      <text:h text:style-name="P312" text:outline-level="4">Practice – Media Queries</text:h>
      <text:list xml:id="list3360622873" text:style-name="L211">
        <text:list-item>
          <text:p text:style-name="P605">Clearfix = places a dot at the end of the element that the element trys to wrap around. This is useful when the element contains floated elements and you want the parent to have a height.</text:p>
        </text:list-item>
      </text:list>
      <text:h text:style-name="P312" text:outline-level="4">Build – Using Flexbox</text:h>
      <text:p text:style-name="Standard"/>
      <text:h text:style-name="P312" text:outline-level="4">Homework</text:h>
      <text:list xml:id="list2721346542" text:style-name="L212">
        <text:list-item>
          <text:p text:style-name="P606">Add flexbox terminology to Anki deck</text:p>
        </text:list-item>
        <text:list-item>
          <text:p text:style-name="P607">Flexbox CSS in 20 minutes</text:p>
          <text:list>
            <text:list-item>
              <text:p text:style-name="P607">What is the flexible box model?</text:p>
              <text:list>
                <text:list-item>
                  <text:p text:style-name="P607">Ability to alter item width and eight to best fir in its containers available free space, its direction-agnostic and built for small scale layouts.</text:p>
                </text:list-item>
              </text:list>
            </text:list-item>
            <text:list-item>
              <text:p text:style-name="P608">What does the flex property do?</text:p>
              <text:list>
                <text:list-item>
                  <text:p text:style-name="P608">It changes the size of flexbox elements. Larger numbers mean the element will take up more space along the main axis.</text:p>
                </text:list-item>
              </text:list>
            </text:list-item>
            <text:list-item>
              <text:p text:style-name="P608">What does the order property do in relation to flex elements?</text:p>
              <text:list>
                <text:list-item>
                  <text:p text:style-name="P608">It changes the order in which the flex elements are displayed. </text:p>
                </text:list-item>
              </text:list>
            </text:list-item>
            <text:list-item>
              <text:p text:style-name="P609">How do you set the main axis for a flex element?</text:p>
              <text:list>
                <text:list-item>
                  <text:p text:style-name="P609">Set the flex-direction for row for the main axis to be the x-axis and column for the main axis to be the y-axis.</text:p>
                </text:list-item>
              </text:list>
            </text:list-item>
            <text:list-item>
              <text:p text:style-name="P610">How does the justify-content property work on flex items?</text:p>
              <text:list>
                <text:list-item>
                  <text:p text:style-name="P611">It positions the flex elements along the main axis with flex-start, flex-end, center, space-around (space between items only), space-between (equal space between and outside items)</text:p>
                </text:list-item>
              </text:list>
            </text:list-item>
            <text:list-item>
              <text:p text:style-name="P612">What does align-content property do to flex items?</text:p>
              <text:list>
                <text:list-item>
                  <text:p text:style-name="P612">It aligns flex-items along the cross axis <text:span text:style-name="T368">inside the flex-container.</text:span></text:p>
                </text:list-item>
              </text:list>
            </text:list-item>
            <text:list-item>
              <text:p text:style-name="P613">On which element does the align-self property act on?</text:p>
              <text:list>
                <text:list-item>
                  <text:p text:style-name="P613">It positions a child flex element along the cross axis</text:p>
                </text:list-item>
              </text:list>
            </text:list-item>
            <text:list-item>
              <text:p text:style-name="P614"><text:soft-page-break/>What does align-items property do to flex items?</text:p>
              <text:list>
                <text:list-item>
                  <text:p text:style-name="P614">Distributes flex-items along the cross axis.</text:p>
                </text:list-item>
              </text:list>
            </text:list-item>
            <text:list-item>
              <text:p text:style-name="P615">How do you set width of flex elements?</text:p>
              <text:list>
                <text:list-item>
                  <text:p text:style-name="P615">Flex-basis</text:p>
                </text:list-item>
              </text:list>
            </text:list-item>
            <text:list-item>
              <text:p text:style-name="P616">What is the flex property shorthand for?</text:p>
              <text:list>
                <text:list-item>
                  <text:p text:style-name="P616">Flex: flex-grow flex-shrink flex-basis <text:span text:style-name="T369">(only works on the child class)</text:span></text:p>
                </text:list-item>
              </text:list>
            </text:list-item>
            <text:list-item>
              <text:p text:style-name="P617">What is flex-flow <text:span text:style-name="T370">property </text:span>shorthand for?</text:p>
              <text:list>
                <text:list-item>
                  <text:p text:style-name="P617">Flex-flow: flex-direction flex-wrap <text:span text:style-name="T369">(only works on the parent class)</text:span></text:p>
                </text:list-item>
              </text:list>
            </text:list-item>
            <text:list-item>
              <text:p text:style-name="P618">What is place-content property shorthand for?</text:p>
              <text:list>
                <text:list-item>
                  <text:p text:style-name="P618">Place-content: align-content justify-content (only works on the child class)</text:p>
                </text:list-item>
              </text:list>
            </text:list-item>
          </text:list>
        </text:list-item>
      </text:list>
      <text:p text:style-name="P193"/>
      <text:h text:style-name="P290" text:outline-level="2"><text:span text:style-name="T361">Class </text:span><text:span text:style-name="T353">1</text:span><text:span text:style-name="T360">2</text:span><text:span text:style-name="T361">: </text:span><text:span text:style-name="T356">Learn </text:span><text:span text:style-name="T360">Javascript</text:span></text:h>
      <text:h text:style-name="P315" text:outline-level="4">Let’s Talk – Baby Learns To Walk?</text:h>
      <text:p text:style-name="Standard"/>
      <text:h text:style-name="Heading_20_4" text:outline-level="4">Learn – What is programming?</text:h>
      <text:list xml:id="list1961656979" text:style-name="L213">
        <text:list-item>
          <text:p text:style-name="P619">What is a program?</text:p>
          <text:list>
            <text:list-item>
              <text:p text:style-name="P619">A set of instructions that you write to tell a computer what to do</text:p>
            </text:list-item>
          </text:list>
        </text:list-item>
        <text:list-item>
          <text:p text:style-name="P619">What is programming?</text:p>
          <text:list>
            <text:list-item>
              <text:p text:style-name="P619">The task of writing those instructions in a language that the computer can understand.</text:p>
            </text:list-item>
          </text:list>
        </text:list-item>
        <text:list-item>
          <text:p text:style-name="P620">What is Syntax?</text:p>
          <text:list>
            <text:list-item>
              <text:p text:style-name="P620">The spelling and grammar rules of a programming language.</text:p>
            </text:list-item>
          </text:list>
        </text:list-item>
        <text:list-item>
          <text:p text:style-name="P621">JS Syntax</text:p>
          <text:list>
            <text:list-item>
              <text:p text:style-name="P621">semicolon <text:span text:style-name="T362">= </text:span></text:p>
            </text:list-item>
            <text:list-item>
              <text:p text:style-name="P621">brackets = [] useful for arrays, {}, &lt;&gt;</text:p>
            </text:list-item>
            <text:list-item>
              <text:p text:style-name="P621">parentheses</text:p>
            </text:list-item>
            <text:list-item>
              <text:p text:style-name="P621">quotation marks <text:span text:style-name="T362">= ? ternary selector</text:span></text:p>
            </text:list-item>
            <text:list-item>
              <text:p text:style-name="P621">other unique characters</text:p>
              <text:list>
                <text:list-item>
                  <text:p text:style-name="P622">|| = or</text:p>
                </text:list-item>
                <text:list-item>
                  <text:p text:style-name="P622">&amp;&amp; = and</text:p>
                </text:list-item>
              </text:list>
            </text:list-item>
          </text:list>
        </text:list-item>
        <text:list-item>
          <text:p text:style-name="P623"><text:span text:style-name="T363">The 4 main things</text:span> to <text:span text:style-name="T363">know when learning JS are what?</text:span></text:p>
          <text:list>
            <text:list-item>
              <text:p text:style-name="P623">variables, conditionals, functions and loops</text:p>
            </text:list-item>
          </text:list>
        </text:list-item>
      </text:list>
      <text:h text:style-name="Heading_20_4" text:outline-level="4">Build – YouTube Background Picker</text:h>
      <text:p text:style-name="Standard"/>
      <text:h text:style-name="Heading_20_4" text:outline-level="4">Learn – JS Variables &amp;&amp; Types</text:h>
      <text:list xml:id="list143815083533395" text:continue-numbering="true" text:style-name="L213">
        <text:list-item>
          <text:p text:style-name="P624">What are variables?</text:p>
          <text:list>
            <text:list-item>
              <text:p text:style-name="P625">The entity we use to store <text:span text:style-name="T365">a</text:span> value we want to use in a program later.</text:p>
            </text:list-item>
          </text:list>
        </text:list-item>
        <text:list-item>
          <text:p text:style-name="P626">What is a declaration?</text:p>
          <text:list>
            <text:list-item>
              <text:p text:style-name="P626">A reserved word that is used to create a new space in memory to store a variable. Let variable <text:span text:style-name="T365">or const variable. You can only declare a variable name once.</text:span></text:p>
            </text:list-item>
          </text:list>
        </text:list-item>
        <text:list-item>
          <text:p text:style-name="P626">What is an assignment?</text:p>
          <text:list>
            <text:list-item>
              <text:p text:style-name="P626">Assign a value to the declared variable</text:p>
            </text:list-item>
          </text:list>
        </text:list-item>
        <text:list-item>
          <text:p text:style-name="P627"><text:span text:style-name="T366">Talk about the naming convention for</text:span> JS variables.</text:p>
          <text:list>
            <text:list-item>
              <text:p text:style-name="P627"><text:soft-page-break/><text:span text:style-name="T366">You can only use letters, digits, and the $ or _ symbol in a variable name. A variable name can also not start with a number. It is best practice to use </text:span><text:span text:style-name="T364">c</text:span>amelCase <text:span text:style-name="T366">for variables containing multiple words.</text:span></text:p>
            </text:list-item>
          </text:list>
        </text:list-item>
        <text:list-item>
          <text:p text:style-name="P628">What are the reserved words for JS?</text:p>
          <text:list>
            <text:list-item>
              <text:p text:style-name="P628">Let, function, class, and return.</text:p>
            </text:list-item>
          </text:list>
        </text:list-item>
        <text:list-item>
          <text:p text:style-name="P629">What is a constant variable and how do you use it?</text:p>
          <text:list>
            <text:list-item>
              <text:p text:style-name="P629">It is a variable that cannot be reassigned once it is assigned. They can be used for difficult to remember values (like hex colors) and assigned using uppercase names like COLOR_RED.</text:p>
            </text:list-item>
          </text:list>
        </text:list-item>
        <text:list-item>
          <text:p text:style-name="P630">What are strings?</text:p>
          <text:list>
            <text:list-item>
              <text:p text:style-name="P630">A data type that stores text in quotes</text:p>
            </text:list-item>
          </text:list>
        </text:list-item>
        <text:list-item>
          <text:p text:style-name="P631">Talk about numbers</text:p>
          <text:list>
            <text:list-item>
              <text:p text:style-name="P631">integers and floats as well as signed numbers (+4 or -6.5)</text:p>
            </text:list-item>
          </text:list>
        </text:list-item>
      </text:list>
      <text:h text:style-name="Heading_20_4" text:outline-level="4">Build – Not so great calculator</text:h>
      <text:p text:style-name="Standard"/>
      <text:h text:style-name="Heading_20_4" text:outline-level="4">Learn – JS Arithmetic &amp;&amp; Conditionals</text:h>
      <text:list xml:id="list3246953258" text:style-name="L214">
        <text:list-item>
          <text:p text:style-name="P632">Comparisons</text:p>
          <text:list>
            <text:list-item>
              <text:p text:style-name="P632">Equality</text:p>
              <text:list>
                <text:list-item>
                  <text:p text:style-name="P632">9 === <text:s/>9 //true</text:p>
                </text:list-item>
                <text:list-item>
                  <text:p text:style-name="P632">7 === 3 //false</text:p>
                </text:list-item>
                <text:list-item>
                  <text:p text:style-name="P632">“Hello” === “Hello” //true</text:p>
                </text:list-item>
              </text:list>
            </text:list-item>
          </text:list>
        </text:list-item>
      </text:list>
      <text:h text:style-name="Heading_20_4" text:outline-level="4">Build – Angry Parent Simulator</text:h>
      <text:p text:style-name="Standard"/>
      <text:h text:style-name="Heading_20_4" text:outline-level="4">Build – Temperature Converter</text:h>
      <text:p text:style-name="Standard"/>
      <text:h text:style-name="Heading_20_4" text:outline-level="4">Homework – Repetition</text:h>
      <text:list xml:id="list1661235004" text:style-name="L215">
        <text:list-item>
          <text:p text:style-name="P633">YouTube Background Picker – Add another list item and do it from memory</text:p>
          <text:list>
            <text:list-item>
              <text:p text:style-name="P634">done</text:p>
            </text:list-item>
          </text:list>
        </text:list-item>
        <text:list-item>
          <text:p text:style-name="P635">calc add another button</text:p>
          <text:list>
            <text:list-item>
              <text:p text:style-name="P634">done</text:p>
            </text:list-item>
          </text:list>
        </text:list-item>
        <text:list-item>
          <text:p text:style-name="P635">day make cases unimportant</text:p>
          <text:list>
            <text:list-item>
              <text:p text:style-name="P634">done</text:p>
            </text:list-item>
          </text:list>
        </text:list-item>
        <text:list-item>
          <text:p text:style-name="P636">Anki Cards</text:p>
          <text:list>
            <text:list-item>
              <text:p text:style-name="P636">Describe the syntax of a function.</text:p>
              <text:list>
                <text:list-item>
                  <text:p text:style-name="P636">The <text:span text:style-name="Source_20_Text">function</text:span> keyword goes first, then goes the <text:span text:style-name="Emphasis">name of the function</text:span>, then a list of <text:span text:style-name="Emphasis">parameters</text:span> between the parentheses (comma-separated) and finally the code of the function, also named “the function body”, between curly braces.</text:p>
                </text:list-item>
              </text:list>
            </text:list-item>
            <text:list-item>
              <text:p text:style-name="P637">What is a local variable?</text:p>
              <text:list>
                <text:list-item>
                  <text:p text:style-name="P637">A variable declared inside a function is only visible to that function</text:p>
                </text:list-item>
              </text:list>
            </text:list-item>
            <text:list-item>
              <text:p text:style-name="P638">Talk about global variables</text:p>
              <text:list>
                <text:list-item>
                  <text:p text:style-name="P638">They are available to any function and can be manipulated or overwritten by a function. In the case that a function declares a local variable with the same name as a global, the global will remain unchanged.</text:p>
                </text:list-item>
              </text:list>
            </text:list-item>
            <text:list-item>
              <text:p text:style-name="P639">What is the difference between a parameter and an argument?</text:p>
              <text:list>
                <text:list-item>
                  <text:p text:style-name="P639"><text:soft-page-break/>A parameter is the variable listed inside the parentheses in the function declaration and an argument is the value that is passed to the function when it is called. We declare functions listing their parameters and then call them passing arguments.</text:p>
                </text:list-item>
              </text:list>
            </text:list-item>
            <text:list-item>
              <text:p text:style-name="P640">How do you set default parameter values?</text:p>
              <text:list>
                <text:list-item>
                  <text:p text:style-name="P640">When declaring the parameters of the function, you set the parameter = something <text:span text:style-name="T367">which will be used if the user does not provide an argument for it</text:span>. This something can be text, a value, or even another function.</text:p>
                </text:list-item>
                <text:list-item>
                  <text:p text:style-name="P641">Give 5 examples of prefixes for function names and say what each should do.</text:p>
                  <text:list>
                    <text:list-item>
                      <text:p text:style-name="P641">show… displays something</text:p>
                    </text:list-item>
                    <text:list-item>
                      <text:p text:style-name="P641">get… returns a value</text:p>
                    </text:list-item>
                    <text:list-item>
                      <text:p text:style-name="P641">calc… calculates something</text:p>
                    </text:list-item>
                    <text:list-item>
                      <text:p text:style-name="P641">create… creates something</text:p>
                    </text:list-item>
                    <text:list-item>
                      <text:p text:style-name="P641">check… checks something and returns a boolean</text:p>
                    </text:list-item>
                  </text:list>
                </text:list-item>
              </text:list>
            </text:list-item>
          </text:list>
        </text:list-item>
      </text:list>
      <text:p text:style-name="P192"/>
      <text:p text:style-name="P192"/>
      <text:h text:style-name="P292" text:outline-level="2"><text:span text:style-name="T361">Class </text:span><text:span text:style-name="T353">1</text:span><text:span text:style-name="T371">3</text:span><text:span text:style-name="T361">: </text:span><text:span text:style-name="T371">Fun</text:span><text:span text:style-name="T356"> </text:span><text:span text:style-name="T360">Javascript </text:span><text:span text:style-name="T371">Examples</text:span></text:h>
      <text:h text:style-name="P316" text:outline-level="4">Let’s Talk – Imposter Syndrome</text:h>
      <text:h text:style-name="Heading_20_4" text:outline-level="4">Review</text:h>
      <text:list xml:id="list548145073" text:style-name="L216">
        <text:list-item>
          <text:p text:style-name="P642">Separation of Concerns</text:p>
        </text:list-item>
        <text:list-item>
          <text:p text:style-name="P642">IDs and classes</text:p>
        </text:list-item>
      </text:list>
      <text:h text:style-name="Heading_20_4" text:outline-level="4">Learn – What is programming?</text:h>
      <text:p text:style-name="P195">A computer does only what you tell it to do</text:p>
      <text:p text:style-name="P195">What is a program?</text:p>
      <text:list xml:id="list620010627" text:style-name="L217">
        <text:list-item>
          <text:p text:style-name="P643">Set of instructions that you write to tell a computer what to do</text:p>
        </text:list-item>
      </text:list>
      <text:p text:style-name="P195">What is programming?</text:p>
      <text:list xml:id="list11593483" text:style-name="L218">
        <text:list-item>
          <text:p text:style-name="P644">The task of writing those instructions in a language that the computer can understand</text:p>
        </text:list-item>
      </text:list>
      <text:p text:style-name="P195"/>
      <text:h text:style-name="Heading_20_4" text:outline-level="4">Lean – JS Basics</text:h>
      <text:p text:style-name="P196">What is syntax?</text:p>
      <text:list xml:id="list371889707" text:style-name="L219">
        <text:list-item>
          <text:p text:style-name="P645">The spelling and grammar rules of a programming languages</text:p>
        </text:list-item>
      </text:list>
      <text:p text:style-name="P196">What are variables?</text:p>
      <text:list xml:id="list1747461367" text:style-name="L220">
        <text:list-item>
          <text:p text:style-name="P646">Are a way we can tell our program to remember values for us to use later on</text:p>
        </text:list-item>
      </text:list>
      <text:p text:style-name="P196">How do you declare and assign variables?</text:p>
      <text:list xml:id="list2228620320" text:style-name="L221">
        <text:list-item>
          <text:p text:style-name="P647"><text:span text:style-name="T279">Let age</text:span> will declare the variable and <text:span text:style-name="T279">age = 25 </text:span>will store a value in the variable. <text:span text:style-name="T372">You can declare and assign a variable in one line with </text:span><text:span text:style-name="T328">let age = 25</text:span></text:p>
        </text:list-item>
      </text:list>
      <text:p text:style-name="P197"><text:span text:style-name="T328">W</text:span><text:span text:style-name="T279">hat are some variable conventions?</text:span></text:p>
      <text:list xml:id="list328411224" text:style-name="L222">
        <text:list-item>
          <text:p text:style-name="P648">Name variables using camelCase.</text:p>
        </text:list-item>
      </text:list>
      <text:p text:style-name="P197">What are strings?</text:p>
      <text:list xml:id="list1624846892" text:style-name="L223">
        <text:list-item>
          <text:p text:style-name="P649">Data types that appear between single quotes, double quotes, and ticks.</text:p>
        </text:list-item>
      </text:list>
      <text:p text:style-name="P198">What are the big 4 principles to understand in order to code well?</text:p>
      <text:list xml:id="list1448697008" text:style-name="L224">
        <text:list-item>
          <text:p text:style-name="P650">Variables, conditionals, functions and loops</text:p>
        </text:list-item>
      </text:list>
      <text:p text:style-name="P199">What’s the difference between =, ==, and ===?</text:p>
      <text:list xml:id="list4165146003" text:style-name="L225">
        <text:list-item>
          <text:p text:style-name="P651"><text:soft-page-break/>= is used for assignment, == is used for comparing value, === is used for comparing value and type.</text:p>
        </text:list-item>
      </text:list>
      <text:p text:style-name="P200">What is a template <text:span text:style-name="T373">literal/</text:span>string?</text:p>
      <text:list xml:id="list2043898529" text:style-name="L226">
        <text:list-item>
          <text:p text:style-name="P652">`${variable1} ${variable2} and any other text you want.`</text:p>
        </text:list-item>
      </text:list>
      <text:h text:style-name="Heading_20_4" text:outline-level="4">Review – Previous Class Work</text:h>
      <text:p text:style-name="Standard"/>
      <text:h text:style-name="Heading_20_4" text:outline-level="4">Learn – Pseudo Code</text:h>
      <text:p text:style-name="Standard"/>
      <text:h text:style-name="Heading_20_4" text:outline-level="4">Build – Temperature Converter</text:h>
      <text:p text:style-name="Standard"/>
      <text:h text:style-name="Heading_20_4" text:outline-level="4">Learn – Functions</text:h>
      <text:p text:style-name="Standard"/>
      <text:h text:style-name="Heading_20_4" text:outline-level="4">Build – Functions</text:h>
      <text:p text:style-name="Standard"/>
      <text:h text:style-name="Heading_20_4" text:outline-level="4">Homework – Read Please</text:h>
      <text:list xml:id="list3706245566" text:style-name="L227">
        <text:list-item>
          <text:p text:style-name="P653">Background picker: make it a cage album picker</text:p>
          <text:list>
            <text:list-item>
              <text:p text:style-name="P653">Done</text:p>
            </text:list-item>
          </text:list>
        </text:list-item>
      </text:list>
      <text:p text:style-name="P194"/>
      <text:h text:style-name="P293" text:outline-level="2"><text:span text:style-name="T361">Class </text:span><text:span text:style-name="T353">1</text:span><text:span text:style-name="T361">4: JavaScript Functions for Beginners</text:span></text:h>
      <text:h text:style-name="Heading_20_4" text:outline-level="4">Learn – What is programming?</text:h>
      <text:p text:style-name="Standard"/>
      <text:h text:style-name="Heading_20_4" text:outline-level="4">Learn – JS Basics</text:h>
      <text:p text:style-name="Standard">++variable vs variable++</text:p>
      <text:list xml:id="list2881506565" text:style-name="L228">
        <text:list-item>
          <text:p text:style-name="P654">using ++variable will add 1 value to the variable before something else executes. Variable++ will add 1 to the variable after something else executes on it.</text:p>
          <text:list>
            <text:list-item>
              <text:p text:style-name="P654">Let dogAge = 15</text:p>
            </text:list-item>
            <text:list-item>
              <text:p text:style-name="P654">alert(++dogAge) outputs 16</text:p>
            </text:list-item>
            <text:list-item>
              <text:p text:style-name="P654">alert(dogAge++) outputs 15 and then adds 1 to the variable dogAge</text:p>
            </text:list-item>
          </text:list>
        </text:list-item>
      </text:list>
      <text:h text:style-name="Heading_20_4" text:outline-level="4">Review – Previous Class Work</text:h>
      <text:p text:style-name="Standard"/>
      <text:h text:style-name="Heading_20_4" text:outline-level="4">Learn – Pseudo Code</text:h>
      <text:p text:style-name="P202">Write it out first and then code step-by-step and test each step along the way </text:p>
      <text:p text:style-name="Standard"/>
      <text:h text:style-name="Heading_20_4" text:outline-level="4">Build – Temperature Converter</text:h>
      <text:p text:style-name="Standard"/>
      <text:h text:style-name="Heading_20_4" text:outline-level="4"><text:soft-page-break/>Learn – Functions</text:h>
      <text:p text:style-name="P201">What are functions?</text:p>
      <text:list xml:id="list2367722017" text:style-name="L229">
        <text:list-item>
          <text:p text:style-name="P655">Sets of instructions that we can resuse over and over again. They form the basic building blocks of a program.</text:p>
        </text:list-item>
      </text:list>
      <text:h text:style-name="Heading_20_4" text:outline-level="4">Build – Functions</text:h>
      <text:p text:style-name="Standard"/>
      <text:h text:style-name="Heading_20_4" text:outline-level="4">Homework</text:h>
      <text:list xml:id="list2830322009" text:style-name="L230">
        <text:list-item>
          <text:p text:style-name="P656">Function Expressions</text:p>
          <text:list>
            <text:list-item>
              <text:p text:style-name="P656">a function is a value representing an action. Regular values like strings or numbers represent the data while a function can be perceived as an action we can pass between variables and run when we want</text:p>
            </text:list-item>
            <text:list-item>
              <text:p text:style-name="P657"><text:span text:style-name="Emphasis">Function Declaration:</text:span> a function, declared as a separate statement, in the main code flow. <text:span text:style-name="T374">It can be called before it is defined in the code.</text:span></text:p>
            </text:list-item>
            <text:list-item>
              <text:p text:style-name="P657"><text:span text:style-name="Emphasis">Function Expression:</text:span> a function, created inside an expression or inside another syntax construct. <text:span text:style-name="T374">It needs to be defined before it can be called.</text:span></text:p>
            </text:list-item>
            <text:list-item>
              <text:p text:style-name="P798">In most cases when we need to declare a function, a Function Declaration is preferable, because it is visible prior to the declaration itself. That gives us more flexibility in code organization, and is usually more readable. So we should use a Function Expression only when a Function Declaration is not fit for the task <text:span text:style-name="T375">such as a conditional declaration.</text:span></text:p>
            </text:list-item>
          </text:list>
        </text:list-item>
        <text:list-item>
          <text:p text:style-name="P656">Arrow Functions</text:p>
          <text:list>
            <text:list-item>
              <text:p text:style-name="P656">How do you write an arrow function</text:p>
              <text:list>
                <text:list-item>
                  <text:p text:style-name="P658">let func = (param1, param2) =&gt; param1 + param2;</text:p>
                </text:list-item>
                <text:list-item>
                  <text:p text:style-name="P659">let func = (param1, param2 =&gt; { return expression }</text:p>
                </text:list-item>
              </text:list>
            </text:list-item>
            <text:list-item>
              <text:p text:style-name="P656">Arrow functions are handy for simple actions, especially for one-liners. They come in two flavors:</text:p>
              <text:list>
                <text:list-item>
                  <text:p text:style-name="P656">Without curly braces: <text:span text:style-name="Source_20_Text">(...args) =&gt; expression</text:span> – the right side is an expression: the function evaluates it and returns the result. Parentheses can be omitted, if there’s only a single argument, e.g. <text:span text:style-name="Source_20_Text">n =&gt; n*2</text:span>. </text:p>
                </text:list-item>
                <text:list-item>
                  <text:p text:style-name="P656">With curly braces: <text:span text:style-name="Source_20_Text">(...args) =&gt; { body }</text:span> – brackets allow us to write multiple statements inside the function, but we need an explicit <text:span text:style-name="Source_20_Text">return</text:span> to return something. </text:p>
                </text:list-item>
              </text:list>
            </text:list-item>
          </text:list>
        </text:list-item>
      </text:list>
      <text:p text:style-name="Standard"/>
      <text:h text:style-name="P294" text:outline-level="2"><text:span text:style-name="T361">Class </text:span><text:span text:style-name="T353">1</text:span><text:span text:style-name="T376">5</text:span><text:span text:style-name="T361">: </text:span><text:span text:style-name="T376">How to Start Freelancing</text:span></text:h>
      <text:h text:style-name="Heading_20_4" text:outline-level="4">Learn – What is freelancing?</text:h>
      <text:list xml:id="list659847788" text:style-name="L231">
        <text:list-item>
          <text:p text:style-name="P660">Freelancing means working as an independent person or company rather than be employed by someone else</text:p>
        </text:list-item>
        <text:list-item>
          <text:p text:style-name="P661">Consultant, 1099, contractor, self-employeed</text:p>
        </text:list-item>
      </text:list>
      <text:p text:style-name="Standard"/>
      <text:h text:style-name="Heading_20_4" text:outline-level="4">Learn – Setting Up Online Presence</text:h>
      <text:p text:style-name="P213">Set up a Portfolio</text:p>
      <text:list xml:id="list560271066" text:style-name="L232">
        <text:list-item>
          <text:p text:style-name="P662">Examples</text:p>
          <text:list>
            <text:list-item>
              <text:p text:style-name="P662">blaw ($1000): barbaralaw.me</text:p>
            </text:list-item>
            <text:list-item>
              <text:p text:style-name="P662"><text:soft-page-break/>shawn (Amazon $1495): shawncharles.netlify.app </text:p>
            </text:list-item>
          </text:list>
        </text:list-item>
        <text:list-item>
          <text:p text:style-name="P663">Advice for portfolio</text:p>
          <text:list>
            <text:list-item>
              <text:p text:style-name="P664">Use templates!!</text:p>
              <text:list>
                <text:list-item>
                  <text:p text:style-name="P347">Use these first:</text:p>
                  <text:list>
                    <text:list-item>
                      <text:p text:style-name="P664"><text:a xlink:type="simple" xlink:href="https://html5up.net/" text:style-name="Internet_20_link" text:visited-style-name="Visited_20_Internet_20_Link">https://html5up.net/</text:a> </text:p>
                    </text:list-item>
                  </text:list>
                </text:list-item>
                <text:list-item>
                  <text:p text:style-name="P347">After your first client use these maybe:</text:p>
                  <text:list>
                    <text:list-item>
                      <text:p text:style-name="P347">wrapbootstrap.com</text:p>
                    </text:list-item>
                    <text:list-item>
                      <text:p text:style-name="P347">themeforest.net</text:p>
                    </text:list-item>
                  </text:list>
                </text:list-item>
              </text:list>
            </text:list-item>
            <text:list-item>
              <text:p text:style-name="P347">Hosting sites</text:p>
              <text:list>
                <text:list-item>
                  <text:p text:style-name="P665"><text:span text:style-name="T379">N</text:span>etlify.<text:span text:style-name="T379">com/drop</text:span> <text:span text:style-name="T379">(</text:span>free site<text:span text:style-name="T379">)</text:span></text:p>
                  <text:list>
                    <text:list-item>
                      <text:p text:style-name="P347">costs money if you want a custom domain</text:p>
                    </text:list-item>
                  </text:list>
                </text:list-item>
                <text:list-item>
                  <text:p text:style-name="P666">Domains</text:p>
                  <text:list>
                    <text:list-item>
                      <text:p text:style-name="P666">Namecheap.com</text:p>
                    </text:list-item>
                    <text:list-item>
                      <text:p text:style-name="P666">IwantMyName.com</text:p>
                    </text:list-item>
                  </text:list>
                </text:list-item>
              </text:list>
            </text:list-item>
          </text:list>
        </text:list-item>
      </text:list>
      <text:p text:style-name="P213"/>
      <text:p text:style-name="P213">Curate Twitter</text:p>
      <text:list xml:id="list49950995" text:style-name="L233">
        <text:list-item>
          <text:p text:style-name="P667">Nyah (AfrosInAi.com): twitter.com/EarthandCode</text:p>
          <text:list>
            <text:list-item>
              <text:p text:style-name="P667">twitter header</text:p>
              <text:list>
                <text:list-item>
                  <text:p text:style-name="P667">Software Engineer</text:p>
                </text:list-item>
              </text:list>
            </text:list-item>
          </text:list>
        </text:list-item>
        <text:list-item>
          <text:p text:style-name="P667">Sam (Material UI): twitter.com/tanoaksam</text:p>
        </text:list-item>
        <text:list-item>
          <text:p text:style-name="P667">Twitter helps you other search results rank higher</text:p>
        </text:list-item>
      </text:list>
      <text:p text:style-name="P214"/>
      <text:p text:style-name="P213">Curate Linkedin</text:p>
      <text:list xml:id="list1363853774" text:style-name="L234">
        <text:list-item>
          <text:p text:style-name="P668">Keep 3 things</text:p>
          <text:list>
            <text:list-item>
              <text:p text:style-name="P668">previous job</text:p>
              <text:list>
                <text:list-item>
                  <text:p text:style-name="P669">frame it as how it led you to tech</text:p>
                </text:list-item>
              </text:list>
            </text:list-item>
            <text:list-item>
              <text:p text:style-name="P668">100Devs <text:span text:style-name="T378">Agency (in a training program at the Agency)</text:span></text:p>
              <text:list>
                <text:list-item>
                  <text:p text:style-name="P668">Create full-stack web apps with current frameworks and packages</text:p>
                </text:list-item>
                <text:list-item>
                  <text:p text:style-name="P668">Designed interactive websites with responsive features</text:p>
                </text:list-item>
              </text:list>
            </text:list-item>
            <text:list-item>
              <text:p text:style-name="P668"><text:span text:style-name="T377">freelance</text:span> <text:span text:style-name="T377">experience</text:span></text:p>
              <text:list>
                <text:list-item>
                  <text:p text:style-name="P670">Use it to fill in the gaps in employment</text:p>
                </text:list-item>
              </text:list>
            </text:list-item>
          </text:list>
        </text:list-item>
      </text:list>
      <text:p text:style-name="P213"/>
      <text:h text:style-name="Heading_20_4" text:outline-level="4">Learn – Finding Clients</text:h>
      <text:p text:style-name="P215">Start looking for clients close by</text:p>
      <text:list xml:id="list3579535182" text:style-name="L235">
        <text:list-item>
          <text:p text:style-name="P671">Friends</text:p>
        </text:list-item>
        <text:list-item>
          <text:p text:style-name="P671">Family</text:p>
        </text:list-item>
        <text:list-item>
          <text:p text:style-name="P671">Social Media</text:p>
        </text:list-item>
      </text:list>
      <text:p text:style-name="P216">Then look for clients locally</text:p>
      <text:list xml:id="list525619073" text:style-name="L236">
        <text:list-item>
          <text:p text:style-name="P672">Networking – tell everyone</text:p>
          <text:list>
            <text:list-item>
              <text:p text:style-name="P673">Introduce yourself as a software engineer and build websites and web apps for clients in the DMV area.</text:p>
            </text:list-item>
          </text:list>
        </text:list-item>
        <text:list-item>
          <text:p text:style-name="P672">Listings (craigslist, <text:span text:style-name="T380">local chamber of commerce, Facebook marketplace</text:span>)</text:p>
          <text:list>
            <text:list-item>
              <text:p text:style-name="P674"><text:span text:style-name="T335">I am local software engineer</text:span> and would love to meet you at (public place) to talk to you about your web development needs.</text:p>
            </text:list-item>
          </text:list>
        </text:list-item>
        <text:list-item>
          <text:p text:style-name="P672">Places you know</text:p>
          <text:list>
            <text:list-item>
              <text:p text:style-name="P675">restaurants, local businesses, eastern market <text:span text:style-name="T381">vendors</text:span></text:p>
            </text:list-item>
          </text:list>
        </text:list-item>
        <text:list-item>
          <text:p text:style-name="P672"><text:span text:style-name="T382">O</text:span>utbound (pick a niche)</text:p>
          <text:list>
            <text:list-item>
              <text:p text:style-name="P676">It is a numbers game and you’re going to get rejected a lot</text:p>
            </text:list-item>
            <text:list-item>
              <text:p text:style-name="P677"><text:soft-page-break/>In the morning pick a niche (like restaurants who need websites)</text:p>
            </text:list-item>
            <text:list-item>
              <text:p text:style-name="P677">compile a list of every restaurant in your local area and record if they have a website and if they do, is it shitty?</text:p>
            </text:list-item>
            <text:list-item>
              <text:p text:style-name="P677">Call business and <text:span text:style-name="T383">see if they </text:span>want you to build a website.</text:p>
            </text:list-item>
            <text:list-item>
              <text:p text:style-name="P678">Example script:</text:p>
              <text:list>
                <text:list-item>
                  <text:p text:style-name="P679">Hi this is [name]</text:p>
                  <text:list>
                    <text:list-item>
                      <text:p text:style-name="P679">Do you have a website where I could see your menu</text:p>
                    </text:list-item>
                  </text:list>
                </text:list-item>
                <text:list-item>
                  <text:p text:style-name="P679">Huh, odd question, but is the business owner available?</text:p>
                  <text:list>
                    <text:list-item>
                      <text:p text:style-name="P679">[if no] What is their name and when are they normally around</text:p>
                      <text:list>
                        <text:list-item>
                          <text:p text:style-name="P679">[why] I’m a DC based web developer, I make websites and would love to help out a local business</text:p>
                        </text:list-item>
                      </text:list>
                    </text:list-item>
                    <text:list-item>
                      <text:p text:style-name="P679">[if yes] I am the owner</text:p>
                      <text:list>
                        <text:list-item>
                          <text:p text:style-name="P679">[why] I’m a DC based web developer, I make websites and would love to help out a local business</text:p>
                        </text:list-item>
                      </text:list>
                    </text:list-item>
                    <text:list-item>
                      <text:p text:style-name="P679">[if yes] but they are busy</text:p>
                      <text:list>
                        <text:list-item>
                          <text:p text:style-name="P679">[great] I’ll call back in a little bit</text:p>
                        </text:list-item>
                      </text:list>
                    </text:list-item>
                  </text:list>
                </text:list-item>
                <text:list-item>
                  <text:p text:style-name="P679">Don’t hang up until they agree to a $100 package or hang up on you</text:p>
                  <text:list>
                    <text:list-item>
                      <text:p text:style-name="P679">thousands are searching for restaurants to eat at and you’re not even in the running because you don’t have a website</text:p>
                    </text:list-item>
                    <text:list-item>
                      <text:p text:style-name="P679">Individuals under 35 <text:span text:style-name="T384">(who are the demo that eats out the most) </text:span>are <text:span text:style-name="T384">more likely to eat at a restaurant with a web presence.</text:span></text:p>
                    </text:list-item>
                    <text:list-item>
                      <text:p text:style-name="P680">People are trying to find you online.</text:p>
                    </text:list-item>
                  </text:list>
                </text:list-item>
              </text:list>
            </text:list-item>
          </text:list>
        </text:list-item>
        <text:list-item>
          <text:p text:style-name="P681">Go Wide</text:p>
          <text:list>
            <text:list-item>
              <text:p text:style-name="P681">Gig sites (upwork, fiver, etc)</text:p>
              <text:list>
                <text:list-item>
                  <text:p text:style-name="P681">hard to get work since you are competing against a lot of folks</text:p>
                </text:list-item>
                <text:list-item>
                  <text:p text:style-name="P681">to be successful</text:p>
                  <text:list>
                    <text:list-item>
                      <text:p text:style-name="P681">invest in making your site user profile very robust</text:p>
                    </text:list-item>
                    <text:list-item>
                      <text:p text:style-name="P681">price everything really high (they’ll think you’re better at it)</text:p>
                    </text:list-item>
                  </text:list>
                </text:list-item>
                <text:list-item>
                  <text:p text:style-name="P681">Forums (reddit, etc)</text:p>
                  <text:list>
                    <text:list-item>
                      <text:p text:style-name="P681"/>
                    </text:list-item>
                  </text:list>
                </text:list-item>
                <text:list-item>
                  <text:p text:style-name="P681">Build <text:span text:style-name="T385">A</text:span>uthority</text:p>
                  <text:list>
                    <text:list-item>
                      <text:p text:style-name="P682">pick a niche, build a blog<text:span text:style-name="T387">(hashnode.com)</text:span> and put out content, <text:span text:style-name="T386">build a list of </text:span><text:span text:style-name="T387">potential clients and then reach out</text:span></text:p>
                    </text:list-item>
                    <text:list-item>
                      <text:p text:style-name="P682">become an expert at a thing or industry</text:p>
                    </text:list-item>
                  </text:list>
                </text:list-item>
              </text:list>
            </text:list-item>
          </text:list>
        </text:list-item>
      </text:list>
      <text:h text:style-name="Heading_20_4" text:outline-level="4">Learn – Proposals</text:h>
      <text:p text:style-name="P217">What is a proposal</text:p>
      <text:list xml:id="list3781064179" text:style-name="L237">
        <text:list-item>
          <text:p text:style-name="P683">An agreement between 2 parties where you </text:p>
        </text:list-item>
      </text:list>
      <text:p text:style-name="P218">Proposal templates</text:p>
      <text:list xml:id="list107791479" text:style-name="L238">
        <text:list-item>
          <text:p text:style-name="P684"><text:a xlink:type="simple" xlink:href="https://templates.proposify.com/proposal-template/responsive-web-design/609302" text:style-name="Internet_20_link" text:visited-style-name="Visited_20_Internet_20_Link">https://templates.proposify.com/proposal-template/responsive-web-design/609302</text:a></text:p>
        </text:list-item>
        <text:list-item>
          <text:p text:style-name="P684"><text:a xlink:type="simple" xlink:href="https://s3-us-west-2.amazonaws.com/pandadoc-prod-public-templates/sBANW87i68cHdvsjFyyEP7/template.pdf" text:style-name="Internet_20_link" text:visited-style-name="Visited_20_Internet_20_Link">https://s3-us-west-2.amazonaws.com/pandadoc-prod-public-templates/sBANW87i68cHdvsjFyyEP7/template.pdf</text:a> </text:p>
        </text:list-item>
        <text:list-item>
          <text:p text:style-name="P684">combine the above two templates</text:p>
        </text:list-item>
      </text:list>
      <text:p text:style-name="P219">You can add logo design along with website services using namecheap’s free logo maker and charge for a design credit</text:p>
      <text:list xml:id="list2334956722" text:style-name="L239">
        <text:list-item>
          <text:p text:style-name="P685"><text:a xlink:type="simple" xlink:href="https://www.namecheap.com/logo-maker/" text:style-name="Internet_20_link" text:visited-style-name="Visited_20_Internet_20_Link">https://www.namecheap.com/logo-maker/</text:a> </text:p>
        </text:list-item>
      </text:list>
      <text:h text:style-name="Heading_20_4" text:outline-level="4">Learn – Contracts</text:h>
      <text:p text:style-name="P220">Are there to protect both parties and says what happens when something goes wrong.</text:p>
      <text:p text:style-name="P220"><text:soft-page-break/>Everyone gets a contract <text:span text:style-name="T388">no matter the relationship (family or other)</text:span></text:p>
      <text:p text:style-name="P223">Deposit of 25-50% up front</text:p>
      <text:p text:style-name="P203">Contract examples</text:p>
      <text:list xml:id="list49900636" text:style-name="L240">
        <text:list-item>
          <text:p text:style-name="P686"><text:a xlink:type="simple" xlink:href="https://stuffandnonsense.co.uk/projects/contract-killer" text:style-name="Internet_20_link" text:visited-style-name="Visited_20_Internet_20_Link">https://stuffandnonsense.co.uk/projects/contract-killer</text:a></text:p>
        </text:list-item>
        <text:list-item>
          <text:p text:style-name="P686"><text:a xlink:type="simple" xlink:href="https://github.com/samuelsycamore/contract-killer" text:style-name="Internet_20_link" text:visited-style-name="Visited_20_Internet_20_Link">https://github.com/samuelsycamore/contract-killer</text:a> (US version of the above link)</text:p>
        </text:list-item>
      </text:list>
      <text:p text:style-name="P222">Make sure every contract you sign has these two paragraphs</text:p>
      <text:list xml:id="list823449534" text:style-name="L241">
        <text:list-item>
          <text:p text:style-name="P687">Indemnification clause</text:p>
          <text:list>
            <text:list-item>
              <text:p text:style-name="P687">That said, we can’t guarantee that our work will be error-free and so we can’t be liable to you or any third-party for damages, including lost profits, lost savings or other incidental, consequential or special damages, even if you’ve advised us of them.</text:p>
            </text:list-item>
          </text:list>
        </text:list-item>
        <text:list-item>
          <text:p text:style-name="P687">Ownership of code</text:p>
          <text:list>
            <text:list-item>
              <text:p text:style-name="P687">We’ll own any intellectual property rights we’ve developed prior to, or developed separately from this project and not paid for by you. We’ll own the unique combination of these elements that constitutes a complete design and we’ll license its use to you <text:span text:style-name="Strong_20_Emphasis"><text:span text:style-name="T389">(ONCE PAID IN FULL)</text:span></text:span>, exclusively and in perpetuity for this project only, unless we agree otherwise.</text:p>
              <text:list>
                <text:list-item>
                  <text:p text:style-name="P687">We do this so we can put it on our portfolio</text:p>
                </text:list-item>
              </text:list>
            </text:list-item>
          </text:list>
        </text:list-item>
      </text:list>
      <text:p text:style-name="P221"/>
      <text:h text:style-name="Heading_20_4" text:outline-level="4">Learn – Delivering &amp; Client Relations</text:h>
      <text:p text:style-name="P224">How to close</text:p>
      <text:list xml:id="list947401262" text:style-name="L242">
        <text:list-item>
          <text:p text:style-name="P688">Ask them to tell you about your project and then take notes</text:p>
        </text:list-item>
        <text:list-item>
          <text:p text:style-name="P689">This sounds like an amazing project. There is a lot here. What is your ballpark budget?</text:p>
          <text:list>
            <text:list-item>
              <text:p text:style-name="P690">I can build out a lot of different proposals at different ranges but I don’t <text:span text:style-name="T391">wanna </text:span>waste both of our times. </text:p>
            </text:list-item>
            <text:list-item>
              <text:p text:style-name="P690"><text:span text:style-name="T390">D</text:span>on’t do hourly rate</text:p>
            </text:list-item>
          </text:list>
        </text:list-item>
        <text:list-item>
          <text:p text:style-name="P690">YouTube channel called the future about hourly rate (christo?)</text:p>
        </text:list-item>
        <text:list-item>
          <text:p text:style-name="P691">Be <text:span text:style-name="T392">F</text:span>irm <text:span text:style-name="T392">because if they are trouble to start with, they’ll be </text:span><text:span text:style-name="T393">trouble through the whole thing</text:span></text:p>
        </text:list-item>
        <text:list-item>
          <text:p text:style-name="P691"><text:span text:style-name="T394">Be </text:span><text:span text:style-name="T392">C</text:span>lear <text:span text:style-name="T392">with what you can do and what you can deliver</text:span></text:p>
        </text:list-item>
        <text:list-item>
          <text:p text:style-name="P691"><text:span text:style-name="T393">U</text:span>nder <text:span text:style-name="T393">P</text:span>romise and <text:span text:style-name="T393">O</text:span>ver <text:span text:style-name="T393">D</text:span>eliver</text:p>
        </text:list-item>
        <text:list-item>
          <text:p text:style-name="P692">Leave room to get help (double your time estimates)</text:p>
        </text:list-item>
      </text:list>
      <text:p text:style-name="P225">Deliver the Goods</text:p>
      <text:list xml:id="list2656493522" text:style-name="L243">
        <text:list-item>
          <text:p text:style-name="P693">Under Promise</text:p>
        </text:list-item>
        <text:list-item>
          <text:p text:style-name="P693">Over Deliver</text:p>
        </text:list-item>
        <text:list-item>
          <text:p text:style-name="P693">Communicate regularly on a schedule</text:p>
          <text:list>
            <text:list-item>
              <text:p text:style-name="P694">send the client an email every Friday (what was done and what we are going to do next week)</text:p>
            </text:list-item>
          </text:list>
        </text:list-item>
        <text:list-item>
          <text:p text:style-name="P694">Get help</text:p>
          <text:list>
            <text:list-item>
              <text:p text:style-name="P694">ask the Discord to help with details on projects when you are stuck</text:p>
            </text:list-item>
          </text:list>
        </text:list-item>
      </text:list>
      <text:h text:style-name="Heading_20_4" text:outline-level="4">Learn – Reinvesting</text:h>
      <text:p text:style-name="P226">Most freelance money is made from Evergreen clients who come back again and again.</text:p>
      <text:p text:style-name="P227">Build a better protfolio, better proposal, better contract, business entity, lawyer, CPS/book keeping</text:p>
      <text:h text:style-name="Heading_20_4" text:outline-level="4">Questions?</text:h>
      <text:p text:style-name="P228">How do we handle hosting for a client?</text:p>
      <text:list xml:id="list882137721" text:style-name="L244">
        <text:list-item>
          <text:p text:style-name="P695">Have them set up a Netlify account. Do work on your <text:span text:style-name="T395">N</text:span>etlify account and then once you are paid in full then move it to their account. <text:span text:style-name="T395">(Get them set up with a password manager and have them share it with you).</text:span></text:p>
        </text:list-item>
      </text:list>
      <text:p text:style-name="P228">Most clients at first will be static sites</text:p>
      <text:p text:style-name="P229"><text:soft-page-break/>How do get paid?</text:p>
      <text:list xml:id="list705103312" text:style-name="L245">
        <text:list-item>
          <text:p text:style-name="P696">Send them an invoice using (invoice generator) and then get money through Venmo, Zelle, check, freshbooks (later on)</text:p>
        </text:list-item>
      </text:list>
      <text:p text:style-name="P229">If both parties don’t seem satisfied before the contract then it is ok to just let the client go.</text:p>
      <text:p text:style-name="P229">Are we responsible for the copy on the site?</text:p>
      <text:list xml:id="list2025152173" text:style-name="L246">
        <text:list-item>
          <text:p text:style-name="P697">Sometimes, but if you do, then throw it in the proposal</text:p>
        </text:list-item>
      </text:list>
      <text:p text:style-name="P229">You can add squarespace/wix/<text:span text:style-name="T396">WordPress</text:span> sites to portfolios</text:p>
      <text:p text:style-name="P230">How long does it take to build a proposal?</text:p>
      <text:list xml:id="list2593095064" text:style-name="L247">
        <text:list-item>
          <text:p text:style-name="P698">Deliver it quickly &lt; 48 hrs and then schedule the next call to discuss the proposal.</text:p>
        </text:list-item>
        <text:list-item>
          <text:p text:style-name="P699">Then work through the proposal with them over the phone and <text:span text:style-name="T397">listen to their reactions.</text:span></text:p>
          <text:list>
            <text:list-item>
              <text:p text:style-name="P699"><text:span text:style-name="T398">N</text:span>egotiate more money then or more time <text:span text:style-name="T398">on the phone</text:span></text:p>
            </text:list-item>
          </text:list>
        </text:list-item>
      </text:list>
      <text:p text:style-name="P231">How many clients at a time</text:p>
      <text:list xml:id="list946119351" text:style-name="L248">
        <text:list-item>
          <text:p text:style-name="P700">~2</text:p>
        </text:list-item>
      </text:list>
      <text:p text:style-name="P232">How to get away from back clients</text:p>
      <text:list xml:id="list1736772110" text:style-name="L249">
        <text:list-item>
          <text:p text:style-name="P701">have a walkaway clause in your contract</text:p>
        </text:list-item>
      </text:list>
      <text:p text:style-name="P231"/>
      <text:h text:style-name="Heading_20_4" text:outline-level="4">Homework – Set everything up</text:h>
      <text:p text:style-name="Standard"/>
      <text:h text:style-name="P295" text:outline-level="2"><text:span text:style-name="T361">Class </text:span><text:span text:style-name="T353">1</text:span><text:span text:style-name="T399">6</text:span><text:span text:style-name="T361">: </text:span><text:span text:style-name="T409">Learn JavaScript Loops</text:span></text:h>
      <text:h text:style-name="P317" text:outline-level="4"><text:span text:style-name="T399">Let’s Talk</text:span> – <text:span text:style-name="T399">Next Week</text:span></text:h>
      <text:p text:style-name="P235">Gotta believe that you’ll solve the problems in front of you. Perseverance is key</text:p>
      <text:p text:style-name="Standard"/>
      <text:p text:style-name="Standard">100Devs stream team</text:p>
      <text:list xml:id="list1415857394" text:style-name="L250">
        <text:list-item>
          <text:p text:style-name="P702"><text:a xlink:type="simple" xlink:href="https://www.twitch.tv/thedabolical" text:style-name="Internet_20_link" text:visited-style-name="Visited_20_Internet_20_Link">https://www.twitch.tv/thedabolical</text:a></text:p>
        </text:list-item>
        <text:list-item>
          <text:p text:style-name="P702"><text:a xlink:type="simple" xlink:href="https://www.twitch.tv/oldcoderchick" office:target-frame-name="_blank" xlink:show="new" text:style-name="Internet_20_link" text:visited-style-name="Visited_20_Internet_20_Link">https://www.twitch.tv/oldcoderchick</text:a></text:p>
        </text:list-item>
      </text:list>
      <text:h text:style-name="Heading_20_4" text:outline-level="4">Review – Pseudo Code</text:h>
      <text:p text:style-name="Standard"/>
      <text:h text:style-name="Heading_20_4" text:outline-level="4">Review – Variables</text:h>
      <text:p text:style-name="Standard"/>
      <text:h text:style-name="Heading_20_4" text:outline-level="4">Review – Conditionals</text:h>
      <text:p text:style-name="Standard"/>
      <text:h text:style-name="Heading_20_4" text:outline-level="4">Review – Functions</text:h>
      <text:p text:style-name="Standard"/>
      <text:h text:style-name="Heading_20_4" text:outline-level="4">Learn – <text:span text:style-name="T399">Loops</text:span></text:h>
      <text:p text:style-name="P236">What are loops?</text:p>
      <text:list xml:id="list1940911124" text:style-name="L251">
        <text:list-item>
          <text:p text:style-name="P703">They repeat an action some number of times. There are 3 main types: for, while and do while loops.</text:p>
        </text:list-item>
        <text:list-item>
          <text:p text:style-name="P704">For loops structure: initialExpression; conditionalExpression; incrementExpression</text:p>
        </text:list-item>
      </text:list>
      <text:h text:style-name="Heading_20_4" text:outline-level="4">Homework – Work During Break</text:h>
      <text:list xml:id="list111023153" text:style-name="L252">
        <text:list-item>
          <text:p text:style-name="P705"><text:span text:style-name="T400">Set up your protfolio</text:span>*</text:p>
        </text:list-item>
      </text:list>
      <text:list xml:id="list4222140235" text:style-name="L253">
        <text:list-item>
          <text:p text:style-name="P706"><text:soft-page-break/>draft your proposal/contract*</text:p>
        </text:list-item>
      </text:list>
      <text:list xml:id="list3888915885" text:style-name="L254">
        <text:list-item>
          <text:p text:style-name="P707"><text:a xlink:type="simple" xlink:href="https://www.poetryfoundation.org/poems/51642/invictus" office:target-frame-name="_blank" xlink:show="new" text:style-name="Internet_20_link" text:visited-style-name="Visited_20_Internet_20_Link">Invictus (poem)</text:a></text:p>
        </text:list-item>
      </text:list>
      <text:list xml:id="list283508588" text:style-name="L255">
        <text:list-item>
          <text:p text:style-name="P708"><text:a xlink:type="simple" xlink:href="https://github.com/bpesquet/thejsway" office:target-frame-name="_blank" xlink:show="new" text:style-name="Internet_20_link" text:visited-style-name="Visited_20_Internet_20_Link">The JS Way</text:a> ('3, 2, 1... Code!' through 'Write Functions') <text:span text:style-name="T400">Ch. 1-5</text:span></text:p>
          <text:list>
            <text:list-item>
              <text:p text:style-name="P709">Done</text:p>
            </text:list-item>
          </text:list>
        </text:list-item>
      </text:list>
      <text:list xml:id="list11448049" text:style-name="L256">
        <text:list-item>
          <text:p text:style-name="P711"><text:a xlink:type="simple" xlink:href="http://eloquentjavascript.net/3rd_edition/" office:target-frame-name="_blank" xlink:show="new" text:style-name="Internet_20_link" text:visited-style-name="Visited_20_Internet_20_Link">Eloquent Javascript</text:a> (Chapters 1 - 3)</text:p>
        </text:list-item>
      </text:list>
      <text:list xml:id="list2499310349" text:style-name="L257">
        <text:list-item>
          <text:p text:style-name="P712"><text:a xlink:type="simple" xlink:href="https://www.codecademy.com/learn/introduction-to-javascript" office:target-frame-name="_blank" xlink:show="new" text:style-name="Internet_20_link" text:visited-style-name="Visited_20_Internet_20_Link">Codecademy: Intro to Javascript</text:a> (1-6)</text:p>
        </text:list-item>
      </text:list>
      <text:list xml:id="list1878764384" text:style-name="L258">
        <text:list-item>
          <text:p text:style-name="P713"><text:a xlink:type="simple" xlink:href="https://youtu.be/SWYqp7iY_Tc" office:target-frame-name="_blank" xlink:show="new" text:style-name="Internet_20_link" text:visited-style-name="Visited_20_Internet_20_Link">Git and GitHub crash course</text:a></text:p>
          <text:list>
            <text:list-item>
              <text:p text:style-name="P710">Done</text:p>
            </text:list-item>
          </text:list>
        </text:list-item>
        <text:list-item>
          <text:p text:style-name="P714">Extras</text:p>
          <text:list>
            <text:list-item>
              <text:p text:style-name="P714"><text:a xlink:type="simple" xlink:href="https://jwiegley.github.io/git-from-the-bottom-up/" office:target-frame-name="_blank" xlink:show="new" text:style-name="Internet_20_link" text:visited-style-name="Visited_20_Internet_20_Link">Git from the bottom up</text:a></text:p>
            </text:list-item>
          </text:list>
        </text:list-item>
      </text:list>
      <text:p text:style-name="P234"/>
      <text:h text:style-name="P296" text:outline-level="2"><text:span text:style-name="T361">Class: </text:span><text:span text:style-name="T401">Super Review</text:span></text:h>
      <text:h text:style-name="P318" text:outline-level="4">Review – Networking</text:h>
      <text:list xml:id="list3019092900" text:style-name="L259">
        <text:list-item>
          <text:p text:style-name="P715">Sometimes at meetups but you can network effectively through IRC, Discord, or Slack.</text:p>
        </text:list-item>
        <text:list-item>
          <text:p text:style-name="P716">Finding a buddy to approach networking is useful</text:p>
        </text:list-item>
        <text:list-item>
          <text:p text:style-name="P717">How to handle SEO on client sites?</text:p>
          <text:list>
            <text:list-item>
              <text:p text:style-name="P717">Inspect site and then use Lighthouse to see how google rates your site</text:p>
            </text:list-item>
            <text:list-item>
              <text:p text:style-name="P717">Half is how the site is set up and then the second is putting good content on it</text:p>
            </text:list-item>
          </text:list>
        </text:list-item>
        <text:list-item>
          <text:p text:style-name="P718">For ordering systems just see what other places use and drop that into your site</text:p>
        </text:list-item>
      </text:list>
      <text:h text:style-name="Heading_20_4" text:outline-level="4"><text:span text:style-name="T402">Review - </text:span>HTML</text:h>
      <text:p text:style-name="P237"/>
      <text:h text:style-name="Heading_20_4" text:outline-level="4"><text:span text:style-name="T402">Review - </text:span>CSS</text:h>
      <text:p text:style-name="P238">Font-family</text:p>
      <text:list xml:id="list3359944513" text:style-name="L260">
        <text:list-item>
          <text:p text:style-name="P719">need to change the style in CSS and a link to it in <text:span text:style-name="T403">the HTML element.</text:span></text:p>
        </text:list-item>
        <text:list-item>
          <text:p text:style-name="P720">In CSS you need to code in backup fonts in case the place you link the font from goes down. There are a number of built in fonts to browsers that you can pull from like serif/sans-serif.</text:p>
        </text:list-item>
      </text:list>
      <text:p text:style-name="P239">Don’t learn Sass or something like that unless they use it on the job. Not worth it until it’s needed.</text:p>
      <text:p text:style-name="P239"/>
      <text:p text:style-name="P240">Complete guide to flexbox</text:p>
      <text:p text:style-name="P240">traversy media flexbox</text:p>
      <text:p text:style-name="P240"/>
      <text:p text:style-name="P241">clearfix gives container elements height when its child elements are floated. You do not need to clear elements before or after these clearfixed containing elements. </text:p>
      <text:p text:style-name="P241"><draw:frame draw:style-name="fr1" draw:name="Image1" text:anchor-type="char" svg:x="0.0354in" svg:y="0.1445in" svg:width="3.0909in" svg:height="1.7043in" draw:z-index="0"><draw:image xlink:href="Pictures/1000000100000186000000D7F51AA8C9B8B4A8F3.png" xlink:type="simple" xlink:show="embed" xlink:actuate="onLoad" draw:mime-type="image/png"/></draw:frame></text:p>
      <text:h text:style-name="P319" text:outline-level="4"><text:soft-page-break/><text:span text:style-name="T402">Review - </text:span>JS</text:h>
      <text:p text:style-name="P233">Reserved words</text:p>
      <text:list xml:id="list2624689718" text:style-name="L261">
        <text:list-item>
          <text:p text:style-name="P332">break case catch class const continue debugger default</text:p>
        </text:list-item>
      </text:list>
      <text:p text:style-name="Preformatted_20_Text">delete do else enum export extends false finally for</text:p>
      <text:p text:style-name="Preformatted_20_Text">function if implements import interface in instanceof let</text:p>
      <text:p text:style-name="Preformatted_20_Text">new package private protected public return static super</text:p>
      <text:p text:style-name="P79">switch this throw true try typeof var void while with yield</text:p>
      <text:p text:style-name="P79"/>
      <text:h text:style-name="P297" text:outline-level="2"><text:span text:style-name="T361">Class </text:span><text:span text:style-name="T409">19</text:span><text:span text:style-name="T361">: </text:span><text:span text:style-name="T409">Arrays</text:span></text:h>
      <text:h text:style-name="Heading_20_4" text:outline-level="4">Review – Function &amp;&amp; Loops</text:h>
      <text:p text:style-name="Standard"/>
      <text:h text:style-name="Heading_20_4" text:outline-level="4">Learn – Arrays</text:h>
      <text:p text:style-name="P242">What are arrays?</text:p>
      <text:list xml:id="list253707909" text:style-name="L262">
        <text:list-item>
          <text:p text:style-name="P721">A data structure to store ordered collections with elements numbered starting with zero. Arrays have methods to manage the order of the elements. They can be created by a constructor or literal notation.</text:p>
        </text:list-item>
      </text:list>
      <text:p text:style-name="P243">What is literal <text:span text:style-name="T405">notation </text:span>vs <text:span text:style-name="T405">array </text:span>constructor?</text:p>
      <text:list xml:id="list1061391396" text:style-name="L263">
        <text:list-item>
          <text:p text:style-name="P722">A constructor uses the <text:span text:style-name="T406">new </text:span>Array() <text:span text:style-name="T406">format</text:span> and literal <text:span text:style-name="T406">notation </text:span>uses brackets []</text:p>
        </text:list-item>
        <text:list-item>
          <text:p text:style-name="P723">let newArr =[] <text:span text:style-name="T404">vs </text:span>let newArr = new Array()</text:p>
        </text:list-item>
      </text:list>
      <text:h text:style-name="Heading_20_4" text:outline-level="4">Learn – Array Iteration</text:h>
      <text:p text:style-name="P244">What is a the forEach() method?</text:p>
      <text:list xml:id="list1695736609" text:style-name="L264">
        <text:list-item>
          <text:p text:style-name="P724"><text:span text:style-name="T408">f</text:span><text:span text:style-name="T407">orEach is a special function that runs once for each element in an array.</text:span></text:p>
        </text:list-item>
        <text:list-item>
          <text:p text:style-name="P725">ExampleArray.forEach((x,i) =&gt; console.log(x))</text:p>
        </text:list-item>
      </text:list>
      <text:p text:style-name="P244">What are three ways to iterate over an array?</text:p>
      <text:list xml:id="list2109480641" text:style-name="L265">
        <text:list-item>
          <text:p text:style-name="P726">Using a for loop, using the forEach() method, and using the for-of method.</text:p>
        </text:list-item>
      </text:list>
      <text:p text:style-name="P244">What is the for-of loop?</text:p>
      <text:list xml:id="list3637893557" text:style-name="L266">
        <text:list-item>
          <text:p text:style-name="P727">A special kind of loop that deals with iterabale objects like loops and strings.</text:p>
        </text:list-item>
        <text:list-item>
          <text:p text:style-name="P727"><text:span text:style-name="T408">f</text:span>or (const myElement of myArray) {};</text:p>
        </text:list-item>
      </text:list>
      <text:h text:style-name="Heading_20_4" text:outline-level="4">Learn – Array Methods</text:h>
      <text:p text:style-name="P246">A cheat sheet of array methods:</text:p>
      <text:list xml:id="list3317632810" text:style-name="L267">
        <text:list-item>
          <text:p text:style-name="P799">To add/remove elements:</text:p>
          <text:list>
            <text:list-item>
              <text:p text:style-name="P800"><text:span text:style-name="Source_20_Text">push(...items)</text:span> – adds items to the end, </text:p>
            </text:list-item>
            <text:list-item>
              <text:p text:style-name="P800"><text:span text:style-name="Source_20_Text">pop()</text:span> – extracts an item from the end, </text:p>
            </text:list-item>
            <text:list-item>
              <text:p text:style-name="P800"><text:span text:style-name="Source_20_Text">shift()</text:span> – extracts an item from the beginning, </text:p>
            </text:list-item>
            <text:list-item>
              <text:p text:style-name="P800"><text:span text:style-name="Source_20_Text">unshift(...items)</text:span> – adds items to the beginning. </text:p>
            </text:list-item>
            <text:list-item>
              <text:p text:style-name="P800"><text:span text:style-name="Source_20_Text">splice(pos, deleteCount, ...items)</text:span> – at index <text:span text:style-name="Source_20_Text">pos</text:span> deletes <text:span text:style-name="Source_20_Text">deleteCount</text:span> elements and inserts <text:span text:style-name="Source_20_Text">items</text:span>. </text:p>
            </text:list-item>
            <text:list-item>
              <text:p text:style-name="P800"><text:span text:style-name="Source_20_Text">slice(start, end)</text:span> – creates a new array, copies elements from index <text:span text:style-name="Source_20_Text">start</text:span> till <text:span text:style-name="Source_20_Text">end</text:span> (not inclusive) into it. </text:p>
            </text:list-item>
            <text:list-item>
              <text:p text:style-name="P800"><text:soft-page-break/><text:span text:style-name="Source_20_Text">concat(...items)</text:span> – returns a new array: copies all members of the current one and adds <text:span text:style-name="Source_20_Text">items</text:span> to it. If any of <text:span text:style-name="Source_20_Text">items</text:span> is an array, then its elements are taken. </text:p>
            </text:list-item>
          </text:list>
        </text:list-item>
        <text:list-item>
          <text:p text:style-name="P799">To search among elements:</text:p>
          <text:list>
            <text:list-item>
              <text:p text:style-name="P800"><text:span text:style-name="Source_20_Text">indexOf/lastIndexOf(item, pos)</text:span> – look for <text:span text:style-name="Source_20_Text">item</text:span> starting from position <text:span text:style-name="Source_20_Text">pos</text:span>, return the index or <text:span text:style-name="Source_20_Text">-1</text:span> if not found. </text:p>
            </text:list-item>
            <text:list-item>
              <text:p text:style-name="P800"><text:span text:style-name="Source_20_Text">includes(value)</text:span> – returns <text:span text:style-name="Source_20_Text">true</text:span> if the array has <text:span text:style-name="Source_20_Text">value</text:span>, otherwise <text:span text:style-name="Source_20_Text">false</text:span>. </text:p>
            </text:list-item>
            <text:list-item>
              <text:p text:style-name="P800"><text:span text:style-name="Source_20_Text">find/filter(func)</text:span> – filter elements through the function, return first/all values that make it return <text:span text:style-name="Source_20_Text">true</text:span>. </text:p>
            </text:list-item>
            <text:list-item>
              <text:p text:style-name="P800"><text:span text:style-name="Source_20_Text">findIndex</text:span><text:span text:style-name="Source_20_Text"><text:span text:style-name="T413">(value)</text:span></text:span> is like <text:span text:style-name="Source_20_Text">find</text:span>, but returns the index instead of a value. </text:p>
            </text:list-item>
          </text:list>
        </text:list-item>
        <text:list-item>
          <text:p text:style-name="P799">To iterate over elements:</text:p>
          <text:list>
            <text:list-item>
              <text:p text:style-name="P800"><text:span text:style-name="Source_20_Text">forEach(func)</text:span> – calls <text:span text:style-name="Source_20_Text">func</text:span> for every element, does not return anything. </text:p>
            </text:list-item>
          </text:list>
        </text:list-item>
        <text:list-item>
          <text:p text:style-name="P799">To transform the array:</text:p>
          <text:list>
            <text:list-item>
              <text:p text:style-name="P800"><text:span text:style-name="Source_20_Text">map(func)</text:span> – creates a new array from results of calling <text:span text:style-name="Source_20_Text">func</text:span> for every element. </text:p>
            </text:list-item>
            <text:list-item>
              <text:p text:style-name="P800"><text:span text:style-name="Source_20_Text">sort(func)</text:span> – sorts the array in-place, then returns it. </text:p>
            </text:list-item>
            <text:list-item>
              <text:p text:style-name="P800"><text:span text:style-name="Source_20_Text">reverse()</text:span> – reverses the array in-place, then returns it. </text:p>
            </text:list-item>
            <text:list-item>
              <text:p text:style-name="P800"><text:span text:style-name="Source_20_Text">split/join</text:span> – convert a string to array and back. </text:p>
            </text:list-item>
            <text:list-item>
              <text:p text:style-name="P800"><text:span text:style-name="Source_20_Text">reduce/reduceRight(func, initial)</text:span> – calculate a single value over the array by calling <text:span text:style-name="Source_20_Text">func</text:span> for each element and passing an intermediate result between the calls. </text:p>
            </text:list-item>
          </text:list>
        </text:list-item>
        <text:list-item>
          <text:p text:style-name="P799">Additionally:</text:p>
          <text:list>
            <text:list-item>
              <text:p text:style-name="P799"><text:span text:style-name="Source_20_Text">Array.isArray(value)</text:span> checks <text:span text:style-name="Source_20_Text">value</text:span> for being an array, if so returns <text:span text:style-name="Source_20_Text">true</text:span>, otherwise <text:span text:style-name="Source_20_Text">false</text:span>. </text:p>
            </text:list-item>
          </text:list>
        </text:list-item>
      </text:list>
      <text:p text:style-name="P245"/>
      <text:h text:style-name="Heading_20_4" text:outline-level="4">Homework – Objects</text:h>
      <text:list xml:id="list310482415" text:style-name="L268">
        <text:list-item>
          <text:p text:style-name="P801"><text:a xlink:type="simple" xlink:href="https://github.com/thejsway/thejsway/blob/master/manuscript/chapter07.md" office:target-frame-name="_blank" xlink:show="new" text:style-name="Internet_20_link" text:visited-style-name="Visited_20_Internet_20_Link">The JS Way: Arrays</text:a></text:p>
        </text:list-item>
      </text:list>
      <text:list xml:id="list3810815809" text:style-name="L269">
        <text:list-item>
          <text:p text:style-name="P802"><text:a xlink:type="simple" xlink:href="https://github.com/thejsway/thejsway/blob/master/manuscript/chapter06.md" office:target-frame-name="_blank" xlink:show="new" text:style-name="Internet_20_link" text:visited-style-name="Visited_20_Internet_20_Link">The JS Way: Objects</text:a></text:p>
        </text:list-item>
      </text:list>
      <text:list xml:id="list2191900359" text:style-name="L270">
        <text:list-item>
          <text:p text:style-name="P803"><text:a xlink:type="simple" xlink:href="https://javascript.info/array-methods" office:target-frame-name="_blank" xlink:show="new" text:style-name="Internet_20_link" text:visited-style-name="Visited_20_Internet_20_Link">Javascript.info: Array Methods</text:a> and do the tasks</text:p>
        </text:list-item>
      </text:list>
      <text:list xml:id="list2537576443" text:style-name="L271">
        <text:list-item>
          <text:p text:style-name="P804"><text:a xlink:type="simple" xlink:href="https://eloquentjavascript.net/04_data.html" office:target-frame-name="_blank" xlink:show="new" text:style-name="Internet_20_link" text:visited-style-name="Visited_20_Internet_20_Link">Eloquent Javascript: Objects and Arrays</text:a> and do the tasks</text:p>
        </text:list-item>
      </text:list>
      <text:list xml:id="list981079154" text:style-name="L272">
        <text:list-item>
          <text:p text:style-name="P805"><text:a xlink:type="simple" xlink:href="https://www.codewars.com/kata/search/javascript?q=&amp;r%5B%5D=-8&amp;tags=Fundamentals&amp;xids=completed&amp;beta=false&amp;order_by=total_completed%20desc" office:target-frame-name="_blank" xlink:show="new" text:style-name="Internet_20_link" text:visited-style-name="Visited_20_Internet_20_Link">8 kyu Fundamentals on CodeWars</text:a> EVERY DAY. Spend at least 20 minutes trying to solve it before looking at the solution!</text:p>
          <text:list>
            <text:list-item>
              <text:p text:style-name="P806">Join 100Devs clan</text:p>
            </text:list-item>
          </text:list>
        </text:list-item>
      </text:list>
      <text:list xml:id="list1079166049" text:style-name="L273">
        <text:list-item>
          <text:p text:style-name="P807"><text:a xlink:type="simple" xlink:href="https://javascript30.com/" office:target-frame-name="_blank" xlink:show="new" text:style-name="Internet_20_link" text:visited-style-name="Visited_20_Internet_20_Link">Javascript 30: Day 04 Array Cardio</text:a> (super hard, do it on Discord together) and then do it AGAIN</text:p>
        </text:list-item>
      </text:list>
      <text:h text:style-name="P298" text:outline-level="2"><text:span text:style-name="T361">Class </text:span><text:span text:style-name="T409">20</text:span><text:span text:style-name="T361">: </text:span><text:span text:style-name="T409">Practice JavaScript Arrays</text:span></text:h>
      <text:h text:style-name="P320" text:outline-level="4">Let’s Talk - #100Devs</text:h>
      <text:p text:style-name="Standard"/>
      <text:h text:style-name="P326" text:outline-level="4"><text:soft-page-break/>Review – Function &amp;&amp; Loops</text:h>
      <text:p text:style-name="P247"/>
      <text:h text:style-name="Heading_20_4" text:outline-level="4">Review – Arrays</text:h>
      <text:p text:style-name="P248">What are arrays?</text:p>
      <text:list xml:id="list1622752041" text:style-name="L274">
        <text:list-item>
          <text:p text:style-name="P728">A data structure that stores ordered collections. Elements are numbered starting with zero</text:p>
        </text:list-item>
      </text:list>
      <text:p text:style-name="P249">forEach</text:p>
      <text:list xml:id="list1601003596" text:style-name="L275">
        <text:list-item>
          <text:p text:style-name="P729">runs a function over each element of the array</text:p>
        </text:list-item>
        <text:list-item>
          <text:p text:style-name="P729">grabs the element, index and from which array it grabbed it from.</text:p>
        </text:list-item>
        <text:list-item>
          <text:p text:style-name="P731">Example:</text:p>
          <text:list>
            <text:list-item>
              <text:p text:style-name="P730">let bestColors = ['green','blue','yellow','black']</text:p>
            </text:list-item>
            <text:list-item>
              <text:p text:style-name="P729">bestColors.forEach((x,i)=&gt; console.log(x))</text:p>
            </text:list-item>
          </text:list>
        </text:list-item>
      </text:list>
      <text:p text:style-name="P248"/>
      <text:h text:style-name="Heading_20_4" text:outline-level="4">Learn – Objects</text:h>
      <text:p text:style-name="P247"/>
      <text:h text:style-name="Heading_20_4" text:outline-level="4">Learn Basic APIs</text:h>
      <text:p text:style-name="P247"/>
      <text:h text:style-name="Heading_20_4" text:outline-level="4">Homework – Array Work and Read Ahead</text:h>
      <text:p text:style-name="P247"/>
      <text:p text:style-name="P247"/>
      <text:h text:style-name="P299" text:outline-level="2"><text:span text:style-name="T361">Class </text:span><text:span text:style-name="T409">2</text:span><text:span text:style-name="T410">1</text:span><text:span text:style-name="T361">: </text:span><text:span text:style-name="T410">Learn</text:span><text:span text:style-name="T409"> JavaScript </text:span><text:span text:style-name="T410">Objects</text:span></text:h>
      <text:h text:style-name="P321" text:outline-level="4">Let’s Talk - #100Devs</text:h>
      <text:p text:style-name="P250"/>
      <text:h text:style-name="Heading_20_4" text:outline-level="4">Review – Functions &amp;&amp; Loops</text:h>
      <text:p text:style-name="P251">What is a program?</text:p>
      <text:p text:style-name="P251">What is programming?</text:p>
      <text:p text:style-name="P251">JS has syntax?</text:p>
      <text:p text:style-name="P251">Variables are a way to store values in memory for use later on.</text:p>
      <text:p text:style-name="P251">Assignment vs comparison</text:p>
      <text:p text:style-name="P251"><text:span text:style-name="T411">Testing m</text:span>ultiple conditions <text:span text:style-name="T411">(</text:span>&amp;&amp; ||<text:span text:style-name="T411">)</text:span></text:p>
      <text:p text:style-name="P252">What are functions?</text:p>
      <text:list xml:id="list1270786294" text:style-name="L276">
        <text:list-item>
          <text:p text:style-name="P732">Reusable sets of instructions</text:p>
        </text:list-item>
      </text:list>
      <text:p text:style-name="P253">What are loops?</text:p>
      <text:list xml:id="list2197754407" text:style-name="L277">
        <text:list-item>
          <text:p text:style-name="P733">Repeat an action some number of times (for, while and do while)</text:p>
        </text:list-item>
      </text:list>
      <text:p text:style-name="P251"/>
      <text:h text:style-name="Heading_20_4" text:outline-level="4">Review – Arrays</text:h>
      <text:p text:style-name="P254">What are arrays?</text:p>
      <text:list xml:id="list4093735228" text:style-name="L278">
        <text:list-item>
          <text:p text:style-name="P734">An element that can store other elements including, strings, booleans, numbers, arrays and objects</text:p>
        </text:list-item>
      </text:list>
      <text:p text:style-name="P255">Declaring arrays literal vs constructor</text:p>
      <text:p text:style-name="P255">Array index properties</text:p>
      <text:list xml:id="list3346235720" text:style-name="L279">
        <text:list-item>
          <text:p text:style-name="P735"><text:soft-page-break/>starts from 0 and increases</text:p>
        </text:list-item>
      </text:list>
      <text:p text:style-name="P256">Array length</text:p>
      <text:p text:style-name="P256">array iteration</text:p>
      <text:list xml:id="list3238017682" text:style-name="L280">
        <text:list-item>
          <text:p text:style-name="P736">for loops, forEach and for of</text:p>
        </text:list-item>
        <text:list-item>
          <text:p text:style-name="P736">make card for each loop type</text:p>
        </text:list-item>
      </text:list>
      <text:p text:style-name="P256">Array methods</text:p>
      <text:list xml:id="list1700325156" text:style-name="L281">
        <text:list-item>
          <text:p text:style-name="P737">.shift() - removes first array element</text:p>
        </text:list-item>
        <text:list-item>
          <text:p text:style-name="P737">.pop() - removes last array element</text:p>
        </text:list-item>
        <text:list-item>
          <text:p text:style-name="P737">.<text:span text:style-name="T412">unshift() - adds an element to the front of an array</text:span></text:p>
        </text:list-item>
        <text:list-item>
          <text:p text:style-name="P737">.<text:span text:style-name="T412">push() - adds an element to the end of an array</text:span></text:p>
        </text:list-item>
        <text:list-item>
          <text:p text:style-name="P737">.<text:span text:style-name="T412">map() - runs on each element in the array and returns a new array</text:span></text:p>
        </text:list-item>
      </text:list>
      <text:p text:style-name="P257">Anki add filter method to</text:p>
      <text:p text:style-name="P257">Anki add sort method to syntax arr.sort((a, b) =&gt; a - b) </text:p>
      <text:h text:style-name="Heading_20_4" text:outline-level="4">Learn – Objects</text:h>
      <text:p text:style-name="P258">What are objects?</text:p>
      <text:list xml:id="list1117388421" text:style-name="L282">
        <text:list-item>
          <text:p text:style-name="P738">Collections of variables and functions. They represent the attributes an behavior of something used in a program</text:p>
        </text:list-item>
        <text:list-item>
          <text:p text:style-name="P738">properties(attributes) are object variables</text:p>
        </text:list-item>
        <text:list-item>
          <text:p text:style-name="P738">methods(behaviors) are object functions</text:p>
        </text:list-item>
      </text:list>
      <text:p text:style-name="P259">Object.keys(objectA)</text:p>
      <text:list xml:id="list1335198505" text:style-name="L283">
        <text:list-item>
          <text:p text:style-name="P739">will return the property names as an array of strings</text:p>
        </text:list-item>
      </text:list>
      <text:p text:style-name="P259">Object.assign(objectA, {property: value, etc.})</text:p>
      <text:list xml:id="list1519838917" text:style-name="L284">
        <text:list-item>
          <text:p text:style-name="P740">will copy all properties and values from one object into another.</text:p>
        </text:list-item>
      </text:list>
      <text:p text:style-name="P260">You can update an object’s properties that was declared using const</text:p>
      <text:p text:style-name="P259"/>
      <text:h text:style-name="Heading_20_4" text:outline-level="4">Learn – Basic APIs</text:h>
      <text:p text:style-name="P250"/>
      <text:h text:style-name="Heading_20_4" text:outline-level="4">Homework – Objects Reading</text:h>
      <text:p text:style-name="P250"/>
      <text:h text:style-name="P300" text:outline-level="2"/>
      <text:h text:style-name="P300" text:outline-level="2"><text:span text:style-name="T361">Class </text:span><text:span text:style-name="T409">2</text:span><text:span text:style-name="T414">2</text:span><text:span text:style-name="T361">: </text:span><text:span text:style-name="T414">More Fun With</text:span><text:span text:style-name="T409"> </text:span><text:span text:style-name="T410">Objects</text:span></text:h>
      <text:h text:style-name="P322" text:outline-level="4">Let’s Talk - #100Devs</text:h>
      <text:p text:style-name="P278">Look up spread operator use case examples</text:p>
      <text:h text:style-name="Heading_20_4" text:outline-level="4">Review – Functions &amp;&amp; Loops</text:h>
      <text:p text:style-name="P278"/>
      <text:h text:style-name="Heading_20_4" text:outline-level="4">Review – Arrays</text:h>
      <text:p text:style-name="P278"/>
      <text:p text:style-name="P278"/>
      <text:h text:style-name="Heading_20_4" text:outline-level="4"><text:soft-page-break/>Learn – Objects</text:h>
      <text:list xml:id="list48096280" text:style-name="L285">
        <text:list-item>
          <text:p text:style-name="P741">It is best practice to capitalize constructor functions to let others know it is a constructor. </text:p>
          <text:list>
            <text:list-item>
              <text:p text:style-name="P741">Function MakeCar (params …) {};</text:p>
            </text:list-item>
          </text:list>
        </text:list-item>
        <text:list-item>
          <text:p text:style-name="P741">Constructors are useful because they <text:span text:style-name="T418">are functions that </text:span>provide a way to make object templates to mass produce objects with different property values.</text:p>
        </text:list-item>
        <text:list-item>
          <text:p text:style-name="P742">What is an object prototype?</text:p>
          <text:list>
            <text:list-item>
              <text:p text:style-name="P741">Another object that is used as a fallback source of properties</text:p>
            </text:list-item>
          </text:list>
        </text:list-item>
        <text:list-item>
          <text:p text:style-name="P741">What is the global object prototype?</text:p>
        </text:list-item>
        <text:list-item>
          <text:p text:style-name="P741">What is object oriented programming?</text:p>
          <text:list>
            <text:list-item>
              <text:p text:style-name="P741">A <text:span text:style-name="T415">programming paradigm </text:span>that is centered around objects instead of functions</text:p>
            </text:list-item>
          </text:list>
        </text:list-item>
        <text:list-item>
          <text:p text:style-name="P743">What are the 4 concepts of object oriented programming?</text:p>
          <text:list>
            <text:list-item>
              <text:p text:style-name="P743">Encapsulation, abstraction, inheritance, and polymorphism</text:p>
            </text:list-item>
            <text:list-item>
              <text:p text:style-name="P743">What is encapsulation?</text:p>
              <text:list>
                <text:list-item>
                  <text:p text:style-name="P743">Grouping related variables and functions that operate on those variables in objects</text:p>
                </text:list-item>
              </text:list>
            </text:list-item>
            <text:list-item>
              <text:p text:style-name="P743">What is abstraction?</text:p>
              <text:list>
                <text:list-item>
                  <text:p text:style-name="P743">Hiding properties and methods from the outside. The benefits are making the interface simpler and reducing the impact of change</text:p>
                </text:list-item>
              </text:list>
            </text:list-item>
            <text:list-item>
              <text:p text:style-name="P743">What is inheritance?</text:p>
              <text:list>
                <text:list-item>
                  <text:p text:style-name="P743">Mechanism that allows you to eliminate redundant code</text:p>
                </text:list-item>
              </text:list>
            </text:list-item>
            <text:list-item>
              <text:p text:style-name="P743">What is polymorphism?</text:p>
              <text:list>
                <text:list-item>
                  <text:p text:style-name="P743">A technique to get rid of long ifelse / switch case statements.</text:p>
                </text:list-item>
              </text:list>
            </text:list-item>
            <text:list-item>
              <text:p text:style-name="P743">What are the benefits of OOP?</text:p>
              <text:list>
                <text:list-item>
                  <text:p text:style-name="P743">Encapsulation reduces complexity and increase reusibility. Abstraction reduces complexity and isolates the impact of changes. Inheritance eliminates redundant code. Polymorphism refactors ugly switch/case statements.</text:p>
                </text:list-item>
              </text:list>
            </text:list-item>
          </text:list>
        </text:list-item>
        <text:list-item>
          <text:p text:style-name="P744">Why can defining object using literal notation be an issue?</text:p>
          <text:list>
            <text:list-item>
              <text:p text:style-name="P744">It means copying your code over and over, but it can be an issue if the object has 1 or more methods. If there is a bug in one method then it will need to be fixed in all of the methods</text:p>
            </text:list-item>
          </text:list>
        </text:list-item>
        <text:list-item>
          <text:p text:style-name="P745">Every object has a constructor property and it references the function used to create the object (factory vs constructor)</text:p>
        </text:list-item>
        <text:list-item>
          <text:p text:style-name="P746">What are the two types</text:p>
          <text:list>
            <text:list-item>
              <text:p text:style-name="P746">Value types <text:span text:style-name="T416">or primitives</text:span> (number, string, boolean, symbol, undefined, null) and reference types (object, function, array).</text:p>
            </text:list-item>
            <text:list-item>
              <text:p text:style-name="P747">Objects are not stored in variables, rather their address in memory is stored in the variable.</text:p>
            </text:list-item>
          </text:list>
        </text:list-item>
      </text:list>
      <text:h text:style-name="Heading_20_4" text:outline-level="4">Learn – Basic APIs</text:h>
      <text:p text:style-name="P278"/>
      <text:h text:style-name="Heading_20_4" text:outline-level="4">Homework</text:h>
      <text:list xml:id="list2898791403" text:style-name="L286">
        <text:list-item>
          <text:p text:style-name="P748">Watch object-oriented JS</text:p>
          <text:list>
            <text:list-item>
              <text:p text:style-name="P749">Done</text:p>
            </text:list-item>
          </text:list>
        </text:list-item>
        <text:list-item>
          <text:p text:style-name="P748">Watch Github in 20 mins</text:p>
          <text:list>
            <text:list-item>
              <text:p text:style-name="P749">Done</text:p>
            </text:list-item>
          </text:list>
        </text:list-item>
        <text:list-item>
          <text:p text:style-name="P748">Do intro to Github</text:p>
          <text:list>
            <text:list-item>
              <text:p text:style-name="P749">Done</text:p>
            </text:list-item>
          </text:list>
        </text:list-item>
        <text:list-item>
          <text:p text:style-name="P748">Install Git</text:p>
          <text:list>
            <text:list-item>
              <text:p text:style-name="P749">Done</text:p>
            </text:list-item>
          </text:list>
        </text:list-item>
        <text:list-item>
          <text:p text:style-name="P749">Extras</text:p>
          <text:list>
            <text:list-item>
              <text:p text:style-name="P749"><text:soft-page-break/>Build JS Calculator</text:p>
            </text:list-item>
            <text:list-item>
              <text:p text:style-name="P749">Read JS.info Objects</text:p>
            </text:list-item>
            <text:list-item>
              <text:p text:style-name="P749">Read pillars of OOP</text:p>
              <text:list>
                <text:list-item>
                  <text:p text:style-name="P749">Done, but it was poorly written</text:p>
                </text:list-item>
              </text:list>
            </text:list-item>
          </text:list>
        </text:list-item>
      </text:list>
      <text:p text:style-name="P278"/>
      <text:h text:style-name="P301" text:outline-level="2"><text:span text:style-name="T361">Class </text:span><text:span text:style-name="T409">2</text:span><text:span text:style-name="T417">3</text:span><text:span text:style-name="T361">: </text:span><text:span text:style-name="T417">JavaScript APIs For Beginners</text:span></text:h>
      <text:h text:style-name="P323" text:outline-level="4">Let’s Talk - #100Devs</text:h>
      <text:list xml:id="list506421878" text:style-name="L287">
        <text:list-item>
          <text:p text:style-name="P750">Free Software / Open Source</text:p>
          <text:list>
            <text:list-item>
              <text:p text:style-name="P750"><text:a xlink:type="simple" xlink:href="http://www.firsttimersonly.com/" text:style-name="Internet_20_link" text:visited-style-name="Visited_20_Internet_20_Link">www.firsttimersonly.com</text:a> </text:p>
            </text:list-item>
          </text:list>
        </text:list-item>
      </text:list>
      <text:h text:style-name="Heading_20_4" text:outline-level="4">Review – Functions &amp;&amp; Loops</text:h>
      <text:p text:style-name="Standard"/>
      <text:h text:style-name="Heading_20_4" text:outline-level="4">Review – Arrays</text:h>
      <text:p text:style-name="Standard"/>
      <text:h text:style-name="Heading_20_4" text:outline-level="4">Learn – Objects</text:h>
      <text:p text:style-name="P205">js.info</text:p>
      <text:p text:style-name="P204">Objects</text:p>
      <text:p text:style-name="Standard"/>
      <text:p text:style-name="Standard">Summary</text:p>
      <text:p text:style-name="P279">Objects are associative arrays with several special features.</text:p>
      <text:p text:style-name="P179">They store properties (key-value pairs), where:</text:p>
      <text:list xml:id="list3235318222" text:style-name="L288">
        <text:list-item>
          <text:p text:style-name="P808">Property keys must be strings or symbols (usually strings). </text:p>
        </text:list-item>
        <text:list-item>
          <text:p text:style-name="P809">Values can be of any type. </text:p>
        </text:list-item>
      </text:list>
      <text:p text:style-name="P179">To access a property, we can use:</text:p>
      <text:list xml:id="list255832870" text:style-name="L289">
        <text:list-item>
          <text:p text:style-name="P810">The dot notation: <text:span text:style-name="Source_20_Text">obj.property</text:span>. </text:p>
        </text:list-item>
        <text:list-item>
          <text:p text:style-name="P811">Square brackets notation <text:span text:style-name="Source_20_Text">obj["property"]</text:span>. Square brackets allow taking the key from a variable, like <text:span text:style-name="Source_20_Text">obj[varWithKey]</text:span>. </text:p>
        </text:list-item>
      </text:list>
      <text:p text:style-name="P179">Additional operators:</text:p>
      <text:list xml:id="list3686009489" text:style-name="L290">
        <text:list-item>
          <text:p text:style-name="P812">To delete a property: <text:span text:style-name="Source_20_Text">delete obj.prop</text:span>. </text:p>
        </text:list-item>
        <text:list-item>
          <text:p text:style-name="P812">To check if a property with the given key exists: <text:span text:style-name="Source_20_Text">"key" in obj</text:span>. </text:p>
        </text:list-item>
        <text:list-item>
          <text:p text:style-name="P813">To iterate over an object: <text:span text:style-name="Source_20_Text">for (let key in obj)</text:span> loop. </text:p>
        </text:list-item>
      </text:list>
      <text:p text:style-name="P179">What we’ve studied in this chapter is called a “plain object”, or just <text:span text:style-name="Source_20_Text">Object</text:span>.</text:p>
      <text:p text:style-name="P179">There are many other kinds of objects in JavaScript:</text:p>
      <text:list xml:id="list1349098279" text:style-name="L291">
        <text:list-item>
          <text:p text:style-name="P814"><text:span text:style-name="Source_20_Text">Array</text:span> to store ordered data collections, </text:p>
        </text:list-item>
        <text:list-item>
          <text:p text:style-name="P814"><text:span text:style-name="Source_20_Text">Date</text:span> to store the information about the date and time, </text:p>
        </text:list-item>
        <text:list-item>
          <text:p text:style-name="P814"><text:span text:style-name="Source_20_Text">Error</text:span> to store the information about an error. </text:p>
        </text:list-item>
        <text:list-item>
          <text:p text:style-name="P815"><text:soft-page-break/>…And so on. </text:p>
        </text:list-item>
      </text:list>
      <text:p text:style-name="P179">They have their special features that we’ll study later. Sometimes people say something like “Array type” or “Date type”, but formally they are not types of their own, but belong to a single “object” data type. And they extend it in various ways.</text:p>
      <text:p text:style-name="P179">Objects in JavaScript are very powerful. Here we’ve just scratched the surface of a topic that is really huge. We’ll be closely working with objects and learning more about them in further parts of the tutorial.</text:p>
      <text:p text:style-name="P206">Object references and copying</text:p>
      <text:p text:style-name="P262"/>
      <text:p text:style-name="Standard">Summary</text:p>
      <text:p text:style-name="P279">Objects are assigned and copied by reference. In other words, a variable stores not the “object value”, but a “reference” (address in memory) for the value. So copying such a variable or passing it as a function argument copies that reference, not the object itself.</text:p>
      <text:p text:style-name="P179">All operations via copied references (like adding/removing properties) are performed on the same single object.</text:p>
      <text:p text:style-name="P179">To make a “real copy” (a clone) we can use <text:span text:style-name="Source_20_Text">Object.assign</text:span> for the so-called “shallow copy” (nested objects are copied by reference) or a “deep cloning” function <text:span text:style-name="Source_20_Text">structuredClone</text:span> or use a custom cloning implementation, such as <text:a xlink:type="simple" xlink:href="https://lodash.com/docs#cloneDeep" text:style-name="Internet_20_link" text:visited-style-name="Visited_20_Internet_20_Link">_.cloneDeep(obj)</text:a>.</text:p>
      <text:p text:style-name="P272">Anki Questions <text:span text:style-name="T421">(Added)</text:span></text:p>
      <text:p text:style-name="P263">How do you clone an object made of primitive values?</text:p>
      <text:list xml:id="list2535888423" text:style-name="L292">
        <text:list-item>
          <text:p text:style-name="P751">Use the .assign() method. For example: let clone = Object.assign({}, original);</text:p>
        </text:list-item>
      </text:list>
      <text:p text:style-name="P263">What is deep/structured cloning?</text:p>
      <text:list xml:id="list4184209362" text:style-name="L293">
        <text:list-item>
          <text:p text:style-name="P752">Copying an object that contains objects as properties <text:span text:style-name="T419">is acomplished using the structuredClone() function. For example: </text:span><text:span text:style-name="T420">let clone = structuredClone(original)</text:span></text:p>
        </text:list-item>
      </text:list>
      <text:p text:style-name="P265">What are the three ways to clone an object?</text:p>
      <text:list xml:id="list4289979238" text:style-name="L294">
        <text:list-item>
          <text:p text:style-name="P753">Shallow cloning uses the Object.assign() method to clone objects with primitive variables</text:p>
        </text:list-item>
        <text:list-item>
          <text:p text:style-name="P753">Deep cloning uses the structuredClone() function to clone primitive variables and nested objects</text:p>
        </text:list-item>
        <text:list-item>
          <text:p text:style-name="P753">Custom cloning using _.cloneDeep(obj) from the lodash library to clone primitive variables, nested objects, and functions</text:p>
        </text:list-item>
      </text:list>
      <text:p text:style-name="P264"/>
      <text:p text:style-name="P207">Garbage collection</text:p>
      <text:p text:style-name="P268"/>
      <text:p text:style-name="P266">Summary</text:p>
      <text:p text:style-name="P267">The main things to know:</text:p>
      <text:list xml:id="list1341950087" text:style-name="L295">
        <text:list-item>
          <text:p text:style-name="P816">Garbage collection is performed automatically. We cannot force or prevent it. </text:p>
        </text:list-item>
        <text:list-item>
          <text:p text:style-name="P816">Objects are retained in memory while they are reachable. </text:p>
        </text:list-item>
        <text:list-item>
          <text:p text:style-name="P817">Being referenced is not the same as being reachable (from a root): a pack of interlinked objects can become unreachable as a whole, as we’ve seen in the example above. </text:p>
        </text:list-item>
      </text:list>
      <text:p text:style-name="P179">Modern engines implement advanced algorithms of garbage collection.</text:p>
      <text:p text:style-name="P179"><text:soft-page-break/>A general book “The Garbage Collection Handbook: The Art of Automatic Memory Management” (R. Jones et al) covers some of them.</text:p>
      <text:p text:style-name="P179">If you are familiar with low-level programming, more detailed information about V8’s garbage collector is in the article <text:a xlink:type="simple" xlink:href="https://jayconrod.com/posts/55/a-tour-of-v8-garbage-collection" text:style-name="Internet_20_link" text:visited-style-name="Visited_20_Internet_20_Link">A tour of V8: Garbage Collection</text:a>.</text:p>
      <text:p text:style-name="P179">The <text:a xlink:type="simple" xlink:href="https://v8.dev/" text:style-name="Internet_20_link" text:visited-style-name="Visited_20_Internet_20_Link">V8 blog</text:a> also publishes articles about changes in memory management from time to time. Naturally, to learn more about garbage collection, you’d better prepare by learning about V8 internals in general and read the blog of <text:a xlink:type="simple" xlink:href="https://mrale.ph/" text:style-name="Internet_20_link" text:visited-style-name="Visited_20_Internet_20_Link">Vyacheslav Egorov</text:a> who worked as one of the V8 engineers. I’m saying: “V8”, because it is best covered by articles on the internet. For other engines, many approaches are similar, but garbage collection differs in many aspects.</text:p>
      <text:p text:style-name="P179">In-depth knowledge of engines is good when you need low-level optimizations. It would be wise to plan that as the next step after you’re familiar with the language.</text:p>
      <text:p text:style-name="P208">Object methods, “this”</text:p>
      <text:p text:style-name="P269"/>
      <text:p text:style-name="P269">Summary</text:p>
      <text:p text:style-name="Standard">Functions that are stored in object properties are called “methods”. </text:p>
      <text:list xml:id="list685282561" text:style-name="L296">
        <text:list-item>
          <text:p text:style-name="P754">Methods allow objects to “act” like <text:span text:style-name="Source_20_Text">object.doSomething()</text:span>. </text:p>
        </text:list-item>
        <text:list-item>
          <text:p text:style-name="P754">Methods can reference the object as <text:span text:style-name="Source_20_Text">this</text:span>. </text:p>
        </text:list-item>
      </text:list>
      <text:p text:style-name="Standard">The value of <text:span text:style-name="Source_20_Text">this</text:span> is defined at run-time.</text:p>
      <text:list xml:id="list1430294022" text:style-name="L297">
        <text:list-item>
          <text:p text:style-name="P755">When a function is declared, it may use <text:span text:style-name="Source_20_Text">this</text:span>, but that <text:span text:style-name="Source_20_Text">this</text:span> has no value until the function is called. </text:p>
        </text:list-item>
        <text:list-item>
          <text:p text:style-name="P755">A function can be copied between objects. </text:p>
        </text:list-item>
        <text:list-item>
          <text:p text:style-name="P755">When a function is called in the “method” syntax: <text:span text:style-name="Source_20_Text">object.method()</text:span>, the value of <text:span text:style-name="Source_20_Text">this</text:span> during the call is <text:span text:style-name="Source_20_Text">object</text:span>. </text:p>
        </text:list-item>
      </text:list>
      <text:p text:style-name="Standard">Please note that arrow functions are special: they have no <text:span text:style-name="Source_20_Text">this</text:span>. When <text:span text:style-name="Source_20_Text">this</text:span> is accessed inside an arrow function, it is taken from outside.</text:p>
      <text:p text:style-name="Standard"/>
      <text:p text:style-name="P209">Constructor, operator “new”</text:p>
      <text:p text:style-name="Standard"/>
      <text:p text:style-name="Standard">Summary</text:p>
      <text:list xml:id="list2809886204" text:style-name="L298">
        <text:list-item>
          <text:list>
            <text:list-item>
              <text:p text:style-name="P756">Constructor functions or, briefly, constructors, are regular functions, but there’s a common agreement to name them with capital letter first. </text:p>
            </text:list-item>
            <text:list-item>
              <text:p text:style-name="P756">Constructor functions should only be called using <text:span text:style-name="Source_20_Text">new</text:span>. Such a call implies a creation of empty <text:span text:style-name="Source_20_Text">this</text:span> at the start and returning the populated one at the end. </text:p>
            </text:list-item>
          </text:list>
        </text:list-item>
      </text:list>
      <text:p text:style-name="P178">We can use constructor functions to make multiple similar objects.</text:p>
      <text:p text:style-name="P178">JavaScript provides constructor functions for many built-in language objects: like <text:span text:style-name="Source_20_Text">Date</text:span> for dates, <text:span text:style-name="Source_20_Text">Set</text:span> for sets and others that we plan to study.</text:p>
      <text:p text:style-name="P178"/>
      <text:p text:style-name="P210"/>
      <text:p text:style-name="P210"/>
      <text:p text:style-name="P210"/>
      <text:p text:style-name="P210"/>
      <text:p text:style-name="P210"/>
      <text:p text:style-name="P210"/>
      <text:p text:style-name="P210"/>
      <text:p text:style-name="P210"><text:soft-page-break/><text:span text:style-name="T423">Optional chaining</text:span> “?.”</text:p>
      <text:p text:style-name="P274"/>
      <text:p text:style-name="P275">Summary</text:p>
      <text:p text:style-name="Standard">The optional chaining <text:span text:style-name="Source_20_Text">?.</text:span> syntax has three forms:</text:p>
      <text:list xml:id="list3153059519" text:style-name="L299">
        <text:list-item>
          <text:p text:style-name="P757"><text:span text:style-name="Source_20_Text">obj?.prop</text:span> – returns <text:span text:style-name="Source_20_Text">obj.prop</text:span> if <text:span text:style-name="Source_20_Text">obj</text:span> exists, otherwise <text:span text:style-name="Source_20_Text">undefined</text:span>. </text:p>
        </text:list-item>
        <text:list-item>
          <text:p text:style-name="P757"><text:span text:style-name="Source_20_Text">obj?.[prop]</text:span> – returns <text:span text:style-name="Source_20_Text">obj[prop]</text:span> if <text:span text:style-name="Source_20_Text">obj</text:span> exists, otherwise <text:span text:style-name="Source_20_Text">undefined</text:span>. </text:p>
        </text:list-item>
        <text:list-item>
          <text:p text:style-name="P757"><text:span text:style-name="Source_20_Text">obj.method?.()</text:span> – calls <text:span text:style-name="Source_20_Text">obj.method()</text:span> if <text:span text:style-name="Source_20_Text">obj.method</text:span> exists, otherwise returns <text:span text:style-name="Source_20_Text">undefined</text:span>. </text:p>
        </text:list-item>
      </text:list>
      <text:p text:style-name="Standard">As we can see, all of them are straightforward and simple to use. The <text:span text:style-name="Source_20_Text">?.</text:span> checks the left part for <text:span text:style-name="Source_20_Text">null/undefined</text:span> and allows the evaluation to proceed if it’s not so.</text:p>
      <text:p text:style-name="Standard">A chain of <text:span text:style-name="Source_20_Text">?.</text:span> allows to safely access nested properties.</text:p>
      <text:p text:style-name="Standard">Still, we should apply <text:span text:style-name="Source_20_Text">?.</text:span> carefully, only where it’s acceptable, according to our code logic, that the left part doesn’t exist. So that it won’t hide programming errors from us, if they occur.</text:p>
      <text:p text:style-name="Standard"/>
      <text:p text:style-name="P212">Symbol type</text:p>
      <text:p text:style-name="P276"/>
      <text:p text:style-name="P270">Summary</text:p>
      <text:p text:style-name="P178"><text:span text:style-name="Source_20_Text"><text:span text:style-name="T343">Symbol</text:span></text:span><text:span text:style-name="T343"> is a primitive type for unique identifiers.</text:span></text:p>
      <text:p text:style-name="P178">Symbols are created with <text:span text:style-name="Source_20_Text">Symbol()</text:span> call with an optional description (name).</text:p>
      <text:p text:style-name="P178">Symbols are always different values, even if they have the same name. If we want same-named symbols to be equal, then we should use the global registry: <text:span text:style-name="Source_20_Text">Symbol.for(key)</text:span> returns (creates if needed) a global symbol with <text:span text:style-name="Source_20_Text">key</text:span> as the name. Multiple calls of <text:span text:style-name="Source_20_Text">Symbol.for</text:span> with the same <text:span text:style-name="Source_20_Text">key</text:span> return exactly the same symbol.</text:p>
      <text:p text:style-name="P178">Symbols have two main use cases:</text:p>
      <text:list xml:id="list1436696835" text:style-name="L300">
        <text:list-item>
          <text:p text:style-name="P758">“Hidden” object properties.</text:p>
          <text:p text:style-name="P758">If we want to add a property into an object that “belongs” to another script or a library, we can create a symbol and use it as a property key. A symbolic property does not appear in <text:span text:style-name="Source_20_Text">for..in</text:span>, so it won’t be accidentally processed together with other properties. Also it won’t be accessed directly, because another script does not have our symbol. So the property will be protected from accidental use or overwrite.</text:p>
          <text:p text:style-name="P758">So we can “covertly” hide something into objects that we need, but others should not see, using symbolic properties.</text:p>
        </text:list-item>
        <text:list-item>
          <text:p text:style-name="P758">There are many system symbols used by JavaScript which are accessible as <text:span text:style-name="Source_20_Text">Symbol.*</text:span>. We can use them to alter some built-in behaviors. For instance, later in the tutorial we’ll use <text:span text:style-name="Source_20_Text">Symbol.iterator</text:span> for <text:a xlink:type="simple" xlink:href="https://javascript.info/iterable" text:style-name="Internet_20_link" text:visited-style-name="Visited_20_Internet_20_Link">iterables</text:a>, <text:span text:style-name="Source_20_Text">Symbol.toPrimitive</text:span> to setup <text:a xlink:type="simple" xlink:href="https://javascript.info/object-toprimitive" text:style-name="Internet_20_link" text:visited-style-name="Visited_20_Internet_20_Link">object-to-primitive conversion</text:a> and so on.</text:p>
        </text:list-item>
      </text:list>
      <text:p text:style-name="P178">Technically, symbols are not 100% hidden. There is a built-in method <text:a xlink:type="simple" xlink:href="https://developer.mozilla.org/en-US/docs/Web/JavaScript/Reference/Global_Objects/Object/getOwnPropertySymbols" text:style-name="Internet_20_link" text:visited-style-name="Visited_20_Internet_20_Link">Object.getOwnPropertySymbols(obj)</text:a> that allows us to get all symbols. Also there is a method named <text:a xlink:type="simple" xlink:href="https://developer.mozilla.org/en-US/docs/Web/JavaScript/Reference/Global_Objects/Reflect/ownKeys" text:style-name="Internet_20_link" text:visited-style-name="Visited_20_Internet_20_Link">Reflect.ownKeys(obj)</text:a> that returns <text:span text:style-name="Emphasis">all</text:span> keys of an object including symbolic ones. But most libraries, built-in functions and syntax constructs don’t use these methods.</text:p>
      <text:p text:style-name="P270"/>
      <text:p text:style-name="P270"/>
      <text:p text:style-name="P270"/>
      <text:p text:style-name="P270"/>
      <text:p text:style-name="P270"/>
      <text:p text:style-name="P270"/>
      <text:p text:style-name="P270"/>
      <text:p text:style-name="P211"><text:soft-page-break/>Object to primitive conversion</text:p>
      <text:p text:style-name="P277"/>
      <text:p text:style-name="P271">Summary</text:p>
      <text:p text:style-name="P178">The object-to-primitive conversion is called automatically by many built-in functions and operators that expect a primitive as a value.</text:p>
      <text:p text:style-name="P178">There are 3 types (hints) of it:</text:p>
      <text:list xml:id="list2116182476" text:style-name="L301">
        <text:list-item>
          <text:p text:style-name="P759"><text:span text:style-name="Source_20_Text">"string"</text:span> (for <text:span text:style-name="Source_20_Text">alert</text:span> and other operations that need a string) </text:p>
        </text:list-item>
        <text:list-item>
          <text:p text:style-name="P759"><text:span text:style-name="Source_20_Text">"number"</text:span> (for maths) </text:p>
        </text:list-item>
        <text:list-item>
          <text:p text:style-name="P759"><text:span text:style-name="Source_20_Text">"default"</text:span> (few operators, usually objects implement it the same way as <text:span text:style-name="Source_20_Text">"number"</text:span>) </text:p>
        </text:list-item>
      </text:list>
      <text:p text:style-name="P178">The specification describes explicitly which operator uses which hint.</text:p>
      <text:p text:style-name="P178">The conversion algorithm is:</text:p>
      <text:list xml:id="list2926594376" text:style-name="L302">
        <text:list-item>
          <text:p text:style-name="P760">Call <text:span text:style-name="Source_20_Text">obj[Symbol.toPrimitive](hint)</text:span> if the method exists, </text:p>
        </text:list-item>
        <text:list-item>
          <text:p text:style-name="P760">Otherwise if hint is <text:span text:style-name="Source_20_Text">"string"</text:span> </text:p>
          <text:list>
            <text:list-item>
              <text:p text:style-name="P760">try calling <text:span text:style-name="Source_20_Text">obj.toString()</text:span> or <text:span text:style-name="Source_20_Text">obj.valueOf()</text:span>, whatever exists. </text:p>
            </text:list-item>
          </text:list>
        </text:list-item>
        <text:list-item>
          <text:p text:style-name="P760">Otherwise if hint is <text:span text:style-name="Source_20_Text">"number"</text:span> or <text:span text:style-name="Source_20_Text">"default"</text:span> </text:p>
          <text:list>
            <text:list-item>
              <text:p text:style-name="P760">try calling <text:span text:style-name="Source_20_Text">obj.valueOf()</text:span> or <text:span text:style-name="Source_20_Text">obj.toString()</text:span>, whatever exists. </text:p>
            </text:list-item>
          </text:list>
        </text:list-item>
      </text:list>
      <text:p text:style-name="P178">All these methods must return a primitive to work (if defined).</text:p>
      <text:p text:style-name="P178">In practice, it’s often enough to implement only <text:span text:style-name="Source_20_Text">obj.toString()</text:span> as a “catch-all” method for string conversions that should return a “human-readable” representation of an object, for logging or debugging purposes.</text:p>
      <text:p text:style-name="Standard"/>
      <text:h text:style-name="Heading_20_4" text:outline-level="4">Learn – Basic APIs</text:h>
      <text:p text:style-name="P261">What are APIs?</text:p>
      <text:list xml:id="list2094259965" text:style-name="L303">
        <text:list-item>
          <text:p text:style-name="P761">A simple interface for some complex action</text:p>
        </text:list-item>
        <text:list-item>
          <text:p text:style-name="P761">Lets one thing communicate with another thing without having to know how things are implemented.</text:p>
        </text:list-item>
        <text:list-item>
          <text:p text:style-name="P762">Think about menus. A menu is a simple way to make a request for some food that gets sent to the kitchen where it is all put together before being served complete to you.</text:p>
        </text:list-item>
      </text:list>
      <text:h text:style-name="Heading_20_4" text:outline-level="4">Homework – Object City Yall</text:h>
      <text:p text:style-name="Standard"/>
      <text:p text:style-name="Standard"/>
      <text:h text:style-name="P302" text:outline-level="2"><text:span text:style-name="T361">Class </text:span><text:span text:style-name="T409">2</text:span><text:span text:style-name="T422">4</text:span><text:span text:style-name="T361">: </text:span><text:span text:style-name="T422">Git And Github</text:span><text:span text:style-name="T417"> For Beginners</text:span></text:h>
      <text:h text:style-name="P324" text:outline-level="4">Let’s Talk - #100Devs</text:h>
      <text:p text:style-name="P273"/>
      <text:h text:style-name="Heading_20_4" text:outline-level="4">Review – How to learn?</text:h>
      <text:p text:style-name="P273"/>
      <text:h text:style-name="Heading_20_4" text:outline-level="4">Learn – What is this terminal thing?</text:h>
      <text:p text:style-name="P273"/>
      <text:h text:style-name="Heading_20_4" text:outline-level="4">Learn – What is GIT?</text:h>
      <text:p text:style-name="P273"/>
      <text:h text:style-name="Heading_20_4" text:outline-level="4"><text:soft-page-break/>Learn – GIT Basic Commands</text:h>
      <text:p text:style-name="P273"/>
      <text:h text:style-name="Heading_20_4" text:outline-level="4">Learn – What is GitHub</text:h>
      <text:p text:style-name="P273"/>
      <text:h text:style-name="Heading_20_4" text:outline-level="4">Homework – Intro to Git and GitHub</text:h>
      <text:p text:style-name="Text_20_body"/>
      <text:p text:style-name="Text_20_body"/>
      <text:h text:style-name="P303" text:outline-level="2"><text:span text:style-name="T361">Class </text:span><text:span text:style-name="T409">2</text:span><text:span text:style-name="T424">5</text:span><text:span text:style-name="T361">: </text:span><text:span text:style-name="T424">Fix Your Resume So You Get Tech Interviews</text:span></text:h>
      <text:h text:style-name="Heading_20_4" text:outline-level="4">Resume Tips</text:h>
      <text:p text:style-name="P280">On average a recruiter takes 6 seconds to review a resume. </text:p>
      <text:list xml:id="list2678709868" text:style-name="L304">
        <text:list-item>
          <text:p text:style-name="P763">Hit SEO keywords so put a “deep interest in AI” in your Summary</text:p>
        </text:list-item>
        <text:list-item>
          <text:p text:style-name="P764">Example: <text:span text:style-name="T425">P</text:span>roven track record of creating an implementing software solutions for complex biological/data problems.</text:p>
        </text:list-item>
      </text:list>
      <text:p text:style-name="P281">What is a plausible story?</text:p>
      <text:list xml:id="list3340407436" text:style-name="L305">
        <text:list-item>
          <text:p text:style-name="P765">Tired of the freelance grind and am looking for a company that has a product that I can grow in.</text:p>
        </text:list-item>
        <text:list-item>
          <text:p text:style-name="P765">Think about it from the interviewer’s perspective</text:p>
          <text:list>
            <text:list-item>
              <text:p text:style-name="P765">Don’t be humble and talk up your achievements. </text:p>
            </text:list-item>
          </text:list>
        </text:list-item>
      </text:list>
      <text:p text:style-name="P282">Talking about projects</text:p>
      <text:list xml:id="list1673185471" text:style-name="L306">
        <text:list-item>
          <text:p text:style-name="P766">Label your projects as if they are real companies and talk about them like they are real clients.</text:p>
        </text:list-item>
        <text:list-item>
          <text:p text:style-name="P767">Give a descriptive name to your <text:span text:style-name="T426">agency</text:span> apps. Apply branding to it so it seems more legit.</text:p>
        </text:list-item>
        <text:list-item>
          <text:p text:style-name="P768">Add in additional projects: On-demand background color changer for Partnered Twitch streamer</text:p>
        </text:list-item>
      </text:list>
      <text:p text:style-name="P283">Work Experience</text:p>
      <text:list xml:id="list684949675" text:style-name="L307">
        <text:list-item>
          <text:p text:style-name="P769">If using 100Devs as an org, put it as Remote instead of LA</text:p>
        </text:list-item>
        <text:list-item>
          <text:p text:style-name="P770">Most people get away with only having your three most relevant positions</text:p>
        </text:list-item>
        <text:list-item>
          <text:p text:style-name="P770">Fill in gaps with freelancing and point them to the individual you did work for</text:p>
        </text:list-item>
        <text:list-item>
          <text:p text:style-name="P771">If you’ve managed things, include it in your resume so that you can show value added to the recruiter/interviewer. </text:p>
        </text:list-item>
      </text:list>
      <text:p text:style-name="P283">Volunteering</text:p>
      <text:list xml:id="list143816072895622" text:continue-numbering="true" text:style-name="L307">
        <text:list-item>
          <text:p text:style-name="P772">Volunteering in Tech orgs will help you find a common bond with other tech folks looking at your resume.</text:p>
        </text:list-item>
      </text:list>
      <text:p text:style-name="P284">Skills</text:p>
      <text:list xml:id="list3566825858" text:style-name="L308">
        <text:list-item>
          <text:p text:style-name="P773">Office isn’t required since it is understood that you are technically capable</text:p>
        </text:list-item>
        <text:list-item>
          <text:p text:style-name="P774">Add branding</text:p>
        </text:list-item>
      </text:list>
      <text:p text:style-name="P285">Education</text:p>
      <text:list xml:id="list2587036225" text:style-name="L309">
        <text:list-item>
          <text:p text:style-name="P775">Don’t put certs in here unless you have a useful one like AWS. No MOOCs</text:p>
        </text:list-item>
      </text:list>
      <text:p text:style-name="P285"/>
      <text:h text:style-name="P305" text:outline-level="2" text:is-list-header="true"><text:soft-page-break/></text:h>
      <text:h text:style-name="P304" text:outline-level="2"><text:span text:style-name="T361">Class </text:span><text:span text:style-name="T409">2</text:span><text:span text:style-name="T427">6</text:span><text:span text:style-name="T361">: </text:span><text:span text:style-name="T427">Build A Simple App Using APIs</text:span></text:h>
      <text:h text:style-name="P325" text:outline-level="4">Let’s Talk - #100Devs</text:h>
      <text:p text:style-name="P777"/>
      <text:h text:style-name="P327" text:outline-level="4">Review – <text:span text:style-name="T427">Objects</text:span></text:h>
      <text:p text:style-name="P780">If you use a constructor to make 100 objects, then there will be 100 instances of that constructor’s methods stored in memory. That can be very inefficient so a way around that is to push frequently reused methods to the prototype.</text:p>
      <text:p text:style-name="P780"/>
      <text:p text:style-name="P781">ES6+ includes class<text:span text:style-name="T428">es</text:span></text:p>
      <text:p text:style-name="P781"/>
      <text:p text:style-name="P782">Example class format:</text:p>
      <text:p text:style-name="P783">class MakeCar{</text:p>
      <text:p text:style-name="P783"><text:tab/>constructor(carMake, carModel){</text:p>
      <text:p text:style-name="P783"><text:tab/><text:tab/>this.make = carMake</text:p>
      <text:p text:style-name="P783"><text:tab/><text:tab/>this.model = carModel</text:p>
      <text:p text:style-name="P783"><text:tab/>}</text:p>
      <text:p text:style-name="P783"><text:tab/>honk() {</text:p>
      <text:p text:style-name="P783"><text:tab/><text:tab/>alert(“BEEP BEEP”)</text:p>
      <text:p text:style-name="P783"><text:tab/>}</text:p>
      <text:p text:style-name="P783">}</text:p>
      <text:p text:style-name="P781"/>
      <text:h text:style-name="Heading_20_4" text:outline-level="4">Learn – Basic APIs</text:h>
      <text:list xml:id="list1502071422" text:style-name="L311">
        <text:list-item>
          <text:p text:style-name="P785">What is an API?</text:p>
          <text:list>
            <text:list-item>
              <text:p text:style-name="P784">It stands for application programming interface and acts as a simple interface for some complex action.</text:p>
            </text:list-item>
          </text:list>
        </text:list-item>
      </text:list>
      <text:h text:style-name="Heading_20_4" text:outline-level="4">Homework – Build APIs</text:h>
      <text:list xml:id="list3455658161" text:style-name="L310">
        <text:list-item>
          <text:p text:style-name="P779">Make the cocktailDB API work with spaces between names!</text:p>
        </text:list-item>
        <text:list-item>
          <text:p text:style-name="P779">Find three APIs from this list and build three simple apps using those APIs</text:p>
          <text:list>
            <text:list-item>
              <text:p text:style-name="P779"><text:a xlink:type="simple" xlink:href="https://github.com/public-apis/public-apis" text:style-name="Internet_20_link" text:visited-style-name="Visited_20_Internet_20_Link">https://github.com/public-apis/public-apis</text:a> </text:p>
            </text:list-item>
          </text:list>
        </text:list-item>
        <text:list-item>
          <text:p text:style-name="P778">Do Codewars daily</text:p>
          <text:list>
            <text:list-item>
              <text:p text:style-name="P778">Done</text:p>
            </text:list-item>
          </text:list>
        </text:list-item>
        <text:list-item>
          <text:p text:style-name="P778">Do Anki daily</text:p>
          <text:list>
            <text:list-item>
              <text:p text:style-name="P778">Done</text:p>
            </text:list-item>
          </text:list>
        </text:list-item>
        <text:list-item>
          <text:p text:style-name="P778">Extras</text:p>
          <text:list>
            <text:list-item>
              <text:p text:style-name="P778">Make a rotating list of drinks from the cokctailDB</text:p>
            </text:list-item>
            <text:list-item>
              <text:p text:style-name="P778">Make the NASA API handle all the data types including video</text:p>
            </text:list-item>
            <text:list-item>
              <text:p text:style-name="P778">Add an API project to your portfolio websites</text:p>
            </text:list-item>
            <text:list-item>
              <text:p text:style-name="P778">Do a 7kyu kata</text:p>
              <text:list>
                <text:list-item>
                  <text:p text:style-name="P778">Done</text:p>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6T14:23:09.266477870</meta:creation-date>
    <dc:date>2024-06-04T14:38:14.484965955</dc:date>
    <meta:editing-duration>P47DT1H18M38S</meta:editing-duration>
    <meta:editing-cycles>618</meta:editing-cycles>
    <meta:generator>LibreOffice/7.3.7.2$Linux_X86_64 LibreOffice_project/30$Build-2</meta:generator>
    <meta:document-statistic meta:table-count="1" meta:image-count="1" meta:object-count="0" meta:page-count="49" meta:paragraph-count="1607" meta:word-count="16164" meta:character-count="93487" meta:non-whitespace-character-count="79462"/>
  </office:meta>
</office:document-meta>
</file>